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text-indent="0.635cm" style:auto-text-indent="false"/>
    </style:style>
    <style:style style:name="P2" style:family="paragraph" style:parent-style-name="Normal">
      <style:paragraph-properties fo:margin-left="0cm" fo:margin-right="0cm" fo:text-indent="0.635cm" style:auto-text-indent="false" fo:break-before="page"/>
    </style:style>
    <style:style style:name="P3" style:family="paragraph" style:parent-style-name="Normal">
      <style:paragraph-properties fo:break-before="page"/>
    </style:style>
    <style:style style:name="P4" style:family="paragraph" style:parent-style-name="Normal">
      <style:paragraph-properties fo:margin-left="0cm" fo:margin-right="0cm" fo:text-indent="0.635cm" style:auto-text-indent="false" fo:break-before="page">
        <style:tab-stops>
          <style:tab-stop style:position="6.555cm"/>
        </style:tab-stops>
      </style:paragraph-properties>
    </style:style>
    <style:style style:name="P5" style:family="paragraph" style:parent-style-name="Heading_20_1" style:master-page-name="MP0">
      <style:paragraph-properties style:page-number="auto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Heading_20_1"/>
    <style:style style:name="P8" style:family="paragraph" style:parent-style-name="Heading_20_2">
      <style:paragraph-properties fo:break-before="page"/>
    </style:style>
    <style:style style:name="P9" style:family="paragraph" style:parent-style-name="Normal">
      <style:paragraph-properties fo:margin-left="0cm" fo:margin-right="0cm" fo:text-indent="0.635cm" style:auto-text-indent="false"/>
      <style:text-properties officeooo:paragraph-rsid="0004ad0d"/>
    </style:style>
    <style:style style:name="P10" style:family="paragraph" style:parent-style-name="Normal">
      <style:paragraph-properties fo:margin-left="0cm" fo:margin-right="0cm" fo:text-indent="0cm" style:auto-text-indent="false" fo:break-before="page"/>
    </style:style>
    <style:style style:name="P11" style:family="paragraph" style:parent-style-name="Normal">
      <style:paragraph-properties fo:margin-left="0cm" fo:margin-right="0cm" fo:text-indent="0.635cm" style:auto-text-indent="false"/>
      <style:text-properties officeooo:paragraph-rsid="00068d02"/>
    </style:style>
    <style:style style:name="P12" style:family="paragraph" style:parent-style-name="Normal">
      <style:paragraph-properties fo:break-before="page"/>
    </style:style>
    <style:style style:name="P13" style:family="paragraph" style:parent-style-name="Normal">
      <style:paragraph-properties fo:margin-left="0cm" fo:margin-right="0cm" fo:text-indent="0.635cm" style:auto-text-indent="false"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language="en" fo:country="US" style:language-asian="en" style:country-asian="US" style:language-complex="en" style:country-complex="US"/>
    </style:style>
    <style:style style:name="T4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5" style:family="text">
      <style:text-properties fo:language="el" fo:country="GR" style:language-asian="el" style:country-asian="GR" style:language-complex="el" style:country-complex="GR"/>
    </style:style>
    <style:style style:name="T6" style:family="text">
      <style:text-properties fo:language="el" fo:country="GR" fo:font-style="italic" style:language-asian="el" style:country-asian="GR" style:font-style-asian="italic" style:language-complex="el" style:country-complex="GR" style:font-style-complex="italic"/>
    </style:style>
    <style:style style:name="T7" style:family="text">
      <style:text-properties officeooo:rsid="00068d0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<text:bookmark-start text:name="bookmark0"/><text:span text:style-name="Default_20_Paragraph_20_Font">GALENI DE PRAESAGITIONE Ex<text:line-break/>PVLSIBVS LIBER I.</text:span><text:bookmark-end text:name="bookmark0"/></text:h>
      <text:h text:style-name="Heading_20_2" text:outline-level="2">capi I. </text:h>
      <text:p text:style-name="P9">Non esse futurorum tantum praescientiam,<text:line-break/>sed praesentium etiam atque praeteritorum, satis id olim<text:line-break/>demonstravit Hipp<text:span text:style-name="Default_20_Paragraph_20_Font"><text:span text:style-name="T2">o</text:span></text:span>crates. Neque enim dicere, quae vis<text:line-break/>fit praescientiae hoc loco nisi obiter fletui , sed quibus est<text:line-break/>perspectum quid valeat de praesagitione per pulsus quae<text:line-break/>mihi perspecta sunt exponam. Quia vero bipartita est<text:line-break/>eorum disciplina, ut item remediorum, altera ex peculiari-<text:line-break/>bus facultatibus eo<text:span text:style-name="Default_20_Paragraph_20_Font"><text:span text:style-name="T2">r</text:span></text:span>um , altera ex ipso affectu , in utraque</text:p>
      <text:p text:style-name="P3">operaepretium mihi vitum est exe<text:span text:style-name="Default_20_Paragraph_20_Font"><text:span text:style-name="T2">r</text:span></text:span>citari, ut quocunque p<text:span text:style-name="Default_20_Paragraph_20_Font"><text:span text:style-name="T2">r</text:span></text:span>o-<text:line-break/>posito affectu, ejus. in promptu habeamus pulsus. Rurfus-<text:line-break/>que perpetuo qui pulsus, quos p<text:span text:style-name="Default_20_Paragraph_20_Font"><text:span text:style-name="T2">r</text:span></text:span>odidi singulorum , b<text:span text:style-name="Default_20_Paragraph_20_Font"><text:span text:style-name="T2">r</text:span></text:span>eviter<text:line-break/>admoneo quibus sulcant accide<text:span text:style-name="Default_20_Paragraph_20_Font"><text:span text:style-name="T2">r</text:span></text:span>e. Si .quis enim in utris-<text:line-break/>que probe ve<text:span text:style-name="Default_20_Paragraph_20_Font"><text:span text:style-name="T2">r</text:span></text:span>satus sit , ac in unoquoque pulsu accurate di-<text:line-break/>g<text:span text:style-name="Default_20_Paragraph_20_Font"><text:span text:style-name="T2">n</text:span></text:span>oscendo sese exercuerit, lue demum eo<text:span text:style-name="Default_20_Paragraph_20_Font"><text:span text:style-name="T2">r</text:span></text:span>um fit absolutam<text:line-break/>scientiam asseqnutus. Itaque etiam qui recte volet in hisce<text:line-break/>libris versari , liuic revolvendum prius est quod conscripsi-<text:line-break/>mus opus de dignoscendis pulsibus, ac ante illud de pul-<text:line-break/>suum differentiis, ubi quot fint universi et qualis quisque,<text:line-break/>atque quod sortitus nomen, aperuimus. Tertium jam opus<text:line-break/>de pulsuum causis est; quae omnis ad p<text:span text:style-name="Default_20_Paragraph_20_Font"><text:span text:style-name="T2">r</text:span></text:span>aesentem sermonem<text:line-break/>requi<text:span text:style-name="Default_20_Paragraph_20_Font"><text:span text:style-name="T2">r</text:span></text:span>untur. Nam fi primum absit, nihil omnino quid dis<text:line-break/>catur assequere, quum quae nomina quibus rebus assignen-<text:line-break/>tur non teneas prius. Secundum vero si te lateat , omnis<text:line-break/>cum eo hujus-commentationis fructus perit. Etenim ego si<text:line-break/>celerem pulsum, vel magnum, vel vehementem , vel quem</text:p>
      <text:p text:style-name="P3">alium designare tradam certam rem praeteritam, aut praes-<text:line-break/>entem, aut impendentem, nisi eos norit lector in .expe-<text:line-break/>riundo dignoscere, nec de veritate eorum quae dicuntur<text:line-break/>poterit judicium facere, nec ex illis unquam praesagire<text:line-break/>quicquam. Tertia lucubratio , quae causas docet unde va-<text:line-break/>riantur pulsus, tum ad demonstrationem est his quae dicenda<text:line-break/>sunt necessaria tum ad memoriam et reminiscentiam. Id<text:line-break/>quod etiam intelligemus apertius, proposito aliquo pulsu,<text:line-break/>verbi gratia magno. Hic li<text:span text:style-name="Default_20_Paragraph_20_Font"><text:span text:style-name="T2">o</text:span></text:span>m<text:span text:style-name="Default_20_Paragraph_20_Font"><text:span text:style-name="T2">o</text:span></text:span>nymiam primum diftin-<text:line-break/>guemus, quandoquidem bifariam dicitur pulsus magnus,<text:line-break/>deinde in utraque attendemus significatione, quid annuntiare<text:line-break/>praesens, vel praeteritum, vel futurum possit; quae qui-<text:line-break/>dem duae significationes hae sunt. Magnus vocatur pulsus,<text:line-break/>nunc cum m<text:span text:style-name="Default_20_Paragraph_20_Font"><text:span text:style-name="T2">o</text:span></text:span>derat<text:span text:style-name="Default_20_Paragraph_20_Font"><text:span text:style-name="T2">o</text:span></text:span> c<text:span text:style-name="Default_20_Paragraph_20_Font"><text:span text:style-name="T2">o</text:span></text:span>mparatus et naturali , nunc cum quo-<text:line-break/>libet.<text:span text:style-name="Default_20_Paragraph_20_Font"><text:span text:style-name="T2">c</text:span></text:span> Jam quae praesciuntur ex utr<text:span text:style-name="Default_20_Paragraph_20_Font"><text:span text:style-name="T2">o</text:span></text:span>que partim in com-<text:line-break/>muni pertinent ad ambos pulsus, partim utrique sunt pro-<text:line-break/>pria. Ac vero jam <text:span text:style-name="Default_20_Paragraph_20_Font"><text:span text:style-name="T2">o</text:span></text:span>mnia persequamur, exorsi a c<text:span text:style-name="Default_20_Paragraph_20_Font"><text:span text:style-name="T2">o</text:span></text:span>mum-</text:p>
      <text:p text:style-name="P3">nibus. Sane horum in primis est proclivis inventio , si re-<text:line-break/>tinueris quae .in lucubratione De pulsuum causis docuimus;<text:line-break/>ubi haec demonstravimus ; caularum non esse unum genus<text:line-break/>eos alterantium, sed unum esse continuum, ut ajunt, gene-<text:line-break/><text:span text:style-name="Default_20_Paragraph_20_Font"><text:span text:style-name="T2">r</text:span></text:span>ationi ; quod scilicet naturale est ; alte<text:span text:style-name="Default_20_Paragraph_20_Font"><text:span text:style-name="T2">r</text:span></text:span>um contrarium esse,<text:line-break/>ac est causarum praeter - naturam. Postea tertium existit<text:line-break/>aliud, causarum non naturalium. Atque haec referuntur<text:line-break/>ad veram illorum essentiam et naturum ; aliud quartum ad<text:line-break/>apparentem in specie; quod quia proprium in primis est<text:line-break/>commentationi praesagiendi , diligentissime est explicandum.<text:line-break/>Nam ex eo quod talis vel talis quisque appareat pulsus,<text:line-break/>initium nobis datur praesagiendi. se Atqui non apparet per-<text:line-break/>petuo is qui vere est. . nehoc etsi verba jam fecimus in<text:line-break/>libro fecundo De pulsuum causis 1n fine libri et etiam in<text:line-break/>tertio breviter attigimus, ubi ageremus de gracilibus, ta-<text:line-break/>men nunc quoque paulo. inferius declarabimus , si prius de<text:line-break/>causis quae immutant pulsus disseruerimus. Non posse</text:p>
      <text:p text:style-name="P3">pulsum mutari ullum lu primo libro De caulis pulsuum de-<text:line-break/>monstravimus, nili etiam effectrix ejus facultas, vel tunica<text:line-break/>arteriae, vel usus quamobrem fit, in aliqua sint mutatione<text:line-break/>et alteratione. Ita etiam in proposita in magnitudinem pul-<text:line-break/>fuum mutatione quodnam de illis aut quaenam immutata<text:line-break/>sunt, advertemus; facultasne robusti<text:span text:style-name="Default_20_Paragraph_20_Font"><text:span text:style-name="T2">o</text:span></text:span>r fit, (didicimus enim<text:line-break/>eam quantum in ipsa sit pulsum maj<text:span text:style-name="Default_20_Paragraph_20_Font"><text:span text:style-name="T2">o</text:span></text:span>rem <text:span text:style-name="Default_20_Paragraph_20_Font"><text:span text:style-name="T3">redderej.au </text:span></text:span>haec<text:line-break/>eadem manserit, mollis autem evasuris tunica arteriae, si<text:line-break/>quidem hoc quoque accepimus ,rin magnitudinem mollio-<text:line-break/>rem tunicam attolle<text:span text:style-name="Default_20_Paragraph_20_Font"><text:span text:style-name="T2">r</text:span></text:span>e pulsum, an quod increverit usus, ea<text:line-break/>mutatio inciderit - Ergo facultas fi robusta fit, plane fit ve-<text:line-break/>hementi<text:span text:style-name="Default_20_Paragraph_20_Font"><text:span text:style-name="T2">o</text:span></text:span>r; posuimus autem majorem duntaxat factum esse.<text:line-break/>Quod si tunica tantum a<text:span text:style-name="Default_20_Paragraph_20_Font"><text:span text:style-name="T2">r</text:span></text:span>teriae em<text:span text:style-name="Default_20_Paragraph_20_Font"><text:span text:style-name="T2">o</text:span></text:span>llita sit, etenim hoc quo-<text:line-break/>qusi didicimus , sicut et mollior -arteriae tunica pulsum in<text:line-break/>magnitudinem attollit,. necessario molli<text:span text:style-name="Default_20_Paragraph_20_Font"><text:span text:style-name="T2">o</text:span></text:span>r erit. Jam si neu-<text:line-break/>trum appareat, clarum est nec facultatem <text:span text:style-name="Default_20_Paragraph_20_Font"><text:span text:style-name="T2">n</text:span></text:span>ec arteriae tu-<text:line-break/>nicam immutatam esse. Restat igitur nutatum aliquatenus</text:p>
      <text:p text:style-name="P3">nimirum , quod <text:span text:style-name="Default_20_Paragraph_20_Font"><text:span text:style-name="T2">c</text:span></text:span>uique naturae congruat invenias. Quod<text:line-break/>si etiam in sicciore natura aliis quindecim politis ad hanc<text:line-break/>quoque pari modo alia quindecim medicamenta requiras,<text:line-break/>habebis in totum triginta medicamenta, quae triginta natu-<text:line-break/>Vis convenient, quibus uti is demum solus commode poterit<text:line-break/>qui corporum temperamenta diligenter consideraverit. Nun-<text:line-break/>quid igitur, li totum corpus temperamento sit sicciore, ab<text:line-break/>iis quae magis siccent medicamentis juvabitur, si vero<text:line-break/>pars quaepiam ejus caeteris partibus natura sit siccior, quae<text:line-break/>minus siccent requiret? An liquido patet hic quoque,<text:line-break/>quae pars siccius temperametum obtinuit, hanc etiam quae<text:line-break/>magis siccent postulare; quae humidius sit sortita, minus<text:line-break/>siccantia? Atque hoc totum praetermittunt amethodi Thes-<text:line-break/>salii , qui unum omni parti congruere medicamentum pu-<text:line-break/>tant<text:span text:style-name="Default_20_Paragraph_20_Font"><text:span text:style-name="T2">e</text:span></text:span> Empirici autem quantum in hoc ThessaIios istos<text:line-break/>methodicos superant, tantum a veris methodicis logicisque<text:line-break/>superantur. Habent enim prosectu illi quoque ab ipso<text:line-break/>scilicet usu edocti aliud medicamentum ad ea ulcera quae</text:p>
      <text:p text:style-name="P3">accedas primum in corporibus simpliciter sanis; mox lu<text:line-break/>iis ubi adj unctus est aliquis asciturus motus ; postea in<text:line-break/>corporibus quae aegrotant simpliciter; postremo. in iis ubi<text:line-break/>alteratio quaepiam adest externa. lu corporibus enim quae<text:line-break/>sunt sanitate inculpata docebit magnus .pulsus et .tempera-<text:line-break/>mentum hominis et corporis habitudinem; in corpori-<text:line-break/>bus ubi adjunctus est adventitius status illum. praepollere<text:line-break/>motum cui peculiaris magnus pulsus esu De omnibus<text:line-break/>hisce m<text:span text:style-name="Default_20_Paragraph_20_Font"><text:span text:style-name="T2">o</text:span></text:span>tibus in <text:span text:style-name="Default_20_Paragraph_20_Font"><text:span text:style-name="T2">o</text:span></text:span>pere de causis pulsuum diximus.. Neo<text:line-break/>aliter in aegr<text:span text:style-name="Default_20_Paragraph_20_Font"><text:span text:style-name="T2">o</text:span></text:span> tan tibus , si quidem aegr<text:span text:style-name="Default_20_Paragraph_20_Font"><text:span text:style-name="T2">o</text:span></text:span>tant simpliciter, in..:<text:line-break/>dicabit magnus pulsus morbi calidum affectum esse;. sin re-<text:line-break/>eens aliqua adsit alte<text:span text:style-name="Default_20_Paragraph_20_Font"><text:span text:style-name="T2">r</text:span></text:span>atio extrinsecus, illum vincere m<text:span text:style-name="Default_20_Paragraph_20_Font"><text:span text:style-name="T2">o</text:span></text:span>tum<text:line-break/>cui fit familiaris magnus pulsus ; ut exempli gratia insanis,<text:line-break/>qui pulsum magnum obtinent, ad moderatum scilicet rela-<text:line-break/>tum, ad memoriam est revocandum primum hoc quidem, qui<text:line-break/>sit in hoc genere moderatus pulsus et qua in corporis natura.<text:line-break/>ostendimus in fecundo. libro De<text:span text:style-name="Default_20_Paragraph_20_Font"><text:span text:style-name="T2">r</text:span></text:span> pulsibus dignoscendis in</text:p>
      <text:p text:style-name="P3">corporibus optime c<text:span text:style-name="Default_20_Paragraph_20_Font"><text:span text:style-name="T2">o</text:span></text:span>mparatis pullum esse moderatum ; non<text:line-break/>in his tamen perpetuo , verum cum omni qualitate adven-<text:line-break/>titia corpus liberum fit omnique motu, quae fiunt ex aliqua<text:line-break/>exercitatione, aut cibo, potu, balneis, medicamentis, animi<text:line-break/>affectu. Quere <text:span text:style-name="Default_20_Paragraph_20_Font"><text:span text:style-name="T2">r</text:span></text:span>evocandus est ad memoriam m<text:span text:style-name="Default_20_Paragraph_20_Font"><text:span text:style-name="T2">o</text:span></text:span>deratus pul-<text:line-break/>sus et quem nunc invenimus, magnus, ut lu comparatione<text:line-break/>illius considerandus est, ex qua causa in magnitudinem in-<text:line-break/>crevit. Aut enim ex g<text:span text:style-name="Default_20_Paragraph_20_Font"><text:span text:style-name="T2">r</text:span></text:span>acilitate corporis, aut ex calore<text:line-break/>temperamenti, aut ex ascititi<text:span text:style-name="Default_20_Paragraph_20_Font"><text:span text:style-name="T2">a</text:span></text:span> motu. Caeterum motus asci-<text:line-break/>titii mox desinunt, permanent vero amplius ob gracilitatem<text:line-break/>et temperamentum. Hac igitur ipsa re disti<text:span text:style-name="Default_20_Paragraph_20_Font"><text:span text:style-name="T2">n</text:span></text:span>guendus est<text:line-break/>aliique quos dicam inferius; tantum praemonebo nonnihil<text:line-break/>qu<text:span text:style-name="Default_20_Paragraph_20_Font"><text:span text:style-name="T2">o</text:span></text:span>d necessarium ad omnem sequentem doctrinam esu Quod<text:line-break/>praemonere institui hoc esu omnium alterationum quae<text:line-break/>c<text:span text:style-name="Default_20_Paragraph_20_Font"><text:span text:style-name="T2">o</text:span></text:span>rpori accidunt certissimam assequimur in illis corporibus<text:line-break/>c<text:span text:style-name="Default_20_Paragraph_20_Font"><text:span text:style-name="T2">o</text:span></text:span>gnitionem quorum noscimus naturam. Quantum enim<text:line-break/>a natura discesserint ob causas praeter naturam et illas etiam<text:line-break/>quae nun naturales appellantur, nulla poteris exacte inve-</text:p>
      <text:p text:style-name="P10">nire alia ratio<text:span text:style-name="Default_20_Paragraph_20_Font"><text:span text:style-name="T2">n</text:span></text:span>e. Sed enim non cog<text:span text:style-name="Default_20_Paragraph_20_Font"><text:span text:style-name="T2">n</text:span></text:span>oscimus hanc semper ;<text:line-break/>quere nec in exactam ubique cognitionem veniemus ; verum<text:line-break/>.a cognitione absoluta tantum afferimus quantum a natura-<text:line-break/>lis status cognitione. At statuimus primum explorationem<text:line-break/>in hac disputatione fieri hominis naturae, hocque habeat<text:line-break/>eximium unum, ut major sit pulsus moderato citra ullam<text:line-break/>alle<text:span text:style-name="Default_20_Paragraph_20_Font"><text:span text:style-name="T2">v</text:span></text:span>ationem ascititium. Hunc hominem necesse est homine<text:line-break/>optime natura comparato esse vel calidiorem vel gracilis-<text:line-break/>rem , fi quam habemus priorum duarum lucubrationum me-<text:line-break/>moriam De dignoscendis pulsibus et De pulsuum causis. At-<text:line-break/>que hujus quoque duxi admonendum esse in ejuscemodi<text:line-break/>omnibus orationibus, licet coniunctione disjunctiva utamur<text:line-break/><text:span text:style-name="Default_20_Paragraph_20_Font"><text:span text:style-name="T2">vel, </text:span></text:span>omnes tamen posse partes in unum convenire ; five<text:line-break/>duae, ut nunc, calor. et gracilitas, sive plures videantur<text:line-break/>quae mutationem efficiunt, Ac pulsus quidem qui abfo-<text:line-break/>lute dicitur mag<text:span text:style-name="Default_20_Paragraph_20_Font"><text:span text:style-name="T2">n</text:span></text:span>us, quem ad eum qui absolute est mode-<text:line-break/>ratus ostendimus conferri, aut temperamentum, aut praes-</text:p>
      <text:p text:style-name="P3">entem declarabit corporis statum. Qui vero magnus elici-<text:line-break/>tur comparatus cum naturali uniuscujusque pulsu, etiam hic<text:line-break/>annunciabit aut calorem aliquem accessisse illius corporis<text:line-break/>statui naturali, aut gracilitatem. At vero mutationes pul-<text:line-break/>fuum ex causa externa in hunc modum sunt discernendae.<text:line-break/>Quae ex balneis, cursibus, frictionibus caeterisque moti-<text:line-break/>bus fit, non est diuturna, sed mox ad pristinum statum re-<text:line-break/>vertitur. Itaque tangendo pulsu iterumque ta<text:span text:style-name="Default_20_Paragraph_20_Font"><text:span text:style-name="T2">n</text:span></text:span>gendo<text:line-break/>paulo post poteris in manifestam mutationis cognitio<text:span text:style-name="Default_20_Paragraph_20_Font"><text:span text:style-name="T2">n</text:span></text:span>em^ ve-<text:line-break/>nire , . alte<text:span text:style-name="Default_20_Paragraph_20_Font"><text:span text:style-name="T2">r</text:span></text:span>a enim tactio, ut brevissimum interponatur fpa-<text:line-break/>tium, a prio<text:span text:style-name="Default_20_Paragraph_20_Font"><text:span text:style-name="T2">r</text:span></text:span>e ridetur diversa esse. At magnitudo pul-<text:line-break/>suum ex vino et cibo prosecta diutu<text:span text:style-name="Default_20_Paragraph_20_Font"><text:span text:style-name="T2">r</text:span></text:span>na esu Haec ex ve-<text:line-break/>trementia exploratur,: quae illi est conjuncta; neque enim<text:line-break/>his vehemens minus atque magnus est pulsus. Nunc au-<text:line-break/>temnis positus est qui duntaxat sit major.; itaque non est ah<text:line-break/>his immutatus. Jam esiam magnitudo quam ira concitat<text:line-break/>adjunctam habet vehementiam; quae alioqui prudentem non</text:p>
      <text:p text:style-name="P3">lateat, si oculos respiciat universum que vultum- quod si<text:line-break/>quis reprimere iram et tegere velit, fit inaequalis pulsus -<text:line-break/>magisque inaequalis his qui anguntur et verentur. Porro.<text:line-break/>magnitudinis incrementum; quod- fit, quum semicocti in<text:line-break/>corpore humores concoquuntur aluntque naturam, perinde<text:line-break/>ut sus qui cibum sumpserunt una secum anget vehemen-<text:line-break/>tiam. Haud aliter, si quis in sole aut ad ignem calefactus <text:span text:style-name="Default_20_Paragraph_20_Font"><text:span text:style-name="T2">c<text:line-break/></text:span></text:span>sit, non solum non durat diu -alteratio; verumletiam cutis<text:line-break/>iis est squalida nec humida ut erit a balneis. Atque hi<text:line-break/>quidem quod ad mollitiem et humiditatem cutis attinet con-<text:line-break/>tra fe habent ac loti. Medium inter utrosque locum sunt<text:line-break/>sortiti in cutis mutatione humiditatis ac siccitatis fricti at-<text:line-break/>que exercitati. Jam vero etiam calor hic copiosior sinum- .<text:line-break/>dum pectus est exeret latis et iratis, -fotis parcior, adeoque<text:line-break/>ad extremas usque partes aequabiliter cum humiditate .et<text:line-break/>mollitie exten<text:span text:style-name="Default_20_Paragraph_20_Font"><text:span text:style-name="T2">t</text:span></text:span>us. Sic etiam ss intinctus homo interea sitit<text:line-break/>medicamento calido , inter tangendum- mordacem calorem</text:p>
      <text:p text:style-name="P3">senties ;. quanquam fortassis nec illim cuti ex medicamento<text:line-break/>pinguedo te. fallat.; Hi sunt artificiales modi causarum di-<text:line-break/>gnoscendarum quae in magnitudinem pulsum fanis et<text:line-break/>aegrotis convertunt. Externi sunt partim per investiga-<text:line-break/>tionem, quum scilicet apud inimicos, autiusidiatores, aut ma-<text:line-break/>lignos tentatores quaestionem habeatis , partim ex eo quod<text:line-break/>non discesserit ab aegroto medicus ; quos quidem optimos<text:line-break/>confirmamus .esse dignoscendi modos; nam qui fiunt quum<text:line-break/>non semper aegrotis medicus praesto fuerit, neque verum<text:line-break/>illi . declarare voluerint, hi fiunt difficillimi et medicum re-<text:line-break/>quirtmt egregie prudentem. Etenim mihi usu venit, quum<text:line-break/>reliqua distinxissent.vestigiis illis quae commemoravi -ante,<text:line-break/>ut restaret quaerendum, an aegrotus medicamentum calefa-<text:line-break/>ciens absentibus nobis sumpsisset, an ratione accessionis ma-<text:line-break/>gnitudinem pulsus nactus esset. His vero temporibus undi-<text:line-break/>que exploranda est et observanda veritas. Primus in illo<text:line-break/>genere sc<text:span text:style-name="Default_20_Paragraph_20_Font"><text:span text:style-name="T2">a</text:span></text:span>pus est tempus accessionis, deinde. aegroti con-</text:p>
      <text:p text:style-name="P3">suetudo et mores. Nam si ali<text:span text:style-name="Default_20_Paragraph_20_Font"><text:span text:style-name="T2">o</text:span></text:span> tempore et non accessi<text:span text:style-name="Default_20_Paragraph_20_Font"><text:span text:style-name="T2">o</text:span></text:span>nis<text:line-break/>major fit pulsus, a medicamento calefaciente probabilius est<text:line-break/>quam ratione accessionis incidisse alle<text:span text:style-name="Default_20_Paragraph_20_Font"><text:span text:style-name="T2">v</text:span></text:span>ationem ; sin acces-<text:line-break/>sionis tempore, verisimilius est propter accessionem. Ex-<text:line-break/>ploraveris autem exacte, fi paulo post iterum tetigeris ; nam<text:line-break/>si calor a medicamento processit, a quo auctus fit pulsus, diu-<text:line-break/>tmnitate magis semper ac magis remittetur; qui vero ah.<text:line-break/>accessione, accrescet. Verum hic modus dignoscendi perti-<text:line-break/>net ad artem. Huc notitia quam consuetudo praebet et<text:line-break/>mores aegrotorum pro cumulo accedit. Quidam enim<text:line-break/>sunt insueti et abhorrent a medicamentorum potione , alli<text:line-break/>sunt adeo assueti ut vivere sine medicamentis non susti-<text:line-break/>neant; itaque praesagitio sumptum esse medicamentum cale-.<text:line-break/>faciens in his qui -ab illis abh<text:span text:style-name="Default_20_Paragraph_20_Font"><text:span text:style-name="T2">o</text:span></text:span>rreant difficilis est, infis<text:line-break/>vero qui sunt assueti facilis. - At ver<text:span text:style-name="Default_20_Paragraph_20_Font"><text:span text:style-name="T2">o</text:span></text:span> m<text:span text:style-name="Default_20_Paragraph_20_Font"><text:span text:style-name="T2">o</text:span></text:span>res etiam aegro-.<text:line-break/>tantis ad talem praesagi lienem non mediocriter . intersunt..<text:line-break/>Quidam enim natura insidiantur et familiaribus imponunt</text:p>
      <text:p text:style-name="P3">atque laborant ut coarguunt nihil quemquam firmi scire;<text:line-break/>quidam simplices sunt modestique atque omnia sariunt<text:line-break/>aperte, nec quicquam dissimulant vel tegunt. Iulus <text:span text:style-name="Default_20_Paragraph_20_Font"><text:span text:style-name="T2">n</text:span></text:span><text:span text:style-name="Default_20_Paragraph_20_Font"><text:span text:style-name="T4">ihil<text:line-break/></text:span></text:span>factum clam suspicandum est; apud insidiantes omnia ha-<text:line-break/>benda sunt suspecta ac circumspicienda sunt et distinguenda<text:line-break/>tum quae propria artis ratione pertineant ad dignoscendum .<text:line-break/>tum quae extrinsecus adveniunt. Quod mihi fuit quondam<text:line-break/>necessarium facere in homine divite, qui gaudebat medica-<text:line-break/>mentis, eaque assidue Tumebat; qui eo erat ingenio ut li-<text:line-break/>beuter argueret familiares nullius certae fidentiae. Hujus<text:line-break/>quum offendissem in magnitudinem pulsum increvisse, ah<text:line-break/>aliisque omnibus quas commemoravimus causis diluit-<text:line-break/>xissem, ac una misti maneret distinctio, utrum a calefaciente<text:line-break/>medicamento , an accessionis ratione febrilis id accidisset<text:line-break/>(circa tempus enim erat febrilis accessionis] ego jussi ut sin-<text:line-break/>guam mihi ostenderet; quam quum a medicamento conspe-<text:line-break/>xissem .in<text:span text:style-name="Default_20_Paragraph_20_Font"><text:span text:style-name="T2">t</text:span></text:span>ectam, iterum attigi .ejus pulsum, nihil suspicans</text:p>
      <text:p text:style-name="P3">etiam. Interea occurrit mihi medicamentum me, quum<text:line-break/>voluisset potare pridie , prohibuisse , atque homini diri sta-<text:line-break/>tim eum medicamentum bibisse. Quod ille quum animad-<text:line-break/>vertisset, a linguae me colore coniecturam fecisse, alias ite-<text:line-break/>rum pilulas parvas medicamenti fecit, quas devorarit ut<text:line-break/>lingua ne tingeretur; at hoc quoque deprehendi ejus com-<text:line-break/>mentum. Nam quum linguam inspexissem ac tetigissem<text:line-break/>iterum pulsum atque reliqua quae exposui paulo ante dis-<text:line-break/>cussissem, equidem suspicionem ad medicamentum potissimum<text:line-break/>converti retraxique manum, ac iterum paulo post inieci<text:line-break/>pulsui, (noveram enim hominis proterviam] itaque depre-<text:line-break/>hendi factum, nec dubitavi illi dicere, At tu rnedicamen-<text:line-break/>tum mihi sumpsisse rideris ; ille constantissime inficias ibat,<text:line-break/>simulque servos qui permanserant appellabat testes. Ego<text:line-break/>manum ejus tenens et pulsum tangens, Ergo, inquam,<text:line-break/>sustinebis conceptis verbis j urare milli ut tibi dictabo ? Ad<text:line-break/>hoc non prompte ille respondebat ac arteriarum habebat<text:line-break/>ut in angore inaequalem motus Profecto, inquam, tu</text:p>
      <text:p text:style-name="P3">medicamentum plane sumpsisti, cave sures. Igitur. adver-<text:line-break/><text:span text:style-name="Default_20_Paragraph_20_Font"><text:span text:style-name="T2">t</text:span></text:span>us istos quidem ineptos ingenio opus est medico, at idiotae<text:line-break/>fere non tantum medicis non renituntur in explicandis et<text:line-break/>explorandis causis externis, fied et adjuvant ultroque expo-<text:line-break/>nunt omnia. Sed de pulsuum nos incremento magnitudinis<text:line-break/>fatis principia exposuimus; restat ut orationis seriem perse-<text:line-break/>quamur. Quia non ad unum modum magnus pulsus dici-<text:line-break/>tur , sed nunc ut ad moderatum , nunc ad quemlibet confer-<text:line-break/>titr, ac .quum duplex fit hic quilibet, aut minor moderatu,<text:line-break/>aut major, deinceps de magnitudinis incremento dicendum<text:line-break/>est utriusque pulsus , minoris, inquam, eo qui moderatus est<text:line-break/>et majoris. Commune igitur est omnis incrementi ad ma-<text:line-break/>guitudinem solum auctum calorem esse , quo scilicet tempore<text:line-break/>nec facultas affecta fit nec instrumenta ac immotus fit<text:line-break/>aegrotus. Proprium autem est recessui ejus a.natura unius<text:line-break/>magnitudinis incrementum; reliquorum duorum etiam hoc<text:line-break/>et celeritatis, nonnunquam crebritatis quoque. Age vero,</text:p>
      <text:p text:style-name="P3">illius hominis pulsus; exempli gratia, quem mod<text:span text:style-name="Default_20_Paragraph_20_Font"><text:span text:style-name="T2">o</text:span></text:span> reliqui-<text:line-break/>mus, cui facti essent majores, offendamus amplius auctos<text:line-break/>esse ; huic calorem etiam necesse est esse auctum ; siquidem<text:line-break/>incrementis omnibus magnitudinis hoc commune erat; ac<text:line-break/>proprium praeter commune immutatam celeritatem esse ; et<text:line-break/>si adhuc magis crescat magnitudo pulsuum, non celeritatem<text:line-break/>mod<text:span text:style-name="Default_20_Paragraph_20_Font"><text:span text:style-name="T2">o; </text:span></text:span>sed jam crebritatem etiam. . ostendimus enim in<text:line-break/>primo libro de causis pulsuum, sicubi paulo auctus calor fit,<text:line-break/>manifestum magnitudinis incrementum esse, celeritatis non<text:line-break/>manifestum. Si amplius erescat ille, non solum magnitu-<text:line-break/>clinem accumulabit, sed c<text:span text:style-name="Default_20_Paragraph_20_Font"><text:span text:style-name="T2">r</text:span></text:span>escet etiam evidenter celeritas;<text:line-break/>praeterea nonnihil acquiret crebritatis. Sic si augeatur plu-<text:line-break/>simum et pulsuum usus generandorum superet maximam<text:line-break/>distentionem, magnitudinem non auget, ubi auctus ad sum-<text:line-break/>mum fit; sed celeritatem cum crebritate, quantum potest,<text:line-break/>accumulat, ac ubi augeri celeritas amplius nequeat, conci-<text:line-break/>tat crebritatem. Jam alius fit aegrotus, cujus nec .facultas</text:p>
      <text:p text:style-name="P3">nec instrumentum laesa sint, sed minorem naturali pulsum<text:line-break/>habeat; deinde huic quoque remoto externo motu, major<text:line-break/>fiat; huic etiam liquido dixeris ampliorem nunc calorem<text:line-break/>quam dudum esse. Ac in eo quidem commune habebit cum<text:line-break/>bis jam commemorato responsum; proprium autem habebit<text:line-break/>non ex parvo tantum pulsum in magnitudinem increvisse<text:line-break/>(fieri enim non possit, nisi simul tardior rariorque fiat, ut<text:line-break/>minor unquam naturali reddatur) fed nec- maj orem tantum<text:line-break/>fieri potuisse, nisi etiam fieret celerior et crebrior. Nam<text:line-break/>affectum. lu quo pulsus naturali minor sit raritatem etiam<text:line-break/>et tarditatem complecti perspectum illi est qui eorum me-<text:line-break/>minit quae docuimus lu libro primo De pulsuum causis;</text:p>
      <text:h text:style-name="Heading_20_2" text:outline-level="2">Cap. ss </text:h>
      <text:p text:style-name="P11">His ergo relictis de pulsuum commutatione<text:line-break/>in parvitatem cousideremus, cujus item sunt tres numero<text:line-break/>omnes differentiae. Aut enim ex naturali et moderato<text:line-break/>quem vocant , aut ex nrajore quam hic sit, aut ex minore<text:line-break/>mutationes in parvitatem contingit fieri, vocatur autem qui</text:p>
      <text:p text:style-name="P3">moderato major est abfolute magnus, qui minor parvus:<text:line-break/>Exordiamur igitur hic de lutegro ab iis quae in his com-<text:line-break/>munia sunt, delude jam ad propria sigillatim nos consera-<text:line-break/>mus; statim enim communis commentatio complectitur pro-<text:line-break/>priorum inveniendorum riam. Sit pulsus cuipiam homini<text:line-break/>minor quam dudum, mutatione praeditus praeterea nulla<text:line-break/>ullius generis , tum quaeratu<text:span text:style-name="Default_20_Paragraph_20_Font"><text:span text:style-name="T2">r</text:span></text:span> quomodo nupe<text:span text:style-name="Default_20_Paragraph_20_Font"><text:span text:style-name="T2">r</text:span></text:span> affectus esset,<text:line-break/>atque quomodo. nunc. Via inquirendi haec esu Minor fo-<text:line-break/>lito pulsus fit, aut quum imbecillior facta fit facultas, aut<text:line-break/>instrumenta duriora, aut usus remissus. Sed enim nec im-<text:line-break/>becillior facta nunc facultas est, alioquin omnino conjuncta<text:line-break/>sit cum parvitate remissio ; nec corpus durius arteriae, ne.-<text:line-break/>que enim tum minor tantum, fed et durior pulsus esset;<text:line-break/>superest ergo scium alteratum esse ulum ; ac si id temporis<text:line-break/>quietus homo fuerit, quantitati refrigerationis quantitatem<text:line-break/>respondere mutationis. Jam vero ex majore quam natu-<text:line-break/>ralis sit pulsus eam mutationem necessario accidisse norunt</text:p>
      <text:p text:style-name="P3">qui reti<text:span text:style-name="Default_20_Paragraph_20_Font"><text:span text:style-name="T2">n</text:span></text:span>ent demonstrata in primo libro de causis pulsuum.<text:line-break/><text:span text:style-name="Default_20_Paragraph_20_Font"><text:span text:style-name="T2">N</text:span></text:span>am de naturali statu ob frigiditatem mutatio ad parvitatem,<text:line-break/>simul etiam rariorem eum atque .tardiorem reddit, et mo-<text:line-break/>derati imminutio ex magno supra modum aucto statim ad-<text:line-break/>jungit sibi celeritatis aliquid et crebritatis, quod qui multum<text:line-break/>ultra modum fit auctus tribus in generibus variet. Q<text:span text:style-name="Default_20_Paragraph_20_Font"><text:span text:style-name="T4">uam</text:span></text:span>-<text:line-break/>obrem qui magnitudinem tantum imminuit pulsus et reliqua<text:line-break/>fetvat immota, hic est qui paulo major sit justo ; hic enim<text:line-break/>siclus ex parvo caloris incremento constat. Reliquorum qui<text:line-break/>i<text:span text:style-name="Default_20_Paragraph_20_Font"><text:span text:style-name="T2">n</text:span></text:span> magnitudinem muta<text:span text:style-name="Default_20_Paragraph_20_Font"><text:span text:style-name="T2">n</text:span></text:span>tur, nisi simul celeritatem assumat,<text:line-break/>vel crebritatem , talis evadit nullus ; quare nec quisquam<text:line-break/>praeter hunc alius magnitudinem minuet. Qui enim: hujus<text:line-break/>accepit solius incrementum ex calore , unam eam ex resti-<text:line-break/>ger arione minuet; qui vero hactenus est alteratus a calore<text:line-break/>ut <text:span text:style-name="Default_20_Paragraph_20_Font"><text:span text:style-name="T2">n</text:span></text:span>on magnitudinem modo, verum etiam celeritatem et<text:line-break/>crebritatem immutet, contrarium iter per easdem genere -<text:line-break/>alterationes tenebit; ita non modo minor, sid et tardior</text:p>
      <text:p text:style-name="P3">erit ac prius rariorque. Pari modo mutatio in minorem<text:line-break/>ex moderato et .mutatio quoque ex hoc in eum qui minor<text:line-break/>etiam sit continuo <text:span text:style-name="Default_20_Paragraph_20_Font"><text:span text:style-name="T2">v</text:span></text:span>eriorem solito et tardiorem efficit pus-<text:line-break/>sum, siquidem mediocritatem habet quandam distentionis<text:line-break/>pulsus hominum naturalem statum tenentium, quam, si ca-<text:line-break/>fidius aut frigidius solito evaserit corpus, necessario amrt-<text:line-break/>tit. Non idem tamen amissionis modus est; nam quum cale-<text:line-break/>fit, magnitudo plane prima, mox celeritas, inde crebritas<text:line-break/>accedit; contra quum refrigeratur, raritas manifeste prima,<text:line-break/>altera tarditas, postrema parvitas. De his abunde in primo<text:line-break/>libro De caulis pulsuum diximus ; quo minus hic jam im-<text:line-break/>morandum esu Itaque seriem orationis perfequamur, ac<text:line-break/>secundum commemorata explicemus causas quae refrige-<text:line-break/>rant, quae totidem genere sunt quot illae quae calefaciunt.<text:line-break/>Aer etenim frigidus qui foris occurrit, quemadmodum et<text:line-break/>aqua frigida vel balneum vel medicamentum quo corpus<text:line-break/>inungitur refrigerat; quin etiam longa quies et veluti late-.</text:p>
      <text:p text:style-name="P3">brae frigidius corpus efficiunt; praeterea quae nitro reci-<text:line-break/>piuntur, ut aer respiratione attractus , qui frigidus sit, cibus<text:line-break/>pituitosus, medicamentum natura frigidum, aquae frigidae<text:line-break/>immodicus usus; ex animi affectibus, metus diuturnus; ex<text:line-break/>contentis in corpore humoribus, qui frigidi temperamento,<text:line-break/>quum antea quiescerent, nunc commoti sunt, aut omnino<text:line-break/>tenuiores quodammodo calidis facti sunt. Haec <text:span text:style-name="Default_20_Paragraph_20_Font"><text:span text:style-name="T2">s</text:span></text:span>eparatim<text:line-break/>ita possunt distingui ut de calefacientibus causis diximus;<text:line-break/>neque enim ut de similibus bis dicamus necesse esu Atque<text:line-break/>pulsuum in magnitudine et parvitate mutatio a talibus et tot<text:line-break/>causis gignitur, quod certe ad naturam pertinet ipsius rei,<text:line-break/>quando quod ad nostram attinet cognitionem, adhuc desideret<text:line-break/>aliquid. Saepe enim arteria, quod in fe est, maxime diflen-<text:line-break/>ditur, fed occultatus magnitudo dissentionis, vel interpella-<text:line-break/>tur a numero vel crassitie vel duritie circum] acontium cor-<text:line-break/>porunr, vel objectormn. Haec enim essentia magnorum<text:line-break/>vel parvorum pulsuum in arteriae circulo consistit, ubi lon-</text:p>
      <text:p text:style-name="P3">gitudo perpetuo pa<text:span text:style-name="Default_20_Paragraph_20_Font"><text:span text:style-name="T2">r</text:span></text:span> est; at non tamen apparet par, sed de-<text:line-break/>litescit quaedam ejus pars. De quo quidem effi jam fe-<text:line-break/>cundo in libr<text:span text:style-name="Default_20_Paragraph_20_Font"><text:span text:style-name="T2">o</text:span></text:span> De causi pulsuum exposuimus, nihilominus<text:line-break/>quod ad pr<text:span text:style-name="Default_20_Paragraph_20_Font"><text:span text:style-name="T2">o</text:span></text:span>positum .interest reminiscentiae gratia expo-<text:line-break/>nemus.</text:p>
      <text:h text:style-name="Heading_20_2" text:outline-level="2">Cap. Ili. </text:h>
      <text:p text:style-name="P11">Arteriae altitudo semper aequalem latitu-<text:line-break/>dini distentionem habet; sed fit ut <text:span text:style-name="Default_20_Paragraph_20_Font"><text:span text:style-name="T2">o</text:span></text:span>ccultetur, aut arceatur<text:line-break/>saepe a c<text:span text:style-name="Default_20_Paragraph_20_Font"><text:span text:style-name="T2">o</text:span></text:span>rp<text:span text:style-name="Default_20_Paragraph_20_Font"><text:span text:style-name="T2">o</text:span></text:span>ribus circumjectis et appositis vel universus<text:line-break/>motus vel certe ejus quaedam pars, ac pa.as illa quae ar-<text:line-break/>cetur aut in p<text:span text:style-name="Default_20_Paragraph_20_Font"><text:span text:style-name="T2">r</text:span></text:span>ofunditate magis, aut in latitudine, aut fimus<text:line-break/>in utraque .similiter apparet. Quum ergo non percipiatur<text:line-break/>nostro quidem tactui motus, atque h<text:span text:style-name="Default_20_Paragraph_20_Font"><text:span text:style-name="T2">o</text:span></text:span>c per totum animal<text:line-break/>accidat, ut nulla usquam arteria rideatu<text:span text:style-name="Default_20_Paragraph_20_Font"><text:span text:style-name="T2">r</text:span></text:span> moveri, vocatur<text:line-break/>is assectus privatio pulsus; quae quidem, si ad veritatem<text:line-break/>exigas, in corpus nunquam vivum cadit, neque est enim<text:line-break/>unquam quin cor una cum arteriis. omnibus agitetur , at si<text:line-break/>referas ad nostrum tactum f<text:span text:style-name="Default_20_Paragraph_20_Font"><text:span text:style-name="T2">o</text:span></text:span>ris iniectum ; in multis repe-</text:p>
      <text:p text:style-name="P3">riatur sane frequenter, desecta enim arteriarnm corpori sunt<text:line-break/>omnino certae membranae et cutis, multis etiam locis<text:line-break/>adeps atque caro, a quibus usu venit pulsui, ut non occul-<text:line-break/>tetur modo; sed. et impediatur. Ac sic quidem, si motus<text:line-break/>occultetur omnis, atque in omnibus id partibus accidat om-<text:line-break/>nium .arteriarum, pulsus privationem appellant affectum,<text:line-break/>at si quibusdam in partibus videantur moveri, in quibusdam<text:line-break/>non rideantur, hic differentiam in longitudine habent p ul-<text:line-break/>sus.. Et nimirum vocantur longi quibus sensibilis motus.<text:line-break/>longitudo naturalem excedit, breves quibus infra natura-<text:line-break/>lem statum est, quibus par est naturali statui, moderati.<text:line-break/>Tantum enim a<text:span text:style-name="Default_20_Paragraph_20_Font"><text:span text:style-name="T2">n</text:span></text:span>imadvertitur femper de motu arteriarum<text:line-break/>quantum opposita corpora permittunt; quamobrem fit ut<text:line-break/>corpulentis pulsus breves, gracilibus vero longi, quemadmo-<text:line-break/>dum et quadratis moderatisque esse ridentur moderati. Jam<text:line-break/>etiam apparentis motus his non semper aeque ut profundi-<text:line-break/>tas impeditur latitudo., verum ubi arterium regiones in<text:line-break/>Iatera vel adipis vel carnis vel vaporum vel humorum</text:p>
      <text:p text:style-name="P3">plenae sint, ac incumbens superne cutis nihil eas oneret;<text:line-break/>latitudinis tantum obscuratur motus ; ac magis , si vehemens<text:line-break/>pulsus et magnus quantum in ipfo est sit; quum vero re-<text:line-break/>giones vicinae sunt mundae, rugosa autem quae eas tegit<text:line-break/>cutis, magis p<text:span text:style-name="Default_20_Paragraph_20_Font"><text:span text:style-name="T2">r</text:span></text:span>osunditatis motus latet in. eo corp<text:span text:style-name="Default_20_Paragraph_20_Font"><text:span text:style-name="T2">o</text:span></text:span>re, ac<text:line-break/>magis , si non vehemens pulsus et magnus quantunr in eo<text:line-break/>est sit. Si e<text:span text:style-name="Default_20_Paragraph_20_Font"><text:span text:style-name="T2">r</text:span></text:span>go pulsum invenias natu<text:span text:style-name="Default_20_Paragraph_20_Font"><text:span text:style-name="T2">r</text:span></text:span>ali longi<text:span text:style-name="Default_20_Paragraph_20_Font"><text:span text:style-name="T2">o</text:span></text:span>rem, siqui-<text:line-break/>dem una latitudo ejus et profunditas increverit, ride, gra-<text:line-break/>cilior homo solito an calidior evaserit, remoto adventitio<text:line-break/>motu, nam si factus g<text:span text:style-name="Default_20_Paragraph_20_Font"><text:span text:style-name="T2">r</text:span></text:span>acilior fit, idque tanto quanto est<text:line-break/>pulsus major, unum hoc tantum eum immutavit; sin autem<text:line-break/>non lauto, non hoc modo est causa, verum etiam calor.<text:line-break/>Quod si in eadem constiterit corpus habitudine, solus mu-<text:line-break/>tatus est calor; sin crassior evaserit, duplo auctum aestima<text:line-break/>calorem; at quanam de causa fit auctus, explo<text:span text:style-name="Default_20_Paragraph_20_Font"><text:span text:style-name="T2">r</text:span></text:span>andum ex<text:line-break/>illis est quae exposuimus. Sin longior factus pulsus sit et -</text:p>
      <text:p text:style-name="P3">lati<text:span text:style-name="Default_20_Paragraph_20_Font"><text:span text:style-name="T2">o</text:span></text:span>r, non ver<text:span text:style-name="Default_20_Paragraph_20_Font"><text:span text:style-name="T2">o</text:span></text:span> perinde profunditate auctus, sed perma-<text:line-break/>neat moderatus, praeter . superiores n<text:span text:style-name="Default_20_Paragraph_20_Font"><text:span text:style-name="T2">o</text:span></text:span>las hoc illi etiam<text:line-break/>extra ordinem necesse est adsit, rug<text:span text:style-name="Default_20_Paragraph_20_Font"><text:span text:style-name="T2">o</text:span></text:span>sio<text:span text:style-name="Default_20_Paragraph_20_Font"><text:span text:style-name="T2">r</text:span></text:span>em evasisse supe<text:span text:style-name="Default_20_Paragraph_20_Font"><text:span text:style-name="T2">r</text:span></text:span>nae<text:line-break/>arteriae incumbentem cutem ac si c<text:span text:style-name="Default_20_Paragraph_20_Font"><text:span text:style-name="T2">o</text:span></text:span>nvertas membrum;<text:line-break/>ut quae ejus pars m<text:span text:style-name="Default_20_Paragraph_20_Font"><text:span text:style-name="T2">o</text:span></text:span>do superior erat nunc sit in<text:span text:style-name="Default_20_Paragraph_20_Font"><text:span text:style-name="T2">t</text:span></text:span>erior,<text:line-break/>nulla tum prosu<text:span text:style-name="Default_20_Paragraph_20_Font"><text:span text:style-name="T2">n</text:span></text:span>ditas re videbitur impedita. Atque lu<text:line-break/>quidem duo pulsus in prim<text:span text:style-name="Default_20_Paragraph_20_Font"><text:span text:style-name="T2">o</text:span></text:span> lib<text:span text:style-name="Default_20_Paragraph_20_Font"><text:span text:style-name="T2">r</text:span></text:span>o de eorum differentiis em-<text:line-break/>usum pruni inter viginti septem pulsus in tabellam iunt re-<text:line-break/>lati quam de illis fecimus, qui constant exte<text:span text:style-name="Default_20_Paragraph_20_Font"><text:span text:style-name="T2">r</text:span></text:span>nis simul di-<text:line-break/>mansionibus quantitatis distentionis. Ab his descriptus ter-<text:line-break/>tuis est, qui longitudine et latitudine excedit naturalem ac<text:line-break/>in profunditatis dimensione est humilis ; qui sane raro inve-<text:line-break/>nitur. Fit eum quum arteria magnopere obtectorum cor-<text:line-break/>porum mole oneratur; id quod nunquam eveniat, nisi fa-<text:line-break/>cultas simul imbecillior sit et summe mollis tunica arteriae ;<text:line-break/>quorum illud imbecilliorem natu<text:span text:style-name="Default_20_Paragraph_20_Font"><text:span text:style-name="T2">r</text:span></text:span>ali , hoc mollio<text:span text:style-name="Default_20_Paragraph_20_Font"><text:span text:style-name="T2">r</text:span></text:span>em pulsum<text:line-break/>efficit, Itaque cum his quidem erit aliquando longus simul</text:p>
      <text:p text:style-name="P3">et latus et humilis; alia ratione nunquam fiet; imo vero<text:line-break/>etiam quum videatur tusis , ne tum quidem procul a natura<text:line-break/>nec ad humilius nec ad satius deflectit; neque enim adfum-<text:line-break/>mam arteria in profunditate gravetur et in latitudine ne-<text:line-break/>quaquam; neque item plurimum ascendat altitudo, prorsus<text:line-break/>vero contrahatur in angustum, etenim vere fit ut plus<text:line-break/>altitudo crescat, praesertim si veheme<text:span text:style-name="Default_20_Paragraph_20_Font"><text:span text:style-name="T2">n</text:span></text:span>s sit pulsus, at<text:line-break/>non hactenus tamen ut idem altissimus simul et arrgu-<text:line-break/>Iussimus sit. Quod si lue quoque membrum invertas, ut<text:line-break/>quae modo partes superiores essent, sint nunc inferiores, et<text:line-break/>prosunditatis eorum dimensio incrementum habebit, nec<text:line-break/>videbitur amplius humilis; scd ut longus et latus, ita etiam<text:line-break/>erit altus, quod est magnus; nam qui tribus est dimensioni-<text:line-break/>bus anctus, magnus vocatur. Proinde distentiones in hoc<text:line-break/>sunt adhibendae praeter has quas nunc exposuimus etiam<text:line-break/>illae quae in primis omnium sunt adhibitae. Jam illud</text:p>
      <text:p text:style-name="P3">quoque est animadvertendum , ecquid de latitudine simul<text:line-break/>detrahatur, quum inversum fit membrum, etenim hoc fit<text:line-break/>nonnunquam demonftratque quanto antea ultra propor -<text:line-break/>tionem profunditatis dilataretur vas. Jam quartus, qui<text:line-break/>longus fimul et altus et in latitudine est moderatus, quod ad<text:line-break/>fe attinet latus est, quemadmodum et altus; fed quia in<text:line-break/>lateribus coarctatur arteria, ideo sic ejus motus impeditus<text:line-break/>esu omnino enim ubi latitudo profunditatis proportionem<text:line-break/>excedat, aut profunditas proportionem latitudinis, altera<text:line-break/>impeditur earum, aut propter multitudinem, aut crassitiem,<text:line-break/>aut duritiem corporum objectorum, quae interposita sunt<text:line-break/>inter arteriam et admotum tactum. Et hercle etiam rugo-<text:line-break/>fitas numerum impositorum corporum auget, rugis cutem<text:line-break/>conduplicans. Itaque is pulsus, aut, quum vere magnus<text:line-break/>sit, fecundum latitudinem obstaculum habet; aut quum vi-<text:line-break/>de<text:span text:style-name="Default_20_Paragraph_20_Font"><text:span text:style-name="T2">r</text:span></text:span>i in macilento corpore magnus possit, non videtur tamen,<text:line-break/>quod fecundum unam dime<text:span text:style-name="Default_20_Paragraph_20_Font"><text:span text:style-name="T2">n</text:span></text:span>sionem factus fit angustus. Qui<text:line-break/>quintum in labella locum habet, longior naturali, in reliquis</text:p>
      <text:p text:style-name="P3">autem duabus dimensionibus moderatus, graciliorem annun-<text:line-break/>ciat solito h<text:span text:style-name="Default_20_Paragraph_20_Font"><text:span text:style-name="T2">o</text:span></text:span>minem esse factum et pinsum quantum in eo<text:line-break/>est naturali min<text:span text:style-name="Default_20_Paragraph_20_Font"><text:span text:style-name="T2">o</text:span></text:span>rem. Quando enim longus pulsus aut<text:line-break/>ob propriam suam magnitudinem, aut propter tenuitatem<text:line-break/>rideatur ejuscemodi esse , nunc vero non appareat tusis ex<text:line-break/>magnitudine esse, esset enim fimus altus et latus, aut alte-<text:line-break/>tuter certe horum , restat ut per maciem factus sit longus.<text:line-break/>Caeterum quum gracili<text:span text:style-name="Default_20_Paragraph_20_Font"><text:span text:style-name="T2">o</text:span></text:span>res habere rideantur pulsus naturali<text:line-break/>maj<text:span text:style-name="Default_20_Paragraph_20_Font"><text:span text:style-name="T2">o</text:span></text:span>res, plane pulsus quod ad fe pertinet angusti<text:span text:style-name="Default_20_Paragraph_20_Font"><text:span text:style-name="T2">o</text:span></text:span>r aequo<text:line-break/>est et humili<text:span text:style-name="Default_20_Paragraph_20_Font"><text:span text:style-name="T2">o</text:span></text:span>r, itaque etiam minor quod ad A attinet.<text:line-break/>Qui sub hunc scriptus est sextus, puta longus et humilis<text:line-break/>atque latitudine moderatus, quunr ob causas ante expositas<text:line-break/>minor sit .naturali, quantum in ipso est ob gracilitatem ap-<text:line-break/>paret longus esse. Sed hoc commune cum quinto habet;<text:line-break/>proprium autem hoc peculiariter, profunditatem ob causam<text:line-break/>paulo ante memoratam este imminutam. Septimus in ta-<text:line-break/>bella pulsus erat longus pariter et angustus altusque, qui<text:line-break/>videri perinde ac omnium primus magnus posset, nisi sit</text:p>
      <text:p text:style-name="P3">restricta latitudo ; caetera lue ita ut in primo omnium sunt<text:line-break/>discernenda. Et etiam quae in tertio explicavimus, ea sunt<text:line-break/>in hunc locum conferenda, non saepenumero scilicet hunc<text:line-break/>pulsum esse, neque quum incidat, plurimum moderatum al-<text:line-break/>titudine superare et inferiorem latitudine esse. Ab illo<text:line-break/>octavum, longum una et angustum et moderata profunditate,<text:line-break/>natura quidem esse parvum ex iis constat quae lu quinto<text:line-break/>jam retulimus, at quia marcuit corpus, longior ridetur;<text:line-break/>eximium vero hoc praeter quintum habet, quod constrictam<text:line-break/>hic arteriam latitudinis augustia declarat. Nonus pulsus,<text:line-break/>longus, angustus, humilis, longe etiam magis ostenditur sua<text:line-break/>natura esse parvus, verum videri per marcorem corporis<text:line-break/>longus; fere adjuncta illi remissio est duritiesque, qui si<text:line-break/>neque durus fit, neque admodum languidus, a refrigeratione<text:line-break/>gignitur. Itaque novem quos nunc percurrimus pulsus<text:line-break/>omnes longitudinem habent aequo longiorem, duabus dide-</text:p>
      <text:p text:style-name="P3">rentiis restquis diversi sunt, novem proximi longitudine mo-<text:line-break/>derata sunt , prosunditatem autem et latitudinem immutant.<text:line-break/>Ac decimus quidem qui altus simul et latus videtur-, uno<text:line-break/>in hounne, sicum moderato comparetur, nunquam exisset;<text:line-break/>nisi quando, id quod rerum est; omnin<text:span text:style-name="Default_20_Paragraph_20_Font"><text:span text:style-name="T2">o</text:span></text:span> arteria de sede sua<text:line-break/>migret. Sin autem conse<text:span text:style-name="Default_20_Paragraph_20_Font"><text:span text:style-name="T2">r</text:span></text:span>atur ad eum qui est abs<text:span text:style-name="Default_20_Paragraph_20_Font"><text:span text:style-name="T2">o</text:span></text:span>lute<text:line-break/>moderatus, potest inridere, ac causa ejus generandi in pro-<text:line-break/>primatem consortnationis consertur ; siquidem symptoma ar-<text:line-break/>teriae est, quae fusi profunda carne utrinque occultetur, sed<text:line-break/>in media parva partu sublimis extet. Undecimus qui una<text:line-break/>re differt a superi<text:span text:style-name="Default_20_Paragraph_20_Font"><text:span text:style-name="T2">o</text:span></text:span>re , quod pr<text:span text:style-name="Default_20_Paragraph_20_Font"><text:span text:style-name="T2">o</text:span></text:span>sunditatem m<text:span text:style-name="Default_20_Paragraph_20_Font"><text:span text:style-name="T2">o</text:span></text:span>derat<text:span text:style-name="Default_20_Paragraph_20_Font"><text:span text:style-name="T2">o</text:span></text:span> parem<text:line-break/>habeat, pro cumulo causam demittendi hujus habet adjun-<text:line-break/>ctanr ; caetera cum decim<text:span text:style-name="Default_20_Paragraph_20_Font"><text:span text:style-name="T2">o</text:span></text:span> c<text:span text:style-name="Default_20_Paragraph_20_Font"><text:span text:style-name="T2">o</text:span></text:span>nveniunt. Duodecimus latus,<text:line-break/>humilis cum m<text:span text:style-name="Default_20_Paragraph_20_Font"><text:span text:style-name="T2">o</text:span></text:span>derata longitudine invers<text:span text:style-name="Default_20_Paragraph_20_Font"><text:span text:style-name="T2">o</text:span></text:span> fit membro ; aut<text:line-break/>enim undequaque ridebitur moderatus , aut magnus. Ac si<text:line-break/>omnino videatur moderatus, altitudinem declarabit prius<text:line-break/>n<text:span text:style-name="Default_20_Paragraph_20_Font"><text:span text:style-name="T2">o</text:span></text:span>nnihil c<text:span text:style-name="Default_20_Paragraph_20_Font"><text:span text:style-name="T2">o</text:span></text:span>mpressam esse , pr<text:span text:style-name="Default_20_Paragraph_20_Font"><text:span text:style-name="T2">o</text:span></text:span>ductamque ob mollitiem ar-</text:p>
      <text:p text:style-name="P3">terrae latitudinem ; sin magnus, plurimum fuisse compressam<text:line-break/>altitudinem. Decimus tertius . altus idemque dimensioui-<text:line-break/>bus duabus reliquis moderatus, perinde ut decimus, et ex<text:line-break/>naturali conformatione conficitur et etiam ex naturalis fedis<text:line-break/>mutatione ; eximium autem. habet praeter illum latitudinis<text:line-break/>augustiam. Decimum quartum, qui omnibus tribus dimen-<text:line-break/>iiouibus moderatus est, omnibus apertum est referre natu-<text:line-break/>ralem; an vero sit par revera naturali, exploratur ex cor-<text:line-break/>poris habitudine. Nam macrior si naturali sit, sic quum<text:line-break/>sit pulsus sua natura minor , par apparet moderato esse ; sin<text:line-break/>crassius aequo sit corpus , pulsus tum de sua quidem natura<text:line-break/>magnus est, sed quod per corpulentiam coerceatur, esse mo-<text:line-break/>deratus videtur ; quod si nec ad gracilitatem corpus nec ad<text:line-break/>corpulentiam deflectat, moderatum in eo non solum reprae-<text:line-break/>senteni pulsum, verum etiam necesse est esse. Sane demon -<text:line-break/>stravimus in secundo libro ale pulsibus dignoscend.s eae-<text:line-break/>feros pulsus ad hunc om<text:span text:style-name="Default_20_Paragraph_20_Font"><text:span text:style-name="T2">n</text:span></text:span>es relatos, magnos, parvos, lon-</text:p>
      <text:p text:style-name="P3">gos, breves, latos, angustos, altos, humiles appellari.<text:line-break/>Quintusdecimus, qui humilis profunditate est, reliquis dua-<text:line-break/>bus dimensionibus moderatus, omnino similis superiori est<text:line-break/>derimo quarto , praeter quod hujus compresse est profundi-<text:line-break/>tas; proinde quae. illic prius exposuimus, ea duces hic<text:line-break/>quoque dicta esse. Hoc vero est in lusce omnibus memoria<text:line-break/>tenendum, non amplius conversu membro videri humilem.<text:line-break/>Sextus decimus, qui moderatus est longitudine, angustus<text:line-break/>altusque , aut ex consormationis proprietate fit talis natura,<text:line-break/>aut per affectum aliquem compressis ad latera arteriis. Se-<text:line-break/>ptimum decimum, qui est moderatus longitudine et profun-<text:line-break/>ditate, in reliqua dimenfione angustus, in latera contractum<text:line-break/>esse declarat moderata prosunditas; in reliquis omnibus de-<text:line-break/>rimoquarto et decimoquinto respondet. octavus decimus<text:line-break/>qui longitudine moderata est et angustus humitisque , sua<text:line-break/>quidem natura parvus est; videtur autem esse ob gracilitatem<text:line-break/>moderata longitudine. Breviter enim quum praeter pro-<text:line-break/>sunditatis proportio<text:span text:style-name="Default_20_Paragraph_20_Font"><text:span text:style-name="T2">n</text:span></text:span>em et latitudinis extensa l<text:span text:style-name="Default_20_Paragraph_20_Font"><text:span text:style-name="T2">o</text:span></text:span>ngitudo sit,</text:p>
      <text:p text:style-name="P3">significat corporis gracilitatem; non tamen ubi contracta<text:line-break/>praeter proportionem profunditatis est, corpule<text:span text:style-name="Default_20_Paragraph_20_Font"><text:span text:style-name="T2">n</text:span></text:span>tiam deno-<text:line-break/>tat, fed vel naturalem quampiam conformationem, vel situm<text:line-break/>arteriae inaequalem. Nonus decimus brevis, latus et altus,<text:line-break/>aut ob conformationis proprietatem talis natura ridetur, aut<text:line-break/>ex affectu arteriae in situ distortae. Vigesimus jam in aliis<text:line-break/>duabus dimensionibus similis est nono decimo, fed profunsit-<text:line-break/>tate est moderata. Hic habet hoc praecipuum, rescisam<text:line-break/>suam altitudinem. Vigesimus prunus brevis, latus et humi-<text:line-break/>lis praeter easdem causas etiam illas adjunget sibi .quae<text:line-break/>latum simul et humilem efficiu<text:span text:style-name="Default_20_Paragraph_20_Font"><text:span text:style-name="T2">n</text:span></text:span>t pulsum. Ad eundem uro-.<text:line-break/>dum vigesimus fecundus brevis simul et altus atque la-<text:line-break/>titudine moderata assumet ad easdem causas eas quae<text:line-break/>moderatum latitudine creant humilemque pulsum. Sic<text:line-break/>etiam vigesimus tertius, brevis ille quidem longitudine, ve-<text:line-break/>rum dimensionibus duabus reliquis moderatis, ad easdem<text:line-break/>causas reducetur. Vigesimus quartus <text:span text:style-name="Default_20_Paragraph_20_Font"><text:span text:style-name="T2">s</text:span></text:span>ortietur praeter eas-</text:p>
      <text:p text:style-name="P3">dem causas extra ordinem caulam quae altitudinem depri-<text:line-break/>mit. Ad eundem modum p<text:span text:style-name="Default_20_Paragraph_20_Font"><text:span text:style-name="T2">r</text:span></text:span>oximi duo ad antedictas <text:span text:style-name="Default_20_Paragraph_20_Font"><text:span text:style-name="T2">r</text:span></text:span>efe-<text:line-break/>rentur causas, ut memoria teneamus , in quibuscunque pus-<text:line-break/>sibus cedat longitudo proportioni latitudinis et profunditatis,<text:line-break/>in his causam aut <text:span text:style-name="Default_20_Paragraph_20_Font"><text:span text:style-name="T2">n</text:span></text:span>aturali conformationi , aut arteriae per-<text:line-break/>verso situi esse attribuendam. Demonstravimus porro, ubi<text:line-break/>latitudinis, vel profunditatis proportionem longitudo vincat,<text:line-break/>aut obsistere alteri earum solam angustiam, aut auctum etiam<text:line-break/>alteram esse; atque obstaculum frequenter accidere, luere-<text:line-break/>mentum raro, in latitudine quidem, ubi per mollem arteriae<text:line-break/>tunicam gravetur altitudo, simulque nec vehementem esse<text:line-break/>ejuscemodi pulsum; .in profunditate vero, ubi coarctetur<text:line-break/>latitudo et pulsus vehemens simul et magnus ex sua natura<text:line-break/>sit. Reliquus est post omnes vigesimus septimus brevis,<text:line-break/>angustus humilisque, qui utique parvus vel apparet esse<text:line-break/>vel sus natura est, ac quae quidem in omnium primo distin-<text:line-break/>cta sunt magno , eadem sunt hic quoque distinguenda. Si</text:p>
      <text:p text:style-name="P3">naturaliter comparata corporis sit habitudo , hic pulfus non<text:line-break/>modo videtur parvus , fed etiam est vere. At quum crassior<text:line-break/>sit, fi quo homo evasit fe ipsi, crassior, hoc fit pulsus minor,<text:line-break/>erit tum quidem quod ad ipfum attinet moderatus, fed<text:line-break/>per corporis crassitudinem minor videtur moderato. Si<text:line-break/>longe fit crassior quam pulsus minor, is pulfus quantum<text:line-break/>in ipfo est mediocri erit major. Sin autem minus fit crassius<text:line-break/>quam parvus pulfus lue, fi ejus naturam spectes, minor erit<text:line-break/>naturali. Quod si gracilius corpus fit quam videatur pulfus<text:line-break/>parvus, is sane est natura parvus, sed non perinde videtur<text:line-break/>parvus ac vere est; quod corporis g<text:span text:style-name="Default_20_Paragraph_20_Font"><text:span text:style-name="T2">r</text:span></text:span>acilitas, quatenus decessit<text:line-break/>de natura, hactenus ei magnitudinis addit speciem. Quae de<text:line-break/>parvo et magno- pulsu adhibita distinctio est, eadem in aliis<text:line-break/>est adhibenda omnibus sciendumque illorum quemque vel<text:line-break/>parvum esse natura, vel magnum, vel moderatum. al c tres<text:line-break/>hi pulsus in quantitate dissentionis politi sunt quod attinet</text:p>
      <text:p text:style-name="P3">ad ipsius rei naturam. Videntur vero este viginti septem<text:line-break/>ob crassitudinem., vel gracilitatem corporis, vel ob cutem<text:line-break/>rugosiorem , vel regionum arteriarum inaequalem angusiiam,<text:line-break/>vel proprietatem couformationis. Ita unumquemque opor-<text:line-break/>tet qui non mania verba ambit, sed ipsa opera studet medi-<text:line-break/>tari, omnium memorem quae jam percurri, simul: atque<text:line-break/>aliquem animadvertat pulsum qui in quantitate consistit<text:line-break/>distentionis, primum qui sit de viginti septem . attendere ;<text:line-break/>deinde ubi ab eo quae ex vicinis corporibus oriuntur alte-<text:line-break/>rationes secreverit, indagare an moderatus sit, an magnus,<text:line-break/>an parvus ; postea status , qui talem genuere , siquidem do-<text:line-break/>ceut hi et praeterita et futura, ut in longo et angusto. et hu-<text:line-break/>mili; nam exempli gratia in hoc quod dico docebimus;<text:line-break/>Hunc quantum in ipfo est liquet parvum esse ex eo quod<text:line-break/>ejus imminuta est circularis dimensio et auctu dimensio lon- .<text:line-break/>gitudinis^ Si enim duabus de causis .minor circulus distem- . .<text:line-break/>tionis apparet ob corpulentiam et quod minor re vera sit</text:p>
      <text:p text:style-name="P3">pulsus; nunc autem abest corpulentia, sane enim n<text:span text:style-name="Default_20_Paragraph_20_Font"><text:span text:style-name="T2">o</text:span></text:span>n solum<text:line-break/>longitudo non crevisset, sed etiam imminuta esset, planum<text:line-break/>est pulsum sua natura esse parvum. Quum igitur rem<text:span text:style-name="Default_20_Paragraph_20_Font"><text:span text:style-name="T2">o</text:span></text:span>ta<text:line-break/>sit l<text:span text:style-name="Default_20_Paragraph_20_Font"><text:span text:style-name="T2">o</text:span></text:span>ngitudinis species , quam contraxit ex corporis habitu-<text:line-break/>dlue, quum sua natura parvus fit, rideamus jam quanam<text:line-break/>de causa sit factus parvus. Hic plurimi interest nosse par-<text:line-break/>vitatis quantitatem et l<text:span text:style-name="Default_20_Paragraph_20_Font"><text:span text:style-name="T2">o</text:span></text:span>ngitudinis, aut enim paulo est natu-<text:line-break/>rali minor , aut multo , aut ut ita dicam modico ; sic etiam<text:line-break/>m longitudine aut parum , aut modice , aut longe natu<text:span text:style-name="Default_20_Paragraph_20_Font"><text:span text:style-name="T2">r</text:span></text:span>ales<text:line-break/>superat. Jam altera ex parte ad maximam longitudinem<text:line-break/>producatur, etiam ad maximam deveniat parvitatem, idest<text:line-break/>angustus et humilis sit; hic pulsus natura l<text:span text:style-name="Default_20_Paragraph_20_Font"><text:span text:style-name="T2">o</text:span></text:span>nge est quam<text:line-break/>apparet minor , fed eam quidem ex nimia, gracilitate compa-<text:line-break/>ravis speciem; ut vero fit natura minor, ex causis quae<text:line-break/>efficiunt minorem, frigiditate, imbecillitate; gracilitate. At<text:line-break/>quae tandem causa est, vel caulae inter has; und. pulsus<text:line-break/>qui n<text:span text:style-name="Default_20_Paragraph_20_Font"><text:span text:style-name="T2">o</text:span></text:span>bis nunc cernitur longus, angusius humilisque gene-</text:p>
      <text:p text:style-name="P3">retur ? Declaravimus quidem ante signum esse perpetuum<text:line-break/>arteriarum duritiei pulsum durum, infirmae facultatis lan-<text:line-break/>guidum, qui etiam remissus et imbecillus vocatur; ut qui<text:line-break/>est contrarius, vehemens, contentus, validus. Verum scien-<text:line-break/>dum et hoc est in hoc pulsu, necessario eum -languidum esse,<text:line-break/>nunquam enim valente facultate parvus ad summum pulsus<text:line-break/>fiat; at duritiem nihil est necesse coni unctam esse. De fri-<text:line-break/>giditate vero non absolute est statuendum; sed illud primum<text:line-break/>nosse oportet, interesse, cor una esse cum arteriis refrige-.<text:line-break/>ratum et refrigerari ; ac quod refrigeratum esse laesam esse<text:line-break/>facultatem sit, refrigerari autem mutari usum. Hic animo<text:line-break/>mihi opus est plane alleum, sciendumque non modo ad<text:line-break/>praesagitiones ex pulsibus, sed ad alias etiam pene omnes eo<text:line-break/>nihil esse conducibilius. Procedit autem universus hic<text:line-break/>sermo ex cognitione essentiae facultatis, quam in c<text:span text:style-name="Default_20_Paragraph_20_Font"><text:span text:style-name="T2">o</text:span></text:span>mmea-<text:line-break/>tariis De causis pulsuum , qu<text:span text:style-name="Default_20_Paragraph_20_Font"><text:span text:style-name="T2">o</text:span></text:span>d nullo modo esset necessaria,</text:p>
      <text:p text:style-name="P3">praeterivimus. Hoc loco, quia ad exacte intelligenda ea<text:line-break/>quae posthac docebimus hanc refert nosse, visum milli est<text:line-break/>illam exponere; neque hic tamen cum suis demonstrationi-<text:line-break/>bus , quippe alio eam loco prosecuti latius sumus , sed quan-<text:line-break/>tutn summatim explicatum ad institutum nostrum conducat</text:p>
      <text:h text:style-name="Heading_20_2" text:outline-level="2">Cap<text:span text:style-name="Default_20_Paragraph_20_Font"><text:span text:style-name="T2">i</text:span></text:span> IV. </text:h>
      <text:p text:style-name="P11">Facultatis essentia singularum partium in<text:line-break/>singularum illarum polita commodo temperamento est; nam<text:line-break/>tum demum suum quaeque munus obit strenue , ubi sit tum-<text:line-break/>paratissima; co<text:span text:style-name="Default_20_Paragraph_20_Font"><text:span text:style-name="T2">n</text:span></text:span>tra male fungitur, si intemperata sit, atque.<text:line-break/>hactenus male quate<text:span text:style-name="Default_20_Paragraph_20_Font"><text:span text:style-name="T2">n</text:span></text:span>us sit intemperate. Ad eundem mo-<text:line-break/>dum cordis corpus, quum immodice refrigeratum sit, cale-<text:line-break/>iactum, humectatum, exsiccatum, pulsus pro suae intem-<text:line-break/>perlui modo sarit languidos ; id quod illi est offensam sucus-<text:line-break/>tatem esse. At vero consuetudinem habere cum sanguine<text:line-break/>contento lu istius sinibus , et cum f.ritu qui calidior longe<text:line-break/>ac naturalis status requirit sit, aut cum eo qui in navo lucro<text:line-break/>co<text:span text:style-name="Default_20_Paragraph_20_Font"><text:span text:style-name="T2">r</text:span></text:span> ambiente est, vel in pulmone , aut cum ipso etiam iuvo-<text:line-break/>lucro cor ambiente et pulmone, assum est tantum variasse</text:p>
      <text:p text:style-name="P3">citra ostentionem facultatis. Eandem habet rationem resti- <text:span text:style-name="Default_20_Paragraph_20_Font"><text:span text:style-name="T5">μ<text:line-break/></text:span></text:span>gerulum esse et <text:span text:style-name="Default_20_Paragraph_20_Font"><text:span text:style-name="T2">r</text:span></text:span>efrigerari; ubi lu ipso cordis corpore<text:line-break/>temperando praepolleat elementum frigidum , laeditur sacul-<text:line-break/>tas; sin lu tunica cor ambiente, et in pulmone, et sanguine,<text:line-break/>spirituque, quos ejus ventriculi continent, usus est remissio.<text:line-break/>Jam humiditates et siccitates fi in ipso corpore cordis con-<text:line-break/>sistant, nocent facultati; si in quopiam ricino, non almu-<text:line-break/>tant usum, siquidem proba temperies et intemperies ex<text:line-break/>quatuor fiunt elementis; usus vere accessiones vel remissio-<text:line-break/>ues ex calido et frigido duntaxat Ubi. jam ad ultimam<text:line-break/>usus exolutionem deveniat, corporibus vicinis c<text:span text:style-name="Default_20_Paragraph_20_Font"><text:span text:style-name="T2">o</text:span></text:span>rdi velie-<text:line-break/>menter refrigeratis, non poterit etiam cornis corpus. .non<text:line-break/>intemperatum esse; id quod nihil est aliud quam .debiliorem<text:line-break/>fieri facultatem. Quamobrem dicebam fieri non posse ut<text:line-break/>de frigiditate uno veri o pronuntiarem. Neque ut sula pro-<text:line-break/>stratione. facultatis vel induratione sula instrumentorum,<text:line-break/>pulsus interdum minor fit, ita etiam ob falam frigiditatem,</text:p>
      <text:p text:style-name="P3">quomodo nunc diximus, non accepta refrige<text:span text:style-name="Default_20_Paragraph_20_Font"><text:span text:style-name="T2">r</text:span></text:span>atione pro usus<text:line-break/>evolutione ; neque enim eo unquam cor, ut <text:span text:style-name="Default_20_Paragraph_20_Font"><text:span text:style-name="T2">r</text:span></text:span>efrigeretur ve-<text:line-break/>hementer, deveniat, nisi sit ipsum refrigeratum. Quod dico<text:line-break/>intelligas clarissime, si eos qui in itinere ex ingenti frigore<text:line-break/>obeunt conside<text:span text:style-name="Default_20_Paragraph_20_Font"><text:span text:style-name="T2">r</text:span></text:span>es, omnes enim simul ut frigidum exfpi-<text:line-break/>rant aerem, pulsum quoque minorem habent; minimum ta-<text:line-break/>men illorum p<text:span text:style-name="Default_20_Paragraph_20_Font"><text:span text:style-name="T2">r</text:span></text:span>ius nullus quam ad extremam refrigeratio-<text:line-break/>nem sit perductus obtinet, ubi non tantum usus est immuta-<text:line-break/>tus generando<text:span text:style-name="Default_20_Paragraph_20_Font"><text:span text:style-name="T2">r</text:span></text:span>um pulsuum, quod aderat ipsis a principio,<text:line-break/>ve<text:span text:style-name="Default_20_Paragraph_20_Font"><text:span text:style-name="T2">r</text:span></text:span>um etiam , quia perditur jam naturale cordis tempera-<text:line-break/>mentum, debilitatur facultas; id quod solet plerumque iis<text:line-break/>subito accidere, <text:span text:style-name="Default_20_Paragraph_20_Font"><text:span text:style-name="T2">n</text:span></text:span>on .ut in aliis affectibus, paulatim; de<text:line-break/>quibus est unus , quem hoc. loco habemus in manibus, per<text:line-break/>quem parite<text:span text:style-name="Default_20_Paragraph_20_Font"><text:span text:style-name="T2">r</text:span></text:span> et longus pulsus apparet et angustus humi-<text:line-break/>lisque in longis morbis. Qui enim ita habent, in periculum<text:line-break/>hi non minus praesens veniunt quam illi qui in itinere<text:line-break/>decedunt; non repente his tamen parvus pulsus , fed pede-<text:line-break/>lentim venit marcescentibus; unum enim et hoc genus est</text:p>
      <text:p text:style-name="P3">.marcoris quod Philippus renium ex morbo appellat. Nam<text:line-break/>non .ex frigiditate torridus marcor, caeterum ex facultatis<text:line-break/>sula imbecillitate imbecillos pulsus et parvos ereat. Se-<text:line-break/>paratur a priore motus velocitate. et .crebritate et duritie<text:line-break/>calorisque fervore. Verum de his non .est hujus dsspnta-<text:line-break/>tionis disserere, fed ad institutum revertor. Longus, an-<text:line-break/>gustus humilisque pulsus, . quum longius a .natura trinis<text:line-break/>dimensionibus discesserit, . si talis citra duritiem appareat, a<text:line-break/>quibusnam procedat et quot causis. abunde aperuimus.</text:p>
      <text:p text:style-name="Normal">. At ubi cum duritie coniunctus est, una jam. hic .adest .vel<text:line-break/>languidus pulsus, vel medius inter languidum et vehe-<text:line-break/>nreutem, qui nec evertat tactum nec ab eo evertatur, ut<text:line-break/>memores simus nullum alioquin iutor languidum et velle-<text:line-break/>mentem medicor esse; declaratur autum in corpore is asse-<text:line-break/>etus esse .qui reddit arteriam duram. Haec est siccitas,<text:line-break/>vel constrictio a frigore, vel teri fio. .Siccitas .quidem in<text:line-break/>ardentissimis febribus, <text:span text:style-name="Default_20_Paragraph_20_Font"><text:span text:style-name="T2">r</text:span></text:span>ubi maligne producuntur, et .prae-</text:p>
      <text:p text:style-name="P3">cipue ex torrid<text:span text:style-name="Default_20_Paragraph_20_Font"><text:span text:style-name="T2">o</text:span></text:span> marc<text:span text:style-name="Default_20_Paragraph_20_Font"><text:span text:style-name="T2">o</text:span></text:span>re certisque melancholiae et quar-<text:line-break/>lanae febris generibus. Constrictio ex frigore fit per frigi-<text:line-break/>dae intempestivum potum et immodicum, velper-balueas<text:line-break/>similes , ex refrigerantibus item pomis intempestive ingestis<text:line-break/>vel praeter modum; denique ex iis quaecunque multum<text:line-break/>folent frigidae pituitae gignere , quem Praxagoras vitreum<text:line-break/>succum solet appellare. Tensio ex convellentibus affectibus<text:line-break/>et ingentibus inflammati<text:span text:style-name="Default_20_Paragraph_20_Font"><text:span text:style-name="T2">o</text:span></text:span>nibus. Ex scurrilis vero cousirictio<text:line-break/>arteriarum atque tensio nascitur, quod quidem accidit po-<text:line-break/>tissinrum ex jecinore et liene; ex his enim visceribus pul-<text:line-break/>sus. apertissime ridentur et perpetuo duri, scirrho prae<text:span text:style-name="Default_20_Paragraph_20_Font"><text:span text:style-name="T2">t</text:span></text:span>er-<text:line-break/>tim affectis; .et vero etiam in magnis inflammationibus. Sed<text:line-break/>tactu ejusm<text:span text:style-name="Default_20_Paragraph_20_Font"><text:span text:style-name="T2">o</text:span></text:span>di assectus deprehendentur, et per urinas, et<text:line-break/>alvi . excrementa , per universi corporis denique colorem<text:line-break/>et linguae ; jam etiam per febrium genus. Qui porro alii<text:line-break/>corporis affectus pulsum creant durum, partim originem<text:line-break/>ex recentibus offensionibus repentinam -trahunt, reliqui<text:line-break/>omnes. pedetentitn. .offensiones quae inducunt ejuscem<text:span text:style-name="Default_20_Paragraph_20_Font"><text:span text:style-name="T2">o</text:span></text:span>di</text:p>
      <text:p text:style-name="P3">affectus sunt vini potio intempestiva et frigidae, saepe<text:line-break/>etiam poma refrigerantia et frigidum balneum. Depre-<text:line-break/>hendes noxam a vino illatam , quum subito pulsus non du-<text:line-break/>rus modo sit, sed major etiam et celerior. et vehementior.<text:line-break/>Caeteras a rino in communi discernes, quod nec nragnitu-<text:line-break/>dinenr adjrmctanr <text:span text:style-name="Default_20_Paragraph_20_Font"><text:span text:style-name="T2">n</text:span></text:span>ec vehementiam nec celeritatem ha-<text:line-break/>beant; lingulas seorsum nunc clarius, nunc obscurius<text:line-break/>et per coniecturam. Clarius, ubi symptoma aliquod conse-<text:line-break/>quatur, quod pomis solet succedere, inflatio ventris inquam,<text:line-break/>aut mendicatio corruptorum, aut stomachi aliqua compressio,<text:line-break/>aut delirium, ut a pomis vinosis, aut vomitus, aut alvi<text:line-break/>dejectio humidior et largior. Haec scilicet non per- signa,<text:line-break/>sed ipsam aperte demousiraut substantiam comestorum;<text:line-break/>quod nisi horum quid adsit ; nec a vino signorum, aqua sri-<text:line-break/>gida est quae offendit vel pota vel intempestive in ipsa<text:line-break/>lotos. At vero ut haec securius omnia confirmare possis,<text:line-break/>metuentium et angore conceptorum pulsus magno .indicio</text:p>
      <text:p text:style-name="P2">ru<text:span text:style-name="Default_20_Paragraph_20_Font"><text:span text:style-name="T2">a</text:span></text:span>t. At fi prius dictis postea hoc semper addas , aegrotum<text:line-break/>.aliter ac praescriptum sit fecisse , magis confirmatam p<text:span text:style-name="Default_20_Paragraph_20_Font"><text:span text:style-name="T2">r</text:span></text:span>ae-<text:line-break/>stabis , et suspiciendam praedictionem , ut subinde fidem<text:line-break/>astantes luon habeant, nec ex pulsibus credant tale quid di-<text:line-break/>.ctum esse , sed consciorum aliquem detulisse aegroti pecca-<text:line-break/>tum. Tangendi autem accurate sunt pulsus, deinde quod<text:line-break/>indicant signa, proferendum: ac tum denuo sunt tangendi,<text:line-break/>animadvertendumque, ecquid aegrotus commotus sit. Qui<text:line-break/>ii omni siti perturbatione liber, ride nunquid commento-<text:line-break/>rato<text:span text:style-name="Default_20_Paragraph_20_Font"><text:span text:style-name="T2">r</text:span></text:span>um signorum aut omiseris, aut parum probe perpen-<text:line-break/>deris. Si. vero fit. perturbatus atque rideatur angi, vel<text:line-break/>vereri, cave mox signo adhibeas fidem; frequenter enim<text:line-break/>fit ut <text:span text:style-name="Default_20_Paragraph_20_Font"><text:span text:style-name="T2">n</text:span></text:span>o<text:span text:style-name="Default_20_Paragraph_20_Font"><text:span text:style-name="T2">n, </text:span></text:span>quo conscii Ubi talis admissi sint, angantur ae-<text:line-break/>groti, sed quod ita sere sint comparati ut statim expave-<text:line-break/>luant; at luis mox pulsus consistit, Qui vero plane in culpa<text:line-break/>, sunt, quam tu diu de eo confi<text:span text:style-name="Default_20_Paragraph_20_Font"><text:span text:style-name="T2">r</text:span></text:span>mes quicquam, tam diu me-</text:p>
      <text:p text:style-name="P1">tus proprius pulsus apparet. Atque peccata quae .lracte-<text:line-break/>nus exposuimus omnia aut inflammationibus, aut fcirrliis,</text:p>
      <text:p text:style-name="P3">aut ficcitatibus, aut viscerum per frigiditatem constrictioni-<text:line-break/>lius augendis, alterationem quam diximus inducunt.<text:line-break/>Nervorum ver<text:span text:style-name="Default_20_Paragraph_20_Font"><text:span text:style-name="T2">o</text:span></text:span> originem fi quid occupet tale, allectum con-<text:line-break/>vulsivum creat sic appello illos assectus, qui ante mortem<text:line-break/>necessario convulsionis aliquod habent symptoma. Qui qui-<text:line-break/>dem moriuntur omnes etiam calidi, contra ac illi qui cor-<text:line-break/>ripiuutur syncope ; hi enim vehementer etiam frigidi vivunt<text:line-break/>adhuc. Quibus vero nervorum propaginem occupavit. con-<text:line-break/>vulsivus affectus, quum plane jam expirave<text:span text:style-name="Default_20_Paragraph_20_Font"><text:span text:style-name="T2">r</text:span></text:span>unt, diutissime<text:line-break/>permanent calidi. Horum pulsus omnium statim primo oc-<text:line-break/>cursu exercitatis in tangendo tensionem produnt, et motum<text:line-break/>veluti convulfivum detegunt. Quod fi quis, cui comme-<text:line-break/>moratus pulsus est, ab alvo plu<text:span text:style-name="Default_20_Paragraph_20_Font"><text:span text:style-name="T2">r</text:span></text:span>a deliniat, id quod evenit ex<text:line-break/>faci<text:span text:style-name="Default_20_Paragraph_20_Font"><text:span text:style-name="T2">n</text:span></text:span>oris scirrhis, non amplius hi habent pulsum longum,<text:line-break/>scd aut moderato assimilem longitudine, aut etiam -brevio-<text:line-break/>suem. Jam hoc quoque in omnibus duris pulsibus pariter-<text:line-break/>que marris operae p<text:span text:style-name="Default_20_Paragraph_20_Font"><text:span text:style-name="T2">r</text:span></text:span>etium est nosse, citissime vibratos eos</text:p>
      <text:p text:style-name="P3">effici; et qui vibrati non sunt, vel ob vitalis facultatis im-<text:line-break/>hecillitatenr vel ob remissionem usus , vel amborum concur-<text:line-break/>fum non recipere illos eum motum. Nam siquidem usus<text:line-break/>magnam distentionem postulet, sacultasque vitalis efficere<text:line-break/>valeat, fed unum refragetur corpus arteriae , quod attolli lu<text:line-break/>magnam distentionem per duritiem nequeat, vibratio in eum<text:line-break/>statum incidit. Nulla p<text:span text:style-name="Default_20_Paragraph_20_Font"><text:span text:style-name="T2">r</text:span></text:span>aeterea ratione fiat arteriae vibra-<text:line-break/>tus motus. Quocirca hic pulsus, qui videtur vibratione<text:line-break/>vacare, aut extremam imbecillitatem facultatis, aut exolu-<text:line-break/>tionem u<text:span text:style-name="Default_20_Paragraph_20_Font"><text:span text:style-name="T2">t</text:span></text:span>us declarat maximam. At vibratus si sit, conum -<text:line-break/>tionis continuo nonnihil annunciat facultatem obtinere , nec<text:line-break/>pulsuum usum generandorum semel esse exoletum; nec vero<text:line-break/>devenit ad mammam parvitatem , sicuti dixi tuus propositum<text:line-break/>pullum facere. Ad eundem modum, fi pulfus citra vibra-<text:line-break/>tionem longior justo fit angustiorqne et humilior , non Ion-<text:line-break/>gissime tamen a natura in fingusis his recesserit, sed aliquan-.<text:line-break/>tum, attendendum est durusne sit et non vibratus, aut</text:p>
      <text:p text:style-name="P3">plane duritie liber sit; si enim durus sit, sed absque vibra-<text:line-break/>tione, frigiditatem, vel facultatis imbecillitatemiudicat , vel<text:line-break/>utramque simul. Haec discernito ex consequentibus ; nam<text:line-break/>cui tusis pulsus ex sola refrigeratione fit, statim adjunctam<text:line-break/>tarditatem habet raritatemque ; cui ex imbecillitate saculta-<text:line-break/>tis, sociam sibi remissionem habet. Quod si jam usus constet<text:line-break/>immotus, tanto erit pulsus celerior .naturali et crebior<text:line-break/>quantum a modo deflexerit parvitas. Sin autem quo facul-<text:line-break/>tas sit imbecillior, eo exolutior usus sit, pulsus esse <text:span text:style-name="Default_20_Paragraph_20_Font"><text:span text:style-name="T4">similis<text:line-break/></text:span></text:span>lu utraque differentia moderato videbitur, nec celerior, nec<text:line-break/>tardior, vel crebrior, vel rarior; at si excedat alterum,<text:line-break/>pro excessus ratione, sicut ante est dictum,. si vero simul et<text:line-break/>durus et xibratus sit, significabit eosdem assectus. a quibus<text:line-break/>diximus supra durum pulsum constitui, verum non hnbecil-<text:line-break/>lam facultatem tamen, ut in illis, neque exulatum usum.<text:line-break/>Quanta vero utriusque sit noxa in facultate, declarabit ve-</text:p>
      <text:p text:style-name="P3">hementiae et remissionis differentia, una cum quantitate<text:line-break/>vibrationis, in usu vero differentia celeritatis et crebrita-<text:line-break/>lis cum vibrationis item quantitate. Reliqua ex ante dictis<text:line-break/>etiam conticit<text:span text:style-name="Default_20_Paragraph_20_Font"><text:span text:style-name="T2">o. </text:span></text:span>Haud aliter fi n<text:span text:style-name="Default_20_Paragraph_20_Font"><text:span text:style-name="T2">o</text:span></text:span>n paulum, nec multum^<text:line-break/>tribus differentiis a natura recedat, sed fic mediocriter et<text:line-break/>modice ex dictis discrimina notat<text:span text:style-name="Default_20_Paragraph_20_Font"><text:span text:style-name="T2">o. </text:span></text:span>At saepe in eiuscem<text:span text:style-name="Default_20_Paragraph_20_Font"><text:span text:style-name="T2">o</text:span></text:span>di<text:line-break/>pulsibus, , iis dico qui exiguam a natura in l<text:span text:style-name="Default_20_Paragraph_20_Font"><text:span text:style-name="T2">o</text:span></text:span>ngitudinem,<text:line-break/>angustiam et humilitatem habent mutationem, non m<text:span text:style-name="Default_20_Paragraph_20_Font"><text:span text:style-name="T2">o</text:span></text:span>do<text:line-break/>nihil animadvertitur duritiei, verum mollitie etiam praediti<text:line-break/>sunt insigni; id quod et huic accidit ob easdem genere cau-<text:line-break/>sas : variatur autem quantitate in Ungulis. Sive enim pr<text:span text:style-name="Default_20_Paragraph_20_Font"><text:span text:style-name="T2">o-<text:line-break/></text:span></text:span>pter facultatis imbecillitatem . minor m<text:span text:style-name="Default_20_Paragraph_20_Font"><text:span text:style-name="T2">o</text:span></text:span>derato pulsus fiat,<text:line-break/>facultatis ostenditur major offensio; sive pr<text:span text:style-name="Default_20_Paragraph_20_Font"><text:span text:style-name="T2">o</text:span></text:span>pter exolutio-<text:line-break/>nemusus; majus et. hujus esse vitium, quo enim tunicae<text:line-break/>mollities ad distentionis - magnitudinem est promptior, hoc<text:line-break/>causam quae moliatur parvum pulsum declarabit esse<text:line-break/>majorem. Sane imbecillitas facultatis quam sit magna, satis</text:p>
      <text:p text:style-name="P3">ex quantitate remissionis apparebat; huc cumulus accessit<text:line-break/>quod nunc diximus. At usus exolutio in quantum inciderit<text:line-break/>vitium, exsulis quae diximus signis invenitur; de quibus<text:line-break/>dicemus etiam inferius nonnihil, ubi connectamus mutuo<text:line-break/>pulsuum genera, lu praesentia enim hoc non instit<text:span text:style-name="Default_20_Paragraph_20_Font"><text:span text:style-name="T4">uim</text:span></text:span>us,<text:line-break/>sed quum exponere de genere quantitatis distentionis coepi<text:span text:style-name="Default_20_Paragraph_20_Font"><text:span text:style-name="T2">t-<text:line-break/></text:span></text:span>semns , simul esta attingere sumus coacti. Quare. redeamus<text:line-break/>ad primum institutum, acad reliqua genera transeamus;<text:line-break/>neque enim quod alios item ex tabella pulsus percurramus,<text:line-break/>causam arbitror ullam esse; verum eadem ratione et via<text:line-break/>quam restituimus in longo , angusto et humili , reliquos<text:line-break/>singulos expl orabimus. Ac primum removebimur qui<text:line-break/>propter corporis habitudinem longitudine , vel latitudine,<text:line-break/>vel profunditate variant, ut non magni tantum, .vel parvi<text:line-break/>rideantur, deinde causas co<text:span text:style-name="Default_20_Paragraph_20_Font"><text:span text:style-name="T2">n</text:span></text:span>siderabimus per quas aut<text:line-break/>julto majores fiunt, aut minores. Atque de genere pulsuum</text:p>
      <text:p text:style-name="P3">quidem quod consistit in quantitate distentionis fatis in<text:line-break/>prae<text:span text:style-name="Default_20_Paragraph_20_Font"><text:span text:style-name="T2">s</text:span></text:span>entia.</text:p>
      <text:h text:style-name="Heading_20_2" text:outline-level="2">Cap. v </text:h>
      <text:p text:style-name="P11">Poithac de illorum in celeritatem et tar-<text:line-break/>dilatem mutatione , quod ipsius motus est arteriarum genus<text:line-break/>in primis pr oprimn , agemus. Porro sumendum hic quo-<text:line-break/>que est ad distinguenda homonyma initium. Nam dicitur<text:line-break/>celer pulsus nunc ut cum moderato comparatur, nu<text:span text:style-name="Default_20_Paragraph_20_Font"><text:span text:style-name="T2">n</text:span></text:span>c ut<text:line-break/>cum quolibet alio. Praeterea ipsa ille moderatus interdum<text:line-break/>ab<text:span text:style-name="Default_20_Paragraph_20_Font"><text:span text:style-name="T2">s</text:span></text:span>olute dicitur, quem in optima conspicimus natura; in-<text:line-break/>terdum de unoquoque homine qui inculpata fit sanitate.<text:line-break/>Hic ex comparatione absolute moderati existimatur , docet-<text:line-break/>que quodnam fit temperamentum; ac celerior quidem casi-<text:line-break/>dius, tardior frigidius declarat tempe<text:span text:style-name="Default_20_Paragraph_20_Font"><text:span text:style-name="T2">r</text:span></text:span>amentum. Verum<text:line-break/>solam plane non est invenire mutationem in celeritatem et<text:line-break/>tarditatem nec in fanis nec in affectis corpo<text:span text:style-name="Default_20_Paragraph_20_Font"><text:span text:style-name="T2">r</text:span></text:span>ibus; nam<text:line-break/>qur calidio<text:span text:style-name="Default_20_Paragraph_20_Font"><text:span text:style-name="T2">r</text:span></text:span>e est temperamento quam simpliciter modera-<text:line-break/>tus, fi pulsum habere rideatur celeriorem, eum habet ne-</text:p>
      <text:p text:style-name="P3">cessatio etiam majorem; et cui pulsus est aliqua occasione<text:line-break/>solito celerior, omnino etiam major est. Neute<text:span text:style-name="Default_20_Paragraph_20_Font"><text:span text:style-name="T2">r</text:span></text:span> tamen est<text:line-break/>horum necessario crebrior , siquidem crebritas illis ubi calor<text:line-break/>cumulatus copiosior accedit Itaque cum celeritate modo<text:line-break/>magnitudo, modo etiam crebritas conjuncta est, atque etiam<text:line-break/>interdum sola crebritas, quum aliquem praetereuntes, qui<text:line-break/>maximam quae eo tempore contingat distentionem obti-<text:line-break/>neat, delude reversi parem offendamus magnitudinem, sed<text:line-break/>celeritatem majore<text:span text:style-name="Default_20_Paragraph_20_Font"><text:span text:style-name="T2">n</text:span></text:span>rg huic enim simul crebritatem necesse<text:line-break/>est increvisse. Quod si quem relinquamus qui usum ha-<text:line-break/>beat pulsuum exoletum, ac reversi lu celeritatem pulsum<text:line-break/>inveniamus auctum, tum non auctus tantum celeritate est,<text:line-break/>sedet crebritate plane et magnitudine , quandoquidem usus<text:line-break/>exolutio in raritatem clarius , deinde in tarditatem , postea<text:line-break/>in parvitatem, pulsum convertit; Et item quoque muta-<text:line-break/>tiones in parvitatem pulsuum partim ex moderato statim in<text:line-break/>raritatem simul mutantur, subinde etiam in parvitatem , ubi</text:p>
      <text:p text:style-name="P3">amplius usus fit immrnutus; partim ex statibus non natura-<text:line-break/>libus nu<text:span text:style-name="Default_20_Paragraph_20_Font"><text:span text:style-name="T2">n</text:span></text:span>c aucto usu , saepe una cum mutatione in parvita-<text:line-break/>tem , interdum cum raritate;. nonnunquam cum mutatione<text:line-break/>lu utramque, nunc diminuto usumutationes fiunt pulsuum<text:line-break/>in tarditatem cum raritate et parvitate. Habes . primas et<text:line-break/>simplicissimas pulsuum mutationes in celeritatem et tardita-<text:line-break/>tem , harunrque causae antecedentes et externae eadem i<text:span text:style-name="Default_20_Paragraph_20_Font"><text:span text:style-name="T2">n-<text:line-break/></text:span></text:span>veniuntm ratione atque illae quas de magnitudine et<text:line-break/>parvitate exposuimus. Mixtae vero mutationes atque<text:line-break/>compositae cum vehementia et remissione, vel duritie, vel<text:line-break/>mollitie constanti Quae etiam examinandae sunt atque<text:line-break/>discernendae eadem via rationeque, quam quum de longo,<text:line-break/>angusto et humili disputaremus, declaravimus, quo cogno-<text:line-break/>scamus quae causa sit quamobrem in celeritatem , vel tar-<text:line-break/>ditatem pulsus variavit; potest enim , uti diximus ob usum<text:line-break/>auctum pulsus m celeritatem crevisse ; potest etiam ob mol-<text:line-break/>litium arteriae et facultatis r<text:span text:style-name="Default_20_Paragraph_20_Font"><text:span text:style-name="T2">o</text:span></text:span>bur. Sed enim quum non</text:p>
      <text:p text:style-name="P3">diversus sit mollitie, duritie, vehementia, remissione, solus<text:line-break/>mutationem usus induxerit ; at si cum horum aliquo , causa<text:line-break/>inquirenda et exploranda praepollens est, sicut ante de-<text:line-break/>claravimus. Exempli gratia .si simul et celerior esse et<text:line-break/>mollior rideatur, animadvertendun est muto<text:span text:style-name="Default_20_Paragraph_20_Font"><text:span text:style-name="T2">n</text:span></text:span>e celerior<text:line-break/>sit quanto mollior, an magis. Nam si quanto est mollior,<text:line-break/>tanto etiam celerior fit, alle<text:span text:style-name="Default_20_Paragraph_20_Font"><text:span text:style-name="T2">v</text:span></text:span>ationem a sola mollitie mutua-<text:line-break/>vit; sin multo celerior quam mollior, non a mollitie tan-<text:line-break/>tum, sed et ab usu aucto; c<text:span text:style-name="Default_20_Paragraph_20_Font"><text:span text:style-name="T2">o</text:span></text:span>ntra si multo m<text:span text:style-name="Default_20_Paragraph_20_Font"><text:span text:style-name="T2">o</text:span></text:span>lli<text:span text:style-name="Default_20_Paragraph_20_Font"><text:span text:style-name="T2">o</text:span></text:span>r quam<text:line-break/>celerior, quanto mollior est tantum detraxit solius usus<text:line-break/>ex<text:span text:style-name="Default_20_Paragraph_20_Font"><text:span text:style-name="T2">o</text:span></text:span>lutio. Ad hunc m<text:span text:style-name="Default_20_Paragraph_20_Font"><text:span text:style-name="T2">o</text:span></text:span>dum si pariter celeri<text:span text:style-name="Default_20_Paragraph_20_Font"><text:span text:style-name="T2">o</text:span></text:span>r et veste-<text:line-break/>meutior sit, num tanto celeri<text:span text:style-name="Default_20_Paragraph_20_Font"><text:span text:style-name="T2">o</text:span></text:span>r sit quanto vehementi<text:span text:style-name="Default_20_Paragraph_20_Font"><text:span text:style-name="T2">o</text:span></text:span>r,<text:line-break/>c<text:span text:style-name="Default_20_Paragraph_20_Font"><text:span text:style-name="T2">o</text:span></text:span>nsiderandum est, ita enim celeritatis solum facultatis robur<text:line-break/>causa sit; sin celeri<text:span text:style-name="Default_20_Paragraph_20_Font"><text:span text:style-name="T2">o</text:span></text:span>r quam vehementi<text:span text:style-name="Default_20_Paragraph_20_Font"><text:span text:style-name="T2">o</text:span></text:span>r, quo celeri<text:span text:style-name="Default_20_Paragraph_20_Font"><text:span text:style-name="T2">o</text:span></text:span>r est,<text:line-break/>h<text:span text:style-name="Default_20_Paragraph_20_Font"><text:span text:style-name="T2">o</text:span></text:span>c de usu aucto accepit ; at si vehementior multo quam<text:line-break/>celeri<text:span text:style-name="Default_20_Paragraph_20_Font"><text:span text:style-name="T2">o</text:span></text:span>r, n<text:span text:style-name="Default_20_Paragraph_20_Font"><text:span text:style-name="T2">o</text:span></text:span>n robur tantum facultatis, fed etiam frigiditas</text:p>
      <text:p text:style-name="P3">aliqua alle<text:span text:style-name="Default_20_Paragraph_20_Font"><text:span text:style-name="T2">v</text:span></text:span>avit pulsus. Si .jam celerior .simul et mollior<text:line-break/>vehementior que appereat, lingula<text:span text:style-name="Default_20_Paragraph_20_Font"><text:span text:style-name="T2">t</text:span></text:span>i experientia opus est<text:line-break/>cognituro, utrum tanto celerior fit moderato, quanta ex<text:line-break/>ambabus causis facta accessio est, ex mollitie et contentione,<text:line-break/>an <text:span text:style-name="Default_20_Paragraph_20_Font"><text:span text:style-name="T2">n</text:span></text:span>on tanto. Nam si tanto, ob illa sola est immutatus; si<text:line-break/>magis , accessit incrementum usus ; sin minus , etiam propter<text:line-break/>usum exoletum. Eadem ratio in pulsuum mutatio<text:span text:style-name="Default_20_Paragraph_20_Font"><text:span text:style-name="T2">n</text:span></text:span>e in tar-<text:line-break/>dilatem ineunda est, ex ustore dumtaxat exoleto, an ex<text:line-break/>imbecillitate facultatis, an ex duritie instrumentorum oria<text:line-break/>alteratio siti Ac ob usum susum variatum fuisse probabile<text:line-break/>est pulsum, si quando nec durior nec imbecillior inveniatur,<text:line-break/>ob facultatis infirmitatem , ubi quanto languidior fit, tanto<text:line-break/>etiam tardior, atque ob duritiem item instrumentorum,<text:line-break/>quum tanto sit tardior quanto durior. Sin autum mullo<text:line-break/>tardior moderato rideatur quam languidior, in eum flatum<text:line-break/>ex imbecillitate et frigiditate incinit, causamque lu eo exu-</text:p>
      <text:p text:style-name="P3">perantem ex collatione reperies ad naturalem et m<text:span text:style-name="Default_20_Paragraph_20_Font"><text:span text:style-name="T2">o</text:span></text:span>dera-<text:line-break/>tum. Si enim numeris forte quinque de natura remissio de-<text:line-break/>flectere rideatur et quindecim tarditas, praestare in eo<text:line-break/>pulsu constituendo frigidam causam, non imbecillitatem sa-<text:line-break/>C <text:span text:style-name="Default_20_Paragraph_20_Font"><text:span text:style-name="T2">a</text:span></text:span>llatis esse causam dicendum esu Sin quindecim tarditas<text:line-break/>numeris appereat, decem autem remissio, in hujus pulsus<text:line-break/>constitutione frigiditatem excedit imbecillitas. Si vero mi-<text:line-break/>nori excessu sit tardior , majori vero sit languidi<text:span text:style-name="Default_20_Paragraph_20_Font"><text:span text:style-name="T2">o</text:span></text:span>r, ex fa-<text:line-break/>cultatis imbecillitate et cal<text:span text:style-name="Default_20_Paragraph_20_Font"><text:span text:style-name="T2">o</text:span></text:span>re quoque is natus sit. Ac<text:line-break/>magnitudinem quidem utriusque causae ex proportionis ex-<text:line-break/>cessu invenies. Atque hoc memoria tenendum est, haec<text:line-break/>omnia dici amoto ascititio motu. Pari modo, ubi cum<text:line-break/>mutatione in tarditatem invenitur aliqua durities, attenden-<text:line-break/>dum est , ex sula duritie mutatio , an ex ambabus , incidat.<text:line-break/>Si enim quanto tardior sit pulsus tanto etiam rideatur du-<text:line-break/>rior, alterationis sola durities causa est; si vero multo ter-</text:p>
      <text:p text:style-name="P3">dior quam durior , non modo durities , verum etiam frigi-<text:line-break/>ditas, atque invenias ad eundem modum lue fortiorem<text:line-break/>causam atque declaratum est paulo ante. At si magis sit<text:line-break/>durior quam tardior, non nomine duritiei tantum, verum<text:line-break/>caloris etiam, talis evasit; ac vero hic quoque ex propor-<text:line-break/>thuris excessu perfpiries causae utriusque magnitudinem.<text:line-break/>Jam vero si tardior simul et durior sit atque languidior,<text:line-break/>exercitatum hic quoque oportet esse, qui sit perspecturus,<text:line-break/>an tanto tardior sit moderato , quantum accessit ex utrisque<text:line-break/>causis, imbecillitate et duritie, necne. Etenim si tanto,<text:line-break/>ob illas est folas mutatus ; quod si magis, adjuncta jam est<text:line-break/>usus exolutio, si minus, etiam propter usus lucrementutn.</text:p>
      <text:h text:style-name="Heading_20_2" text:outline-level="2">Cap. VI. </text:h>
      <text:p text:style-name="P11">Quum vero jam fatis de his tractaverimus,<text:line-break/>quod ad hunc locum attinet, lue disputationem aliquantisper<text:line-break/>sistamus, ac prius quam aliud genus in manus sumamus,<text:line-break/>quaedam faciamus ut commemoremus et ad superiorem</text:p>
      <text:p text:style-name="P3">et sequentem sermonem accommoda. Nam quatuor quum<text:line-break/>sint in distentione arteriae generales differentiae , prima ea-.<text:line-break/>demque ante caeteras pulsuum propriae , quae in qualitate<text:line-break/>consistit motus ; altera quae in quantitate distentionis ; ne-<text:line-break/>que hic nos neque in primo De pulsuum differentiis libro<text:line-break/>de priori magis propria verba fecimus, quod cognitu diffi-<text:line-break/>cilior sit, fed de illa quam dignoscant tirones clarius et<text:line-break/>quae ideo sit ad denunciandum aliquid utilior. Haec ha-<text:line-break/>bet extra ordinem illud quoque praeter alias omnes, ut<text:line-break/>complecti feptem et viginti videatu<text:span text:style-name="Default_20_Paragraph_20_Font"><text:span text:style-name="T2">r</text:span></text:span> pulsuum differentias,<text:line-break/>sint vero re vera tres ; nam in caeteris quidem <text:span text:style-name="Default_20_Paragraph_20_Font"><text:span text:style-name="T2">o</text:span></text:span>mnibus ge-<text:line-break/>nexibus quot natu<text:span text:style-name="Default_20_Paragraph_20_Font"><text:span text:style-name="T2">r</text:span></text:span>a sunt differentiae, tot apparenti Re-<text:line-break/>liqua fuit in distentione duo genera pulsuum, alterum fa-<text:line-break/>cultalem, alterum arteriae indicat tunicam, quod quidem<text:line-break/>est postremum, imo vero nec pr<text:span text:style-name="Default_20_Paragraph_20_Font"><text:span text:style-name="T2">o</text:span></text:span>prium, nec affine, fed<text:line-break/>genus pulsuum adventitium. Habent autum hoc duo haec<text:line-break/>genera, ut causam femper a qua generantu<text:span text:style-name="Default_20_Paragraph_20_Font"><text:span text:style-name="T2">r</text:span></text:span> offendunt</text:p>
      <text:p text:style-name="P3">aperte; duo illa genera superiora non perpetuo. Etenim<text:line-break/>duobus obvenit generibus posterioribus , ut ab una utrumque<text:line-break/>causa constituatur: primis ve<text:span text:style-name="Default_20_Paragraph_20_Font"><text:span text:style-name="T2">r</text:span></text:span>o duobus, ut ab omnibus cau-<text:line-break/>fis, quas tres frequent<text:span text:style-name="Default_20_Paragraph_20_Font"><text:span text:style-name="T2">o</text:span></text:span>r demonstravimus esse; quo etiam in<text:line-break/>generibus duobus primis difficilior est oratio ac pluribus<text:line-break/>ad caulam inveniendam distinctionibus indiget. lu reliquis<text:line-break/>duobus quum genus est causae unum utrobique tum vero<text:line-break/>quantitatis notitia certa.</text:p>
      <text:h text:style-name="Heading_20_2" text:outline-level="2">Cap. VII. </text:h>
      <text:p text:style-name="P11">Vehemens pulsus a facultatis semper ro-<text:line-break/>bore fit, ac quo sit vehementior tanto robur significat ma-<text:line-break/>jus esse facultatis ; languidus ex facultatis imbecillitate, ac<text:line-break/>quo fit languidior hoc facultatem quoque imbecilliorem esse<text:line-break/>demonstrat. Haud aliter durus pulfus efficitur ab arteriae<text:line-break/>tunica dura, mollis a molli. P<text:span text:style-name="Default_20_Paragraph_20_Font"><text:span text:style-name="T2">r</text:span></text:span>aeterea quantitas pulsus<text:line-break/>duritiei et mollitiei arteriae declarat quantitatem duritiei</text:p>
      <text:p text:style-name="P3">et mollitiei. Sed ver<text:span text:style-name="Default_20_Paragraph_20_Font"><text:span text:style-name="T2">o</text:span></text:span> qui messius est inter durum et mol-<text:line-break/>lem, qui etiam vocatur moderatus, primus natura est luter<text:line-break/>eos solusque naturalis. At inter languidum et vehemen-<text:line-break/>tem hac ratione messius est nullus, quod languidus sit ornat-<text:line-break/>dus ex facultate imbecilla et a natura defcifcente , velle-<text:line-break/>mens autem ex firma et recte habente. Verum alio modo,<text:line-break/>ut ante retulimus , medius fit aliquis inter languidum et<text:line-break/>vehementem ; modus autem dignoscendi per tactum adbibi-<text:line-break/>tum esu Nam quum a pulsu evertitur , vehementem eum<text:line-break/>vocamus ; quum ille evertat pulsum , languidum ; ubi neu-<text:line-break/>trum fit, messium dicimus hunc sortitum locum esse luter<text:line-break/>languidum et vehementem; qui quidem non aliter atque<text:line-break/>languidus praeter naturam est. Alienationes pulsuum<text:line-break/>quaedam lu remissionem et vehementiam et solae fiunt<text:line-break/>frequenter et ah una causa; quum enim tunica arteriae<text:line-break/>una cum usu innaturali constent statu et nonnihil inculta-</text:p>
      <text:p text:style-name="P2">tis contentio alteram fit, languidior lue quam vehementior<text:line-break/>priore pulsus redditur ; de assis vero generibus cum eo ni-<text:line-break/>hil mutatur , atque hoc pacto solae fiunt et ab mia causa.<text:line-break/>Alio modo ab una quidem causa,. sed non solae, nam ubi<text:line-break/>dissoluta admodum facultas fit, vel contenta, ut nondum<text:line-break/>a caulis aliis continentibus fit immutatus, mulari pulsus ab<text:line-break/>una causa accidet, genus vero non unum commutatum esse.<text:line-break/>- Nam si longe facultas imbecillior sit, non languidum modo,<text:line-break/>verum etiam parvum pulsum creabit; et quia parvum, sta-<text:line-break/>tim etiam crebrum ; at robustissima quum vehementissimum<text:line-break/>tum etiam majorem excitat pulsum, simulque, si nihil im-<text:line-break/>mutatus sit usus, rariorem. Mutatio jam pulsuum in duri-<text:line-break/>tiem et mollitiem, siquidem ab una causa procedat, omnino<text:line-break/>aliquod una de estis generibus mutabitur ; quod si sola con-<text:line-break/>stet, ex concursu plurium causarum constituitur. Simul<text:line-break/>autem et sola et ab una causa nequaquam fiat, nisi mini-</text:p>
      <text:p text:style-name="P3">tuo plane spatio a natura recesserit, ut quam minimo fiat<text:line-break/>pulsus durior, pari tamen magnitudine; at sic nec celeritas<text:line-break/>mutabitur nec crebritas. Verum apertior si fiat majorque<text:line-break/>durities, non poterit pulsus non esse min<text:span text:style-name="Default_20_Paragraph_20_Font"><text:span text:style-name="T2">o</text:span></text:span>r, tant<text:span text:style-name="Default_20_Paragraph_20_Font"><text:span text:style-name="T2">a</text:span></text:span>que etiam<text:line-break/>crebrior quanto min<text:span text:style-name="Default_20_Paragraph_20_Font"><text:span text:style-name="T2">o</text:span></text:span>r. Si vero simul et durior facta fit<text:line-break/>tunica arteriae et calor increverit, hoc pulsus moderato<text:line-break/>durior erit quo arteriae tunica, at magnitudine aequalis<text:line-break/>moderato; modo quantum calor mediocritatem excesserit,<text:line-break/>tento tunica arteriae naturali sit durior. Quando jam de<text:line-break/>his quoque sutis dictum est, quantum requirit praesens ar-<text:line-break/>gumentum, deinceps de antecedentibus et externis duorum<text:line-break/>generum , quae nunc explicarimus , causis agemus.</text:p>
      <text:h text:style-name="Heading_20_2" text:outline-level="2">Cap. VIII. </text:h>
      <text:p text:style-name="P11">Causae antecedentes, quae robur facul-<text:line-break/>tatis augent, partim in ipso sunt co<text:span text:style-name="Default_20_Paragraph_20_Font"><text:span text:style-name="T2">r</text:span></text:span>pore; ac hum<text:span text:style-name="Default_20_Paragraph_20_Font"><text:span text:style-name="T2">o</text:span></text:span>res qui-<text:line-break/>dam sunt semicocti et crusti, qui jam concoquuntur, et na-</text:p>
      <text:p text:style-name="P3">turae ad judicationem impetus, nisi lue fit etiam lu eodem<text:line-break/>genere, ad haec ira; partim extrinsecus adveniunt, ut.vi-<text:line-break/>num, ribus, exercitationes modicae; et etiam quae intem-<text:line-break/>periem corrigunt ipsius corporis et cordis et arteriarum,<text:line-break/>sive issi cibi sint, sive potus, sive etiam medicamenta. Dif-<text:line-break/>sclvunt vero facultatem inedia, vigiliae, fo licitudines,<text:line-break/>moerores , vacuationes imm<text:span text:style-name="Default_20_Paragraph_20_Font"><text:span text:style-name="T2">o</text:span></text:span>dicae per alvum , vel per uri-<text:line-break/>nas , vel vomitum , vel alterum profluvium sanguinis , ve-<text:line-break/>trementes dolores, vel cum quadam proprietate evenientes,<text:line-break/>ut quem stomacbicum affectum vocant qui syncopen inducit.<text:line-break/>His adjunge omnia quae cordis vel arteriarum creant in-<text:line-break/>temperiem, sive in corpore illa co<text:span text:style-name="Default_20_Paragraph_20_Font"><text:span text:style-name="T2">n</text:span></text:span>tineantur, ut in lucris,<text:line-break/>vel solidis partibus; sive foris etiam haec antecedant: quip-<text:line-break/>pe haec dissolvunt omnia facultatem immodice humectando,<text:line-break/>sicca<text:span text:style-name="Default_20_Paragraph_20_Font"><text:span text:style-name="T2">n</text:span></text:span>d<text:span text:style-name="Default_20_Paragraph_20_Font"><text:span text:style-name="T2">o</text:span></text:span> , calefaciendo , <text:span text:style-name="Default_20_Paragraph_20_Font"><text:span text:style-name="T2">r</text:span></text:span>efrigerando , digere<text:span text:style-name="Default_20_Paragraph_20_Font"><text:span text:style-name="T2">n</text:span></text:span>do. At vero<text:line-break/>quae causae antecedentes et externae pulsum duriorem<text:line-break/>efficiunt, supra exposuimus, quum de longo simul et an-</text:p>
      <text:p text:style-name="P3">gusto et humili dissereremus. Nihil est ergo , cur easdem<text:line-break/>hoc loco recenseamus, fed tantum fi mollis causas addideri-<text:line-break/>mus , finem hic satiemus libri.</text:p>
      <text:h text:style-name="Heading_20_2" text:outline-level="2">cap. IX. </text:h>
      <text:p text:style-name="P11">Mollem reddunt arteriam humidus cibus<text:line-break/>ac frequentiores balueae , iomni multi, mollior vita et vo-<text:line-break/>luptates, atque haec quidem intra septa manent naturae.<text:line-break/>Praeter naturam, in comate, lethargo, hydrope, etsi quae<text:line-break/>sunt alia quae arteriarum tunicas imbuunt larga humrdita-<text:line-break/>te , maxime pituitosa , de quibus infra , quum de morbis<text:line-break/>dicam, prolixius agam. Nunc jam tempus est ut hunc<text:line-break/>librum finiamus , si in summam qui in eo fit fructus sub-<text:line-break/>duxerimus. Est autem lue. Praesentem dispofitionem sin-<text:line-break/>gestarunt causarum continentium pulsus primam indicant,<text:line-break/>qua cognita antecedentes et exlernae causae deprehendat,-<text:line-break/>tur ipsius primae inter illas , atque in hoc constat praeteri-<text:line-break/>torum praesagitio , futurorum vero ex iis quae dispositiones</text:p>
      <text:p text:style-name="P3">comitantur, petuntur praesagia, quorum quemadmodum<text:line-break/>unumquodque potissimum fiat lu loquentibus libris decla<text:span text:style-name="Default_20_Paragraph_20_Font"><text:span text:style-name="T2">r</text:span></text:span>a-<text:line-break/>bo, prius in fecundo stamen horum commentari<text:span text:style-name="Default_20_Paragraph_20_Font"><text:span text:style-name="T2">o</text:span></text:span>rum quod<text:line-break/>restat adhuc instituimus persequi..</text:p>
      <text:h text:style-name="P6" text:outline-level="1"><text:bookmark-start text:name="bookmark2"/><text:span text:style-name="Default_20_Paragraph_20_Font">GALENI DE PRAESAGITIONE Ex<text:line-break/>PVLSIBVS LIBER II.</text:span><text:bookmark-end text:name="bookmark2"/></text:h>
      <text:h text:style-name="Heading_20_2" text:outline-level="2">Cap. I. </text:h>
      <text:p text:style-name="P11">De primis quidem et ut dixerit aliquis<text:line-break/>maxime elementariis pulsibus, quorum in distentione arte-<text:line-break/>riae dign<text:span text:style-name="Default_20_Paragraph_20_Font"><text:span text:style-name="T2">a</text:span></text:span>tio, superiore libro explicata est; de reliquis vero<text:line-break/>deinceps exorsi a contractione tractabimus. Habet- quatuor<text:line-break/>haec quoque genera pulsuum quot scilicet distentio, velocior<text:line-break/>etenim et tardior, major, minor, vehementior, languidior, st<text:line-break/>naturam ipsam spectes .rei, contractionis motus fit ; et hercle</text:p>
      <text:p text:style-name="P3">etiam arteriae corpus aut durum efficitur , aut molle;<text:line-break/>quare et ob id pulsus durus veli messis efficitur; haud<text:line-break/>dignoscas famen horum generum praeter tarditatem unam<text:line-break/>et celeritatem ullum, .imo ne has quidem ubique, sed i<text:span text:style-name="Default_20_Paragraph_20_Font"><text:span text:style-name="T2">n</text:span></text:span> illis<text:line-break/>pulsibus , ubi sensu contractio animadverti possit , ut i<text:span text:style-name="Default_20_Paragraph_20_Font"><text:span text:style-name="T2">n</text:span></text:span> pri-<text:line-break/>mo libro De pulsibus dignoscendis d<text:span text:style-name="Default_20_Paragraph_20_Font"><text:span text:style-name="T2">o</text:span></text:span>cuimus. Jam etiam in<text:line-break/>libro de usu pulsuum arteriae iunctionem demonstravimus<text:line-break/>contracti<text:span text:style-name="Default_20_Paragraph_20_Font"><text:span text:style-name="T2">o</text:span></text:span>nem esse n<text:span text:style-name="Default_20_Paragraph_20_Font"><text:span text:style-name="T2">o</text:span></text:span>n secus ac distenti<text:span text:style-name="Default_20_Paragraph_20_Font"><text:span text:style-name="T2">o</text:span></text:span>nem, utraque<text:line-break/>enim naturalis caloris tuetur commoderationem , distentio<text:line-break/>veluti i<text:span text:style-name="Default_20_Paragraph_20_Font"><text:span text:style-name="T2">n</text:span></text:span>spicatio quaedam excessum ardoris refrigerando , et<text:line-break/>ventilatione qu<text:span text:style-name="Default_20_Paragraph_20_Font"><text:span text:style-name="T2">o</text:span></text:span>d extinguitur incendendo, contractio lu<text:line-break/>modum expirationis suliginem expurgando. Ergo celeritas<text:line-break/>contractionis indicio erit fuliginosorum excrementorum in-<text:line-break/>gentem colligi c<text:span text:style-name="Default_20_Paragraph_20_Font"><text:span text:style-name="T2">o</text:span></text:span>piam expurgarique id temporis , quaud<text:span text:style-name="Default_20_Paragraph_20_Font"><text:span text:style-name="T2">o-<text:line-break/></text:span></text:span>cunque inveniatur; tarditas c<text:span text:style-name="Default_20_Paragraph_20_Font"><text:span text:style-name="T2">o</text:span></text:span>ntra, nec eius multum ex-<text:line-break/>erementi c<text:span text:style-name="Default_20_Paragraph_20_Font"><text:span text:style-name="T2">o</text:span></text:span>acervari, eoque nec requirere evacuati<text:span text:style-name="Default_20_Paragraph_20_Font"><text:span text:style-name="T2">o</text:span></text:span>nem.<text:line-break/>Magna enim copia per putretlines humorum acervatur, quae</text:p>
      <text:p text:style-name="P3">feb<text:span text:style-name="Default_20_Paragraph_20_Font"><text:span text:style-name="T2">r</text:span></text:span>es accendunt necessario ; quum corpus bonos humores<text:line-break/>habeat, pauca omni<text:span text:style-name="Default_20_Paragraph_20_Font"><text:span text:style-name="T2">n</text:span></text:span>o; i<text:span text:style-name="Default_20_Paragraph_20_Font"><text:span text:style-name="T2">n</text:span></text:span> estis statibus, qui medii inter hos<text:line-break/>sunt, pro proporti<text:span text:style-name="Default_20_Paragraph_20_Font"><text:span text:style-name="T2">o</text:span></text:span>ne .singulorum statuum ; inter edendum<text:line-break/>et dormie<text:span text:style-name="Default_20_Paragraph_20_Font"><text:span text:style-name="T2">n</text:span></text:span>dum plus, per vigilias et i<text:span text:style-name="Default_20_Paragraph_20_Font"><text:span text:style-name="T2">n</text:span></text:span>edias minus. Ea-<text:line-break/>dem pla<text:span text:style-name="Default_20_Paragraph_20_Font"><text:span text:style-name="T2">n</text:span></text:span>e ratione pr<text:span text:style-name="Default_20_Paragraph_20_Font"><text:span text:style-name="T2">o</text:span></text:span> ciborum natura ; in istis qui pravos<text:line-break/>humores gignunt , plus ; in sus minus , qui probos. In fe-<text:line-break/>bribus ad eundem modum, in accessi<text:span text:style-name="Default_20_Paragraph_20_Font"><text:span text:style-name="T2">o</text:span></text:span>nibus plus, aliis<text:line-break/>temp<text:span text:style-name="Default_20_Paragraph_20_Font"><text:span text:style-name="T2">o</text:span></text:span>ribus minus. Adeoque plus ex crassis et le<text:span text:style-name="Default_20_Paragraph_20_Font"><text:span text:style-name="T2">n</text:span></text:span>tis hu-<text:line-break/>m<text:span text:style-name="Default_20_Paragraph_20_Font"><text:span text:style-name="T2">o</text:span></text:span>ribus, cujusmodi pituitofi sunt et qu<text:span text:style-name="Default_20_Paragraph_20_Font"><text:span text:style-name="T2">o</text:span></text:span>s appellant crudos;<text:line-break/>ex biliosis minus et melancholicis , medi<text:span text:style-name="Default_20_Paragraph_20_Font"><text:span text:style-name="T2">o</text:span></text:span> modo ex sanguine,<text:line-break/>qui scilicet etiam putrescit in inflammationibus; unde oriun-<text:line-break/>tur febres quum aliis, tum illis quarum adeo est immo-<text:line-break/><text:span text:style-name="Default_20_Paragraph_20_Font"><text:span text:style-name="T2">i</text:span></text:span>licum ince<text:span text:style-name="Default_20_Paragraph_20_Font"><text:span text:style-name="T2">n</text:span></text:span>dium ut cutem demant et - affectum generent<text:line-break/>quem carbunculum vocant. Ejusdem fere naturae simt her-<text:line-break/>petes depascentes, quos appellavit Hipp<text:span text:style-name="Default_20_Paragraph_20_Font"><text:span text:style-name="T2">o</text:span></text:span>crates edentes, sci-<text:line-break/>licet in om<text:span text:style-name="Default_20_Paragraph_20_Font"><text:span text:style-name="T2">n</text:span></text:span>ibus lus affectibus putrescunt humores. Alio<text:line-break/>autem jam modo illi qui putrescunt in asperis arteriis</text:p>
      <text:p text:style-name="P3">succi; pulmoni enim sua vitia impertiunt, ac putrescit tem-<text:line-break/>poris progressu hoc etiam viscus. Ac coacervantur lu aspe-<text:line-break/>ris arteriis vel per distillationem e capite, vel ex pleuri-<text:line-break/>fide, vel peripneumonia, vel pulmonis affectu, vel angina,<text:line-break/>vel ex empyemate transumptu. originem lune ducunt putre-<text:line-break/>dinis, quod minus probe expuuntur, nam ut sunt vitiosi<text:line-break/>et locus calidus , maturam desiderant evacuationem. Subin-<text:line-break/>de etiam fit ut, quum pulmonis rumpatur vas aliquod, nn-<text:line-break/>mittat sanguinis in asperas arterias aliquid, qui quidem pu-<text:line-break/>trescens diuturnitate excilat tabem, quo etiam devenit ce--<text:line-break/>lerius quem vasa exulcerata emittunt. In omnibus sus<text:line-break/>quos collegi affectibus aliisque qui putredine sunt aliqua<text:line-break/>humorum praediti, arteriarum motus, quo intro feruntur,<text:line-break/>augetur et in quantitate, ut arctius illae contrahantur, sed<text:line-break/>hoc quidem sensu plane n<text:span text:style-name="Default_20_Paragraph_20_Font"><text:span text:style-name="T2">o</text:span></text:span>n dignoscas. At celeritatis clare<text:line-break/>animadvertitur incrementum, sacileque viro experto in hoc<text:line-break/>opere , qui nec ingredi quidem ad experiendum prius possit</text:p>
      <text:p text:style-name="P3">quam quae de dignoscendo prodidimus didicerit, qu<text:span text:style-name="Default_20_Paragraph_20_Font"><text:span text:style-name="T2">o</text:span></text:span>rum<text:line-break/>nos nihil ex priscis medicis docuit ullus, sed progrediuntur<text:line-break/>quidam usque ad verisimilem orationem, commentationes<text:line-break/>scilicet Herophilias quasdam de pulsuum rhythmis conseri-<text:line-break/>bendo ; aliqui inanem loquacitatem vocant eam meditationem<text:line-break/>penitusque eam repudiant, veritatem autem neutri cogno-<text:line-break/>vernnt, quod scilicet in celeritatum et tarditatem distentio-<text:line-break/>nis contractionisque respicere oportet, quarum multa valet<text:line-break/>utraque iudicare, ut summatim nunc declaravimus, expli-<text:line-break/>catini p<text:span text:style-name="Default_20_Paragraph_20_Font"><text:span text:style-name="T2">o</text:span></text:span>sthac , quum de morbis agemus datius.</text:p>
      <text:h text:style-name="Heading_20_2" text:outline-level="2">Cap. II </text:h>
      <text:p text:style-name="P11">Nunc quidem ad crebritatem me narita-<text:line-break/>temqne convertam; quarum duplex est utraque, quod etiam<text:line-break/>quieti contigit arteriae duplici esse , uni a distentione ante<text:line-break/>contractionem , alteri post contractionem ante distentionem.<text:line-break/>At quiddam ambabus est commune , aliquid proprium utri-<text:line-break/>que : commune, quod duabus de causis breviantur, vel quod<text:line-break/>productus sit motus, Vel quod .sequens anticipet; contra</text:p>
      <text:p text:style-name="P3">protenduntur, si vel brevior fuerit prior motus , vel si mo-<text:line-break/>retur posterior; utrique proprium quod denotare folent.<text:line-break/>Illud autem ab iis planum est significari quod ex producto<text:line-break/>altero motu, vel anticipante altero, potest proni; aut con-<text:line-break/>tra a breviato altero motu et morante altero. Quando<text:line-break/>enim sincerus calor paucissimisque inquinatus excrementis<text:line-break/>distentionem concitat rnajorem simulque celeriorem; contra<text:line-break/>qui confusus excrementis est putribus, contractionem; ubi<text:line-break/>ex anticipatione et magnitudine distentionis pulsus crebrior<text:line-break/>fiat, calorem purum indicabit multum in corpore increvisse;<text:line-break/>ubi ve<text:span text:style-name="Default_20_Paragraph_20_Font"><text:span text:style-name="T2">r</text:span></text:span>o, quod maturius incipiat contractio , impuri copiam<text:line-break/>atque excrementis referti caloris arguet. Nec aliter , quum<text:line-break/>rarior pullus externa quiete fit, fi quidem ob dissentionis<text:line-break/>brevitatem, refrigeratum calorem demonstrabit esse;. sin<text:line-break/>ob moram contractionis , fumosa imminuta esse excrementa ;<text:line-break/>iu quiete interna e uiverfo,.. si ex productione contractionis</text:p>
      <text:p text:style-name="P3">creber sit pulsus, ali abu<text:span text:style-name="Default_20_Paragraph_20_Font"><text:span text:style-name="T2">n</text:span></text:span>dantiam famosorum excremen-<text:line-break/>torum; si ob maturiorem distentionis exorsum, auctum ca-<text:line-break/>surem esse. . At vero quum rarior in hac quiete pulsus est,<text:line-break/>si ob imminutam contractionem , pauciora annunciabit ex-<text:line-break/>crementa; imminutumcalorem esse, si ob distentionis moram.<text:line-break/>Quod si conjuncta ambo sint, ut et protendatur motus prior<text:line-break/>et alter anticipet, sive lu externa hoc quiete, sive acridat<text:line-break/>in interna, compositum declaraverit affectum ex assis , quo-<text:line-break/>rum sigillatim significabat utcunque. ltidem fi pulsus sit ra- -<text:line-break/>rior, in utra haec coierint ambo quiete, contractus prior<text:line-break/>motus et multum tardans alter, erit status tum quoque<text:line-break/>duplex atque compositus ex utroque , quae jam ante deda-<text:line-break/>r animus, quum alteruter diminutus sit motus, tardet autem<text:line-break/>ac multo post incipiat alter. Verum enimvero non perinde<text:line-break/>est aperta utriusque quietis cognitio, externa enim clare<text:line-break/>sentitur, internam vero ne obscure quidem, nedum eviden-</text:p>
      <text:p text:style-name="P3">ter, sensu dignoscas ; at sola ad hanc nspires coniectura, si<text:line-break/>cossigas ex impetu utriusque luctus, praecipue in iis pulsi-<text:line-break/>bus in quibus clare sensus valet assequi. contractionem. Ac<text:line-break/>de hoc quoque genere pulsuum quantum refert ad propoli-<text:line-break/>tum diximus.</text:p>
      <text:h text:style-name="Heading_20_2" text:outline-level="2">Cap HI. </text:h>
      <text:p text:style-name="P11">Nunc postulat sermonis series ut de rhyth-<text:line-break/>mis exponamus, de quibus prolixius He<text:span text:style-name="Default_20_Paragraph_20_Font"><text:span text:style-name="T2">r</text:span></text:span>ophilus-disputavit,<text:line-break/>observationem potius et experientiam prodens quam ratio-<text:line-break/>nalem docens methodum. Nam rhythmos pulsuum per fin-<text:line-break/>gulas se<text:span text:style-name="Default_20_Paragraph_20_Font"><text:span text:style-name="T2">r</text:span></text:span>e animadversos. aetates conscribit, nec primum,<text:line-break/>quibus illos in naturis observaverit, nobis declarat, deinde<text:line-break/>ex ipfa institutione maniscstus est quod confusam habuerit<text:line-break/>nec distributam contractionis atque quietis notitiam. Nam<text:line-break/>si contractionem in senibus usque ad decem prima tempora<text:line-break/>extendi putet posse, planissime veram contractionem sensit<text:line-break/>nunquam. Haec enim interdum non tam diuturna est<text:line-break/>quum dissentio, interdum aeque diutu<text:span text:style-name="Default_20_Paragraph_20_Font"><text:span text:style-name="T2">r</text:span></text:span>na, interdum, ut ibri-</text:p>
      <text:p text:style-name="P3">bit ille, diuturna quidem est, non quintuplo tamen, ut au-<text:line-break/>tumat, sed paul<text:span text:style-name="Default_20_Paragraph_20_Font"><text:span text:style-name="T2">o</text:span></text:span> majo<text:span text:style-name="Default_20_Paragraph_20_Font"><text:span text:style-name="T2">r.</text:span></text:span> Reliqua errata et confusiones<text:line-break/>inauditasque ab<text:span text:style-name="Default_20_Paragraph_20_Font"><text:span text:style-name="T2">s</text:span></text:span>urditates, quibus sc<text:span text:style-name="Default_20_Paragraph_20_Font"><text:span text:style-name="T2">r</text:span></text:span>ipta scatent lie<text:span text:style-name="Default_20_Paragraph_20_Font"><text:span text:style-name="T2">r</text:span></text:span>ophili<text:line-break/>de <text:span text:style-name="Default_20_Paragraph_20_Font"><text:span text:style-name="T2">r</text:span></text:span>hythmis dignoscendis , partim ex te<text:span text:style-name="Default_20_Paragraph_20_Font"><text:span text:style-name="T2">r</text:span></text:span>tio commentario De<text:line-break/>dign<text:span text:style-name="Default_20_Paragraph_20_Font"><text:span text:style-name="T2">o</text:span></text:span>scendis pulsibus, partim ex illis quae feorsum in He-<text:line-break/>rophili artem de pulsibus scribam, cognoscas licet. Nunc ve<text:span text:style-name="Default_20_Paragraph_20_Font"><text:span text:style-name="T2">r</text:span></text:span>o,<text:line-break/>quia nec hist<text:span text:style-name="Default_20_Paragraph_20_Font"><text:span text:style-name="T2">o</text:span></text:span>riam hac lucubratione, nec confutationem<text:line-break/>complector , sed quae pe<text:span text:style-name="Default_20_Paragraph_20_Font"><text:span text:style-name="T2">r</text:span></text:span>spexi doceo , ad inaequales pulsus<text:line-break/>conve<text:span text:style-name="Default_20_Paragraph_20_Font"><text:span text:style-name="T2">r</text:span></text:span>tam <text:span text:style-name="Default_20_Paragraph_20_Font"><text:span text:style-name="T2">o</text:span></text:span>rationem.</text:p>
      <text:h text:style-name="Heading_20_2" text:outline-level="2">Cap. IU. </text:h>
      <text:p text:style-name="P11">Horum duplex est genus; quidam in uno<text:line-break/>ictu inaequalitatem habent, alii in acervo, quam juniores<text:line-break/>medici inaequalitatem solent appellare collectivam, quod et,<text:line-break/>ut opinor, ace<text:span text:style-name="Default_20_Paragraph_20_Font"><text:span text:style-name="T2">r</text:span></text:span>vum collectionem appellant. . Igitur de inae-<text:line-break/>qualibus pulsibus hoc in communi omnibus sciendum est,<text:line-break/>quod in secundo libro de pulsuum caulis ostendimus, ex ob-<text:line-break/>ftructionibus eos, aut ex compressionibus instrument<text:span text:style-name="Default_20_Paragraph_20_Font"><text:span text:style-name="T2">o</text:span></text:span>rum,<text:line-break/>aut humormn abundantia ad facultatem quidem collata, aut</text:p>
      <text:p text:style-name="P3">ex cordis inaequali intemperie constare; difficiliorem porr<text:span text:style-name="Default_20_Paragraph_20_Font"><text:span text:style-name="T2">o<text:line-break/></text:span></text:span>esse unius pulsus inaequalitatem ea quae in acervo c<text:span text:style-name="Default_20_Paragraph_20_Font"><text:span text:style-name="T2">o</text:span></text:span>nsistit.<text:line-break/>Quinetiam haudquaquam moveri arteriarum , quod v<text:span text:style-name="Default_20_Paragraph_20_Font"><text:span text:style-name="T2">o</text:span></text:span>catur<text:line-break/>intermittere , - sive in unum pulsum , sive in acervum luci-<text:line-break/>derit, periculosum est, ut nulla <text:span text:style-name="Default_20_Paragraph_20_Font"><text:span text:style-name="T2">o</text:span></text:span>mnium specierum esta,<text:line-break/>quae inaequales sunt. At seorsum de utriusque generis om.<text:line-break/>nibus speciebus dicendum est, incipiendumque a pulsuum col-<text:line-break/>lectica inaequalitate. Meditemur ver<text:span text:style-name="Default_20_Paragraph_20_Font"><text:span text:style-name="T2">o o</text:span></text:span>rationem , primum<text:line-break/>in aequalitate collectiva, quod apertior inaequalitate fit unius<text:line-break/>pulsus. Intermittentes pulsus facultas, vel quod gravetur<text:line-break/>ab humorem copia, creat impedita quo minus motum de-<text:line-break/>bito temp<text:span text:style-name="Default_20_Paragraph_20_Font"><text:span text:style-name="T2">o</text:span></text:span>re auspicetur, vel per crassitudinem, vel per co-<text:line-break/>piam humorum, quae obstruat, aut oscilla cordi vitiatarum<text:line-break/>arteriarum, qua attrahit materiam rursusque emittit; aut<text:line-break/>ex oscillis qu<text:span text:style-name="Default_20_Paragraph_20_Font"><text:span text:style-name="T2">a</text:span></text:span>damtenus universam vasorum capacitatem.<text:line-break/>Saepe etiam foris illis, quasi vinculum fit, copia ejuscemodi<text:line-break/>offunditur, nonnunquam instar oneris gravat; interdum</text:p>
      <text:p text:style-name="P3">etiam spatia in quibus distenduntur. occupat;. est . quum<text:line-break/>inflammatio, vel scirrhus, vel alius id genus tumor, qui<text:line-break/>cingentia arterias corpora teneat, earum arceat dissentiones;<text:line-break/>si vero ipsarum arteriarum tunicis tale quid insederit, ma-<text:line-break/>jus est discrimen; at vero si ipsius corpus cordis , hoc jam<text:line-break/>malum est extremum, etenim lu subito syncope corripiuntur.<text:line-break/>At intemperies cordis non est. perinde exitialis, imo vero<text:line-break/>inflammatione longe mitior; cujus quidem imbecillitas facul-<text:line-break/>tatis comes est, pul<text:span text:style-name="Default_20_Paragraph_20_Font"><text:span text:style-name="T2">t</text:span></text:span>as languidus, praeterque eum affectum<text:line-break/>indicat nihil. Nam moderato cor praeditum temperamento.<text:line-break/>pulsum edit vehementem , pravo languidum ; ac est in utro-<text:line-break/>que excessus et defectus, prout major vel minor sit tem-<text:line-break/>peramenti mediocritas, etenim latitudinem demonstravimus<text:line-break/>habere, quam p ul<text:span text:style-name="Default_20_Paragraph_20_Font"><text:span text:style-name="T2">t</text:span></text:span>us habent etiam non minus ex majore,<text:line-break/>vel minore intemperie. Verum parvum et languidum sola<text:line-break/>intemperies pulsum reddit, non statim inaequalem tamen;<text:line-break/>nisi cum humoribus facullas comparata contentis in ipso</text:p>
      <text:p text:style-name="P3">corde, et in continentibus cum ipfo arteriis veuisque ro-<text:line-break/>bore iis cedat ; quod aliud nihil est ac copia humorum fa-<text:line-break/>cultam major. In ejuscemodi enim affectibus adjuncta ne-<text:line-break/>cessatio ad parvos ac languidos pulsus inaequalitas esu At<text:line-break/>quum debilitata duntaxat facultas est cordis, non gravatur<text:line-break/>tamen ab humoribus, hic omnino pulsus parvi sunt et<text:line-break/>languidi ex sacullatis imbecillitate ; nulla vero illis adest in-<text:line-break/>aequalitas , infi quando ipfum etiam corpus c<text:span text:style-name="Default_20_Paragraph_20_Font"><text:span text:style-name="T2">o</text:span></text:span>rnis inaequali<text:line-break/>intemperie detineatur, de qua paulo post dicemus. Nunc<text:line-break/>ad intermittentes me refer<text:span text:style-name="Default_20_Paragraph_20_Font"><text:span text:style-name="T2">o , </text:span></text:span>qui rari<text:span text:style-name="Default_20_Paragraph_20_Font"><text:span text:style-name="T2">o</text:span></text:span>ribus suritimi sunt,<text:line-break/>verum ah iis secernuntur, quod rhythmum pulsirs t<text:span text:style-name="Default_20_Paragraph_20_Font"><text:span text:style-name="T2">o</text:span></text:span>tum<text:line-break/>intermittentes perdiderunt. Quod si non unius modo tem-<text:line-break/>pus quiescat, sed diutius etiam, clarius is intermittere videa-<text:line-break/>tar, periculosior que h<text:span text:style-name="Default_20_Paragraph_20_Font"><text:span text:style-name="T2">o</text:span></text:span>c erit priore quo quiescat diutius.<text:line-break/>Itaque quum duorum pulsuum tempus arteria quiefcat, haud<text:line-break/>scio an superstes esse quisquam possit. Unius certe tempus<text:line-break/>pulsus aut paulo amplius saepenumero conspeximus, in-</text:p>
      <text:p text:style-name="P3">termittente motu arteriarum superstitem hominem fuisse,<text:line-break/>praesertim quum aetatum ageret senilem, quanquam hoc<text:line-break/>videri absurdum possit; etenim si vel sua sponte imbecillus<text:line-break/>senex est, laborantque ejus etiam a<text:span text:style-name="Default_20_Paragraph_20_Font"><text:span text:style-name="T2">n</text:span></text:span>te valetudinis insirmita-<text:line-break/>tem facultates, quem expectemus eventum, si ad aetatis<text:line-break/>imbecillitatem altera accesserit ex morbo ? Nempe hac de<text:line-break/>re no<text:span text:style-name="Default_20_Paragraph_20_Font"><text:span text:style-name="T2">n</text:span></text:span> est periculosum , fed eo potius leve , quod imbecillae<text:line-break/>facultates a pernis faepe causis fiat ut offendantur, at<text:line-break/>firmae tantum dejiciuntur a maximis. Itaque qui habitu<text:line-break/>sunt valente et admodum diu in morbos non inciderunt,<text:line-break/>periclitantur, si incidant, at vero imbecilli , quique assidue<text:line-break/>objecti ad omnes causas sunt, facillime servantur ; quod sci-<text:line-break/>licet de his nemo , quum a qualibet laedatur vel minima,<text:line-break/>expectet causam magnam ; robur validorum omnem excipit<text:line-break/>causam parvam , ut a solis magnis vincatur. Quamobrem<text:line-break/>intermittentes pulsus minus habe<text:span text:style-name="Default_20_Paragraph_20_Font"><text:span text:style-name="T2">n</text:span></text:span>t senes quam juvenes<text:line-break/>perniciales : mox pueri ab illis, quod (quia quum concoctri-</text:p>
      <text:p text:style-name="P3">ce facultate sint validissima tum corpore mollissimo atque<text:line-break/>facile perspicabili) concoquant , digerantque per halitum in-<text:line-break/>temperies inaequales, copiamque humorum et crassitudi-<text:line-break/>nem. Quare etiam lu in minus periculum veniunt quam<text:line-break/>juvenes, quum pulsus intermittunt, duobus nominibus;<text:line-break/>nam tum quod facultate quae pulsibus praesidet imbecll-<text:line-break/>liore quam juvenes sint, ut a minoribus causis, sicut fe-<text:line-break/>nes, supere<text:span text:style-name="Default_20_Paragraph_20_Font"><text:span text:style-name="T2">n</text:span></text:span>tur proclivius , tum quod concoctrice firmiore;<text:line-break/>ut facile offensae corrigantur. His additur perspiratus fa-<text:line-break/>cilitas , non mediocre est tollendos morbos momentum, quod<text:line-break/>etiam Hippocrates confirmavit. Haesi tibi rationes proban-<text:line-break/>tur, utaris licet; sin secus, at ut docet experie<text:span text:style-name="Default_20_Paragraph_20_Font"><text:span text:style-name="T2">n</text:span></text:span>tia, rem<text:line-break/>scito ile ut diximus habere. Itaque praeter caeteros in<text:line-break/>pulsibus intermittentibus juvenes , minus his pueri , minime<text:line-break/>senes in periculum vocantur. Neque vero quicquam habet<text:line-break/>admirationis inaequalium perniciosissimum este intermitten-<text:line-break/>tem; nam caeteri quidem vitiosi aliquatenus sunt motus ; at .</text:p>
      <text:p text:style-name="P3">intermittens in motus positus est abolitione ; siquidem quo<text:line-break/>tempore .intermittit pulsus, tum nihil arteria movetur. Ac<text:line-break/>fere quantum inter fe sanitas, mors et morbus disserunt,.<text:line-break/>tantum naturalis motus ab immobilitate et pravo motu ;<text:line-break/>quod naturalis motus sit insta<text:span text:style-name="Default_20_Paragraph_20_Font"><text:span text:style-name="T2">r</text:span></text:span> sanitatis, vitiosus motus<text:line-break/>morbi et immobilitas imaginem referat mortis. Nam qui<text:line-break/>in ipsis functionibus statuunt sanitatem et mo<text:span text:style-name="Default_20_Paragraph_20_Font"><text:span text:style-name="T2">r</text:span></text:span>bum, non<text:line-break/>in corporis dispositionibus , ex quibus functiones obimus,<text:line-break/>his non instar est sanitatis motus arteriarum naturalis , cae-<text:line-break/>terum aperte dicetur sanitas , itemque vitiosius motus n<text:span text:style-name="Default_20_Paragraph_20_Font"><text:span text:style-name="T2">o</text:span></text:span>n<text:line-break/>instar morbi , sed ipse scilicet morbus ; ac immobilitas ex-<text:line-break/>tinctio quaedam atque mors, siquidem integra diutius c<text:span text:style-name="Default_20_Paragraph_20_Font"><text:span text:style-name="T2">o</text:span></text:span>n-<text:line-break/>stet; nam si hactenus pr<text:span text:style-name="Default_20_Paragraph_20_Font"><text:span text:style-name="T2">o</text:span></text:span>cedat, ut unius pulsus vel alte-<text:line-break/>rius videatur tempus quiescere, in star veterni est, aut apo-<text:line-break/>plexiae cuiuspiam, aut resoluti<text:span text:style-name="Default_20_Paragraph_20_Font"><text:span text:style-name="T2">o</text:span></text:span>nis acti<text:span text:style-name="Default_20_Paragraph_20_Font"><text:span text:style-name="T2">o</text:span></text:span>num voluntariarum.<text:line-break/>Qualia enim haec in aliud principiu<text:span text:style-name="Default_20_Paragraph_20_Font"><text:span text:style-name="T2">p</text:span></text:span>r sunt, quod sedem ha-<text:line-break/>bet in cerebro , tale quiddam pulsuum est quies adversus<text:line-break/>principium quod in corde situm esu Et ut recte de illo est</text:p>
      <text:p text:style-name="P2">dictum, <text:span text:style-name="Default_20_Paragraph_20_Font"><text:span text:style-name="T2">ap</text:span></text:span>o<text:span text:style-name="Default_20_Paragraph_20_Font"><text:span text:style-name="T2">plexiamsalvere impossibile esie, si ingens sit,<text:line-break/>sin levis sit, non sine magno neg</text:span></text:span>o<text:span text:style-name="Default_20_Paragraph_20_Font"><text:span text:style-name="T2">ti</text:span></text:span>o, ita etiam dicetur hic<text:line-break/>recte, quies pulsuum, fi sit diuturna, ut tollatur <text:span text:style-name="Default_20_Paragraph_20_Font"><text:span text:style-name="T2">n</text:span></text:span>o<text:span text:style-name="Default_20_Paragraph_20_Font"><text:span text:style-name="T2">n</text:span></text:span> fieri<text:line-break/><text:span text:style-name="Default_20_Paragraph_20_Font"><text:span text:style-name="T2">e</text:span></text:span>. posse; fin brevis fit, non citra negotium. Porro diuturna<text:line-break/>est quae excedit duorum pulsuum tempus ; brevis quae i<text:span text:style-name="Default_20_Paragraph_20_Font"><text:span text:style-name="T2">n</text:span></text:span>tra<text:line-break/>duorum pulsuum tempus manet. Quies vero temporum<text:line-break/>unius pulsus inter omnes intermissiones moderatissima est,<text:line-break/>multique ex ea senes pariter et pueri evaserunt, juvenum<text:line-break/>autem ne ex hac quidem ullus. Verum longam raritatem<text:line-break/>quidam imperitia adducti, quod intermissionem existimarent<text:line-break/>esse, ex hoc pulsus nitro quosdam arbitrati sunt juvenes<text:line-break/>fuisse superstites. Est quidem haec quoque granis , praeci-<text:line-break/>pue juvenibus , no<text:span text:style-name="Default_20_Paragraph_20_Font"><text:span text:style-name="T2">n</text:span></text:span> tamen plane exitialis , pueris et fenibus<text:line-break/>multo etiam levior. Porro autem mors a pultibus inter-<text:line-break/>mitte<text:span text:style-name="Default_20_Paragraph_20_Font"><text:span text:style-name="T2">n</text:span></text:span>tibus repentina corripit, non aliter ac ab apoplexia,<text:line-break/>utrobique enim cordis calor extinguitur destitutus respira-<text:line-break/>tione. - .At raritas quidem ab intermittente pulsu discernitur<text:line-break/>prolixitate temporis, interdum etiam quod raritas interim</text:p>
      <text:p text:style-name="P3">habet aequalitatem con junctam omnium ictuum: intermit-<text:line-break/>tens autem pulsus necessario est inaequalis; nunc enim <text:span text:style-name="Default_20_Paragraph_20_Font"><text:span text:style-name="T4">in<text:line-break/></text:span></text:span>trinis, nunc in quaternis, ac nonnunquam lu quinis ictibus,<text:line-break/>vel etiam ru pluribus intermittere invenitur, et quiesce<text:span text:style-name="Default_20_Paragraph_20_Font"><text:span text:style-name="T2">r</text:span></text:span>e<text:line-break/>unum motus tempus , aut etiam plura. Jam simul cum illo<text:line-break/>aliquod mutatur aliud genus , conve<text:span text:style-name="Default_20_Paragraph_20_Font"><text:span text:style-name="T2">r</text:span></text:span>titurque ad inaequalior-<text:line-break/>tem. Et hoc etiam in raritatibus diuturnioribus est perpe-<text:line-break/>tuum, ut tardior quam per est reddatur motus, nunc<text:line-break/>tanto quanto raritas, nunc plus, aut minus, prout qui<text:line-break/>id pulsus vitium concitat comparatus assectus sit. Est au-<text:line-break/>tem eorum pulsuum ingens frigiditas causa generandorum,<text:line-break/>quae occupet vel corpus cordis, vel spiritum et fangui-<text:line-break/>uem , quem continent. ejus sinus , vel partem aliquam vici-<text:line-break/>nam. Atque fi corpus ipsum cordis teneat ingens frigiditas,<text:line-break/>ita languidissimos reddit pulsus et tardissimos et minimos,<text:line-break/>ut maxime haec riget, quae vero proficiscatur ex parte alia,</text:p>
      <text:p text:style-name="P3">raritatem longius quam caetera quae diximus genera n<text:line-break/>natu<text:span text:style-name="Default_20_Paragraph_20_Font"><text:span text:style-name="T2">r</text:span></text:span>a avertit. Itaque quidam in illis sunt , qui quum pul-<text:line-break/>fusliabeant, non l<text:span text:style-name="Default_20_Paragraph_20_Font"><text:span text:style-name="T2">o</text:span></text:span>nge min<text:span text:style-name="Default_20_Paragraph_20_Font"><text:span text:style-name="T2">o</text:span></text:span>res justo et tardiores langui-<text:line-break/>dioresque tamen e vestigio pe<text:span text:style-name="Default_20_Paragraph_20_Font"><text:span text:style-name="T2">r</text:span></text:span>eunti Mo<text:span text:style-name="Default_20_Paragraph_20_Font"><text:span text:style-name="T2">r</text:span></text:span>s autem tum minus<text:line-break/>potest declinari , quum teneat frigiditas co<text:span text:style-name="Default_20_Paragraph_20_Font"><text:span text:style-name="T2">r</text:span></text:span>pus ipsum cordis,<text:line-break/>repentina por<text:span text:style-name="Default_20_Paragraph_20_Font"><text:span text:style-name="T2">r</text:span></text:span>o et in altera differentia fit. Ac moriuntur<text:line-break/>priores issi inter d<text:span text:style-name="Default_20_Paragraph_20_Font"><text:span text:style-name="T2">o</text:span></text:span>rmiendum p<text:span text:style-name="Default_20_Paragraph_20_Font"><text:span text:style-name="T2">o</text:span></text:span>tius , ut jam n<text:span text:style-name="Default_20_Paragraph_20_Font"><text:span text:style-name="T2">o</text:span></text:span>n amplius<text:line-break/>expergiscantur ; alteri hi quum illo m<text:span text:style-name="Default_20_Paragraph_20_Font"><text:span text:style-name="T2">o</text:span></text:span>d<text:span text:style-name="Default_20_Paragraph_20_Font"><text:span text:style-name="T2">o</text:span></text:span> tum etiam inter<text:line-break/>l<text:span text:style-name="Default_20_Paragraph_20_Font"><text:span text:style-name="T2">o</text:span></text:span>quendum n<text:span text:style-name="Default_20_Paragraph_20_Font"><text:span text:style-name="T2">o</text:span></text:span>nnulli eorum, ut imperitis comm<text:span text:style-name="Default_20_Paragraph_20_Font"><text:span text:style-name="T2">o</text:span></text:span>de videau-<text:line-break/>tur habere subit<text:span text:style-name="Default_20_Paragraph_20_Font"><text:span text:style-name="T2">o , </text:span></text:span>ut qui. anim<text:span text:style-name="Default_20_Paragraph_20_Font"><text:span text:style-name="T2">o</text:span></text:span> deficiunt, expi<text:span text:style-name="Default_20_Paragraph_20_Font"><text:span text:style-name="T2">r</text:span></text:span>a<text:span text:style-name="Default_20_Paragraph_20_Font"><text:span text:style-name="T2">n</text:span></text:span>t; qu<text:span text:style-name="Default_20_Paragraph_20_Font"><text:span text:style-name="T2">o-<text:line-break/></text:span></text:span>rum quibusdam simul pr<text:span text:style-name="Default_20_Paragraph_20_Font"><text:span text:style-name="T2">o</text:span></text:span>rupit sudor, aliquibus n<text:span text:style-name="Default_20_Paragraph_20_Font"><text:span text:style-name="T2">o</text:span></text:span>n pr<text:span text:style-name="Default_20_Paragraph_20_Font"><text:span text:style-name="T2">o</text:span></text:span>m-<text:line-break/>pit. Hoc symptoma atque hic assectus quosdam aegr<text:span text:style-name="Default_20_Paragraph_20_Font"><text:span text:style-name="T2">o</text:span></text:span>tantes,<text:line-break/>quum febre liberantur praeter rationem , ac etiam n<text:span text:style-name="Default_20_Paragraph_20_Font"><text:span text:style-name="T2">o</text:span></text:span>nnull<text:span text:style-name="Default_20_Paragraph_20_Font"><text:span text:style-name="T2">o</text:span></text:span>s<text:line-break/>san<text:span text:style-name="Default_20_Paragraph_20_Font"><text:span text:style-name="T2">o</text:span></text:span>s potissimum in senectute arripit . Ac raritas quidem<text:line-break/>pulsuum tantam habet perniciem, ac intermittentes multo<text:line-break/>majorem, siquidem generantur hi pr<text:span text:style-name="Default_20_Paragraph_20_Font"><text:span text:style-name="T2">o</text:span></text:span>ducta raritate, ac<text:line-break/>quum pr<text:span text:style-name="Default_20_Paragraph_20_Font"><text:span text:style-name="T2">o</text:span></text:span>curantur , revertuntur per raritatem ad pristinam</text:p>
      <text:p text:style-name="P3">mediocritatem. Nullus enim fuit qui ab intermittentibus<text:line-break/>pulsibus alia ratione superstes esset, verum quomodo dixi<text:line-break/>om<text:span text:style-name="Default_20_Paragraph_20_Font"><text:span text:style-name="T2">n</text:span></text:span>es; producta enim primum admodum raritas excipit<text:line-break/>intermittentem pulsum , ab illa quies fit etiam , atque etiam<text:line-break/>brevior , dum reditum sit ad naturalem mediocritatem.</text:p>
      <text:h text:style-name="Heading_20_2" text:outline-level="2">Cap, v </text:h>
      <text:p text:style-name="P11">Illis pulsibus quos commem<text:span text:style-name="Default_20_Paragraph_20_Font"><text:span text:style-name="T2">o</text:span></text:span>ravimus ad-<text:line-break/>versantur alteri duo, raro creber, intermittenti intercur-<text:line-break/>rens, quos istis Archigenes arbitratur perniciosiores esse, a<text:line-break/>crebris salsus. quod et praecedant et socii sint syncopes, at-<text:line-break/>que .ah i<text:span text:style-name="Default_20_Paragraph_20_Font"><text:span text:style-name="T2">n</text:span></text:span>tercurrentibus, quod peripneumonicis interim , qui<text:line-break/>in statu periculoso sunt, accidant, nonnu<text:span text:style-name="Default_20_Paragraph_20_Font"><text:span text:style-name="T2">n</text:span></text:span>quam item febri--<text:line-break/>bus, i<text:span text:style-name="Default_20_Paragraph_20_Font"><text:span text:style-name="T2">n</text:span></text:span> quibus obstructae vel compressae sunt principes<text:line-break/>arteriae. Atqui si originem respicias horum pulsuum, va-<text:line-break/>nam reperias sententiam Archigenis ; nam intercurrens. ex<text:line-break/>crebritate fit inaequali , quod functionem obiit cor minus<text:line-break/>plenam ac postularet usus. Jam id ipsum fit , ubi a copia<text:line-break/>humorum oneratum cor sit, aut i<text:span text:style-name="Default_20_Paragraph_20_Font"><text:span text:style-name="T2">n</text:span></text:span>strumenta -obstructa , aut</text:p>
      <text:p text:style-name="P3">in a<text:span text:style-name="Default_20_Paragraph_20_Font"><text:span text:style-name="T2">r</text:span></text:span>ctum coacta, quae quidem causae erunt etiam intermit-<text:line-break/>tentium. At dissident haec re inter se<text:span text:style-name="Default_20_Paragraph_20_Font"><text:span text:style-name="T2">t</text:span></text:span>e , quod repugnat in .<text:line-break/>intercurrentibus et decertat cum noxiis causis facultas in<text:line-break/>intermittentibus, hoc piget illam facere. Sane judicationem<text:line-break/>saepe pulsus intercu<text:span text:style-name="Default_20_Paragraph_20_Font"><text:span text:style-name="T2">r</text:span></text:span>rentes attulerunt; est enim et veluti<text:line-break/>conatus quidam naturae .adpugna<text:span text:style-name="Default_20_Paragraph_20_Font"><text:span text:style-name="T2">n</text:span></text:span>dum paratae. Quodsi<text:line-break/>qui ex ejusmodi judicationibus. extincti sunt, non hoc arguit<text:line-break/>majoris periculi esse affectum pulsuum intercurrentium<text:line-break/>quam intermittentium; multe enim major numerus perit<text:line-break/>ex intermittentibus et item qu<text:span text:style-name="Default_20_Paragraph_20_Font"><text:span text:style-name="T2">o</text:span></text:span>que ex valde raris quam<text:line-break/>ex crebris. Corte quidem febres omnes valde urentes pul-<text:line-break/>fum habent crebrum, quarum extra periculum quaedam<text:line-break/>fontis Qui ver<text:span text:style-name="Default_20_Paragraph_20_Font"><text:span text:style-name="T2">o</text:span></text:span> in syncope sunt crebri , pr<text:span text:style-name="Default_20_Paragraph_20_Font"><text:span text:style-name="T2">o</text:span></text:span>pter remissio-<text:line-break/>nem sunt periculosi, quae perpetuo conjuncta est cum oti-<text:line-break/>nibus syncopis. Et vero languidissuni pulsus, si qui alii,.<text:line-break/>periculosi sunt habendi;. quales in syncope sunt. omnin<text:span text:style-name="Default_20_Paragraph_20_Font"><text:span text:style-name="T2">o<text:line-break/></text:span></text:span>attendere c<text:span text:style-name="Default_20_Paragraph_20_Font"><text:span text:style-name="T2">o</text:span></text:span>nvenit extremitates in omnibus generibus polo</text:p>
      <text:p text:style-name="P2">suum; nam exitiosas esse vel Archigenes fatetur. At quae<text:line-break/>sit exitiosissima nec ille nec alius graviter expendit quis-<text:line-break/>quanr ; et quidem in confesso est, quae pulsuum extremitas<text:line-break/>caeterarum perniciosissima videatur, genus etiam illius exi-<text:line-break/>tiofissimum me<text:span text:style-name="Default_20_Paragraph_20_Font"><text:span text:style-name="T2">r</text:span></text:span>ito existimandum reliquorum generum. . lta<text:line-break/>etiam si quum alterum alteri comparamus, extremitatem al-.<text:line-break/>tersus inveniamus exitiosiorem,. non immerito totum genus<text:line-break/>affirmemus exitiosius esse. .At crebritas quidem summa non<text:line-break/>secus .ac syncopis adest febribus vehementer urentibus,<text:line-break/>quae non prorsus sunt perniciufae. Raritas vero nunquam<text:line-break/>vacat periculo , sicut nec remissio, nec parvitas ; siquidem<text:line-break/>tres hae pulsuum differentiae, quum ad summum perveniant,<text:line-break/>^perpetuo periculosae sunt; at non magnitudo, nec vero<text:line-break/>etiam vehementia; sed haec omnium sola extremorum non<text:line-break/>modo libera periculo est, verum etiam summum commodum<text:line-break/>est, si dignoscere eam queas. Ultima magnitudo; ubi con-<text:line-break/>Iuncta sit cum mollitie morbosa , periculum creat, sineum</text:p>
      <text:p text:style-name="P2">salubri aliqu<text:span text:style-name="Default_20_Paragraph_20_Font"><text:span text:style-name="T2">o</text:span></text:span> arteriae statu , tum nihil ei subest mali ; mil-<text:line-break/>lies enim in febribus, tutis illis quidem , at calidis et valde<text:line-break/>urentibus, pulfus fit, quum robusia facultas sit, maximus.<text:line-break/>Quare nec ex comparati<text:span text:style-name="Default_20_Paragraph_20_Font"><text:span text:style-name="T2">o</text:span></text:span>ne extrem<text:span text:style-name="Default_20_Paragraph_20_Font"><text:span text:style-name="T2">o</text:span></text:span>rum pulsuum genus<text:line-break/>crebrorum perniciosius esse raris , vel genus intercurrentium<text:line-break/>genere intermittentium. Quum ver<text:span text:style-name="Default_20_Paragraph_20_Font"><text:span text:style-name="T2">o</text:span></text:span> huic <text:span text:style-name="Default_20_Paragraph_20_Font"><text:span text:style-name="T2">o</text:span></text:span>rati<text:span text:style-name="Default_20_Paragraph_20_Font"><text:span text:style-name="T2">o</text:span></text:span>ni prop<text:span text:style-name="Default_20_Paragraph_20_Font"><text:span text:style-name="T2">oli- .<text:line-break/></text:span></text:span>ta esset h<text:span text:style-name="Default_20_Paragraph_20_Font"><text:span text:style-name="T2">o</text:span></text:span>rum demonstratio stil<text:span text:style-name="Default_20_Paragraph_20_Font"><text:span text:style-name="T2">o</text:span></text:span>rum , nunc autem etiam at-<text:line-break/>tigit obiter alia quaedam genera; nihil est factum damni,<text:line-break/>qu<text:span text:style-name="Default_20_Paragraph_20_Font"><text:span text:style-name="T2">o</text:span></text:span>d accessorium , ut fi instrumentum sit , per<text:span text:style-name="Default_20_Paragraph_20_Font"><text:span text:style-name="T2">s</text:span></text:span>ecuta , <text:span text:style-name="Default_20_Paragraph_20_Font"><text:span text:style-name="T2">o</text:span></text:span>b<text:line-break/>oculos disciplinam illam propo<text:span text:style-name="Default_20_Paragraph_20_Font"><text:span text:style-name="T2">s</text:span></text:span>uit de magn<text:span text:style-name="Default_20_Paragraph_20_Font"><text:span text:style-name="T2">o</text:span></text:span> , parv<text:span text:style-name="Default_20_Paragraph_20_Font"><text:span text:style-name="T2">o</text:span></text:span> , vehe-<text:line-break/>menti languid<text:span text:style-name="Default_20_Paragraph_20_Font"><text:span text:style-name="T2">o</text:span></text:span>que pulsu. Jam praestiterit etiam ut reli-<text:line-break/>quam istis differentiam addamus tarditatis celari tatisque.<text:line-break/>Videtur enim et hic quoque vel<text:span text:style-name="Default_20_Paragraph_20_Font"><text:span text:style-name="T2">o</text:span></text:span>cium genus tardis esse se-<text:line-break/>curius , siquidem extrema celeritas extrema tarditate , et-<text:line-break/>enim summa tarditas <text:span text:style-name="Default_20_Paragraph_20_Font"><text:span text:style-name="T2">n</text:span></text:span>on secus atque raritas tum incidit,<text:line-break/>quum calor nativus extinguitur. Celeritatis procedit in-<text:line-break/>crementum ab usu urgente atque <text:span text:style-name="Default_20_Paragraph_20_Font"><text:span text:style-name="T2">o</text:span></text:span>mnino a facultate valida.</text:p>
      <text:p text:style-name="P3">Archigenes vero etiam hic labitur , qui formicantem pulsum<text:line-break/>habeat pro celari , neque is enim pulsus prorsus celer est,<text:line-break/>neque summum attingit crebritatis ; nam leves esse crehrita-<text:line-break/>tis , magnitudinis celeritatisque extremitates hinc perspicias.<text:line-break/>Delige juvenem sanum ac velocissime jube currere; tres<text:line-break/>mox extremitates citra ullum incommodum hominis vel<text:line-break/>praesens vel imminens deprehe<text:span text:style-name="Default_20_Paragraph_20_Font"><text:span text:style-name="T2">n</text:span></text:span>deris. Durissimus jam<text:line-break/>pulsus (neque enim haec praetereunda differentia est, quo<text:line-break/>sit integer et absolutus sermo] perinde est ut mollissimus<text:line-break/>periculosus. Nam ex scirrho ille, aut inflammatione in-<text:line-break/>figni visceris, aut ex constrictione per frigus, aut ex ficci-<text:line-break/>tate ab ardentissima febre profecta , aut ex valida convulsio-<text:line-break/>ne; hic ex altu comate et hydrope, leucophlegmatia, uno-<text:line-break/>que verbo ex immodica humiditate habitus gignitur. Quare<text:line-break/>oratione summatim repetita sermonis hic finem faciamus. ..<text:line-break/>omnes pulsus, qui longe a naturali mediocritate discesse-<text:line-break/>runt, non sunt boni; languidissimus vero et tardissimus</text:p>
      <text:p text:style-name="P2">rarissimusque omnium pessimi .sunt ; ab illis minimus, mol-<text:line-break/>lusimus, durissimus; inde creberrimus, at n<text:span text:style-name="Default_20_Paragraph_20_Font"><text:span text:style-name="T2">o</text:span></text:span>n celerrimus,<text:line-break/>vel maximus , sed sunt hi modice periculosi , unus vero<text:line-break/>inter omnes extremos optimus est, vehementissimus. Ve-<text:line-break/>rum de his aliter sensit Ardrigenes , nec ullam tamen de-<text:line-break/>monstrationem in sermone protulit, quam enim haberet?<text:line-break/>nec ei assentiebatur experientia ; sed impositum ei est ab illis,<text:line-break/>quae .paulo ante connumerari. Cui ergo stat opera artis<text:line-break/>gnaviter observare meditando ad aegrotos, quae d<text:span text:style-name="Default_20_Paragraph_20_Font"><text:span text:style-name="T2">o</text:span></text:span>cuimus<text:line-break/>expendat, quod quidem, certo scio, satient qui veritatem<text:line-break/>colunt. Sed quoniam fatis haec explicarimus, nunc jam<text:line-break/>de inaequalitate in uno pulsu dicendum esu</text:p>
      <text:h text:style-name="Heading_20_2" text:outline-level="2">Cap. VI. </text:h>
      <text:p text:style-name="P11">Est periculosissima hic quoque omnium<text:line-break/>lutermittens. Haec fit, ubi distentionem interpellat quies,<text:line-break/>cujus multae fiunt species,. omnes illac quidem periculosae,<text:line-break/>ied inter se secundum magis aut minus dissidentes. Ubi<text:line-break/>enim vehementior secundus motus sit priore, commodius</text:p>
      <text:p text:style-name="P2">est; ubi languidior, periculosius. Jam tardior item signum<text:line-break/>est periculosius, celerior commodius. .Hi enim pulsus ge-<text:line-break/>nerautur, quum simul et certat natura et impeditur ab<text:line-break/>insalubribus causis. Ergo quum rejicere illas quodammodo.<text:line-break/>valet atque veluti vinculo aliquo soluta motum a quiete<text:line-break/>praestat priore potiorem, signum est commodius ; quum de-<text:line-break/>teriorcm , periculosius. Melior autem motus est vehemens<text:line-break/>et .celer languido et tardo. At vero prior motus alterum<text:line-break/>nihil excedit pene in magnitudinis pt parvitatis differentia,<text:line-break/>. potest enim simili parique affectu nunc praecedens quietem<text:line-break/>pars motus major esse, nunc sequens, nunc ambae esse<text:line-break/>pares. Caeterum duritie et mollitie nunquam distent<text:line-break/>arteriae duo occursus, eo quod majus spatium requirat ea<text:line-break/>mutatio , quum vel in collectivis inaequalitatibus raro in<text:line-break/>una consideratione pulsum offendas duritie et mollitie i<text:span text:style-name="Default_20_Paragraph_20_Font"><text:span text:style-name="T2">n-<text:line-break/></text:span></text:span>aequalem. .Vibratu<text:span text:style-name="Default_20_Paragraph_20_Font"><text:span text:style-name="T2">s</text:span></text:span> tamen magis alter faece occursus tum .</text:p>
      <text:p text:style-name="P3">lu unius pulsus inaequalitate tum in collectiva apparet<text:line-break/>priore: quocirca imperitiores fallat fortasse, quasi. durior fit.<text:line-break/>Symptoma vero est vibratio durae arteriae , quum amplius<text:line-break/>cogitur vi distendi; atqui non fit tum re vera durior, sed<text:line-break/>violenter impulsa, ut distendatur amplius, hoc habet sym-<text:line-break/>ptorna. Atque esit quidem vibratus occursus aequali deterior,<text:line-break/>nisi tunica arteriae ex causa repentina induruerit; pessimus<text:line-break/>vero cujus tempus quietis fit prolixius. Intermittens in<text:line-break/>u<text:span text:style-name="Default_20_Paragraph_20_Font"><text:span text:style-name="T2">n</text:span></text:span>o pulsu inaequalitas omnium inaequalitatum est incommo-<text:line-break/>dissona; causas enim habet genere easdem ac collectiva,<text:line-break/>sed deterior illa est multo , nam illa si nihil aliud , at sim-<text:line-break/>plices motus constet praeter ullum obicem permissit, haec<text:line-break/>ne hos quidem pro lege naturae obici sinit , sed obstat mo-<text:line-break/>tuque privat arterias, non in tertio quoque , veI quarto , vel<text:line-break/>pluribus . etiam pulsibus , sed in ipso statim primo. Quae<text:line-break/>igitur diximus de illa, haec sunt ad hanc omnia transferenda,</text:p>
      <text:p text:style-name="P4">fed cmn accessione , unaque hac diversitate , quod praefen-<text:line-break/>tem mortem denunciat. In hoc genere pulsuum caprixans<text:line-break/>est, cujus exposuimus naturam, aliorumque omnium in<text:line-break/>libro primo De eorum differentiis.<text:tab/>.</text:p>
      <text:h text:style-name="Heading_20_2" text:outline-level="2">Cup. Vll. </text:h>
      <text:p text:style-name="P11">Porro aliud pulsuum genus est in una dis-<text:line-break/>tenti<text:span text:style-name="Default_20_Paragraph_20_Font"><text:span text:style-name="T2">o</text:span></text:span>ne inaequalium , qui in communi habent binos ictus,<text:line-break/>causam tamen non habent communem. Caeterum horum<text:line-break/>sunt, ut declaravimus in fecundo libro De pulsuum causis,<text:line-break/>tres unde generantur causae.. De duabus certe in illo libro<text:line-break/>diximus; nunc vero etiam commemorandi gratia dicemus<text:line-break/>de tertia causa: de qua tantum jam suctum est, inaequalem<text:line-break/>eam esse intemperiem ipfius corporis cordis, verum totam<text:line-break/>ejus explicationem in hunc locum reiecimus. Nunc jam<text:line-break/>locus est ejus declarandae, atque etiam reliquos omnes pus -<text:line-break/>sus inaequales, quia orati<text:span text:style-name="Default_20_Paragraph_20_Font"><text:span text:style-name="T2">o</text:span></text:span> c<text:span text:style-name="Default_20_Paragraph_20_Font"><text:span text:style-name="T2">o</text:span></text:span>haeret, qui ipsius corporis<text:line-break/>cordis succedant inaequali intemperiei, hoc sermone per-</text:p>
      <text:p text:style-name="P2">curram, exordiarque hic rursus orationem ab apertissimis<text:line-break/>inaequalitatibus, quas collectivas appellanti Co<text:span text:style-name="Default_20_Paragraph_20_Font"><text:span text:style-name="T2">r</text:span></text:span>pus cordis<text:line-break/>facultatem quandam obtinet, quae distendit et contrahit,<text:line-break/>non temere illam quidem nec so<text:span text:style-name="Default_20_Paragraph_20_Font"><text:span text:style-name="T2">r</text:span></text:span>tuito a natura donatam,<text:line-break/>neque otiosam, sed sicut aliis l<text:span text:style-name="Default_20_Paragraph_20_Font"><text:span text:style-name="T2">o</text:span></text:span>cis demonstravimus, tuendi<text:line-break/>gratia innati caloris. Haec in contractionibus fuliginosum<text:line-break/>excrementum effundit, in distentionibus allicit resrigerium.<text:line-break/>Itaque quum exaequo calidum, vel frigidum, vel purum,<text:line-break/>vel turbidum fit, omnes ejus partes pari impetu ad functio-<text:line-break/>nem contendunt: ubi vero aliae calidiores, aliae frigidi<text:span text:style-name="Default_20_Paragraph_20_Font"><text:span text:style-name="T2">o</text:span></text:span>res<text:line-break/>sint ejus partes, ac hae omnino mundae, illae abundantia<text:line-break/>excrementorum consutae , non eodem omnes impetu ad mu-<text:line-break/>nus feruntur, fed hae a<text:span text:style-name="Default_20_Paragraph_20_Font"><text:span text:style-name="T2">n</text:span></text:span>tevertunt, illae cunctantur. At-<text:line-break/>que hic majorem numerum et validius ad opus contenden-<text:line-break/>tem pauciores imbecillioresque consequuntur, neque enim<text:line-break/>divelli illae , neque distrahi a fe mutuo , quae unius insitu-<text:line-break/>menti sint partes, possunt. Ut autem plures et majori ri</text:p>
      <text:p text:style-name="P2">ad actionem properantes, universum cor excitant; ita contra,<text:line-break/>ubi pauciores sint, quae ad motum properant, quae con-<text:line-break/>sistunt plures , universum in longiori quiete continent. Jam<text:line-break/>veto etiam motus qualitatem ex praepollentibus in se parti-<text:line-break/>bus comparat totum viscus ; nam calidiores si motui praesint,<text:line-break/>maturior simul et celerior majorque fit distentio , sin fri-<text:line-break/>gitlae, serior, tardior atque minor, ac subinde motus prin-<text:line-break/>cipatus rnajori numero partium desertus; saepe etiam magni-<text:line-break/>tudini usus, quae enim efflictim quippiam desideranti, haec<text:line-break/>expeditiores ad opus et intentiores sunt, etiam si.numerum<text:line-break/>aequent non requirentium. Quum igitur longe alterae plu-<text:line-break/>res sint alteris, pro illarum ratione movetur perpetuo ri-<text:line-break/>scus et agit; at si paulo alterae alteris vel plures suit<text:line-break/>vel plane pares, non possunt perpetuo alterae esse superio-<text:line-break/>res, sed vicissim vincunt atque vincuntur; itaque varios<text:line-break/>efficiunt et inaequales tutius visceris motus. Sint enim<text:line-break/>exempli gratia plures , at non multo , partes frigidae callo</text:p>
      <text:p text:style-name="P2">dis ; hic primam actionem necesse est minorem tardiorem-<text:line-break/>que esse; nec non quietem in harum victoria longiorem,<text:line-break/>quam si superarent calidae. Jam etiam altera cordis actio<text:line-break/>vincentibus frigidis fiat; a qua iterum quies. Quin etiam<text:line-break/>tertia et quarta praeterea actio, et quies ex j frigidarum<text:line-break/>victoria obeatur, quid partes calidiores, quibus majore<text:line-break/>pariterque celeriore atque crebriore motu est opus , nonne<text:line-break/>deficient eo quo indigent ? Itaque interea fient calidiores<text:line-break/>ac nonnihil impartie<text:span text:style-name="Default_20_Paragraph_20_Font"><text:span text:style-name="T2">n</text:span></text:span>t caloris etiam vicinis ; quo minus cor-<text:line-break/>dis primus fletus servabitur, siquidem et plures fient cali-<text:line-break/>diores partes et magis quam antea calidae. Quod quia<text:line-break/>perpetuo fit, erit aliquando , quum hae etiam victurae con-<text:line-break/>traria sint, ut et maturius se ad opus conserant ob usus sti-<text:line-break/>mulmn ipsamque reddant actionem celeriorem atque majo-.<text:line-break/>rem omnibus prioribus motibus , quibus praeera<text:span text:style-name="Default_20_Paragraph_20_Font"><text:span text:style-name="T2">n</text:span></text:span>t frigidae.<text:line-break/>Accidet igitur interea ut quae excellebant justo fruantur</text:p>
      <text:p text:style-name="P2">refrigerio ; quae vero erant frigidiores , largius jam refiige-<text:line-break/>rentur; itaque diuturnitate immutetur iterum totius cordis<text:line-break/>status, ut vincant frigidiores. Nam quum abunde calidio-<text:line-break/><text:span text:style-name="Default_20_Paragraph_20_Font"><text:span text:style-name="T2">p</text:span></text:span>es fruantur refrigerio , ipsae vero frigidiores praeter mo-<text:line-break/>dum refrigerentur, unaque finitimis frigiditatem impertiant,<text:line-break/>non poterunt sic frigidiores non fieri plures ; simulque in-<text:line-break/>surdum motum totius cornis necesse est denuo ad talium<text:line-break/>usum fingi, fierique ejus raras, tardas et parvas distentiones,<text:line-break/>quales posuimus primo fieri. Proinde quae retulimus paulo<text:line-break/>ante de illarum immutatione, haec nunc commemore<text:span text:style-name="Default_20_Paragraph_20_Font"><text:span text:style-name="T2">n</text:span></text:span>tur<text:line-break/>iterum ; simulque de reditu in pristinum fletum quae dixi-<text:line-break/>mus ante ad memorium revoca ; nam ita demum probatu-<text:line-break/>rum me puto tibi pulsuum conti<text:span text:style-name="Default_20_Paragraph_20_Font"><text:span text:style-name="T2">n</text:span></text:span>entem variationem , dum<text:line-break/>intemperies illa in corde consistat. Eodem modo postea-<text:line-break/>quam ob fumos<text:span text:style-name="Default_20_Paragraph_20_Font"><text:span text:style-name="T2">a</text:span></text:span>rum excrementorum multitudinem intem-<text:line-break/>perie inaequali riscus corripiatur, in collectivam inaequali-</text:p>
      <text:p text:style-name="P3">talem motus pulsuum erumpet. Neque vero mirum est<text:line-break/>vel inaequalitatem unius pulsus fieri ob cordis intemperiem ;<text:line-break/>etenim partes arteriarum calidioribus ejus partibus obductae<text:line-break/>et calidiores fient aliis et dilatabuntur magis celeriusque<text:line-break/>movebuntur ; frigidioribus vero obductae et ipsae erunt frr-<text:line-break/>grdiores et movebuntur tardius atque minus dilatabuntur <text:span text:style-name="Default_20_Paragraph_20_Font"><text:span text:style-name="T2">r<text:line-break/></text:span></text:span>Quum vero. obductum fuerit totum vas calidioribus cordis<text:line-break/>partibus,. tum celerius movebitur tum magis distendetur<text:line-break/>hoc quam illa, quae frigidioribrs obducta su<text:span text:style-name="Default_20_Paragraph_20_Font"><text:span text:style-name="T2">n</text:span></text:span>t. Et etiam<text:line-break/>praeter cor intemperies quaedam arteriarum peculiariores<text:line-break/>inaequalitates illas commemoratas concitant magnitudinis,<text:line-break/>parvitatis, celeritatis, tarditatis, raritatis, crebritatis; quae<text:line-break/>fi longe a natura recedant, etiam vehementiae et remissio-<text:line-break/>uls. Jam vero etiam in ipso corde omnibusque praeterea<text:line-break/>arteriis ex visceris illius inaequali intemperie plures in una<text:line-break/>distentione motuum differentiae prodibunt, partim illam ad<text:line-break/>celeritatem . comitantium, partim sustinentium et m<text:span text:style-name="Default_20_Paragraph_20_Font"><text:span text:style-name="T2">o</text:span></text:span>tuum</text:p>
      <text:p text:style-name="P2">cogentium adeo ut etiam lu medio interdum ascensu subsi-<text:line-break/>stati Id quod et illis usu venit qui in itinere, vel alio<text:line-break/>queris modo alteros cunctantes trahunt; retracti enim ab<text:line-break/>illis inordinato frangunt impetum et interpellant, ut non<text:line-break/>eodem femper modo moveantur, imo resistant frequenter.<text:line-break/>Qui si obtinentes ac retrahentes orabant, non modo eorum<text:line-break/>impeditur motus, ut vel tardius , vel nequaquam interdum<text:line-break/>procedant, verum etiam retrahuntur aliquando rursum.<text:line-break/>Atque. haec quidem cordi et arteriis omnia accidunt per in-<text:line-break/>aequalem intemperiem.</text:p>
      <text:h text:style-name="Heading_20_2" text:outline-level="2">Cap. VIII. </text:h>
      <text:p text:style-name="P11">Capricans autem ex genere est illorum<text:line-break/>quidem qui in quiete intercipiuntur; nonnunquam tamen<text:line-break/>fit in ejuscemodi cordis affectibus, ut .etiam dimotus, qui<text:line-break/>ex gene<text:span text:style-name="Default_20_Paragraph_20_Font"><text:span text:style-name="T2">r</text:span></text:span>e est intro retracturum ; comitatur tamen nonnun-<text:line-break/>quam et ille cordis inaequalem intemperiem, atque adeo<text:line-break/>quum collectus sit ur multis ejus partibus ingens excremen-</text:p>
      <text:p text:style-name="P2">torum fuliginosorum acervus. Nam fi una contingat, ut<text:line-break/>quaedam omnino sint praecalidae, aliae fumosa fuligine<text:line-break/>praefocentur, ad contrarios prosilient- motus ; ut alterae<text:line-break/>distentionem moliantur, alterae cousidaut. Itaque sive<text:line-break/>quia dum distenditur arteria, partes, quae contrahunt,<text:line-break/>actione sint functae, succedet contractio interdum dissensioni,<text:line-break/>vel ritra externam quietem, sive quia, dum contrahitur,<text:line-break/>partes quae dilatant actione sint functae. Quorum utrum-<text:line-break/>que pluribus modis fiet. Aut enim pIane vincet fecundus<text:line-break/>motus priorem, aut aliquantum retrahet, victor autem prior<text:line-break/>modum institutum complebit, ut tres numero differentiae<text:line-break/>fiant et in distentione et contractione; prima, quum disten-<text:line-break/>tionem, priusquam mensuram impleverit, contractio exci-<text:line-break/>piat; altera, quum prorsus completae succedat externa<text:line-break/>quiete perdita; tertia, quum distentionem motus contrarius<text:line-break/>nondum absolutam retrahat, qui debilior redditus reliquum<text:line-break/>sinat compleri. Haud aliter etiam contractionem distentio</text:p>
      <text:p text:style-name="P3">nunc absolutam consequitur, nec permittit consistere, nu<text:span text:style-name="Default_20_Paragraph_20_Font"><text:span text:style-name="T2">n</text:span></text:span>c<text:line-break/>etiam, priusquam confecta sit, impeditam et victam exci-<text:line-break/>pit; nonnunquam retrahit nonnihil, superatur tamen. Hi<text:line-break/>motus arteriarum fiunt interdum vel extra affectum cordis,<text:line-break/>aut propter earum luaequalem lu temperiem, aut facultatis<text:line-break/>imbecillitatem, aut propter duritiem tunicae ; de quibus etsi<text:line-break/>sermonem jam ante habuimus in secundo libro De causis<text:line-break/>pulsuum, tamen hic exponam, fed summatim , si hujus pri-<text:line-break/>tuum admonuerimus quod de i<text:span text:style-name="Default_20_Paragraph_20_Font"><text:span text:style-name="T2">n</text:span></text:span>aequalis cordis intemperie<text:line-break/>modo explicarimus, lu hanc nos commentationem prodo-<text:line-break/>xisse, quum ut etiam investigaremus eam et expenderamus<text:line-break/>longa experientia , sicut alia omnia quae dixi et sum dictu-<text:line-break/>rus; tum quod nihil dum in illis comme<text:span text:style-name="Default_20_Paragraph_20_Font"><text:span text:style-name="T2">n</text:span></text:span>tariis attulimus<text:line-break/>de facultatis essentia. Neque enim prius hoc decretmn<text:line-break/>quam omnibus particularibus repetissem conse<text:span text:style-name="Default_20_Paragraph_20_Font"><text:span text:style-name="T2">n</text:span></text:span>tiens pronun-<text:line-break/>ciere fui anius. Nunc quando essentiam facul latum per-<text:line-break/>suasi fumus nihil esse praeter qualitatem temperamenti, om-</text:p>
      <text:p text:style-name="P3">uiaque et in dignoscendo et praecogn escendo et curando<text:line-break/>convenire cum hoc decreto animadvertimus, non absurde<text:line-break/>nos arbitramur fecisse, qui pulsus hic comitantes cordis in-<text:line-break/>aequalem intemperiem explicavimus. In quibus funt non-<text:line-break/>nulli, uti dicebamus, qui etiam absque illa constent. Itaque<text:line-break/>dimotus quidam est pulsus vibratus , quem primo quidem<text:line-break/>unum bis ferire putavi verbis deceptus Archigenis, geminis<text:line-break/>ipfum mallei ictibus ad incudem assimulans. Quum enim<text:line-break/>durum quiddam resultare ab altero duro statuissem, a qui-<text:line-break/>bus adductus fum circa notionem rei lu errorem , ex iisdem<text:line-break/>in dignoscenda ipsis sum lapsus. At posteaquam incumbens<text:line-break/>semper et instans sedulo ut contractionem dignosce<text:span text:style-name="Default_20_Paragraph_20_Font"><text:span text:style-name="T2">r</text:span></text:span>em, -<text:line-break/>tandem arteriam manifesto sensi modo mollem et non xibra-<text:line-break/>tam cousidere aliquantum , moxque distentionem cousicere,<text:line-break/>posthac affectus observavi qui habent e<text:span text:style-name="Default_20_Paragraph_20_Font"><text:span text:style-name="T2">o</text:span></text:span>s pulsus, et tandem<text:line-break/>aliquando a multa observatione haec potui constanter quae<text:line-break/>nunc expono affirmare. Sane mihi videtur etiam Arclnge-</text:p>
      <text:p text:style-name="P2">nes accurate pulsus bis ferientes observasse, sed parum<text:line-break/>be<text:span text:style-name="Default_20_Paragraph_20_Font"><text:span text:style-name="T2">n</text:span></text:span>e eos declarare et affectus quos comitantur ignorare.<text:line-break/>Neque eum ita nude eos , neque mallei geminis ictibus ad<text:line-break/>i<text:span text:style-name="Default_20_Paragraph_20_Font"><text:span text:style-name="T2">n</text:span></text:span>cudem assimilaret; neque praeteriret, unde procedant,<text:line-break/>originem. Id quod etiam nos multo post tempore assecuti<text:line-break/>fumus, nec<text:span text:style-name="Default_20_Paragraph_20_Font"><text:span text:style-name="T2">n</text:span></text:span>o<text:span text:style-name="Default_20_Paragraph_20_Font"><text:span text:style-name="T2">n</text:span></text:span> hujus commentationis alia complura. Tum-<text:line-break/><text:span text:style-name="Default_20_Paragraph_20_Font"><text:span text:style-name="T2">r</text:span></text:span> que rem esse ita comperies , si modo diligentiam aliquam et<text:line-break/>studium in opus conferre volueris , quale <text:span text:style-name="Default_20_Paragraph_20_Font"><text:span text:style-name="T2">n</text:span></text:span>os adhibuimus ;<text:line-break/>num absque eo nec cognoscere de illis quicquam veri va-<text:line-break/>leas et ipse operam ludas. Tres ergo affectus hactenus<text:line-break/>originesque bis ferientium pulsuum iuvennnus ; unam vi-<text:line-break/>brutorum, hac sola re ab illis distinctam, quod quum bre-<text:line-break/>vem pulsus longitudinem habeat ex utraque parte arteriae,<text:line-break/>obscura vibratio sit; quamobrem dimotus, non vibratus<text:line-break/>videtur; alteram, in qua <text:span text:style-name="Default_20_Paragraph_20_Font"><text:span text:style-name="T2">n</text:span></text:span>on vibratus eft pulsus, sed arte-<text:line-break/>ria dura adeoque facultas imbecilla, ut a corporibus lucum-<text:line-break/><text:span text:style-name="Default_20_Paragraph_20_Font"><text:span text:style-name="T2">flen</text:span></text:span>tibus gravetur, tamen aliqua parte sita ad cutem attol-</text:p>
      <text:p text:style-name="P2">satur libere ; hanc enim quum Polam sensu percipiant tan-<text:line-break/>gentes, erit aliquando pulsus dimotus, ubi prae oneris<text:line-break/>levitate exilientem illam partes utrinque considentes, nec<text:line-break/>consequentes retrahant, a corporibus impositis gravatae;<text:line-break/>quae idcirco nec sensibilem concitant motum, nec quem<text:line-break/>concitant, hunc concitant similiter parti arteriae conspicuae,<text:line-break/>caeterum cunctantem et morantem. Interea enim fit ut ab<text:line-break/>istis quae prius exiliit retrahatur, quum dura est arteria,<text:line-break/>nam alias in ejuscemodi affectibus non fiat retractio. Atque<text:line-break/>lu quidem duo pulsus tum dicroti sunt tum duri. Tertius,<text:line-break/>qui ex intemperie nascitur, haud est dimotus, sed bis modo<text:line-break/>pulsans, neque necessario durus, quem fi velit quis dicro-<text:line-break/>tum appellare, nihil refert, hoc tantum meminerit, non<text:line-break/>esse fimilem corporibus duris, quae a duris repercutlan-<text:line-break/>tur, sed ut paulo ante diximus, concertantibus fi t mutuo duo-<text:line-break/>bus facultatibus, et quae distendit et quae contrahit cor. At</text:p>
      <text:p text:style-name="P3">quibus in morbis quibusque de causis et affectibusadinaequa-<text:line-break/>lern c<text:span text:style-name="Default_20_Paragraph_20_Font"><text:span text:style-name="T2">o</text:span></text:span>r intemperiem deveniat, nihil est quod <text:span text:style-name="Default_20_Paragraph_20_Font"><text:span text:style-name="T2">n</text:span></text:span>unc dicam, sed<text:line-break/>in proximis commentariis explicabitur. Tantum hoc loco ia-<text:line-break/>tis sit, inaequalem intemperiem cordis, quae quidem lu ips<text:span text:style-name="Default_20_Paragraph_20_Font"><text:span text:style-name="T2">o<text:line-break/></text:span></text:span>corpore visceris co<text:span text:style-name="Default_20_Paragraph_20_Font"><text:span text:style-name="T2">n</text:span></text:span>sistat, comitari pulsum bis ferientem, con-<text:line-break/>fequi etiam illum qui perdidit externam quietem , ad haec<text:line-break/>illum cujus impeditur distentio. Praeterea demonstravimus<text:line-break/>illos qu<text:span text:style-name="Default_20_Paragraph_20_Font"><text:span text:style-name="T2">o</text:span></text:span>rum m<text:span text:style-name="Default_20_Paragraph_20_Font"><text:span text:style-name="T2">o</text:span></text:span>tus interpellatur quiete, comitari om<text:span text:style-name="Default_20_Paragraph_20_Font"><text:span text:style-name="T2">n</text:span></text:span>es in-<text:line-break/>aequalem cordis intemperiem. Quin etiam citra interpellatam<text:line-break/>distentionem, qui inaequali reprae<text:span text:style-name="Default_20_Paragraph_20_Font"><text:span text:style-name="T2">s</text:span></text:span>entantur tarditate et cre-<text:line-break/>britate, plane etiam hi praeter alias a quibus gigni eosdemo<text:span text:style-name="Default_20_Paragraph_20_Font"><text:span text:style-name="T2">n-<text:line-break/></text:span></text:span>stravimus et hanc causam obtinebunt de qua sermo habetur,<text:line-break/>inaequalem c<text:span text:style-name="Default_20_Paragraph_20_Font"><text:span text:style-name="T2">o</text:span></text:span>rdis intemperiem; si quando inter se adeo<text:line-break/>contendant calidae partes cum frigidis, ut subsistere inter-<text:line-break/>dum necesse habeant calidae retentae a frigidis, i<text:span text:style-name="Default_20_Paragraph_20_Font"><text:span text:style-name="T2">n</text:span></text:span>terdum<text:line-break/>celerius frigidae moveri a calidis attractae.</text:p>
      <text:h text:style-name="Heading_20_2" text:outline-level="2">Cap. IX. </text:h>
      <text:p text:style-name="P11">Aliud ad superiora genus est inaequalitatis</text:p>
      <text:p text:style-name="P2">in uno pulsu, quod non raro animadvertitur, nec in paucis<text:line-break/>affectibus, imo praeter caetera frequenter atque lu multis.<text:line-break/>Invenitur hoc tum , quum arteriae propinquior pars prin-<text:line-break/>cipro prius m<text:span text:style-name="Default_20_Paragraph_20_Font"><text:span text:style-name="T2">o</text:span></text:span>vetur. In quo genere undosus atque ver-<text:line-break/>miculans pulsus sunt; qu<text:span text:style-name="Default_20_Paragraph_20_Font"><text:span text:style-name="T2">o</text:span></text:span>s mollis arteria et facultas non va-<text:line-break/>lida constituunt. Ac vermiculans non modo non validam,<text:line-break/>sed et infirmam facultatem denuntiat. Undosus interdum<text:line-break/>h<text:span text:style-name="Default_20_Paragraph_20_Font"><text:span text:style-name="T2">o</text:span></text:span>c ipsum duntaxat significat, non firmam esse, non statim<text:line-break/>tamen infirmam, interdum etiam medi<text:span text:style-name="Default_20_Paragraph_20_Font"><text:span text:style-name="T2">o</text:span></text:span>criter sumam, quum<text:line-break/>praesertim decretorium sudorem promittit, in humidis enim<text:line-break/>invenitur et pituitofis m<text:span text:style-name="Default_20_Paragraph_20_Font"><text:span text:style-name="T2">o</text:span></text:span>rbis, quum ipsa solida c<text:span text:style-name="Default_20_Paragraph_20_Font"><text:span text:style-name="T2">o</text:span></text:span>rpora ni-<text:line-break/>mia humiditate imbuta emollita fuit, id quod potissimum ac-<text:line-break/>cidit in morhif lethargicis et febribus quotidianis, illisque<text:line-break/>etiam quas palustres et typhodes appellant. Jam etiam<text:line-break/>tarditatem et raritatem maguitudinemque in his omnibus ac-<text:line-break/>quirit pulsus ; qui si praeterea altitudinem et vehementiam<text:line-break/>nactus sit, decret<text:span text:style-name="Default_20_Paragraph_20_Font"><text:span text:style-name="T2">o</text:span></text:span>rium sudorem significabit. Magis hic</text:p>
      <text:p text:style-name="P3">sperandus est; si plures vehementes et alti appareant quam<text:line-break/>contrarii. Qui si aequaliter appareant, salubrem simul et<text:line-break/>brevi sudorem promittunt, maxime si ludicra. appareant<text:line-break/>concoctionis morbi, siquidem liquet utique nec iuflammatio-<text:line-break/>nem ullam , nec scirrhum , nec consumtionem ex frigore,<text:line-break/>nec immodicam siccitatem, nec affectum convellentem cor-<text:line-break/>pus hominis, si undosus fit pulsus, tenere, quod nec indu-<text:line-break/>vescere in eo pulsus, nec tendi arteria possit; etenim molli<text:line-break/>omnino, ut modo dictum est, ea est opus , quo quum robur,<text:line-break/>quod excitet et distendit, claudicet alicubi, istic haec deci-<text:line-break/>dat atque velut undae formam efficiat. At dura et con-<text:line-break/>tenta etiam sicubi infirma quae ipsum attollit facultate<text:line-break/>cesserit, ea ipsa tamen pars una cum istis quae ex utroque<text:line-break/>latere sunt attollitur. Proinde iu dura arteria, ne si quando<text:line-break/>reperias quidem ejuscemodi pulsum , ut prior semper ejus<text:line-break/>pars prius distendatur, undosus tum vel vermiculans fiet;<text:line-break/>verum potius inaequalitatem habebit, quae consistit in pri-</text:p>
      <text:p text:style-name="P3">tua et ultima parte arteriae quae movetur tunicae. Undosi<text:line-break/>et vermiculantes quum hoc habent tum vero cumulum ob-<text:line-break/>tinent quasi undarum formam, qui in humidis occurrunt<text:line-break/>affectibus , quum nulli visceri scirrhus inest , aut rnflamma-<text:line-break/><text:span text:style-name="Default_20_Paragraph_20_Font"><text:span text:style-name="T2">tio. </text:span></text:span>Verum enimvero et lu hydrope, praecipue qui ana-<text:line-break/>sarca et leucophlegmatics v<text:span text:style-name="Default_20_Paragraph_20_Font"><text:span text:style-name="T2">o</text:span></text:span>catur , talem perpetu<text:span text:style-name="Default_20_Paragraph_20_Font"><text:span text:style-name="T2">o</text:span></text:span> pulsum<text:line-break/>reperies, nisi quia induruerint scirrho quaedam viscera,<text:line-break/>acciderit, qu<text:span text:style-name="Default_20_Paragraph_20_Font"><text:span text:style-name="T2">o</text:span></text:span>d frequens est, hydr<text:span text:style-name="Default_20_Paragraph_20_Font"><text:span text:style-name="T2">o</text:span></text:span>ps. Nam illum quidem<text:line-break/>quem suppressa haem<text:span text:style-name="Default_20_Paragraph_20_Font"><text:span text:style-name="T2">o</text:span></text:span>rrhois, vel menstruorum suppressi<text:span text:style-name="Default_20_Paragraph_20_Font"><text:span text:style-name="T2">o<text:line-break/></text:span></text:span>c<text:span text:style-name="Default_20_Paragraph_20_Font"><text:span text:style-name="T2">o</text:span></text:span>mmifit, atte<text:span text:style-name="Default_20_Paragraph_20_Font"><text:span text:style-name="T2">n</text:span></text:span>dimus exact<text:span text:style-name="Default_20_Paragraph_20_Font"><text:span text:style-name="T2">o</text:span></text:span>s saepe undosus et ver miculam<text:line-break/>tus pulsus c<text:span text:style-name="Default_20_Paragraph_20_Font"><text:span text:style-name="T2">o</text:span></text:span>mitari; quand<text:span text:style-name="Default_20_Paragraph_20_Font"><text:span text:style-name="T2">o</text:span></text:span>quidem frequenter lu ejusce-<text:line-break/>modi hydr<text:span text:style-name="Default_20_Paragraph_20_Font"><text:span text:style-name="T2">o</text:span></text:span>pe nullum i<text:span text:style-name="Default_20_Paragraph_20_Font"><text:span text:style-name="T2">n</text:span></text:span>durescit scirrho riscus. Itaque ut<text:line-break/>de integro sermonem summatim resumam, und<text:span text:style-name="Default_20_Paragraph_20_Font"><text:span text:style-name="T2">o</text:span></text:span>sus pulsus<text:line-break/>ex humida mollique arteria oritur , simulque ex facultate<text:line-break/>modice assecla; vermiculans ex mosti quidem, verum ex<text:line-break/>debilitata infigniter facultate. Quamobrem etiam sine febrii.<text:line-break/>bus vere solet largis vastationibus succedere sanguinisque</text:p>
      <text:p text:style-name="P3">profluviis et alvi fluoribus , choleris , validis purgationibus,<text:line-break/>vomitibus vehementibus , urinis copiosis , denique mensum<text:line-break/>immodicis profluviis, ad haec vacationibus per haernor-<text:line-break/>rhoidas sanguiuisque ab utero profluviis. Jam fluorem<text:line-break/>etiam muliebrem quem vocant sudoresque pravos hic pul-<text:line-break/>fus excipit, et vero etiam hos quibus immodica humidis<text:line-break/>tale c<text:span text:style-name="Default_20_Paragraph_20_Font"><text:span text:style-name="T2">o</text:span></text:span>mputruit pulm<text:span text:style-name="Default_20_Paragraph_20_Font"><text:span text:style-name="T2">o</text:span></text:span>, id scilicet temporis, quum eorum<text:line-break/>jam laboret facultas. Verum si qua tamen eum affectum<text:line-break/>inflammatio consequatur , additur illis durities , neque am-<text:line-break/>plius videntur vermiculantes. Prolude nec hecticas quas<text:line-break/>vocant febres, in quarum numero marcidae furat omnes et<text:line-break/>quae tabi sunt adjunctae c<text:span text:style-name="Default_20_Paragraph_20_Font"><text:span text:style-name="T2">o</text:span></text:span>nsequuntur pulsus vermiculati-<text:line-break/>tus, c<text:span text:style-name="Default_20_Paragraph_20_Font"><text:span text:style-name="T2">o</text:span></text:span>nsequuturi omnino , quod ad affectam attinet facul-<text:line-break/>tatem, nisi conjuncta lusce affectibus siccitas arterias red-<text:line-break/>derct duras. Attamen habent illi prorsus hujus generis<text:line-break/>polluunt inaequalitatem , ubi suerit insigniter facultas debili-<text:line-break/>tata , <text:span text:style-name="Default_20_Paragraph_20_Font"><text:span text:style-name="T2">. o</text:span></text:span>b quam in priore arteriae parte diximus prius appa-</text:p>
      <text:p text:style-name="P3"><text:span text:style-name="T7">r</text:span>ere motum; quod esse Erafistiatus perpetuum confirmat,<text:line-break/>verum secus se res habere cernitur, ut nunc declara-<text:line-break/>yimus.</text:p>
      <text:h text:style-name="Heading_20_2" text:outline-level="2">Cap. X. </text:h>
      <text:p text:style-name="P11">Post praedictos pulsus sunt issi quos de-<text:line-break/>curtatus appellanti Horum duplex est genus, alterum in<text:line-break/>una distentione arteriae, alterum lu acervo. Quod lu una<text:line-break/>dsstentione fit, facultatis imbecillitatem una cum corp<text:span text:style-name="Default_20_Paragraph_20_Font"><text:span text:style-name="T2">o</text:span></text:span>ris<text:line-break/>gracilitate a<text:span text:style-name="Default_20_Paragraph_20_Font"><text:span text:style-name="T2">r</text:span></text:span>guit. Est autem admotis digitis a<text:span text:style-name="Default_20_Paragraph_20_Font"><text:span text:style-name="T2">r</text:span></text:span>teria tan-<text:line-break/>genda, deinde, si animadvertatur interea in arteriae primis<text:line-break/>partibus major pulsus vel vehementior, vel uterque, in<text:line-break/>postremis minor vel languidior vel ambo , primus digitorum<text:line-break/>applicatorum est attollendus, perspiciendumque utrum finu-<text:line-break/>lem issi qui ante erat quam lue sustolleretur sequentes<text:line-break/>digiti motum percipiant, an vehementiorem et majoretn;<text:line-break/>nam languidiorem quidem certe vel miirorem, ubi eleva-<text:line-break/>tus sit primus digitus, omnino sentire nequeas. Ergo fi mo-<text:line-break/>tutn similem digiti sequentes sublatum digitum sentiant , sua<text:line-break/><text:span text:style-name="Default_20_Paragraph_20_Font"><text:span text:style-name="T2">spo</text:span></text:span>nte arteris decurtatam distentionem habebat, quod nobis</text:p>
      <text:p text:style-name="P2">infirmae facultatis erit vestigium, quam in illas docuimus ex<text:line-break/>corde influere. Nam illa quando bene comparata est, us-<text:line-break/>que ad finem arteriarum omnino contentio, quae attollit<text:line-break/>eas, similiter permeat, at in pulsibus decurtatis paulatim<text:line-break/>exolvitur tanto que efficitur solito imbecillior, quantum est<text:line-break/>a principio remota. Quod si elevato tu primo digito, postea<text:line-break/>motum percipias quam antea validiorem atque majorem,<text:line-break/>declarat ille quidem etiamnum facultatis . arteriae debilita-<text:line-break/>tem, sed minorem certe quam ille quem prius diximus,<text:line-break/>quod istic facultas exolveretur discedens a principio, hic<text:line-break/>maneat quantum lu ipsa est par, sed gravata ab iniectis di-<text:line-break/>gitis imbecillius moveatur arteria; quod quidem minus ha-<text:line-break/>bet periculi, neque enim ita ipsius cordis, ut arteriae quam<text:line-break/>tangimus ostendit affectum, alterum ipsum potius debile<text:line-break/>esse cor significat, quod protendere non perinde ac prius<text:line-break/>a fe actionem ad extremas usque partes animantis queat.<text:line-break/>Quare in hoc genero pulsuum, ut exquirere ad unguem possis</text:p>
      <text:p text:style-name="P3">totum arteriarum affectum, varie admotis opus est digitis. -<text:line-break/>Nam arteriam digiti applicati fi prema<text:span text:style-name="Default_20_Paragraph_20_Font"><text:span text:style-name="T2">n</text:span></text:span>t , abolitus esse pus-<text:line-break/>sus in hisce affectibus apparebit, sin attingas leviter, ima-<text:line-break/>glirem praebebit pulsus decurtata et vel duobus duntaxat<text:line-break/>digitis vel tribus vel etiam quatuor occurrentis. Hoc ex<text:line-break/>gracilitate animantis accidet et facultatis imbecillitate; quod<text:line-break/>quo fit gracilius, hoc plus arteria appereat, quo crassius,<text:line-break/>hoc minus. Et ex facultate item, quae quanto est firmior,<text:line-break/>tanto plus, et tanto minus, quanto imbecillior esu Atque<text:line-break/>in ea ratione tangendae arteriae, quum fublato primo di-<text:line-break/>gito non jam similis ad secundum pulsus permaneat, sed<text:line-break/>appereat inajor vebementiorque, est validior quidem cornis<text:line-break/>contentio, ut quae aequaliter usque ad finem lufluat, sed<text:line-break/>onerata admoto primo digito arteria deterius, quum ille<text:line-break/>adsit, distenditur, quocirca remoti illo qui gravabat, me-<text:line-break/>litis. Quod si assimilis pulsus ad secundum digitum vides-</text:p>
      <text:p text:style-name="P3">fur ac videretur prius quam elevaretur primus, decur-<text:line-break/>tutus motus in ipsis arteriis est et non lu exploratione per<text:line-break/>tactum, id quod fit quum ex corde quae insuit facultas re-<text:line-break/>mittitur paulatim. Slu moveri arteria sublato primo di-<text:line-break/>gito melius videatur , non plane tamen similiter ut ad pri-<text:line-break/>mum digitum, ambos affectus denotat coniunctos esse. Et<text:line-break/>sane sic fere iolet fieri in ejuscem<text:span text:style-name="Default_20_Paragraph_20_Font"><text:span text:style-name="T2">o</text:span></text:span>di inaequalitatibus. Quere<text:line-break/>multi postea sunt pulsus respiciendi comparandique inter se<text:line-break/>accurate motus; etenim qualis erat lu prima applicatione,<text:line-break/>tales aliquando omnes fiunt. Saepe vero minores reddun-<text:line-break/>tur et languidiores, in quibus pariter debilis est facultas.<text:line-break/>Sin deficiant prorsus, tum multo sane magis declarabunt sa-<text:line-break/>cultatis imbecillitatem. Atqui hic sunt summovendi omnes<text:line-break/>digiti, deinde spatio parvo interposito de integr<text:span text:style-name="Default_20_Paragraph_20_Font"><text:span text:style-name="T2">o</text:span></text:span> admo-<text:line-break/>vendi ; etenim invenies plerumque , quum iterum digitos<text:line-break/>admoveris, arterias pulsantes. Nam si omnino pulsus abo-<text:line-break/>litus rideatur etiam in hac .applicatione , sciendum est ipso .</text:p>
      <text:p text:style-name="P3">illo tempore primam applicationem factam esse, quo <text:span text:style-name="Default_20_Paragraph_20_Font"><text:span text:style-name="T2">Ar</text:span></text:span>teriis<text:line-break/>usu venit ad abolitionem pulsus tendentibus parvam ad-<text:line-break/>huc portionem motus retinere. Sed hoc, ut diri, est <text:span text:style-name="Default_20_Paragraph_20_Font"><text:span text:style-name="T2">r</text:span></text:span>a-<text:line-break/>rum; nam fere si paulo post iterum tangamus, offendimus<text:line-break/>pulsantes. Quare declaratur illas, quum admotos digitos<text:line-break/>non ferant, ad motus extremam remissionem devenire ; at-<text:line-break/>que h<text:span text:style-name="Default_20_Paragraph_20_Font"><text:span text:style-name="T2">o</text:span></text:span>c in causa erat , cur nos pulsus lateret. Etenim bi- -<text:line-break/>stiriam et ipse aboletur pulsus , vel quia prorsus n<text:span text:style-name="Default_20_Paragraph_20_Font"><text:span text:style-name="T2">o</text:span></text:span>n pulsant<text:line-break/>arteriae, quod extremum malum denotat, vel quia pulsant<text:line-break/>quidem, sed ita languide et parum ut sensum fugiant. Sane<text:line-break/>est lue assectus, si remotus sit ab. omni animi defectu repen-<text:span text:style-name="Default_20_Paragraph_20_Font"><text:span text:style-name="T2"><text:line-break/></text:span></text:span>tino, gravissimus; fed vero multo etiam deterior alter, in<text:line-break/>quo vere non pulsant, deterior . autem mult<text:span text:style-name="Default_20_Paragraph_20_Font"><text:span text:style-name="T2">o</text:span></text:span> , imo exiti o-<text:line-break/>sissimus et pessimus, nimi<text:span text:style-name="Default_20_Paragraph_20_Font"><text:span text:style-name="T2">r</text:span></text:span>um. demortuis jam arteriis. AL<text:line-break/>vero si diutius applicatis leniter digitis palpent tantum,<text:line-break/>reciprocetur motus , is minus exitialis .affectus est. Reci-<text:line-break/>procatur modo ad ultimam pulsus abolitionem, modo ad</text:p>
      <text:p text:style-name="P3">parvum pulsum et languidum; quamobrem vocantur etiam<text:line-break/>reciproci utrique, sed hoc interest inter hos, quod illi de-<text:line-break/>curtati sint reciproci, lu deficientes reciproci. In hujus-<text:line-break/>cemodi aestimandis ita debemus partem componere, quam-<text:line-break/>cunqne tangamus, ut subter arteriam noster tactus sit; ita<text:line-break/>stet enim ut quam minimum a digitis premantur et ab ob-<text:line-break/>jecta cute. Poterit autem re ipsa quilibet perspicere, quam<text:line-break/>haec digitorum applicatio ad dignoscendum conserat obscu-<text:line-break/>rum motum. Equidem non raro, quum admovissem su-<text:line-break/>perne digitos arteriis, .nullum motum animadverti; quem, ut<text:line-break/>primum converti membrum, percepi statim. omnium vero<text:line-break/>sunt pessimi qui ab amisso .motu -minime reciprocantur- uni-<text:line-break/>verso membro; minus.liis qui inverso illo videntur moveri;<text:line-break/>quibus etiam minus qui sunt decuriati, non tamen perdunt<text:line-break/>plane omnem motum ;.jam etiamhis minus reciproci decuriati,<text:line-break/>adeoque si multis simul digitis occurrant. Cui equidem maxime</text:p>
      <text:p text:style-name="P3">animum advertendum censeo et attendendum accurate qua<text:line-break/>sit c<text:span text:style-name="Default_20_Paragraph_20_Font"><text:span text:style-name="T2">o</text:span></text:span>rpus gracilitate. Nam si corpore extreme gracili oc-<text:line-break/>currat motus arteriarum pluribus digitis, non hoc facultatis<text:line-break/>robur, caeterum corporis efficit colliquatio; sed quum mo-<text:line-break/>dice est gracile, si tribus vel quatuor digitis occurrat motus<text:line-break/>arteriae, non medi<text:span text:style-name="Default_20_Paragraph_20_Font"><text:span text:style-name="T2">o</text:span></text:span>cre ut lu talibus bonum est; videtur e<text:span text:style-name="Default_20_Paragraph_20_Font"><text:span text:style-name="T2">n</text:span></text:span>im<text:line-break/>in agendo aliquid retinere contenti<text:span text:style-name="Default_20_Paragraph_20_Font"><text:span text:style-name="T2">o</text:span></text:span>nis. Numerus autem<text:line-break/>digito<text:span text:style-name="Default_20_Paragraph_20_Font"><text:span text:style-name="T2">r</text:span></text:span>um, quibus motus -est occursurus, suus cuique ar-<text:line-break/>terrae est; neque enim aeque om<text:span text:style-name="Default_20_Paragraph_20_Font"><text:span text:style-name="T2">n</text:span></text:span>es extant et fecun-<text:line-break/>dum cutem positae sunt. Ad hanc rem magnopere refert<text:line-break/>naturam tenere ipsius aegr<text:span text:style-name="Default_20_Paragraph_20_Font"><text:span text:style-name="T2">o</text:span></text:span>ti; quibusdam enim sua sponte<text:line-break/>pulsus min<text:span text:style-name="Default_20_Paragraph_20_Font"><text:span text:style-name="T2">o</text:span></text:span>r est, aliquibus brevior: unicuique enim m<text:span text:style-name="Default_20_Paragraph_20_Font"><text:span text:style-name="T2">o</text:span></text:span>dus<text:line-break/>quantitatis ad suam naturam referendus est. Haec si nos i<text:line-break/>natu<text:span text:style-name="Default_20_Paragraph_20_Font"><text:span text:style-name="T2">r</text:span></text:span>ae ipsius aegroti pr<text:span text:style-name="Default_20_Paragraph_20_Font"><text:span text:style-name="T2">o</text:span></text:span>prietas lateat, ex communioribus<text:line-break/>differentiis c<text:span text:style-name="Default_20_Paragraph_20_Font"><text:span text:style-name="T2">o</text:span></text:span>niecturam facimus temperamenti c<text:span text:style-name="Default_20_Paragraph_20_Font"><text:span text:style-name="T2">o</text:span></text:span>rp<text:span text:style-name="Default_20_Paragraph_20_Font"><text:span text:style-name="T2">o</text:span></text:span>ris et<text:line-break/>habitudinis; ac in temperame<text:span text:style-name="Default_20_Paragraph_20_Font"><text:span text:style-name="T2">n</text:span></text:span>to prae<text:span text:style-name="Default_20_Paragraph_20_Font"><text:span text:style-name="T2">s</text:span></text:span>ertim calidi et. frigidi<text:line-break/>differentiam respicimus; in habitudine gracilitas et c<text:span text:style-name="Default_20_Paragraph_20_Font"><text:span text:style-name="T2">o</text:span></text:span>rpu-</text:p>
      <text:p text:style-name="P3">santiae. Ac fit interdum ut ambae inaequalitates pul-<text:line-break/>suum , tum quae in uno pulsu tum quae in acervo consistit,<text:line-break/>concurrant. Saepe quoque illa, quae. in uno pulsu consistit,<text:line-break/>non adest; quae autem in acervo, reperitur manifeste. At-<text:line-break/>que cur lateat inaequalitas unius pulsus causa duplex est,<text:line-break/>aut affectionis parvitas, aut ip<text:span text:style-name="Default_20_Paragraph_20_Font"><text:span text:style-name="T2">s</text:span></text:span>orum pulsuum brevitas. Nam<text:line-break/>si affectio, quae decurtatos in acervo concitat, non perinde -<text:line-break/>gravis sit, in una distentione est aequalis, in pluribus au-<text:line-break/>tem decurtatam inaequalitatem acquirit; sin ingens fit asse-<text:line-break/>etio, brevi autem pulsus quantitate, ut uni duntaxat digito<text:line-break/>occurrat, effi verissimus sit certissimusque decurtatus, non<text:line-break/>perceperis ejus inaequalitatem; pluribus enim digitis oc-<text:line-break/>currat oportet quae in uno pulsu inaequalitas decurtata<text:line-break/>erili Ex his igitur liquet utrumque genus decurtatorum<text:line-break/>pulsuum significare. facultatis imbecillilatem ; verum quod<text:line-break/>in una distentione est aegroti etiam gracilitatem corp<text:span text:style-name="Default_20_Paragraph_20_Font"><text:span text:style-name="T2">o</text:span></text:span>ris<text:line-break/>demonstrat, quod autem in acervo est posset nonnunquam</text:p>
      <text:p text:style-name="P3">vel sine gracilitate fieri. Magnitudinis noxae in utroque<text:line-break/>genere rationem docuimus inveniendae. Ac de decurtatis<text:line-break/>pulsibus hactenus.</text:p>
      <text:h text:style-name="Heading_20_2" text:outline-level="2">Cap. XI. </text:h>
      <text:p text:style-name="P11">Sunt qui memoriae prodiderunt repe<text:span text:style-name="Default_20_Paragraph_20_Font"><text:span text:style-name="T2">t</text:span></text:span>isse<text:line-break/>aliquando se commemoratis genus pulsus contrarium. Nam<text:line-break/>in carpi arteria, quae fere solet tangi, apparuisse sibi ajunt<text:line-break/>latiorem pulsum ad inferiorem te<text:span text:style-name="Default_20_Paragraph_20_Font"><text:span text:style-name="T2">r</text:span></text:span>minum, decurtatum illum<text:line-break/>quidem etiam, verum partem ejus tenuiorem non deorsum<text:line-break/>ve<text:span text:style-name="Default_20_Paragraph_20_Font"><text:span text:style-name="T2">r</text:span></text:span>sam veluti ad digitos esse, sed superiorem regionem et<text:line-break/>secundum cubitum tenere. Equidem a<text:span text:style-name="Default_20_Paragraph_20_Font"><text:span text:style-name="T2">r</text:span></text:span>bitror illos homi-<text:line-break/>nes, quos cum ejuscemodi pulsibus se invenisse ajunt, non<text:line-break/>ob temporaneam. causam, sed p<text:span text:style-name="Default_20_Paragraph_20_Font"><text:span text:style-name="T2">r</text:span></text:span>opter nativam conformatio-<text:line-break/>nem partium secundum ca<text:span text:style-name="Default_20_Paragraph_20_Font"><text:span text:style-name="T2">r</text:span></text:span>pum ipsos habuisse. Siquidem<text:line-break/>raro quidem talis consormatio, fed reperitur tamen, ut pars<text:line-break/>arteriae. quae ad carpum est collocata sub ipsam cutem<text:line-break/>sit, superna pa<text:span text:style-name="Default_20_Paragraph_20_Font"><text:span text:style-name="T2">r</text:span></text:span>s ejus tota, quae superior est, tecta fit ma-<text:line-break/>jo<text:span text:style-name="Default_20_Paragraph_20_Font"><text:span text:style-name="T2">r</text:span></text:span>e mole carnis, insertor, quae ad ipsum ca<text:span text:style-name="Default_20_Paragraph_20_Font"><text:span text:style-name="T2">r</text:span></text:span>pum tendit,</text:p>
      <text:p text:style-name="P3">affatim demergatur in prosuhdilatem. Hisce hominibus<text:line-break/>non per morbum solum, verum etiam per sanitatem pulsus<text:line-break/>decurtatus videtur ; superne quidem et ad cubitum , quod<text:line-break/>angustiam habeat : inferne atque ad carpum , quod latitudi-<text:line-break/>nem. At istos, qui de hisce pulsibus ut insalubribus seri-<text:line-break/>pserunt, rem parum diligenter attendisse apertum fit quum<text:line-break/>ex aliis quae prodiderunt, tum quod non adscripse<text:span text:style-name="Default_20_Paragraph_20_Font"><text:span text:style-name="T2">r</text:span></text:span>unt<text:line-break/>quid denotent. Scilicet hoc in aperto est, nihil eximium<text:line-break/>qu<text:span text:style-name="Default_20_Paragraph_20_Font"><text:span text:style-name="T2">o</text:span></text:span>d ab iis pultibus denotetur comperisse, quippe qui ex<text:line-break/>nativa conformati<text:span text:style-name="Default_20_Paragraph_20_Font"><text:span text:style-name="T2">o</text:span></text:span>ne , non ex infalubri affectione, proti-<text:line-break/>ciscantur. Quamobrem saepenumer<text:span text:style-name="Default_20_Paragraph_20_Font"><text:span text:style-name="T2">o</text:span></text:span> dixi, nihil perinde<text:line-break/>facere ad dign<text:span text:style-name="Default_20_Paragraph_20_Font"><text:span text:style-name="T2">o</text:span></text:span>scendos pulfus ut pulfus nativi quem quis-<text:line-break/>que habet n<text:span text:style-name="Default_20_Paragraph_20_Font"><text:span text:style-name="T2">o</text:span></text:span>titiam. Etenim aliae etiam arteriae sunt quae<text:line-break/>contra ac illae c<text:span text:style-name="Default_20_Paragraph_20_Font"><text:span text:style-name="T2">o</text:span></text:span>mparatae sunt, ut sula cute in superi<text:span text:style-name="Default_20_Paragraph_20_Font"><text:span text:style-name="T2">o</text:span></text:span>re<text:line-break/>regione sint intectae, quum ver<text:span text:style-name="Default_20_Paragraph_20_Font"><text:span text:style-name="T2">o</text:span></text:span> descenderint ad carpum,<text:line-break/>demergantur. Itaque horum esiam videtur decuriatus pul-<text:line-break/>sus. Aliorum item natura circumnutans pulsus est et nu-</text:p>
      <text:p text:style-name="P3">tans utrinque praeter communem naturam; quem non<text:line-break/>morbus, aut ulla denique causa praeter naturam, sed ereat<text:line-break/>conformatio nativa. Quae nisi cognoscamus, quando ex<text:line-break/>natura proficiscuntu<text:span text:style-name="Default_20_Paragraph_20_Font"><text:span text:style-name="T2">r, </text:span></text:span>in malimus errores impingamus.<text:line-break/>Fit enim, uti docuimus , pullius decurtatus in quibusdam ex<text:line-break/>causis praeter naturam, in nonnullis tamen invenitur etiam<text:line-break/>ex propria c<text:span text:style-name="Default_20_Paragraph_20_Font"><text:span text:style-name="T2">o</text:span></text:span>nformatione, quomodo etiam nutans et cir-<text:line-break/>cumnutans quem vocant, atque hic quidem, si arteria ita<text:line-break/>sit c<text:span text:style-name="Default_20_Paragraph_20_Font"><text:span text:style-name="T2">o</text:span></text:span>nformata ut .ejus pars duntaxat media nudae fubjecta<text:line-break/>cuti sit, partes autem utrinque altius demergantur. Fit<text:line-break/>etiam ob imbecillitatem facultatis, quae attollere onus ue-<text:line-break/>queat; qui assectus quum fit ipsa validior, flexum in alto<text:line-break/>quendam pulsus repraesentat, non circuli figuram; quem<text:line-break/>flexum n<text:span text:style-name="Default_20_Paragraph_20_Font"><text:span text:style-name="T2">o</text:span></text:span>n male Arclugenes appellarit angulositatem; nam<text:line-break/>altitudo arteriae non ut circuli jam sigma, sed ut vertex<text:line-break/>trianguli movet tactum. Et magis jam ei hoc accidit hor-<text:line-break/>rescenti et rigenti ex frigore, vel quomodolibet aliter indu-</text:p>
      <text:p text:style-name="P3">ratae. Itaque hunc subinde est cernere initio gravium ac-<text:line-break/>cessionum cum refrigeratione invadentium ; non in his ta-<text:line-break/>meu omnibus, vel solis, ut quidam putant. Nam si arteria-<text:line-break/>rum durities flecti aegre queat facultasque imbecilla grave-<text:line-break/>tur utrinque, perdit circuli veluti circumferentiam , refert<text:line-break/>autem verticem trianguli, quod propter duritiem arteria<text:line-break/>nequeat paulatim flecti et ad profunditatem utrinque indi- .<text:line-break/>narr, sed vibretur potius quam flectatur per duritiem. . Qui<text:line-break/>quidem illi assectus frequentes in accessionibus bene resurge-<text:line-break/>nantibus sunt; accidunt tamen interdum fine inuasione ac-<text:line-break/>cessionis, ut contra in accessiones quae n<text:span text:style-name="Default_20_Paragraph_20_Font"><text:span text:style-name="T2">o</text:span></text:span>n perfrigerant<text:line-break/>pulsus talis prorsus non cadit. Sed quoniam de his satius<text:line-break/>posthac statuimus dicere , praestiterit non diutius huic loco<text:line-break/>immorari.</text:p>
      <text:h text:style-name="Heading_20_2" text:outline-level="2">Cap. XII.</text:h>
      <text:p text:style-name="P11"><text:s/>P<text:span text:style-name="Default_20_Paragraph_20_Font"><text:span text:style-name="T2">o</text:span></text:span>rro ex horum etiam genere est pulsus<text:line-break/>tremulus, qui non perinde est c<text:span text:style-name="Default_20_Paragraph_20_Font"><text:span text:style-name="T2">o</text:span></text:span>nspicuus. Quando vero,<text:line-break/>ut. in secundo libro De causis symptomatum declaravimus.</text:p>
      <text:p text:style-name="P3">imbecillitatem facultatis consequitur tremor , necessarium est<text:line-break/>ide<text:span text:style-name="Default_20_Paragraph_20_Font"><text:span text:style-name="T2">o</text:span></text:span> tremulum pulsum etiam languidum simul et parvum<text:line-break/>esse , atque hac de re fugiunt tremuli motus; qui ut coguos-<text:line-break/>cautor, insignem distentionem requirunt. At tremulus pul-<text:line-break/>sus imperitis interdum videtur vibratus ; unde adducuntur<text:line-break/>saepe eum vidisse. Verum hoc loco non requirunt haec<text:line-break/>prolixiorem orationem, quod secundo libro De causti sym-<text:line-break/>ptomatum quid inter tremorem et vibrationem intersit ex-<text:line-break/>plicavi, ex quibus clare qui pulsus vibratus sit intelliges ;<text:line-break/>et hoc etiam, tremulum infrequentem esse et apparere id<text:line-break/>temporis tantum, quum nec facultas semel prostrata fit, at-<text:line-break/>que arteriae tunica mollis habitudoque corp<text:span text:style-name="Default_20_Paragraph_20_Font"><text:span text:style-name="T2">o</text:span></text:span>ris gracilis.<text:line-break/>Ita enim futurum est ut nec pulsus magnopere parvi sint,<text:line-break/>sed parum distantes a naturalibus, nec plane languidi, sed<text:line-break/>ut i<text:span text:style-name="Default_20_Paragraph_20_Font"><text:span text:style-name="T2">n</text:span></text:span>noxie applicationem ferant digit<text:span text:style-name="Default_20_Paragraph_20_Font"><text:span text:style-name="T2">o</text:span></text:span>rum, quorum ad hos<text:line-break/>pulsus dignoscendos necessario opus esu Quod .siquando<text:line-break/>pulsus tremulus incidat, facultatem imbecillam atque tu-</text:p>
      <text:p text:style-name="P3">nicam arteriae renunciat mollem, et vero etiam corp<text:span text:style-name="Default_20_Paragraph_20_Font"><text:span text:style-name="T2">o</text:span></text:span>ris<text:line-break/>gracilem habitum. Sed de inaequalitate caufisque eam<text:line-break/>efficientibus haec sufficiunt; etenim si quid praetermissum<text:line-break/>iit, facile assequetur. qui haec quae nunc docuimus dili-<text:line-break/>genter didicerit et illa quae in secundo libro De pulsuum<text:line-break/>causti exposuimus.</text:p>
      <text:h text:style-name="Heading_20_2" text:outline-level="2">Cap. XIll. </text:h>
      <text:p text:style-name="P11">Restat ut de -ordine et ejus perturba-<text:line-break/>tiou e. dicamus. Sane videtur quisque ordo perturbationi<text:line-break/>ejusdem generis praestare. Ejusdem generis addidi, quod<text:line-break/>fieri possit ut perturbatio ordinis ex altero genere praestet<text:line-break/>ordini alterius generis. Exempli gratia , qui magnitudine<text:line-break/>inordinatus est vel celeritate minus incommodus est inter-<text:line-break/>mittente in ordine aliquo. Item productus rarus, licet or-<text:line-break/>dinem aliquem servet, deterior est inaequali in vehementia<text:line-break/>et magnitudine et celeritate. At ejusdem generis ordo po-<text:line-break/>tior esse perturbatione ridetur, propterea quod naturae uo-<text:line-break/>-strae ordo si quid aliud familiaris sit. Non tamen ita ab-<text:line-break/>solute hoc pronunciandum est, sed hac adhibita distinctione,</text:p>
      <text:p text:style-name="P3">ordo fixum quodammodo caulam et perpetuam esse , ridetur<text:line-break/>indicare , perturbati<text:span text:style-name="Default_20_Paragraph_20_Font"><text:span text:style-name="T2">o</text:span></text:span> ordi<text:span text:style-name="Default_20_Paragraph_20_Font"><text:span text:style-name="T2">n</text:span></text:span>is variantem nec in una manen-<text:line-break/>tem vel magnitudine vel specie vel regione. Talis autem<text:line-break/>causa non perniciosior , sed incertior censenda est; potest<text:line-break/>enim haec commigrando nunc in regionem ignobiliorem,<text:line-break/>nuncin nobiliorem Ie conferre, itaque vel mortem repen-<text:line-break/>tinam, vel salutem afferre, ordo vero non inexpectatum<text:line-break/>habet, fed certum eventum. ordo enim lu incommoda<text:line-break/>inaequalitate , ut exempli gratia in intermitteute , certo cum r<text:line-break/>emtio conjunctus est; qui vero est in moderata, ut in<text:line-break/>aequalitate magnitudinis et parvitatis, constanter est lenis.<text:line-break/>Perturbatio ordinis, si in nobiliorem partem causa migret,<text:line-break/>quae concitat inaequalitatem, lenem potest periculosam resi-.<text:line-break/>dero et periculosam contra lenem, fi lue quoque tra<text:span text:style-name="Default_20_Paragraph_20_Font"><text:span text:style-name="T2">n</text:span></text:span>seat<text:line-break/>causa lu ignobiliores ex nobilioribus. Nihil igitur certi,<text:line-break/>nihil firmi perturbatio ordinis habet, neque tale quale ordo<text:line-break/>vel bonum vel malum. Verumtamen si cum vehementia<text:line-break/>pulsus fiat aliqua ordinis perturbatio, sive aequalis, sive</text:p>
      <text:p text:style-name="P3">inaequalis vehementia, quum signa conjuncta sint conco-<text:line-break/>ctionis , expectanda aliqua judicatio est, multoque magis , fi<text:line-break/>huc alia signa judicatiouis accesserint. Itaque hac etiam<text:line-break/>re perturbationes ordinis antecellunt ordinibus, quatenus,<text:line-break/>quum caetera omnia paria sint, ad judicationem proclivior.<text:line-break/>natura sit in ordinis perturbationibus.</text:p>
      <text:h text:style-name="P6" text:outline-level="1"><text:bookmark-start text:name="bookmark4"/><text:span text:style-name="Default_20_Paragraph_20_Font">CALENI DE PRAESAGITIONE Ex</text:span><text:bookmark-end text:name="bookmark4"/></text:h>
      <text:h text:style-name="Heading_20_1" text:outline-level="1"><text:span text:style-name="Default_20_Paragraph_20_Font">PVLSIBVS LIBER III.</text:span></text:h>
      <text:h text:style-name="Heading_20_2" text:outline-level="2">Cap. I. </text:h>
      <text:p text:style-name="P11">Hactenus quae vis infit unicuique pulsui<text:line-break/>ante declaravimus ; nunc de his agemus qui affectionibus<text:line-break/>lusit peculiares. Affectionem hic voco quicquid praeter<text:line-break/>natulam est; ac peculiares cuique pulsus tum qui perpetuo<text:line-break/>illum comitentur tum qui frequenter. Quoniam autem<text:line-break/>quaecunque sunt praeter naturam, ut alias demonstravimus,<text:line-break/>aut fiunt quidam assectus, a quibus primo functio laeditur,<text:line-break/>aut causae horum, aut <text:span text:style-name="Default_20_Paragraph_20_Font"><text:span text:style-name="T2">s</text:span></text:span>ymptomata, dicam primo de assecti-<text:line-break/>bus. Et quando hos etiam partim ostendimus similaribus</text:p>
      <text:p text:style-name="P3">corporibus proprios esse, partim instrumentalibus , exordiar<text:line-break/>a fimilarium affectibus. Hi sunt octo numero, ex intem-<text:line-break/>peris omnes profecti ; sed inter eos hoc interest, quod qui-<text:line-break/>dam simplices sunt, compositi alii. Simplices intemperies<text:line-break/>sunt calor, frigiditas, floritas, humiditas; compositae Iri-<text:line-break/>giditas una cum siccitate, calor coniunctus cum siccitate,<text:line-break/>frigiditas cum humiditate, calor cum humilitate. osten<text:span text:style-name="Default_20_Paragraph_20_Font"><text:span text:style-name="T4">sum<text:line-break/></text:span></text:span>igitur est de hac intemperie in commentariis De tempera-<text:line-break/>mentis, explicavimusque quemadmodum interdum sanum esse,<text:line-break/>calidum et humidum dicamus, ac quemadmodum m orbum, qui<text:line-break/>functionem aliquam immodica humiditate et calore offendat.<text:line-break/>Hujus praeterea admonendum est pulsum per intemperiem,<text:line-break/>nisi affectae arteriae sint, vel dor, nunquam alterari, et posse<text:line-break/>etiam arterias nihil laeso corde affectas esse; at affecto<text:line-break/>corde ut innoxiae permaneant arteriae haud fieri posse,<text:line-break/>sed lu partem eas necesse esse venire intemperiei vel majo-<text:line-break/>rem vel minorem. Igitur frigida et calida intemperies cor-</text:p>
      <text:p text:style-name="P3">dis pr<text:span text:style-name="Default_20_Paragraph_20_Font"><text:span text:style-name="T2">o</text:span></text:span>mpte permeat in omnes arterias, humida atque sicca<text:line-break/>aegrius.</text:p>
      <text:h text:style-name="Heading_20_2" text:outline-level="2">Cap. II. </text:h>
      <text:p text:style-name="P11">Ex<text:span text:style-name="Default_20_Paragraph_20_Font"><text:span text:style-name="T2">o</text:span></text:span>rdiar igitur a calida intemperie, in<text:line-break/>qua hoc primum distinguam, p<text:span text:style-name="Default_20_Paragraph_20_Font"><text:span text:style-name="T2">o</text:span></text:span>sse quo hoc temp<text:span text:style-name="Default_20_Paragraph_20_Font"><text:span text:style-name="T2">o</text:span></text:span>re fiat,<text:line-break/>vel naturaliter arterias comparatas esse, vel aliuuid per-<text:line-break/>pellas, idque aut omnes, aut quasdam. Quae in naturali<text:line-break/>sunt statu, ex aequo cordis intemperiem recipient; quae<text:line-break/>vero praeter naturam allectae sunt, herum mixtus erit<text:line-break/>assectus, tum ut quae retineant proprii status affectum, tum<text:line-break/>quae praeterea alium a corde accipiant. Faciamus primum<text:line-break/>arterias ab initio liberas esse omni iniuria, quum cor in-<text:line-break/>caluerit; deinde videamus jam qu<text:span text:style-name="Default_20_Paragraph_20_Font"><text:span text:style-name="T2">o</text:span></text:span>s hic assectus pulsus<text:line-break/>habeat necessario et quos. plerumque. Atque h<text:span text:style-name="Default_20_Paragraph_20_Font"><text:span text:style-name="T2">o</text:span></text:span>c rursus in<text:line-break/>mem<text:span text:style-name="Default_20_Paragraph_20_Font"><text:span text:style-name="T2">o</text:span></text:span>riam revocemus, in proxim<text:span text:style-name="Default_20_Paragraph_20_Font"><text:span text:style-name="T2">o</text:span></text:span> n<text:span text:style-name="Default_20_Paragraph_20_Font"><text:span text:style-name="T2">o</text:span></text:span>s libro explicavisse et<text:line-break/>in ope<text:span text:style-name="Default_20_Paragraph_20_Font"><text:span text:style-name="T2">r</text:span></text:span>e etiam de pulsuum causis, praepollenti calori pulsus<text:line-break/>peculiares, eosque recenseamus, ut ex iis aestimemus qui<text:line-break/>huic affectui sint perpetui et qui fere accidant. Peculiares</text:p>
      <text:p text:style-name="P3">copioso calori sunt magnus, celer, creber. At magnus non<text:line-break/>tantum calorem excellentem , sed instrumenta requirit mol-<text:line-break/>lia atque facultatem validam, itaque non erit calidae intem-<text:line-break/>periei perpetuus. Et celer item postulat firmam facultatem<text:line-break/>ac instrumenta, quae prompte distendantur; ita ne hic qui-<text:line-break/>dem perpetuus est. Nam creber quidem, fi large usui a<text:line-break/>magnitudine et celeritate satisfactum fit , nulla fiat ratione,<text:line-break/>siquidem hoc etiam <text:span text:style-name="Default_20_Paragraph_20_Font"><text:span text:style-name="T2">o</text:span></text:span>stendimus, si non impleatur usus , fiat.<text:line-break/>Proinde perpetuus ne hic quidem est, quare nec ex paeti—<text:line-break/>statibus fit perpetuus ullus. At ex illis qui peculiares<text:line-break/>fiu<text:span text:style-name="Default_20_Paragraph_20_Font"><text:span text:style-name="T2">n</text:span></text:span>t, non perpetui tamen, nunc major vincet, nunc ccle-<text:line-break/>rior, nunc crebrior. Nam fi calor solus increverit et in<text:line-break/>naturali statu maneat facultas lustrum cumque , quum muta-<text:line-break/><text:span text:style-name="Default_20_Paragraph_20_Font"><text:span text:style-name="T2">tio</text:span></text:span> est parva, magnitudo tantum pulsuum augetur, quum<text:line-break/>major, etiam celeritas, quum.insignis, jam etiam crebritas.<text:line-break/>Hic animadvertendus est etiam atque etiam in unoquoque<text:line-break/>genere pulsuum excessus defectusque. Nam si ad maguitu-</text:p>
      <text:p text:style-name="P3">dinem declinent plus quam ad celeritatem ct crebritatem,<text:line-break/>non ita copiosum puta esse calorem c<text:span text:style-name="Default_20_Paragraph_20_Font"><text:span text:style-name="T2">o</text:span></text:span>rdis. Si vero ad tres<text:line-break/>illas juxta, continu<text:span text:style-name="Default_20_Paragraph_20_Font"><text:span text:style-name="T2">o</text:span></text:span> tum majorem in modunr immutamur-<text:line-break/>tur, tum largum prodent calorcm. Quod fi magnitudinem<text:line-break/>superaverit celeritas, multo jam magis; si item crebritas,<text:line-break/>adhuc onagis. Si vero maximus pulsus . idemque celerri-<text:line-break/>mus fit et creberrimus, summum incrementum significabit<text:line-break/>cal<text:span text:style-name="Default_20_Paragraph_20_Font"><text:span text:style-name="T2">o</text:span></text:span>ris. Sin celerrimus atque creberrimus fit, n<text:span text:style-name="Default_20_Paragraph_20_Font"><text:span text:style-name="T2">o</text:span></text:span>n autem<text:line-break/>maximus, hoc nili facultas fit imbecilli<text:span text:style-name="Default_20_Paragraph_20_Font"><text:span text:style-name="T2">o</text:span></text:span>r, vel arteria du-<text:line-break/>vi<text:span text:style-name="Default_20_Paragraph_20_Font"><text:span text:style-name="T2">o</text:span></text:span>r, nulla alia ratione accidat; at est lu pulsibus indiscretis<text:line-break/>utcunque explicatu facile, nihilominus cordis hic etiam ca-<text:line-break/>lorem -monstrati Jam quoque ubi ingens fit crebritas, nec<text:line-break/>fimus celeritatis et magnitudinis par incrementum , calorem<text:line-break/>quidcm etiam tunc <text:span text:style-name="Default_20_Paragraph_20_Font"><text:span text:style-name="T2">o</text:span></text:span>portet esse copiosum, sed vel facultatis<text:line-break/>imbecillitatem , vel iirstrumeutorum duritiem. Imbecillitati<text:line-break/>autem adjrmctus erit languidus; duritiei durus pariter et<text:line-break/>vibratus. Si durus citra vibrationem fit atque summe ere-</text:p>
      <text:p text:style-name="P3">bet; imbecillem facultatem coniunctam mullo calori nun-<text:line-break/>ciabit. omnino vero hic languidus etiam erit et in fynco ..<text:line-break/>pes periculum adducet. At commemorandum hic etiam est<text:line-break/>qui fieri possit ut calor cor teneat permulsus et valeat fa-<text:line-break/>cultas. Nam si robur temperiem, imbecillitas intempe-<text:line-break/>riem consequitur, intemperies in cor una cum immodico<text:line-break/>calore invadet; proinde debilitari facultatem oportebit Qui<text:line-break/>tandem igitur quum pulsus pariter et maximus et celerri-<text:line-break/>mus et creber vehemensque fit, non modo calorem in<text:line-break/>corde amplum, verum etiam facultatis firmitatem esse dixi-<text:line-break/>mus? nempe quod quum aliis loris tum in febribus di-.<text:line-break/>gnoscendis aliud esse demonstravimus incalescere et inca-<text:line-break/>luisse. Nam ubi corpus cordis a substantia calefiat, quam<text:line-break/>continent ejus ventriculi, potest fi<text:span text:style-name="Default_20_Paragraph_20_Font"><text:span text:style-name="T2">r</text:span></text:span>ma facultas esse; quod<text:line-break/>etiam esit in causa cur plurimum, celerrime et creberrime<text:line-break/>illi inspirent, ac maxime, celerrime creberrimeque pulsent,<text:line-break/>repugnante adhuc calefacienti substantiae corde et foris alte-</text:p>
      <text:p text:style-name="P3">ram, quae refrigeret parem calori alliciente. Quod si<text:line-break/>quando succubuerit atque in eundem delapsum fit in quo<text:line-break/>est substantia quam ventriculi continent calorem, jam tum<text:line-break/>incaluit, nec posthac incalescit tantum, cujus sequitur intem-<text:line-break/>perient imbecillitas facultatis. Ac fi largius incaluerit et<text:line-break/>per ipsum totum calor febrilis permanaverit, febrem excitat,<text:line-break/>quam hecticam vocant. Interdum contra fit ac nunc expo-<text:line-break/>fuimus; quum substantia jufto frigidior sit quam continent<text:line-break/>sinus, corpus autem ejus largius incaluerit; id quod his<text:line-break/>usu venit, qui crudos frigidosque humores et pituitosos<text:line-break/>acervarunt, aut vehementissima ira concitati sunt, aut ni-<text:line-break/>mium vigilaverunt cum grani solicitudine, aut ob aerem<text:line-break/>pestilentem spiritu attractum offenso cordis corpore, deni-<text:line-break/>que ob venenosae cuiuspiam proprietatem qualitatis, quae<text:line-break/>aliquo modo ad cor penetraverit. Haec ego commemoravi,<text:line-break/>ut nequis in admirationem adducatur qui possit dominante<text:line-break/>calore rigere cordis robur. Itaque unde digressi sumus,</text:p>
      <text:p text:style-name="P3">revertamur. Cordis cal<text:span text:style-name="Default_20_Paragraph_20_Font"><text:span text:style-name="T2">o</text:span></text:span>r pulsus, ut diximus, variat. Ve-<text:line-break/>rum quia specie duplex. est, alter quidem a putredine hu-<text:line-break/>m<text:span text:style-name="Default_20_Paragraph_20_Font"><text:span text:style-name="T2">o</text:span></text:span>rum genitus, cujus qualitas acris et sumosa est; alter<text:line-break/>cum humiditate suavi existit, quantitate sola a <text:span text:style-name="Default_20_Paragraph_20_Font"><text:span text:style-name="T2">n</text:span></text:span>aturali<text:line-break/>statu rem<text:span text:style-name="Default_20_Paragraph_20_Font"><text:span text:style-name="T2">o</text:span></text:span>tus; ille prior constans et aegre f olubilis est, lue<text:line-break/>n<text:span text:style-name="Default_20_Paragraph_20_Font"><text:span text:style-name="T2">o</text:span></text:span>n diuturnus, ac balneas., exercitationes, cibum calidum,<text:line-break/>vini p<text:span text:style-name="Default_20_Paragraph_20_Font"><text:span text:style-name="T2">o</text:span></text:span>tum animique affectus, verecundiam etiam atque<text:line-break/>iram comitatur.. An vero lu hoc genere sint ullae febres,<text:line-break/>ut illae quas lassitudo vel ferv<text:span text:style-name="Default_20_Paragraph_20_Font"><text:span text:style-name="T2">o</text:span></text:span>r vel frigus vel bub<text:span text:style-name="Default_20_Paragraph_20_Font"><text:span text:style-name="T2">o</text:span></text:span> vel ira<text:line-break/>committit, in controve<text:span text:style-name="Default_20_Paragraph_20_Font"><text:span text:style-name="T2">r</text:span></text:span>sia esu De quibus etsi in com-<text:line-break/>m<text:span text:style-name="Default_20_Paragraph_20_Font"><text:span text:style-name="T2">o</text:span></text:span>ntariis de febribus longum serm<text:span text:style-name="Default_20_Paragraph_20_Font"><text:span text:style-name="T2">o</text:span></text:span>nem habuimus, tamen<text:line-break/>hic tantum dicam ; cal<text:span text:style-name="Default_20_Paragraph_20_Font"><text:span text:style-name="T2">o</text:span></text:span>r qui alterius generis est a nativ<text:span text:style-name="Default_20_Paragraph_20_Font"><text:span text:style-name="T2">o,<text:line-break/></text:span></text:span>brevem habet externam quietem , celeriorem autem quam<text:line-break/>pr<text:span text:style-name="Default_20_Paragraph_20_Font"><text:span text:style-name="T2">o</text:span></text:span> distentionis pr<text:span text:style-name="Default_20_Paragraph_20_Font"><text:span text:style-name="T2">o</text:span></text:span>porti<text:span text:style-name="Default_20_Paragraph_20_Font"><text:span text:style-name="T2">o</text:span></text:span>ne contractionem; qui autem<text:line-break/>quantitate sola variat, majorem simul et celeriorem disten-<text:line-break/><text:span text:style-name="Default_20_Paragraph_20_Font"><text:span text:style-name="T2">tio</text:span></text:span>nem quam co<text:span text:style-name="Default_20_Paragraph_20_Font"><text:span text:style-name="T2">n</text:span></text:span>tractionem , siquidem ejuscemodi calor<text:line-break/>quaerit s<text:span text:style-name="Default_20_Paragraph_20_Font"><text:span text:style-name="T2">o</text:span></text:span>lum refrigerium, quod ex distentione docuimus</text:p>
      <text:p text:style-name="P3">suppeditari; at sumofus, quum hoc majus requirit, tum<text:line-break/>vero multo maxime excrementorum expulsionem, quod<text:line-break/>munus erat contractionis.; itaque distentionem quoque hic<text:line-break/>longe citatiorem reddet et contractionem minime commu-<text:line-break/>tabit; distentionem autem hactenus, quatenus septa transistis<text:line-break/>moderati temperamenti. - Caeterum insertus haec amplius<text:line-break/>declarabimus, ubi de febribus tractatio fiet..</text:p>
      <text:h text:style-name="Heading_20_2" text:outline-level="2">Cap. HI. </text:h>
      <text:p text:style-name="P11">Nunc de arteriis disputemus, quum con-<text:line-break/>tra ac cor affecta fint, quum illud, inquam, calidius justo fit,<text:line-break/>arteriae autem frigidiores , quod aut humores contineant<text:line-break/>siigidos, nondum tamen putrescentes; aut .si qua polleat<text:line-break/>alia frigiditas, his tum necesse est ex suo proprio affectu<text:line-break/>refrigeratis esse ac calefieri a .corde.; Quia vero et facul-<text:line-break/>tatem, quae ipsus moveat, ab illo influentem habent, uua-<text:line-break/>que est. contentio, quae una. cum corde distendat arterias<text:line-break/>atque contrahat., quiddam necesse est motui cordis conve-</text:p>
      <text:p text:style-name="P3">niat cum motu singularum arteriarum , et aliquid i<text:span text:style-name="Default_20_Paragraph_20_Font"><text:span text:style-name="T2">n</text:span></text:span>ter eos<text:line-break/>intersit. Nam motuum prima prinripia in idem incident<text:line-break/>tempus, siquidem ab illo facultatem citra omnem offensio-<text:line-break/>nem recipiant ;: at magnitudinem et celeritatem et vehe-<text:line-break/>mentium non ex aequo utraque obtinebunt, sed cor tunc<text:line-break/>singulis arteriis majorem, celeriorem. vehementioremque<text:line-break/>pulsum habebit. Etenim illae motus principium a corde<text:line-break/>habent, rationem vero sui singulae motus, prout cordi con-<text:line-break/>sentiant..; Consentiunt autem quae simili sunt temperamento,<text:line-break/>quocunque modo cor agat; quae contrario, quatenus ex illo<text:line-break/>immutatae fuerint. Quocirca contingit aliquando ut arte-<text:line-break/>ria, quae frigida est, sed. a corde calefit, nec parvum- pul-<text:line-break/>fum, qui frigidae est, edat, nec magnum, qui calidae, sed<text:line-break/>inter. utrumque medium, qui moderatus est et naturalis.<text:line-break/>Et celeritate etiam moderata pulfus erit horum affectuum,<text:line-break/>itemque vehementia moderata. Quod dico clare intelliges,</text:p>
      <text:p text:style-name="P3">si altera manu eodem tempore c<text:span text:style-name="Default_20_Paragraph_20_Font"><text:span text:style-name="T2">o</text:span></text:span>r , altera aliquam arteriam<text:line-break/>tangas; principia enim motuum animadvertes una. fieri; sed<text:line-break/>dissidebant magnitudine;: . celeritate . et vehementia. . Non-<text:line-break/>nunquam accidet ut arteriae eodem tempore non . accipiant<text:line-break/>ex corde influentem facultatem ; verum quae cordi propiores<text:line-break/>sunt, primae; posteriores, quae remotiores; quod petisti-<text:line-break/>mum accidit, ubi incidant lu idem tempus arteriae frigidio-<text:line-break/>res et cor imbecillius. Quod si etiam ipsarum arteriarum<text:line-break/>frigidiores sint partes , quae longius a principio distant ;<text:line-break/>quod in accessionibus quibusdam et in febribus accidit lipy-<text:line-break/>riis, non solum incipient maturius, verum etiam ipsum<text:line-break/>motum reddent celeriorem et majorem partes cordi pro-<text:line-break/>pinquiores.r Ad haec contentio per ejusmodi status in<text:line-break/>omnibus imbecilla videtur, sed in remotioribus magis, ita<text:line-break/>ut in iis pulsus languidior sit quam pro natura superiormn.<text:line-break/>Nonnunquam percipitur in corde hujuscemodi pugnantia<text:line-break/>temperamentorum ; nam modo frigidius visceris corpus ae-</text:p>
      <text:p text:style-name="P3">quo. est, et in ve<text:span text:style-name="Default_20_Paragraph_20_Font"><text:span text:style-name="T2">n</text:span></text:span>triculis c<text:span text:style-name="Default_20_Paragraph_20_Font"><text:span text:style-name="T2">o</text:span></text:span>ntenta substantia calidior , modo<text:line-break/>e diversio substantia frigidior, cor autem calidius.;- ubi<text:line-break/>etiam pulsus fiunt moderatis similes, nam medius quodam-<text:line-break/>modo status lue efficitur ex duobus contrariis conflatus.<text:line-break/>Qui sime affectus vel optimus medicos fallunt; quod nunc<text:line-break/>quoque in maxima pestilentia accidit. Quidam inde ab ini-<text:line-break/>tio ad finem usque , alii per totum morbum, probum pulsum<text:line-break/>habebant,- qui perparum deflexisset a natura; qui quidem<text:line-break/>praeter caeteros perie<text:span text:style-name="Default_20_Paragraph_20_Font"><text:span text:style-name="T2">r</text:span></text:span>unt r animadvertimusque .eos prinus<text:line-break/>statim diebus et pestilentia laborare et pessime affectos esse<text:line-break/>ex acrimonia caloris , atque ipsa caloris specie, denique<text:line-break/>quod .pulsus parum -praeter naturam immutati, .iis in eo sta-<text:line-break/>tu perpetuo maneant ; nam in speciem praecipue heminarum,<text:line-break/>quas vocant, febrium incidunt hujuscemodi pulsus. Si qui<text:line-break/>essent inter aegrotos, qui fe negarent febricitare, his fe-<text:line-break/>bris, occupato ipfo cordis corpore , plane erat in habitu,</text:p>
      <text:p text:style-name="P3">Etenim febrium hecticarum duo haec sunt propria signa, si<text:line-break/>perpetuo sibi illae similes sint,: nec invafionem ullam acces-<text:line-break/>sionis<text:span text:style-name="Default_20_Paragraph_20_Font"><text:span text:style-name="T2">j</text:span></text:span> .nec incrementum, nec: vigorem, nec remissionem<text:line-break/>habeant, sique febricitare se non percipiat aegrotus. Hos<text:line-break/>pulsus nihil est necesse majores justo , atque interdum ne<text:line-break/>crebriores. quidem esse, at omnino celeres tamen. Itaque<text:line-break/>iure sane censuerunt plurimi medici atque praestantissimi<text:line-break/>celeritatem febricitantium pulsibus perpetuam esse, fed de<text:line-break/>his adhuc dicetur. Quod vero <text:span text:style-name="T7">i</text:span>n sermone praetermisimus,<text:line-break/>ubi aer, quem spirando attrahimus, infectus putredine sit,<text:line-break/>ac putredo corpus cordis attigerit, illi pulsus fiunt. Nec<text:line-break/>jam quicquam habet admirationis , si eos pulsus , quos me-<text:line-break/>moravimus, tali allecti peste habeant, nec- si pestilentem<text:line-break/>respirationem; nec fi omnino morituri sint; quam enim ex-<text:line-break/>cogites medicinam ad putredinem , quae in corde sit? Nam<text:line-break/>quibus calor lue putredinosus ad humores, quos continent<text:line-break/>cordis sinus, magis deflexit quam ad corpus ipsum visce-</text:p>
      <text:p text:style-name="P3">ris, multi horum fuerunt superstites. Deprehenduntur af- .<text:line-break/>lecti hac peste, si febrem p<text:span text:style-name="Default_20_Paragraph_20_Font"><text:span text:style-name="T2">r</text:span></text:span>imum percipiant, deinde si non<text:line-break/>aequaliter perpetuo febricitent, ad. haec fi pulsum non ha-<text:line-break/>beaut praevalidum , .siquidem qui intemperiei comites sunt<text:line-break/>corp<text:span text:style-name="Default_20_Paragraph_20_Font"><text:span text:style-name="T2">o</text:span></text:span>ris ipsius cordis, imbecilli sunt <text:span text:style-name="Default_20_Paragraph_20_Font"><text:span text:style-name="T2">o</text:span></text:span>mnes. Habes pulsus,<text:line-break/>quos cor intemperatum calore creati</text:p>
      <text:h text:style-name="Heading_20_2" text:outline-level="2">Cap. IV. </text:h>
      <text:p text:style-name="P11">Intemperies frigidae plane efficiunt con-<text:line-break/>trarios, parvos, tardos et raros; hos vel in tres propor-<text:line-break/>ti<text:span text:style-name="Default_20_Paragraph_20_Font"><text:span text:style-name="T2">o</text:span></text:span>ne differentias commutant, vel aliquas earum, aut ali-<text:line-break/>quam, plus, vel nunus; alias aut aliam minus., vel plus.<text:line-break/>At hic eodem modo , ut prius declaravimus, attendenda est<text:line-break/>quae deficiat, vel exuperet. Primum creb<text:span text:style-name="Default_20_Paragraph_20_Font"><text:span text:style-name="T2">r</text:span></text:span>itatem immuta-<text:line-break/>bit, deinde celeritatem, poflea magnitudinem . siquidem. il- .<text:line-break/>laesa sit.facultas, nam. si quid. ad haec quoque offensa fit,<text:line-break/>perspicies illud ex propria pulsuum et perpetua qualitate,<text:line-break/>quam remissionem appellamus , quae ad parvitatem et tar-</text:p>
      <text:p text:style-name="P3">dilatem potius quam ad raritatem pulsus immutat. Nam<text:line-break/>quum facultas plurimum labo<text:span text:style-name="Default_20_Paragraph_20_Font"><text:span text:style-name="T2">r</text:span></text:span>at, etsi conjuncta sit frigiditas,<text:line-break/>pulsus extreme quidem pa<text:span text:style-name="Default_20_Paragraph_20_Font"><text:span text:style-name="T2">r</text:span></text:span>vi fiunt , fed non ta<text:span text:style-name="Default_20_Paragraph_20_Font"><text:span text:style-name="T2">r</text:span></text:span>di extreme,<text:line-break/>imo nonnunquam moderatis similes: crebritatem tamen <text:span text:style-name="Default_20_Paragraph_20_Font"><text:span text:style-name="T2">n</text:span></text:span>oni<text:line-break/>aspiciunt pristinam , sed etiam adaugent. At ubi paululum<text:line-break/>facultas debilitata fit et frigiditas vigeat plurimum , longis-<text:line-break/>sime ad raritatem pulsus deflectunt, minimum ad parrita-<text:line-break/>tem , medio modo ad tarditatem. Eodem etiam arteriae<text:line-break/>modo, si in nativo temperamento constent, movebuntur;<text:line-break/>nam si quum cor sit frigidius, hae calidiores aequo sint; cor--<text:line-break/>dis pulsum tantum alterabunt .quantum de natura descive-<text:line-break/>riut. Itaque interdum etiam similis erit moderato pulsus<text:line-break/>arteria<text:span text:style-name="Default_20_Paragraph_20_Font"><text:span text:style-name="T2">r</text:span></text:span>um, quod ad magnitudinem et celeritatem attinet,<text:line-break/>quum cordis pulsus minor et tardior sit. Jam hoc clarum<text:line-break/>est, vacare hosce affectus febre, refrigerato duntaxat iplo<text:line-break/>corde a succis frigidis, iisdemque lentis et crassis. Sanent:-</text:p>
      <text:p text:style-name="P3">freque<text:span text:style-name="Default_20_Paragraph_20_Font"><text:span text:style-name="T2">n</text:span></text:span>s est hic affectus , tamen incidit interdum ; praefer-<text:line-break/>tim quum c<text:span text:style-name="Default_20_Paragraph_20_Font"><text:span text:style-name="T2">o</text:span></text:span>ntineantur in pulmone ejuscemodi humores.<text:line-break/>Atque in ejuscemodi affectu contingit fere pulsibus simul esse<text:line-break/>inaequalibus per obstructiones, quas illi lucri fecundum<text:line-break/>oscilla m<text:span text:style-name="Default_20_Paragraph_20_Font"><text:span text:style-name="T2">o</text:span></text:span>liuntur alorum ex corde enatorum. Verum ar-<text:line-break/>teriae, siquand<text:span text:style-name="Default_20_Paragraph_20_Font"><text:span text:style-name="T2">o</text:span></text:span> fiat ut perinde atque c<text:span text:style-name="Default_20_Paragraph_20_Font"><text:span text:style-name="T2">o</text:span></text:span>r frigidi<text:span text:style-name="Default_20_Paragraph_20_Font"><text:span text:style-name="T2">o</text:span></text:span>res jusio<text:line-break/>sint, augebunt remissionem ejus motuum, in eodem retinen-<text:line-break/>tes genere, ut quum tardius cor, minusque et rarius, quam<text:line-break/>naturae lex postulat, pulset, illae etiam hoc pulsent tardius,<text:line-break/>minus rariusque, tum etiam languidius. Acridjt vero ali-<text:line-break/>quando jam frigidius jusio cor esse simul et famosorum ple-<text:line-break/>num excrementorum , quo tempore pa<text:span text:style-name="Default_20_Paragraph_20_Font"><text:span text:style-name="T2">r</text:span></text:span>iter .et min<text:span text:style-name="Default_20_Paragraph_20_Font"><text:span text:style-name="T2">o</text:span></text:span>r et<text:line-break/>rarior fit distentio, contractio celerior. Videretur etiam<text:line-break/>diutius se arteria intro recipere, si ur perpetuum ejus motus<text:line-break/>percipi posset. Nunc sensum id sugit, at produci internae<text:line-break/>quietis tempus ultra quam per est patet ver tangentibus:</text:p>
      <text:p text:style-name="P3">H<text:span text:style-name="Default_20_Paragraph_20_Font"><text:span text:style-name="T2">o</text:span></text:span>c tempus conflatum docuimus ex tribus esse temporibus,<text:line-break/>primo extremitatis contractionis, altero internae quietis,<text:line-break/>terti<text:span text:style-name="Default_20_Paragraph_20_Font"><text:span text:style-name="T2">o</text:span></text:span> prinripiLdistenti<text:span text:style-name="Default_20_Paragraph_20_Font"><text:span text:style-name="T2">o</text:span></text:span>nis. Ergo prolixe . hoc .tempus per<text:line-break/>illum affectum producetur; tempus vero externae quietis<text:line-break/>aut brevius quam conveniat erit, aut moderato simile.<text:line-break/>Nam quum studeat femper pulsuum effectrix facultas exere-<text:line-break/>menta excernere, properetque ad illam .actionem, cujus<text:line-break/>haec <text:span text:style-name="Default_20_Paragraph_20_Font"><text:span text:style-name="T2">n</text:span></text:span>omine issi data facultas est , fit ut quies, quae actio-<text:line-break/>nem praecedit, minus sit diuturna; quemadmodum etiam<text:line-break/>fit ut illa, quae alteram acti<text:span text:style-name="Default_20_Paragraph_20_Font"><text:span text:style-name="T2">o</text:span></text:span>nem praecedit, dilatationem<text:line-break/>inquam, sit l<text:span text:style-name="Default_20_Paragraph_20_Font"><text:span text:style-name="T2">o</text:span></text:span>ngior , quiacor , quod frigidius jam est, re-<text:line-break/>misse ad acti<text:span text:style-name="Default_20_Paragraph_20_Font"><text:span text:style-name="T2">o</text:span></text:span>nem progreditur , unius adhuc tantum gratia<text:line-break/>usus ventilandi, altero jam , qui. major erat, refrigerandi<text:line-break/>amisso., Reliquus enim tertius cor in his solum affectibus<text:line-break/>excitat ad actionem , ubi moveatur magnopere animal ,- aut<text:line-break/>vacuatis accidat larga, arteriarum quidem admodum r eser a-<text:line-break/>tis externis oscillis, ut in balneis, denique si quo modo fer-</text:p>
      <text:p text:style-name="P3">giter fit fudatum <text:span text:style-name="Default_20_Paragraph_20_Font"><text:span text:style-name="T5">; </text:span></text:span>internis vero in purgati<text:span text:style-name="Default_20_Paragraph_20_Font"><text:span text:style-name="T2">o</text:span></text:span>nibus, praeterea<text:line-break/>in affectibus, ut choleris, intestinorum difficultatibus, ac<text:line-break/>quum vehementer vellieanter intestina. At vero ubi ipsiim<text:line-break/>corpus cordis inciderit in intemperiem aliquam inaequalem,<text:line-break/>non poterunt pulsus quum ipfius cordis tum omnium ani-<text:line-break/>mantis arteriarum lu variam non degenerare inaequalitatem.<text:line-break/>Quin etiam collectiva quam vocant, illaque unius pulsus<text:line-break/>omnium erit generum; quod perpetua fiat in magnitudinem,<text:line-break/>parvitatem, celeritatem, tarditatem, remissionem, vehe-<text:line-break/>mentium, crebritatem, raritatem mutatio. At in duritiem<text:line-break/>et mollitiem haud fiat continens unquam mutatio ; id quod<text:line-break/>saepenumero declaravimus. Non vibratus autem interdum<text:line-break/>et vibratus perpetua fele vicissitudine in hisce affectibus ex-<text:line-break/>cipiunt, adjuncta ad cordis intemperiem duritie, vel ten-<text:line-break/>tione arteriarum. ostendimus enim, si recte memini, in<text:line-break/>hujuscemodi affectibus, ubi magnopere cor contendat arte-<text:line-break/>rias distendere , vibrationem in motum incurrere ; quo tem-</text:p>
      <text:p text:style-name="P3">pore facile dimotus pulsus exoriatur. In qua distentione<text:line-break/>multi sane laboris est affectum plane explorare , quod non<text:line-break/>intemperiem tantum cordis illa inaequalitas, sed et insim-<text:line-break/>metatorum laesionem et copiam humorum comitatur. Nam<text:line-break/>hae inaequalitates, posteaquam obstructionem sequuntur cor-.<text:line-break/>dis oscillorum, comita<text:span text:style-name="Default_20_Paragraph_20_Font"><text:span text:style-name="T2">n</text:span></text:span>tur porro <text:span text:style-name="Default_20_Paragraph_20_Font"><text:span text:style-name="T2">r</text:span></text:span>etiam ejus intemperiem<text:line-break/>inaequalem, non est proclive deprehendere affectum. E<text:span text:style-name="Default_20_Paragraph_20_Font"><text:span text:style-name="T2">r</text:span></text:span>go<text:line-break/>pulsus,- qui bis feriat, corporis visceris proprium est fym-<text:line-break/>ploma intemperiei, sicut probavimus in pro<text:span text:style-name="Default_20_Paragraph_20_Font"><text:span text:style-name="T4">xim</text:span></text:span>o libro, ac a<text:line-break/>dimoto distat mollitie. Verum si durities accesserit, jam<text:line-break/>etiam- ex hoc diguotio labefactatur; etenim in dimotum eon-<text:line-break/>vertitur: communem plurium affectuum. Vibratum vero<text:line-break/>dimotum generari docuimus, ubi pulsus, qui absolute est vi-<text:line-break/>bratus, diminuta esit longitudo. Dicro tus vero non vibratus<text:line-break/>aeque est ac vibratus durus: sed talis per suam tarditatem<text:line-break/>efficitur et corporum unus incumbentium. Quoci<text:span text:style-name="Default_20_Paragraph_20_Font"><text:span text:style-name="T2">r</text:span></text:span>ca per-<text:line-break/>ntultas uterque hic causas consequetur, numero tamen inter</text:p>
      <text:p text:style-name="P3">se facultatum, a quibus creantur, et occasio<text:span text:style-name="Default_20_Paragraph_20_Font"><text:span text:style-name="T2">n</text:span></text:span>um disserunt;<text:line-break/>permultos enim vibratus dicrotus , paucos non vibratus co-<text:line-break/>mitabitur. At commemorandum quidem primum est, quot<text:line-break/>caulis absolute vibratus succedat, quas ante omnes recenfrn-<text:line-break/>mus; mox causam ejus quasi continentem; fit enim ubi<text:line-break/>amplius cogitur distendi durum corpus arteriae, vel tensum ;<text:line-break/>ad haec tertium , quod quum facultatis imbecillitas huc ac-<text:line-break/>cessit, aut conformatio nativa., vibratum dicrotum pulsum<text:line-break/>demonstravimus oriri. Jam dicrotus non vibratus. fiebat ob<text:line-break/>duritiem arteriae, tarditatem pulsus, et pondus corporum<text:line-break/>incumbentium ex utraque parte sensibilis motus ; etenim in<text:line-break/>hujuscemodi affectibus , . ubi ab utraque parte medium, dum<text:line-break/>attollitur, retrahatur, rmsusque copuletur cum illis, gene-<text:line-break/>ratur pulsus dicrotus. Hae sunt illorum quasi continentes<text:line-break/>quaedam causae. Antecedentes autem mulsae sunt cujusque,<text:line-break/>quae etiam expeditae et ad manum sunt habendae illi , qui<text:line-break/>quicquam sit . praeterit<text:span text:style-name="Default_20_Paragraph_20_Font"><text:span text:style-name="T2">o</text:span></text:span>rum expl<text:span text:style-name="Default_20_Paragraph_20_Font"><text:span text:style-name="T2">o</text:span></text:span>raturus. Pulsus qui bis</text:p>
      <text:p text:style-name="P3">ferit, ex inaequali proficiscitur ipsius corporis c<text:span text:style-name="Default_20_Paragraph_20_Font"><text:span text:style-name="T2">o</text:span></text:span>rdis intem-<text:line-break/>perie. Tactu vero ad dignoscendam contractionem plane<text:line-break/>est opus exercitato , cujus si rudis sis dignoscendae, nihil i<text:span text:style-name="Default_20_Paragraph_20_Font"><text:span text:style-name="T2">n-<text:line-break/></text:span></text:span>ter hunc pulsum tibi et illum intererit, qui in ascensu<text:line-break/>subsistit, et quiescit paulisper. Dignoscetur si quid habeat<text:line-break/>roboris : nam qui undequaque est remissus, hujus latet con- <text:span text:style-name="Default_20_Paragraph_20_Font"><text:span text:style-name="T2">t<text:line-break/></text:span></text:span>tractio. Sed fit plerumque ut omnibus pulsibus , qui bis<text:line-break/>feriant, adsit contenti<text:span text:style-name="Default_20_Paragraph_20_Font"><text:span text:style-name="T2">o</text:span></text:span>, neque enim ad eam altitudinem<text:line-break/>perveniant, si <text:span text:style-name="Default_20_Paragraph_20_Font"><text:span text:style-name="T2">o</text:span></text:span>mnino deficiantur contentione, aut multo<text:line-break/>m<text:span text:style-name="Default_20_Paragraph_20_Font"><text:span text:style-name="T2">o</text:span></text:span>lliores sint quam conveniat necesse est, ut.languidi si—<text:line-break/>mul et non parvi appareant,. qui quidem etiam in lethar-<text:line-break/>gicis affectibus animadvertuntur, at tum quiescentem pau-<text:line-break/>lifper nequeas distinguere a bis feriente, proinde nec ipsos<text:line-break/>quidem assectus, ex hoc quidem discernere poteris. Aliud<text:line-break/>tamen est- inditium , quo poteris , atque hoc proprium est si-<text:line-break/>gnum vitiosae temperiei ipsius corporis cornis. Nec causa<text:line-break/>est quin brevitatis gratia ut pulsum aliquem, vel febrem</text:p>
      <text:p text:style-name="P3">hecticam, ita inaequalitatem nos hecticam. appellemus; fi<text:line-break/>cui minus n<text:span text:style-name="Default_20_Paragraph_20_Font"><text:span text:style-name="T2">o</text:span></text:span>men pr<text:span text:style-name="Default_20_Paragraph_20_Font"><text:span text:style-name="T2">o</text:span></text:span>betur, stabilem illam vocet; stabilis est,<text:line-break/>si deinceps perma<text:span text:style-name="Default_20_Paragraph_20_Font"><text:span text:style-name="T2">n</text:span></text:span>eat par. At vero si caetera simul om-<text:line-break/>nia indicia febrem hecticam esse declarent, multo hercle<text:line-break/>dignosces certius inaequalem intemperiem tenere visceris<text:line-break/>corpus. . Sed haec explicavimus in differentiis febrium.<text:line-break/>omnia denique sunt reliqua animadvertenda; praesentia,<text:line-break/>praecedentia et externa. Nam quum.peripneumonia, sup-<text:line-break/>puratio, pleuritis, phthisis, denique aliquis istic abscessus<text:line-break/>emortus sit, vel asthma, vel morbus quispiam en destillati<text:span text:style-name="Default_20_Paragraph_20_Font"><text:span text:style-name="T2">o-<text:line-break/></text:span></text:span>ne , vel cruentum sputum ; aut rejectio partis alienius pul-<text:line-break/>motis, aut breviter quoduis; unde redundantia, vel erasit-<text:line-break/>tudo, vel lent<text:span text:style-name="Default_20_Paragraph_20_Font"><text:span text:style-name="T2">o</text:span></text:span>r humorum obsideat pulmonem, accusate<text:line-break/>considerandum est, ecquid ex arteriarum obstructione pulsus^<text:line-break/>inaequalis fiat. Sin horum nihil fit, ipsum est vi<text:span text:style-name="Default_20_Paragraph_20_Font"><text:span text:style-name="T2">t</text:span></text:span>eus exple-<text:line-break/>randum, praesertim fi: anteacta aegroti vita nec classis fue-<text:line-break/>cis, nec lentis videatur corpus implevisse, a quibus aut</text:p>
      <text:p text:style-name="P3">foris offusis , aut obstruentibus arteriarum oscilla , inaequa-<text:line-break/>litas concitetur. Nam fi quid h<text:span text:style-name="Default_20_Paragraph_20_Font"><text:span text:style-name="T2">o</text:span></text:span>rum, uti d<text:span text:style-name="Default_20_Paragraph_20_Font"><text:span text:style-name="T2">o</text:span></text:span>cuimus; vel<text:line-break/>inflammati<text:span text:style-name="Default_20_Paragraph_20_Font"><text:span text:style-name="T2">o</text:span></text:span> , vel omnino tumor praeter naturam illic exur-<text:line-break/>gat, aut assiuentia humorum gravet facultatem, incidunt in<text:line-break/>pulsus inaequalitatem. Quare li nec adfint indicia, quibus<text:line-break/>noscuntur hi assectus, nec hectica inaequalitas et stabilis<text:line-break/>duret, intemperies existimanda inaequalis in cordis corpore<text:line-break/>esse; quae quum etiam fit duplex, altera in succis ejus<text:line-break/>propriis , altera in partibus solidis , illa ex succis profecta<text:line-break/>una cum totius cordis palpitatione. fit , haec ex solidis parti-<text:line-break/>bus absque palpitatione. Quare si quis haec quae retuli-<text:line-break/>mus ediscere cum arte cupiat, quae de hecticis febribus<text:line-break/>scripsimus colligat diligenter ex commentariis De febribus<text:line-break/>et libro De marcore. Atque his signis cordis inaequalis in-<text:line-break/>temperies dignoscitur , et distinguitur a similibus affectibus.<text:line-break/>Si qua sit alia lutemperies .visceris, ut aliam ipsum corpus<text:line-break/>temperiem habeat, aliam sanguis et spiritus, qui sunt lu</text:p>
      <text:p text:style-name="P3">ejus finibus, inaequales pulsus nunquam efficit, sed ex affe-<text:line-break/>ctuum conlusione medium quendam statum sortiuntur. Con-<text:line-break/>fusiones affectuum modo prorsus inter se contrariae sunt,<text:line-break/>modo non prorsus. Prorsus dico affectus contrarios inter<text:line-break/>se temperamento ; ubi quo calidior moderatu alter sit,<text:line-break/>hoc sit frigidior alter, non prorsus, ubi alter plus altero<text:line-break/>deflexerit. Potest etiam, fi ejusdem ambo generis sint, in<text:line-break/>quantitate esse differentia, quum vel calidius cor ipsum sit<text:line-break/>materia in sinibus contenta, vel quum materia multum, cor<text:line-break/>autem parvum a naturali statu recesserit, et frigidius item<text:line-break/>corpus cordis potest esse , vel materia. Hi concursus non<text:line-break/>perinde omnes dignoscuntur conspicue ; licet tamen inter-<text:line-break/>dum obscuros aliunde colligere. Prima commemorata mix-<text:line-break/>tio, in qua cordis corpus praeter modum calidum est, ma-<text:line-break/>terrae autem frigidiores, differentiis tribus conflati Aut<text:line-break/>enim tanto illud calidius est quanto hae frigidiores; aut</text:p>
      <text:p text:style-name="P3">multo illud calidius quam hae frigidiores , aut minus illud<text:line-break/>calidius quam hae frigidiores. Prima differentia pulsum<text:line-break/>repraesentat ad unguem moderatum tum magnitudine tum<text:line-break/>celeritate atque crebritate; ad remissionem anteus tantum<text:line-break/>permutatur quanto spatio naturalem temperiem nileus re-<text:line-break/>liquit. Equidem animadverti in hisce subinde affectibus<text:line-break/>insigne etiam incrementum celeritati accessisse; n<text:span text:style-name="Default_20_Paragraph_20_Font"><text:span text:style-name="T2">o</text:span></text:span>n tamen<text:line-break/>hoc conspicuum perpetu<text:span text:style-name="Default_20_Paragraph_20_Font"><text:span text:style-name="T2">o</text:span></text:span> est. Atque hoc asserunt indi-.<text:line-break/>cium majus tibi ridetur suppeditaturam, quantum enim cor-<text:line-break/>pus ipsum arteriae desciverit a moderatu temperamento,<text:line-break/>coniicere est ex celeritate: nam proclivius ad motum est ca-<text:line-break/>lidius corpus, si reliqua sint paria. Quare si quod corpus<text:line-break/>ipsum cordis in naturali statu constans, vel a materia, quam<text:line-break/>continent ventriculi ejus, aut consuetudine pulmonis iu-<text:line-break/>flannnati, vel alia quapiam parte vicina calefiat , pulfus re- .<text:line-break/>frigerii gratiam magnitudinem, celeritatem, crebritatem com-<text:line-break/>mutentur, prima tum erit in magnitudinem mutatio, altera</text:p>
      <text:p text:style-name="P3">in celeritatem , tertia in crebritatem. Sin calidius fit par-<text:line-break/>tibus <text:span text:style-name="Default_20_Paragraph_20_Font"><text:span text:style-name="T2">t</text:span></text:span>e contingentibus, quae in naturali statu sint, celeritas<text:line-break/>motus primum increscit, delude magnitudo. Unde quum<text:line-break/>pulsus manifestum incrementum celeritatis percipiamus,<text:line-break/>magnitudinis vero atque crebritatis nullam mutationem,<text:line-break/>magnopere in hoc corpore descivisse ad calorem cor cense-<text:line-break/>mus , vicinaque ei ad frigiditatem. Jam simul pulsuum infi-<text:line-break/>gnis remissio et conspicua in ejuscemodi corporibus ani-<text:line-break/>madvertitur. Quod fi nec celeritas clara, nec remissio fit,<text:line-break/>exiguo calore corpus visceris puta auctum. Hae febres com-<text:line-break/>pluribus medicis imponunt, nimirum quod febre ipsi fe li-<text:line-break/>heros esse aegroti affirment ; neque febrem, quia parva est,<text:line-break/>et quia vi<text:span text:style-name="Default_20_Paragraph_20_Font"><text:span text:style-name="T2">t</text:span></text:span>eus incaluit , corpusque visceris calor luvesit, ad-<text:line-break/>vertunt. Sed de hoc freque<text:span text:style-name="Default_20_Paragraph_20_Font"><text:span text:style-name="T2">n</text:span></text:span>ter diximus. Breviter non<text:line-break/>est magna febris usia hectica, maxime si paucum calorem<text:line-break/>viscus habeat. Qui igitur calor in universum corpus deri-<text:line-break/>vatur ex corde, hic <text:span text:style-name="Default_20_Paragraph_20_Font"><text:span text:style-name="T2">t</text:span></text:span>ensum salus inducit ipsis inaequalitatis</text:p>
      <text:p text:style-name="P3">fastidiosae; quamobrem balnea deside<text:span text:style-name="Default_20_Paragraph_20_Font"><text:span text:style-name="T2">r</text:span></text:span>ant, ut alii fastidiosi<text:line-break/>omnes et luaequales ex lassitudine , vel adustione , lotione<text:line-break/>intermissa, vel exercitatione, et plerique scilicet laetantur<text:line-break/>balueo, recreatione se dicunt; depulsam enim inaequalita-<text:line-break/>tem esse totius corporis, nec magnopere quicquam se offendi<text:line-break/>balneo referunt acceptum ; et sane non laeduntur forsitan<text:line-break/>horum quidam. verum hujus loci non est ista meditatio;<text:line-break/>in febrium enim curationibus de omnibus his disputabimus,<text:line-break/>sive separatim risum suerit eas, sive in methodo medendi<text:line-break/>tractare; nam ad praesens institutum solam dignoscendi nant<text:line-break/>tractabimus. Sane rideatur quibusdam perplexa et luco-<text:line-break/>gnita, si quando nec differentia usia pulsuum a naturali statu<text:line-break/>deficiat, et se ipse aegrotus febrem non dicat percipere, at<text:line-break/>inaequalitatem, quae una molesta erat, balneis pererraverit.<text:line-break/>Et ut rem difficiliorem faciam, ne ex urina quidem petere<text:line-break/>in ejuscemodi affectibus sumam notitiam semper licet; sed</text:p>
      <text:p text:style-name="P3">est etiam fere anceps , cal<text:span text:style-name="Default_20_Paragraph_20_Font"><text:span text:style-name="T2">o</text:span></text:span>re et lenimento similis naturali.<text:line-break/>Sexcentos tales in pestilentia diuturna conspeximus, ubi<text:line-break/>medicos cerneres nihilo plebe praestantiores , imo vero im-<text:line-break/>peritiores multo no<text:span text:style-name="Default_20_Paragraph_20_Font"><text:span text:style-name="T2">n</text:span></text:span>nullos experiente plebejo. Vulgus enim<text:line-break/>fere, si nihil aliud, at expirationem aegrotorum videas ob-<text:line-break/>servare; quae fi foeteat,. pejorem causam expectant. At<text:line-break/>illi quidem usu tale signum in pestilentibus febribus invene-<text:line-break/>runt ; tu non usu modo , sed et ratione aestima Jam os<text:line-break/>etiam attendunt, quod si issic aliquid coloris pestilentis cer-<text:line-break/>nant, eos peste confirmant laborare. Equidem medico haec<text:line-break/>puto clariora esse quam vulgo ; partim enim issi colorem<text:line-break/>erysipelatosum, partim colorem habent depascentibus her-<text:line-break/>petibus assimilem , diffusum per plures partes scilicet quam -<text:line-break/>a primo. Et si manum thoraci exercitatus medicus admo-<text:line-break/>veat in explorando febrili calore , ne tum quidem praetereat<text:line-break/>eum affectus. lu spicienda porro prae caeteris urica esu</text:p>
      <text:p text:style-name="P3">Etenim conturbata quorundam eorum videtur esse et aquo-<text:line-break/>fior, ac nonnullorum multo quam pro natura tenuior,<text:line-break/>atque. haec quidem certissima est, necnon quae naturalibus<text:line-break/>undequaque similis est colore et crassitudine ; haec etiam ad<text:line-break/>fecundam spem certissima est; quae si enaeoremate probo sit<text:line-break/>praedita, multo etiam est certior, si quidem fedimentum sit<text:line-break/>candidum, laeve et aequabile. Praecipue vero enae<text:span text:style-name="Default_20_Paragraph_20_Font"><text:span text:style-name="T2">o</text:span></text:span>re-<text:line-break/>mattis animus est adhibendus; nam quaedam quae sublivida<text:line-break/>quodammodo sunt latent , et item alia quae aranearum la-<text:line-break/>tas telas referunt in modum lanae congestae. At fi quid tale<text:line-break/>animadvertas, aut nullum plane suspensum innatare urinis,<text:line-break/>in pejoretn partem haec interpretare, si contraria videas,<text:line-break/>quae retuli modo, non potest fieri ut male affectus homo sit.<text:line-break/>Ex sus igitur discernas , utrum inaequalitate quapiam assectus<text:line-break/>sit, an pestilens morbus et exitialis, qui hecticam febrem<text:line-break/>habeat, eum prehendat; praeterea ex iis, quae balneum^<text:line-break/>consequuntur , etenim cibum respuunt et sitiunt praeter</text:p>
      <text:p text:style-name="P3">modum ac frigidam p<text:span text:style-name="Default_20_Paragraph_20_Font"><text:span text:style-name="T2">o</text:span></text:span>stulant. Etiam <text:span text:style-name="Default_20_Paragraph_20_Font"><text:span text:style-name="T2">o</text:span></text:span>culi illorum furit<text:line-break/>accurate inspiciendi ; nam inter lavandum manifeste reddun-<text:line-break/>tur calidi, et flammei quidam postea tales permanent, quos<text:line-break/>plane sciemus teneri peste. At in pestilentia, qualis no-<text:line-break/>stra mem<text:span text:style-name="Default_20_Paragraph_20_Font"><text:span text:style-name="T2">o</text:span></text:span>ria fuit et viget etiamnum , nunquam . experiri<text:line-break/>quisquam homo possit. Sciendum .tamen nonnunquam in-<text:line-break/>cidere fine peste has ipsas febres, ut de illis prodiderunt<text:line-break/>omnes insigni<text:span text:style-name="Default_20_Paragraph_20_Font"><text:span text:style-name="T2">o</text:span></text:span>res mediet , vocantqne pestilentes , de quarum<text:line-break/>t<text:span text:style-name="Default_20_Paragraph_20_Font"><text:span text:style-name="T2">o</text:span></text:span>ta natura disputari latius in differentiis febrium ; nam hoc<text:line-break/>quidem loco, non quemadmodum quis <text:span text:style-name="Default_20_Paragraph_20_Font"><text:span text:style-name="T2">o</text:span></text:span>ptime febres digno-<text:line-break/>suat tractamus, fed quemadmodum ex pulsu optime. Quin..<text:line-break/>etiam dixi fortasse plus aequ<text:span text:style-name="Default_20_Paragraph_20_Font"><text:span text:style-name="T2">o</text:span></text:span> de febribus ex ipsa cordis<text:line-break/>c<text:span text:style-name="Default_20_Paragraph_20_Font"><text:span text:style-name="T2">o</text:span></text:span>rpore excitatis, quare ad pulsus nos referamus, et qu<text:span text:style-name="Default_20_Paragraph_20_Font"><text:span text:style-name="T2">o</text:span></text:span>d<text:line-break/>residuum est de febribus hecticis per<text:span text:style-name="Default_20_Paragraph_20_Font"><text:span text:style-name="T2">s</text:span></text:span>equamur. Etenim sunt,<text:line-break/>ut docuimus , pestilentes n<text:span text:style-name="Default_20_Paragraph_20_Font"><text:span text:style-name="T2">o</text:span></text:span>n paucae inde usque ab initio<text:line-break/>hecticae , distantque ab <text:span text:style-name="Default_20_Paragraph_20_Font"><text:span text:style-name="T2">o</text:span></text:span>mnibus aliis febribus , quae ex uta-<text:line-break/>gua putredine oriuntur. Praeterea etiam moerorem inter-</text:p>
      <text:p text:style-name="P3">dum sequuntur et iram a primo quaedam hccticae. Ali-<text:line-break/>ter nescio , an ulla febris i<text:span text:style-name="Default_20_Paragraph_20_Font"><text:span text:style-name="T2">n</text:span></text:span>de usque ab initio fiat hectica.<text:line-break/>At temporis diuturnitate multis aliis succedunt , quas diluet-.<text:line-break/>de distinguit, etiamsi cum aliis conuectantur, fient declara-<text:line-break/>vintus , perpetua aequalitas , et alia quae in libris De dif-<text:line-break/>ferentiis febrium docuimus. Notitia autem ex pultibus,<text:line-break/>qu<text:span text:style-name="Default_20_Paragraph_20_Font"><text:span text:style-name="T2">o</text:span></text:span>modo nuper diximus, initio adhuc atque primis diebus<text:line-break/>non facile paratur, quum speciem adhuc c<text:span text:style-name="Default_20_Paragraph_20_Font"><text:span text:style-name="T2">o</text:span></text:span>mmunem ha-<text:line-break/>beant cum diariis febribus ; verum elapsu triduo jam clario-<text:line-break/><text:span text:style-name="Default_20_Paragraph_20_Font"><text:span text:style-name="T2">r</text:span></text:span>es fiunt etiam pulsuum indicio. Siquidem aperte hae ce-<text:line-break/>leriores quam deceat pulsus habent,. atque ut inter eas<text:line-break/>nihil interfit aliud , febrili quidem certe calore manifeste. fe-<text:line-break/>cundum thoracem praeditae sunt, pulfusque ta<text:span text:style-name="Default_20_Paragraph_20_Font"><text:span text:style-name="T2">n</text:span></text:span>to sunt lau-<text:line-break/>guidiores justo quantum calor creverit. Hactenus de fe-<text:line-break/>bribus in quibus cor tanto quam .natura postulat calidior<text:line-break/>est quanto quam continet materia frigidior. Materiae<text:line-break/>addamus securitatis gratia corpora illa omnia quae cor at-</text:p>
      <text:p text:style-name="P2">tingunt ; puta ex visceribus pulmonem, ex membranis quum<text:line-break/>illam quae pericardium appellatur tum quicquid thoracem<text:line-break/>prope cor intersepit. Etiam consuetud<text:span text:style-name="Default_20_Paragraph_20_Font"><text:span text:style-name="T2">o</text:span></text:span> huic visceri inter-<text:line-break/>cedit cum aere , quem continet membrana pericardium, nec-<text:line-break/>non cum arteriis et venis, quarum penetrare; maxima<text:line-break/>ostia cernis ad sinus ejus. Haec omnia non aliter atque<text:line-break/>materia pulsum cordis immutant, vocenturque brevitatis<text:line-break/>gratia omnia quae recensuimus vicina corni.</text:p>
      <text:h text:style-name="Heading_20_2" text:outline-level="2">Cap. U </text:h>
      <text:p text:style-name="P11">Deinceps de istis febribus dicamus in qui-<text:line-break/>bus cor calidius est quam viclua ei frigidiora; nam in hu-<text:line-break/>juscemodi affectibus pulsus celeriores simul et majores et<text:line-break/>crebriores languidior es que justo eru<text:span text:style-name="Default_20_Paragraph_20_Font"><text:span text:style-name="T2">n</text:span></text:span>t; longius tamen ad<text:line-break/>- remissionem et celeritatem, nunus ad crebritatem et ma-<text:line-break/>gnitudinem recedent a natura. Stabilis et constans harum<text:line-break/>generatio est , ut caeterarum hecticarum. Quod si non ita<text:line-break/>longe riscus a natura desciscat ad calorem, viclua ei l<text:span text:style-name="Default_20_Paragraph_20_Font"><text:span text:style-name="T2">o</text:span></text:span>ngius</text:p>
      <text:p text:style-name="P3">ad frigiditatem , minores pulsus in his et rariores erunt ;<text:line-break/>celeritate vel similes erunt naturalibus, vel tardiores; fi-<text:line-break/>miles, fi non multo frigidiora vicina fini; tardiores, ubi<text:line-break/>multo longiore intervallo haec ad frigiditatem a natura de-<text:line-break/>flexerint quam ad calorem cor. Remissio hic etiam quan-<text:line-break/>titati caloris respondebit. - At vero si frigidius justo sit<text:line-break/>ipsum cordis corpus, materia porro reliquaque vicina illo<text:line-break/>calidiora , erunt et hic tres numero differentiae , et varia-<text:line-break/>bunt pul<text:span text:style-name="Default_20_Paragraph_20_Font"><text:span text:style-name="T2">t</text:span></text:span>as in unaquaque, sicut superiores. Primum aeque<text:line-break/>refrigeratum sit. cor ut incaluerunt vicina, tardior aequo<text:line-break/>erit is pulsus , si insignis fuerit alteratio. Huic respondet<text:line-break/>remissio, nam magnitudine nihil de natura decedet, nec ve-<text:line-break/>ro etiam crebritate, quod animadverti possit, aut insigniter.<text:line-break/>At quum non multum de natura est discessum in utramque<text:line-break/>partem, difficillime, ut ante dixi, exploratur. discrimen,<text:line-break/>atque in his praesertim corporibus obscurum est, quorum</text:p>
      <text:p text:style-name="P3">ignoramus naturalem statum ; nam hunc si prius noverimus,<text:line-break/>poterit etiam animadverti brevis mutatio, si quis versatus sit<text:line-break/>in explorandis pulsibus. - Ut autem paulo ante, quum vis<text:line-break/>sueris calidioris et vicinorum ei frigitliorum consideraremus<text:line-break/>pulsum, febrem diximus esse hecticam, ita nunc, si viscus<text:line-break/>sit frigidius omnino quam naturalis modus pe<text:span text:style-name="Default_20_Paragraph_20_Font"><text:span text:style-name="T2">r</text:span></text:span>mittat, et<text:line-break/>vicina calidiora , febricitabit quidem h<text:span text:style-name="Default_20_Paragraph_20_Font"><text:span text:style-name="T2">o</text:span></text:span>mo , non liectica ta-<text:line-break/>men quam vocant febre, sed vel diaria, vel ea quae pu-<text:line-break/>tredinem humorum consequitur. Signa vero sunt p<text:span text:style-name="Default_20_Paragraph_20_Font"><text:span text:style-name="T2">r</text:span></text:span>opria<text:line-break/>utriusque. Diariae quidem febris coniunctae cum frigidiore<text:line-break/>corpore cordis, ubi ex aequo de natura utrumque deflexerit,<text:line-break/>pulsus nihil magnitudine a naturali diffe<text:span text:style-name="Default_20_Paragraph_20_Font"><text:span text:style-name="T2">r</text:span></text:span>t; nec etiam ere-<text:line-break/>bri late pene quicquam , quod perspici possit, nec item cele-.<text:line-break/>ritate, nisi utriusque insignis fiat mutatio; languidior vero<text:line-break/>tanto erit quanto riscus frigidius. Ejus autem febris quae<text:line-break/>ex putredine humorum fit par quidem perpetuo est natura-<text:line-break/>li et ipsa pulsus magnitudo , non par autum perpetuo ullum</text:p>
      <text:p text:style-name="P3">ex aliis generibus, fed ubi putum quidem a natura recesse-<text:line-break/>rint, nihil quod effatu dignum sit, a naturali pulsus eva-<text:line-break/>riat; ubi vero plus recesse<text:span text:style-name="Default_20_Paragraph_20_Font"><text:span text:style-name="T2">r</text:span></text:span>i<text:span text:style-name="Default_20_Paragraph_20_Font"><text:span text:style-name="T2">n</text:span></text:span>t, aperte in contractione pul-<text:line-break/>fus celerior fit, sicut fuperiorin distentione; jam etiam Mare<text:line-break/>in externa quiete crebrior et la<text:span text:style-name="Default_20_Paragraph_20_Font"><text:span text:style-name="T2">n</text:span></text:span>guidior apparet tanto<text:line-break/>quantum refrigeratum est cor. Contra jam magis refrige-<text:line-break/>ratum cor sit quam vicina i<text:span text:style-name="Default_20_Paragraph_20_Font"><text:span text:style-name="T2">n</text:span></text:span>caluerunt , ac febris sit diaria,<text:line-break/>horum pulsus manifefte languidiores erunt et minores , tar-.<text:line-break/>di non perinde aperte, sed quanto vicinis sibi frigidius sit<text:line-break/>corpus cornis; jam etiam rari ac parui pro proportione<text:line-break/>erunt. At vero febris sit ex humorum putredine; horum<text:line-break/>pulsus .languidus erit perinde ut superior, sed silio etiam<text:line-break/>minor in distentione tardiorque , at contractio naturali .ce-<text:line-break/>serior erit, ac magis etiam incidet id in illa tempora accessio-<text:line-break/>nis, in quibus est initium et incrementum; nam in rigo-<text:line-break/>ribus quidem minus , ac minus etiam in remissionibus. Por-<text:line-break/>ro autem tertium genus commutationis ponatur, hoc est</text:p>
      <text:p text:style-name="P3">nunus ad frigiditatem cor declinavisse, quam ei vicina ad<text:line-break/>calorem , ac febrem esse diariam : pulsus habebit hoc corpus<text:line-break/>tanto quam par est imbecilliores quanto corpus cornis sit<text:line-break/>intemperantius, atque majores et celeriores naturali, sed<text:line-break/>majores quam celeriores, ad haec crebriores erunt. Haec<text:line-break/>omnia sunt accipienda pulsibus <text:span text:style-name="Default_20_Paragraph_20_Font"><text:span text:style-name="T2">n</text:span></text:span>ec lu duritiem nec in<text:line-break/>mollitiem aperte mutatis, nam si hic sint etiam mutati, dif-<text:line-break/>cessus eorum ad mollitiem omnino magnitudinem et ra-<text:line-break/>ritatem augebit, addet etiam et tarditatem , discessus autem<text:line-break/>ad duritiem contraria, nimirum parvitatem et crebrita-<text:line-break/>tem, addet interdum et celeritatem. Equidem jam omnes<text:line-break/>mihi rideor subrium quas ex pulsibus fumas differentias.<text:line-break/>percurrisse ; siquidem sane earum essentiam recte in cornis<text:line-break/>nimio calore posuimus. Jam inter febres affectus nonipaucos<text:line-break/>alios attigimus co<text:span text:style-name="Default_20_Paragraph_20_Font"><text:span text:style-name="T2">n</text:span></text:span>trarios febribus, in quibus cordis affectus<text:line-break/>frigiditas est. Praeterea de mixtis affectibus diximus, quo-</text:p>
      <text:p text:style-name="P3">rum ex contrariis inter fe complicatis mixtio constat. Jam-<text:line-break/>que transeundum alio misti erat, sed quando in magnam<text:line-break/>dissensionem nescio quo pacto qui de pulsibus commentati<text:line-break/>sunt inciderunt, propter eos visum mihi est quae hoc in li-<text:line-break/>bro jam tradidmrus, in quo de sebribus ex pulfibns digno-<text:line-break/>scendis tractavi, summatim repetere. Imo fi verum faten-.<text:line-break/>dum est, potissimum hoc propter Archigenem statui facere,<text:line-break/>nam quum habitus sit diligentissimus in commentatione de<text:line-break/>febribus nihil nos prope non aliter ac Erafistratus docet.<text:line-break/>Nempe e<text:span text:style-name="Default_20_Paragraph_20_Font"><text:span text:style-name="T2">o</text:span></text:span>rum, qui nihil docent, duplex est institututum,<text:line-break/>quidam ad proprietates quae exprimi nequeant coufu-<text:line-break/>giunt; alii proferunt quidem nomina , tamen nec quae sig-<text:line-break/>nificant observant nec quam illis significationem attribuant<text:line-break/>interpretantur. Namque durus pulsus, quem perpetuum<text:line-break/>Archigenes febricitantibus confirmat esse, nomen duntaxat<text:line-break/>est, nec rem denotat ullam, nec plane, nec liquido intelligi^<text:line-break/>potest De quo pulsu in libris De differentiis pulsuum la-^</text:p>
      <text:p text:style-name="P3">tius disputavimus, et etiam in libris De dignoscendis iis,<text:line-break/>maxime autem in iis commentariis quibus interpretamur<text:line-break/>simul et examinamus quae in libro De pulsibus Archige-<text:line-break/>nes scripsit. Sed hic tamen etiam operae pretium est non-<text:line-break/>nihil de iis summatim exponere.</text:p>
      <text:h text:style-name="Heading_20_2" text:outline-level="2">Cap. VI. </text:h>
      <text:p text:style-name="P11">Ut singula alia nomina apud omnes Grae-<text:line-break/>cos fingulas res indicant, ita etiam quae occurrunt sensibus,<text:line-break/>his nomina quaedam posuerunt ; separatim quae disseren- .<text:line-break/>tias auditus significant , separatim quae differentias odora-<text:line-break/>tus, vel gustus, vel tactus. Neque igitur aliis tribuunt album,<text:line-break/>nigrum, flavum, rufum, pallidum, fuscum, caeruleum,<text:line-break/>reliquaque colorum nomina praeterquam sensui visus ob-<text:line-break/>jectis, neque etiam aliis austerum, dulce, astarum, acer-<text:line-break/>bum, astringens, salsum, salsuginosum praeterquam iis<text:line-break/>quae gustantur, nec jam ullis aliis calidum, frigidum, sic-<text:line-break/>cum, humidum, molle, durum, verum iis quae tanguntur<text:line-break/>omnes attribuunt. Nam si alio traducas haec nomina , illa</text:p>
      <text:p text:style-name="P3">usurpatio vocatur metaphora. Habent vero et alia item<text:line-break/>metaphoras ex similitudine aliqua et convenientia ; ex qua<text:line-break/>similitudine pedes, vertices lateraque montis dicuntur.<text:line-break/>Nam ut animalium infimae partes pedes sunt, vertex omnium<text:line-break/>suprema, sic in montibus permissum est positis supremas<text:line-break/>partes vertices vocare, et infimas pedes. Si quis igitur,<text:line-break/>quum de animali loquatur, et pedes dicat, vel latera, nolo-<text:line-break/>erit pedes more omnium accipere, neque latera ut iusti-<text:line-break/>tutum est, sed ita dicat latera accipienda esse, quomodo de<text:line-break/>monte Brilleso dixit Callimachus,</text:p>
      <text:p text:style-name="P1"><text:span text:style-name="Default_20_Paragraph_20_Font"><text:span text:style-name="T2">Rrdlese latera sunt</text:span></text:span> o<text:span text:style-name="Default_20_Paragraph_20_Font"><text:span text:style-name="T2">rae, quem tenuere,<text:line-break/></text:span></text:span>sane quam ridiculus sit, duplici utens et reciproca meta-<text:line-break/>phora ab inpropriis ad propria. Haud. aliter si quum de<text:line-break/>moribus , aut rino durum elicitur per metaphoram , de cor-<text:line-break/>potibus quae tanguntur disputans, nolueris ut solent<text:line-break/>omnes nomen interpretari , verum sicut vinum dicitur du-</text:p>
      <text:p text:style-name="P3">rum, aut homo, aut mores. Huic simile est, si quum fer-<text:line-break/>monem habeas de rebus visibilibus , atque album dicas, pro-<text:line-break/>hibeas ex omnium instituto accipi, fed quando febres aliquas<text:line-break/>Archigenes albas appellavit , ita esse etiam intelligendum<text:line-break/>colorem albmn. At quemadmodum quidem non videbitur<text:line-break/>is sanus esse, si quod proprie nomen colori tribuit, transfer-<text:line-break/>re duplici differentia ad eum ab inpropriis studeat, sic sime<text:line-break/>qui de tangibili c<text:span text:style-name="Default_20_Paragraph_20_Font"><text:span text:style-name="T2">o</text:span></text:span>rpore serm<text:span text:style-name="Default_20_Paragraph_20_Font"><text:span text:style-name="T2">o</text:span></text:span>nem instituit, et per rnetaph<text:span text:style-name="Default_20_Paragraph_20_Font"><text:span text:style-name="T2">o-<text:line-break/></text:span></text:span>ram vult nomen durum accipi. Etenim in iis omnibus fit<text:line-break/>orationibus ut nihil auditores pr<text:span text:style-name="Default_20_Paragraph_20_Font"><text:span text:style-name="T2">o</text:span></text:span>ficiant, quum et prohi-<text:line-break/>heantur proprie dicto , nec quicquam intelligere aliud pof-<text:line-break/>siut. Quem sedim alium accipias colorem prolatu albo, con-<text:line-break/>fiueto prohibitus, et accipere ex metaphora albarum febrium<text:line-break/>juifus ? Sic item durus pulsus , quem Archigenes in re tan-<text:line-break/>gibili induxit, nisi propriam significationem habeat, nimi-<text:line-break/>rum hanc vulgarem, fied ut ille ex metaphora vin<text:span text:style-name="Default_20_Paragraph_20_Font"><text:span text:style-name="T2">o</text:span></text:span>rum vult,</text:p>
      <text:p text:style-name="P3">p<text:span text:style-name="Default_20_Paragraph_20_Font"><text:span text:style-name="T2">r</text:span></text:span>orsus obscurus est atque incognitus, talisque ut si scin-<text:line-break/>dapsus dicatu<text:span text:style-name="Default_20_Paragraph_20_Font"><text:span text:style-name="T2">r. </text:span></text:span>Etiam posset qu<text:span text:style-name="Default_20_Paragraph_20_Font"><text:span text:style-name="T2">o</text:span></text:span>duis aliud nomen proprio<text:line-break/>febrium pulsui tribuere, -et aliquid rideretur ulcere, apud<text:line-break/>h<text:span text:style-name="Default_20_Paragraph_20_Font"><text:span text:style-name="T2">o</text:span></text:span>mines scilicet in distinguendis significationibus imperitus,<text:line-break/>simplices autem , et qui facile sibi persuaderent virum scili-<text:line-break/>cet senem , qui tam clarus esset , artemque multum illustras-<text:line-break/>set, -non facturum unquam ut talem obscuritatem temere<text:line-break/>sermoni induceret , ut nomina p<text:span text:style-name="Default_20_Paragraph_20_Font"><text:span text:style-name="T2">r</text:span></text:span>o<text:span text:style-name="Default_20_Paragraph_20_Font"><text:span text:style-name="T2">t</text:span></text:span>erret nullius fignificatio-<text:line-break/>nis. . Jam vero si quis pulsum febricitantis amarum dicat<text:line-break/>esse, ac nomen amarum, ut ad gestum referimus interim<text:line-break/>velit accipi; nihil sane quod clarius intelligamus habebis<text:line-break/>mus quam si acerbum; vel austerum, acidum audiremus<text:line-break/>pulsum esse, quod ex omnibus his res molesta et praeter<text:line-break/>naturam repraesentetur , quae autem sit illa non declaretur.<text:line-break/>Quanquam in ejuscemodi metaphoris a propriis ad aliud<text:line-break/>non proprium traductio fit, res et permissa omnibus et vul-<text:line-break/>garis, at in significatione duri pulsus, cujus auct<text:span text:style-name="Default_20_Paragraph_20_Font"><text:span text:style-name="T2">o</text:span></text:span>r Arcui-</text:p>
      <text:p text:style-name="P3">gerres est, quae nec concessa est, nec usitata, nec omnino<text:line-break/>fuit, aut poterit esse, intelligere oportet nos significationem,<text:line-break/>ad illam quae propria est ex metaphoricis reversus ; quan-<text:line-break/>d<text:span text:style-name="Default_20_Paragraph_20_Font"><text:span text:style-name="T2">o</text:span></text:span> ita nomen quidem audias, artem intelligas nullam. Ve-<text:line-break/>rutu quid <text:span text:style-name="Default_20_Paragraph_20_Font"><text:span text:style-name="T2">s</text:span></text:span>erm<text:span text:style-name="Default_20_Paragraph_20_Font"><text:span text:style-name="T2">o</text:span></text:span>nem de his producam, quum alias. diffusius<text:line-break/>de sus disputaverim? At superiora summatim repetemus,<text:line-break/>ac de omnibus febribus dicamus.</text:p>
      <text:h text:style-name="Heading_20_2" text:outline-level="2">Cap. VII. </text:h>
      <text:p text:style-name="P11">Tria esse in fumma genera illarum<text:line-break/>alio loco docuimus; quemadmodum vero quodque ex pus-<text:line-break/>fibus dignoscatur, declarabo hoc loc<text:span text:style-name="Default_20_Paragraph_20_Font"><text:span text:style-name="T2">o. </text:span></text:span>omnes diariae in<text:line-break/>magnitudinem, celeritatem crebritatemque pulsos, quan-<text:line-break/>tum in ipsis est, mutant; nam si concu<text:span text:style-name="Default_20_Paragraph_20_Font"><text:span text:style-name="T2">r</text:span></text:span>rat. alius affectus,<text:line-break/>mixtam oportebit esse mutationem ex illo et hoc qui e<text:span text:style-name="Default_20_Paragraph_20_Font"><text:span text:style-name="T2">o-<text:line-break/></text:span></text:span>mi tatur febrem. Pari modo febres hecticae pulsus in eas-<text:line-break/>dem differentias convertunt, quantum in iis est, ampliusque<text:line-break/>in his mutatur celeritas. At quae o<text:span text:style-name="Default_20_Paragraph_20_Font"><text:span text:style-name="T2">r</text:span></text:span>tae sunt ex putredine<text:line-break/>humorum, in vigoribus utrumque habent motum celerem,</text:p>
      <text:p text:style-name="P3">et .distentionis et contractionis, praeterea utramque cre-<text:line-break/>britatem ex aequo mutant, quum externae quietis tum in- .<text:line-break/>ternae ; in initio accessionis non perinde , fed magis augent<text:line-break/>contracti<text:span text:style-name="Default_20_Paragraph_20_Font"><text:span text:style-name="T2">o</text:span></text:span>nis celeritatem; in incrementis quum hanc tum<text:line-break/>etiam externam quietem plurimum concitant, ut pulsus in<text:line-break/>illa creberrimus videatur. Habes pulsus, qui foli febrium<text:line-break/>per fe proprii sunt.; reliqui omnes, qui febricitantibus ac-<text:line-break/>cidunt, alium potius affectum quam febres loquuntur.<text:line-break/>Quorum etiam affectuum sunt duo genera, aut facultatis,<text:line-break/>aut instrumentorum vitium ; quippe ad causas inveniendas,<text:line-break/>quae mutant. pulsum, tria haec sunt animadvertenda, in-<text:line-break/>strumentum, .usus et facultas; demonstravimus enim, quae<text:line-break/>ex singulis horum generibus a natura recedentibus accidere<text:line-break/>pulsibus oporteat. Quo minus est mirum , si inter fe<text:span text:style-name="Default_20_Paragraph_20_Font"><text:span text:style-name="T2">t</text:span></text:span>e prae-<text:line-break/>clari isti medici dissideant de febribus propriis pulsibus, e<text:span text:style-name="Default_20_Paragraph_20_Font"><text:span text:style-name="T2">r-<text:line-break/></text:span></text:span>rentque omnes , ut qui nec genera partiverint pulsuum , et</text:p>
      <text:p text:style-name="P3">profectas ex facultatis, vel instrumentorum vitio alteratio-<text:line-break/>nes pulsuum arbitrentur proprias ipfis febribus esse ; ut in-<text:line-break/>vadentis accessionis quidam crebros et parvos, alii adhaec<text:line-break/>languidos, jam no<text:span text:style-name="Default_20_Paragraph_20_Font"><text:span text:style-name="T2">nn</text:span></text:span>ulli etiam inaequales, sunt qui tardos<text:line-break/>etiam, contra alii celeres, posuerunt indicia. Tametsi<text:line-break/>quaedam febres.incompressas, ut isti vocant, invafiones fa-<text:line-break/>ciuut, in quibus pulsuum prima mutatio in magnitudinem<text:line-break/>et celeritatem fit , mox his succedit augescentibus crebritas ;<text:line-break/>reliquorum pulsuum quos memoravi in illis nullus ap-<text:line-break/>paret, nec initio accessionum, nec in incremento, nec vi-<text:line-break/>gore. Verum hos nec rigor, nec horror, nec fere ulla<text:line-break/>inaequalitas, quin ne frigus quidem partium extremarum,<text:line-break/>vel superficiei externae, nec vessicatio, aut gravitas, aut<text:line-break/>compressio stomocli una incessit; plerosque vero vel unum<text:line-break/>de sus, vel plura comitantur; nonnullos paulo post vomi-<text:line-break/>tus; qui aperte declarat, ex eo quod in ventriculum vitiosi<text:line-break/>succi confluxerunt, quosdam illorum vellicatus esse, alios</text:p>
      <text:p text:style-name="P3">compressos, aliquos nauseasse. Clarissime enim recedit in<text:line-break/>plerisque initiis de tota superficie externa sanguis; confluit-<text:line-break/>que in viscera, unde compressiones et obstructiones fiunt,<text:line-break/>distentio nesque arteriarum praecipuarum, propter quas ini-<text:line-break/>tiis talium accessionum coniuncti sunt pulsus inaequales;<text:line-break/>quemadmodum etiam languidi ob stomachum et facultatem<text:line-break/>affectam. Ad hunc modum fiunt et parvi ob imbecillita-<text:line-break/>tem facultatis , et ob frigiditatem , et jam tardi quoque ex<text:line-break/>ingenti frigiditate. Verum. contractionem perinde ac dis-<text:line-break/>teutionem nullus horum tardam fecit; sed hoc perpetuum<text:line-break/>est et prae caeteris proprium luvasioni febris ex putredine<text:line-break/>humorum ortae, ut arteriae contractio efficiatur celerior.<text:line-break/>Et .si quis in cognoscenda c<text:span text:style-name="Default_20_Paragraph_20_Font"><text:span text:style-name="T2">o</text:span></text:span>ntractione est exercitatus, per-<text:line-break/>petuum. hoc et constans initii accessionis signum habebit,<text:line-break/>ubi contentione aliqua, ut frequenter admonuimus, pulsus<text:line-break/>praeditus sit, nam in languidis contractionem docuimus di-<text:line-break/>gnosci non posse. . Hoc igitur etiam atque. etiam exereitau-<text:line-break/>dnm tibi. est, siqnidem cognoscere ad unguem velis initium</text:p>
      <text:p text:style-name="P3">accessionis. Quemadmodum autem ingredienda ea sit exerti-<text:line-break/>tatio , copiosissime in libris De dignoscendis pulsibus decla-<text:line-break/>ravimus. Certissimum est hoc signum, Utique maxime est<text:line-break/>fidendum ape<text:span text:style-name="Default_20_Paragraph_20_Font"><text:span text:style-name="T2">r</text:span></text:span>te ad dignotiones conspicuo. Equidem in<text:line-break/>multis, quorum antea pulsum nunquam tetigerant , nec per<text:line-break/>sanitatem nec per morbum, hoc fretus uno signo nunquam<text:line-break/>sum lapsus. Nam caeteris quidem omnibus, sive frigescat<text:line-break/>totum corpus, sive os ventriculi, quem per abusum voca-<text:line-break/>mus stomachum, sive deferatur fanguis in prosuudum, vel<text:line-break/>ex moerore, vel metu, vel esta de causa, similis tarditas est<text:line-break/>pulsus et in arteriae distentione et contracti<text:span text:style-name="Default_20_Paragraph_20_Font"><text:span text:style-name="T2">o</text:span></text:span>ne. Jam ei<text:line-break/>etiam conjuncta est in utraque quiete raritas; in solis vero<text:line-break/>invafionibus febrium ut distentio interim tardior fiat priore,<text:line-break/>certe contractio celeritatem nanciscitur. Ad haec restringit<text:line-break/>externas quietes, ut lue pulsus crebrior evadat; at non in<text:line-break/>nrtemas; sed vel perinde ut in priore, vel paulo rarior id</text:p>
      <text:p text:style-name="P3">temporis ridetur. Comparanda vero esit prior quies quan-<text:line-break/>tuor ad tactum praesenti; hocque memoria tenendum , con—<text:line-break/>statam esse eam ex fine contractionis et initio distentionis,<text:line-break/>atque ex interposita inter has quiete; tum expendendum,<text:line-break/>quantum utrinque ei ex parte motuum delitescente accessit, .<text:line-break/>id quod exponendum est comparando cum contentione.<text:line-break/>Nam si aeque pulsus contentus nunc sit ac aule suit, quan-<text:line-break/>to tempus scusibssis quietis longius fiat, tantum etiam est<text:line-break/>putandum esse revera protractam quietem , si languidior<text:line-break/>quam prius effectus est, arbitrandum est et ob hoc par-<text:line-break/>tem absconditam esse motuum, quae quieti, quam sentimus,<text:line-break/>ad veram inveniendam detrahenda est. Nam si paulo pus-<text:line-break/>sus quam ante languidi<text:span text:style-name="Default_20_Paragraph_20_Font"><text:span text:style-name="T2">o</text:span></text:span>r appareat, multo autem rarior,<text:line-break/>veram quietem puta esse productam , sin multo remissior et<text:line-break/>rarior paulo, ut sensus judicat, minime censebis protensam<text:line-break/>esse veram quietem. Eodem modo, si quum parvam remissio-<text:line-break/>nem assequ<text:span text:style-name="Default_20_Paragraph_20_Font"><text:span text:style-name="T2">a</text:span></text:span>tur pulsus est, insigniter tibi crebritas rideatur</text:p>
      <text:p text:style-name="P3">aucta, contractam arbitrare veram quietem. Itaque in qui-<text:line-break/>bus languidior pulfus est factus , tempore , quo exploramus,<text:line-break/>animadvertendum est; in quibus vero pari est contentione,<text:line-break/>in his facile, uti diximus , si animum advertas, interna quies.<text:line-break/>dignoscitur. Proinde quum nihil pulsus verret nisi in con- -<text:line-break/>tractione sit celerior, id habe initii accessionis signum per-<text:line-break/>p<text:span text:style-name="Default_20_Paragraph_20_Font"><text:span text:style-name="T2">o</text:span></text:span>tuum, simulque fit hic pulsus in externa quiete crebrior,<text:line-break/>natura incumbente ad excrementum fumofum propulsandum,<text:line-break/>quamobrem celerius contrahebatur. Ac sic quidem celari-<text:line-break/>tale tantum contractionis , quum primum id generatur , va-<text:line-break/><text:span text:style-name="Default_20_Paragraph_20_Font"><text:span text:style-name="T2">v</text:span></text:span>iare a priore pulsus videtur ; paulo post etiam fieri creber<text:line-break/>in externa quiete, quod citius arteria ^considere incipiat.<text:line-break/>At diariae febres non habent hoc; quod sine humorum pu-<text:line-break/>tredine fia<text:span text:style-name="Default_20_Paragraph_20_Font"><text:span text:style-name="T2">n</text:span></text:span>t, nec jam etiam hecticae, quod nisi alter cum<text:line-break/>iis affectus casu coeat, ne incipia<text:span text:style-name="Default_20_Paragraph_20_Font"><text:span text:style-name="T2">n</text:span></text:span>t quidem unquam. Ita<text:line-break/>in quibus prae<text:span text:style-name="Default_20_Paragraph_20_Font"><text:span text:style-name="T2">s</text:span></text:span>ertim febribus quaeritur accessionum initium,</text:p>
      <text:p text:style-name="P2">tenere nos h<text:span text:style-name="Default_20_Paragraph_20_Font"><text:span text:style-name="T2">o</text:span></text:span>c inseparabile signum debemus. Quod si pri-<text:line-break/>mo die quum recens de sanitate hom<text:span text:style-name="Default_20_Paragraph_20_Font"><text:span text:style-name="T2">o</text:span></text:span> in morbum incinit,<text:line-break/>pulIum tangamus, statim nobis genus etiam febris hoc<text:line-break/>signum ante oculos proponet, una enim invadere cum fe-<text:line-break/>brium accessione, quae putredinis alicuius humorum comi-<text:line-break/>tes sint pe<text:span text:style-name="Default_20_Paragraph_20_Font"><text:span text:style-name="T2">r</text:span></text:span>hibent. Jam in differentiis febrium docuimus in<text:line-break/>. eodem genere, quo hunc, pulsus esse, qui ab inflamma-<text:line-break/>tione excitantur, fed a pulsibus ab humorum putredine cou-<text:line-break/>citatis hi fola duritie discernentur ; siquidem pulsuum orto-<text:line-break/>rum ex inflammationibus du<text:span text:style-name="Default_20_Paragraph_20_Font"><text:span text:style-name="T2">r</text:span></text:span>us est occursus. Quere si<text:line-break/>durum occursum, quem efficit contentio a<text:span text:style-name="Default_20_Paragraph_20_Font"><text:span text:style-name="T2">r</text:span></text:span>teriae, discer-<text:line-break/>nere ab eo vales, quem generat frigiditas et durities, tres<text:line-break/>praedicere lune causas praeteritas poteris, potum frigidae,<text:line-break/>meracius vinum, inflammationem; quam non solum ante<text:line-break/>causam fuisse accessionis , sed permanere etiam dicimus ; s<text:span text:style-name="T7">u</text:span>-<text:line-break/>gidae atque largioris meri potum antecessisse eum quidem,<text:line-break/>scd quem concitavit, affectum adhuc. durare. Ac indurescunt<text:line-break/>quidem ex nocuis frigidae potionibus a<text:span text:style-name="Default_20_Paragraph_20_Font"><text:span text:style-name="T2">r</text:span></text:span>teriarum tunicae, et</text:p>
      <text:p text:style-name="P3">a vino immodice poto desiccantur, nam si nerv<text:span text:style-name="Default_20_Paragraph_20_Font"><text:span text:style-name="T2">o</text:span></text:span>rum simul<text:line-break/>principium laedat vinum , etiam intenduntur n<text:span text:style-name="Default_20_Paragraph_20_Font"><text:span text:style-name="T2">o</text:span></text:span>n aliter at-<text:line-break/>que illae ,. quae convulsionem praenunciant. In inflamma-<text:line-break/>lienibus vero absque propria tunicae duritie tenduntur, vo-<text:line-break/>caturque pulsus tum etiam durus ob vim ictus; non induruit<text:line-break/>tamen per se arteria , qu<text:span text:style-name="Default_20_Paragraph_20_Font"><text:span text:style-name="T2">o</text:span></text:span>modo quum vel deficcata fit ali-<text:line-break/>qua ratione, vel magnopere persrigerata, vel affectum com-<text:line-break/>paraverit scirrholum. Atque haec quidem sic distinguo.<text:line-break/>Quae primo die nequaquam obtinent istud signum ,. a febri-<text:line-break/>bus putridis separabis, ac vel diarias censebis, vel hecticas.<text:line-break/>At febris hectica rarissima a primo existit, qum tamen id<text:line-break/>temporis possit nasci,. nihil causae est, sed vidimus etiam<text:line-break/>nonnunquam tales. Reliqua harum omnia figna alio in<text:line-break/>opere explicate sunt, ubi de differentiis febrium tractavimus.<text:line-break/>Quae vero pulsus suppeditant, nunc persequemur. . Nec<text:line-break/>magnus pulsus, .nec vehemens cum hecticis febribus unquam<text:line-break/>concurrunt, sed fi alterutrum habeant horum; non sunt.</text:p>
      <text:p text:style-name="P3">hecticae; fi simul utrumque habeant, plane funtdiariae, si<text:line-break/>quidem eorum contractio, quemadmodum di<text:span text:style-name="Default_20_Paragraph_20_Font"><text:span text:style-name="T4">xim</text:span></text:span>us, non<text:line-break/>properet. Propria enim est ejus , quae consequitur putre-<text:line-break/>dinem humorum, celeritas; cujus singulas differentias in<text:line-break/>commentariis, quorum memini, sum persecutus. Hae<text:line-break/>sunt, ut summatim commemorem, omnes quae per circui-<text:line-break/>tus incandescunt, atque omnes continuae, ubi tertium diem<text:line-break/>superent. Ejusdem generis sunt quae inflammationes co-<text:line-break/>mitantur. Ac in declinationibus celeritas contractionis dis-<text:line-break/>solvitur, praesertim quum ad integritatem, aut p<text:span text:style-name="Default_20_Paragraph_20_Font"><text:span text:style-name="T2">r</text:span></text:span>ope eam<text:line-break/>pervenerint; initio accessionum generatu<text:span text:style-name="Default_20_Paragraph_20_Font"><text:span text:style-name="T2">r</text:span></text:span>, quum aliqua ra-<text:line-break/>tione humo<text:span text:style-name="Default_20_Paragraph_20_Font"><text:span text:style-name="T2">r</text:span></text:span>es intendantur; ac per inc<text:span text:style-name="Default_20_Paragraph_20_Font"><text:span text:style-name="T2">r</text:span></text:span>ementum augetur,<text:line-break/>ubi prope jam attigerint vigorem, succensis humoribus; fer-<text:line-break/>vescentibusque ingens inc<text:span text:style-name="Default_20_Paragraph_20_Font"><text:span text:style-name="T2">r</text:span></text:span>ementum suscipit distentionis ce-<text:line-break/>leritas, contractionis permanet par celeritas ;ubi jam riget<text:line-break/>plane febris, in illa accessione ad summam celeritatem dis-<text:line-break/>tentio pervenit, et minuitur celeritas contractionis. Verum</text:p>
      <text:p text:style-name="P3">plerique mediet, praecipue qui sensu negant contractionem<text:line-break/>percipi posse, longe absunt a signo, quod exposuimus, om-<text:line-break/>nium febrium ex putredine ort<text:span text:style-name="Default_20_Paragraph_20_Font"><text:span text:style-name="T2">o</text:span></text:span>rum , initiique in illis fingu-<text:line-break/>lerum accessionum. Nonnulli, sed sane pauci, obscuram<text:line-break/>imagi<text:span text:style-name="Default_20_Paragraph_20_Font"><text:span text:style-name="T2">n</text:span></text:span>em rei ridentur conspexisse; quamobrem adeo con-<text:line-break/>fuse atque obscure scribunt, ut qui coniicere valeat quid<text:line-break/>dicant fit nemo. In his Archigenes est, quod videbis, si<text:line-break/>librum ejus de pulfibus legere velis, et commentarios de<text:line-break/>signis febrium, aut certe horum compendium; et vero nos<text:line-break/>etiam libros ejus de pulfibus una cum interpretatio<text:span text:style-name="Default_20_Paragraph_20_Font"><text:span text:style-name="T2">n</text:span></text:span>e obscu-<text:line-break/>rorum locorum expendimus atque examinavimus octo com-<text:line-break/>montariis. At vero milli quidam ridentur optime dixisse,<text:line-break/>si adjecerimus <text:span text:style-name="Default_20_Paragraph_20_Font"><text:span text:style-name="T2">s</text:span></text:span>ermoni quandam distinctionem, pulsuum ex .<text:line-break/>utraque parte mutationem, initii accessionis esse nunciam.<text:line-break/>Quam adjunctam distinctionem volo, ea haec est, si muta-<text:line-break/>tio citra aliam occasionem acciderit. Causae . autem partim<text:line-break/>^externae sunt non medicis m<text:span text:style-name="Default_20_Paragraph_20_Font"><text:span text:style-name="T2">o</text:span></text:span>do, sed plebi etiam perspectae,</text:p>
      <text:p text:style-name="P3">-orbus et potus sumptus, -quivis motus, et animi affectus<text:line-break/>iratorum, aut metu percitorum, aut angore, aut quomodo-<text:line-break/>libet aliter commotorum; partim ex ipfo corpore <text:span text:style-name="Default_20_Paragraph_20_Font"><text:span text:style-name="T2">o</text:span></text:span>riginem<text:line-break/>ducunt, de quibus paulo ante verba feci, ubi horroris; ri-<text:line-break/>goris, refrigerationis atque confluentium in ventrem m en-<text:line-break/>tionem facerem. Nam si laboranti tale nihil acciderit, re-<text:line-break/>pentina, in quamcunque rem sit, mutatio accessionem p<text:span text:style-name="Default_20_Paragraph_20_Font"><text:span text:style-name="T2">r</text:span></text:span>ae-<text:line-break/>monet; si celerior majorque pulsus fiat, calorem in arte-<text:line-break/>viarum fonte subest; si tardior vel minor, frigiditatem<text:line-break/>itemque .consentiet crebritas cum caloris abundantia, contra<text:line-break/>cum frigiditate raritas. Et remissio etiam, quamvis alio ex<text:line-break/>symptomate oriatur, peculiaris est accessionum initiis , quod<text:line-break/>in ventrem tum confluant humores vitiosi, atque laeso ejus<text:line-break/>ore facultatem afficiant. At pulsuum inaequalitas, quae<text:line-break/>fere invadit una cum accessionibus , compressarum , vel ob-<text:line-break/>structarurn non arteriarum, aut copiae humorum ad lacui-<text:line-break/>talem relatae, est signum, quae etiam ratione accessionis</text:p>
      <text:p text:style-name="P3">possunt accidere. Quae igitur pulsuum mutationes fiunt,<text:line-break/>quum cordis calor augetur, vel confluunt intro humo<text:span text:style-name="Default_20_Paragraph_20_Font"><text:span text:style-name="T2">r</text:span></text:span>es,<text:line-break/>aperte hae ridebuntur accessionis initium annuntia<text:span text:style-name="Default_20_Paragraph_20_Font"><text:span text:style-name="T2">r</text:span></text:span>e, siqui-<text:line-break/>dem, ut diximus, ab aliis causis sint remotae: quae ve<text:span text:style-name="Default_20_Paragraph_20_Font"><text:span text:style-name="T2">r</text:span></text:span>o,<text:line-break/>quum erescit frigiditas, hae non etiam necessa<text:span text:style-name="Default_20_Paragraph_20_Font"><text:span text:style-name="T2">r</text:span></text:span>io ridebuntur<text:line-break/>febris accessionem nunciare, sed si hic quoque alias omnes<text:line-break/>causas secludamus, declarabit frigiditas nobis jam jamque<text:line-break/>feb<text:span text:style-name="Default_20_Paragraph_20_Font"><text:span text:style-name="T2">r</text:span></text:span>em iri accensum, suffocatur enim tunc, quod materia,<text:line-break/>quae in profundum confluit, mi<text:span text:style-name="Default_20_Paragraph_20_Font"><text:span text:style-name="T2">r</text:span></text:span>e sit frigidio<text:span text:style-name="Default_20_Paragraph_20_Font"><text:span text:style-name="T2">r, </text:span></text:span>ut pericu-<text:line-break/>Ium sit ne semel principium extinguatur. Qualia exempla<text:line-break/>extra co<text:span text:style-name="Default_20_Paragraph_20_Font"><text:span text:style-name="T2">r</text:span></text:span>pus multa conspiciuntur, si quando materiam simul<text:line-break/>et multem et quae non facile succendatur, affatim in mo-<text:line-break/>dicum ignem coniiciamus, nam statim pe<text:span text:style-name="Default_20_Paragraph_20_Font"><text:span text:style-name="T2">r</text:span></text:span>iculum est ne ex-<text:line-break/>tinguatur, si non extinctus sit, sed restiterit; paulo post<text:line-break/>succendere totam materiam incipiet, caloremque gene<text:span text:style-name="Default_20_Paragraph_20_Font"><text:span text:style-name="T2">r</text:span></text:span>abit<text:line-break/>primo fumorum , tandem etiam flammeum , dum prorsus<text:line-break/>devicta materia puram excitet flammam. Nam ab ea flamma<text:line-break/>quod defluit , non fumus , sed fuligo et fumosum ignis ex-</text:p>
      <text:p text:style-name="P3">crementum est; utrumque enim materiae adustum excremen-<text:line-break/>tum, quod in fublime fertur, significat; quod vero decidit,<text:line-break/>cinis et favilla. Ha finge in febribus, ubi ace<text:span text:style-name="Default_20_Paragraph_20_Font"><text:span text:style-name="T2">r</text:span></text:span>vus materiae<text:line-break/>humidae initio accessionis ad co<text:span text:style-name="Default_20_Paragraph_20_Font"><text:span text:style-name="T2">r</text:span></text:span> pervenerit, primum mo<text:span text:style-name="Default_20_Paragraph_20_Font"><text:span text:style-name="T2">r-.<text:line-break/></text:span></text:span>tis periculum esse; quod periculum maxima mutatio pul-<text:line-break/>suum in raritatem, ta<text:span text:style-name="Default_20_Paragraph_20_Font"><text:span text:style-name="T2">r</text:span></text:span>ditatem parvitatemque praenuntiet.<text:line-break/>Nam fi bis insignis remissio successerit, extemplo peribunt;<text:line-break/><text:span text:style-name="Default_20_Paragraph_20_Font"><text:span text:style-name="T2">sin</text:span></text:span> autem absit remissio , contendit natura hanc superare,<text:line-break/>atque arteriarum motum majorem, celeriorem crebriorem-<text:line-break/>que excitat, ut uterque motus celerior quidem fiat, fed cla-<text:line-break/>rior contractionis, increfcatque hic brevi manifeste, dum<text:line-break/>augescat accessio ; tandem ubi materiam superaverit,. calor<text:line-break/>quasi flamma incenditur. Atque hic est vigor accessionum,<text:line-break/>ubi fuliginofum excrementum .expiratione et contractione<text:line-break/>arteriarum natura expellit ; quod vero est veluti cinericium,<text:line-break/>non perinde, quia crassam est, potest excernere, sed per</text:p>
      <text:p text:style-name="P3">insignes quosdam meatus educit; h<text:span text:style-name="Default_20_Paragraph_20_Font"><text:span text:style-name="T2">o</text:span></text:span>c in partibus inflamma-<text:line-break/>tis pus est, in ipsis vasis fedimentum minae. At de his<text:line-break/>in commentariis De differentiis febrium satius diximus. Pul-<text:line-break/>sus autem illas mutationes singulis temporibus accessionis<text:line-break/>necesse est habeant. Jam etiam in initio, ut diximus, non<text:line-break/>male quidam mutati<text:span text:style-name="Default_20_Paragraph_20_Font"><text:span text:style-name="T2">o</text:span></text:span>nem eorum in utramque partem statue-<text:line-break/>runti Sed ad universam illorum signorum certitudinem<text:line-break/>danda opera est ut scias discernere pulsuum <text:span text:style-name="Default_20_Paragraph_20_Font"><text:span text:style-name="T2">o</text:span></text:span>mnes altera-<text:line-break/>tiones ex aliis causis; in quas, quanquam vitet, frequenter<text:line-break/>incurrit Archige<text:span text:style-name="Default_20_Paragraph_20_Font"><text:span text:style-name="T2">n</text:span></text:span>es. ltaque in loquacitatem et instituti<text:span text:style-name="Default_20_Paragraph_20_Font"><text:span text:style-name="T2">o</text:span></text:span>nis<text:line-break/>c<text:span text:style-name="Default_20_Paragraph_20_Font"><text:span text:style-name="T2">o</text:span></text:span>nlusionem incidit, quum pr<text:span text:style-name="Default_20_Paragraph_20_Font"><text:span text:style-name="T2">o</text:span></text:span>priis et perpetuis singulorum<text:line-break/>temporum lignis commisceat ea quae frequenter cousequun-<text:line-break/>tur; quamvis in minimo sita sint, fi methodo percipiantur ;<text:line-break/>nam purum calorem. motus distentionis declarat, atque eum,<text:line-break/>qui esit veluti fumosus, contractionis. Caeterae pulsuum<text:line-break/>alterationes , aut ob facultatis, aut ob instrumentorum fiunt</text:p>
      <text:p text:style-name="P3">mutationem ; harum autem utraque ex causis quibusdam an-<text:line-break/>tendentibus , quae fere alias etiam externas comitantur.<text:line-break/>Ac quo fit fermo clarior, appellabimus quae ex corpore<text:line-break/>procedunt causas unde vel facultas , vel instrumenta<text:line-break/><text:span text:style-name="Default_20_Paragraph_20_Font"><text:span text:style-name="T2">allev</text:span></text:span>antur, antecedentes, harum ipsarum quae positae ex-<text:line-break/>tra corpus induxerunt al tutationem , causae sunt externae..<text:line-break/>Harum nos methodunr omnem in aliis commentariis, quos<text:line-break/>inscribimus de causis pulsuum, exposuimus. Itaque nihil<text:line-break/>miri est, si expedita haec quis memoria complexus me-<text:line-break/>ditatusque, via scientiam pariente ad prompte dignoscen-<text:line-break/>dos quosuis pulsus, causas interim quae praecesserunt in<text:line-break/>aegrotis inveniat. Atque hic quidem finem sermonis fa-<text:line-break/>ciamus.</text:p>
      <text:h text:style-name="Heading_20_2" text:outline-level="2">Cap. VIII. </text:h>
      <text:p text:style-name="P11">De intemperie humida et ficca quae<text:line-break/>co<text:span text:style-name="Default_20_Paragraph_20_Font"><text:span text:style-name="T2">r</text:span></text:span> teneat, ipsasque etiam arterias, et singulas separatim<text:line-break/>et omnes in communi, deinceps agam; de quibus etsi ante</text:p>
      <text:p text:style-name="P3">ego nonnihil attigi, tamen orationis seriem, quae tractari<text:line-break/>hic separatim postulat, ac si dixissemus nihil, ita absolve-<text:line-break/>mus. Nam cor quandoque, si siccius evnserit quam natu-<text:line-break/>talis status fert, una omnes secum arterias alte<text:span text:style-name="Default_20_Paragraph_20_Font"><text:span text:style-name="T2">r</text:span></text:span>abit; quan-<text:line-break/>doque vero in una hoc parte animalis arteriis , vel in plo-<text:line-break/>ribus accidet; est quum si<text:span text:style-name="Default_20_Paragraph_20_Font"><text:span text:style-name="T2">n</text:span></text:span>t contra quidem ac cor afi.<text:line-break/>lectae, quod ad se ipsas pertinet, arteriae, sed tamen etiam<text:line-break/>recipiant ejus affectionem, ut confletur illis medius quidam<text:line-break/>affectus in humiditate et siccitate, sicut ante i<text:span text:style-name="Default_20_Paragraph_20_Font"><text:span text:style-name="T2">n</text:span></text:span> caloris et<text:line-break/>frigiditatis intemperie explicavimus. Causae fiunt antece-<text:line-break/>dentes, quae arterias i<text:span text:style-name="Default_20_Paragraph_20_Font"><text:span text:style-name="T2">n</text:span></text:span>durent, aqua sulfurea et alumi-<text:line-break/>nosa et, ne multis, quaecunque vim habent exiccandi, non<text:line-break/>aquae modo, sed et medicamenta, diu parti cuipiam cor-<text:line-break/>poris applicata, cuiuscunque arterias haec intemperies te-<text:line-break/>nuerit, ipsum pulsum reddit duriorem. Maxime vero in<text:line-break/>plerisque atrophos, quum arteriae partium nutritione de-.</text:p>
      <text:p text:style-name="P3">sectarum fiunt duriores , tum pulsum creant duriorem. In<text:line-break/>ipso vero corde intemperiem creat rictus, li diutius. sicco<text:line-break/>utaris; praeterea medicamentorum exiccantium esus et<text:line-break/>potio, in quibus est vinum merum, defectus cibi, vel alia<text:line-break/>quapiam de causa , vel ob famem publicam ; interim etiam<text:line-break/>ob potum, ut in longis navigationibus; ad haec imm<text:span text:style-name="Default_20_Paragraph_20_Font"><text:span text:style-name="T2">o</text:span></text:span>dicus<text:line-break/>lab<text:span text:style-name="Default_20_Paragraph_20_Font"><text:span text:style-name="T2">o</text:span></text:span>r, simium, .f<text:span text:style-name="Default_20_Paragraph_20_Font"><text:span text:style-name="T2">o</text:span></text:span>licitudo, tristitia, diutinae vigiliae, fe-<text:line-break/>bris hectica, prae caeteris marcida. Haec igitur quae<text:line-break/>mem<text:span text:style-name="Default_20_Paragraph_20_Font"><text:span text:style-name="T2">o</text:span></text:span>ravimus omnia, nunc lingula, nunc bina, nunc<text:line-break/>terna, nunc plura conjuncta, cor siccius efficiunt, tanto-<text:line-break/>que quam par est. duriorem pulsum quanto sit siccitas<text:line-break/>major. Cau<text:span text:style-name="Default_20_Paragraph_20_Font"><text:span text:style-name="T2">t</text:span></text:span>ae humidae intemperiei funt oedemata, quae<text:line-break/>partes diutius tenuerunt, hydrops leucophlegmatiae qui<text:line-break/>item cor asserat; denique omnia principum visi<text:span text:style-name="Default_20_Paragraph_20_Font"><text:span text:style-name="T2">t</text:span></text:span>emur oede-<text:line-break/>mata, quum arterias humectant et cor, tum pulsus effi-.<text:line-break/>ciunt molles. Pulsuum caulae mollitiei mediocris, nec</text:p>
      <text:p text:style-name="P3">sin tignis hae sunt; ciborum copis humiliorum, multum<text:line-break/>otium, somnus longus, balneae a cibo. Durorum puti<text:line-break/>sinum ante demonstravimus esse parvitatem, mollium ma-<text:line-break/>gnitudinem , jam etiam has consequi celeritatem et tar-<text:line-break/>dilatem, ad haec creb<text:span text:style-name="Default_20_Paragraph_20_Font"><text:span text:style-name="T2">r</text:span></text:span>itatem et raritatem. Declaravi-<text:line-break/>mus praeterea aliarum causarum coniugati<text:span text:style-name="Default_20_Paragraph_20_Font"><text:span text:style-name="T2">o</text:span></text:span>nes ; causas<text:line-break/>nunc dic<text:span text:style-name="Default_20_Paragraph_20_Font"><text:span text:style-name="T2">o</text:span></text:span> primas et quasi continentes generationis pus-<text:line-break/>suum, usum et facultatem. ltaque accidentium cordis<text:line-break/>ex intemperie nihili jam reliquum est. At non tamen<text:line-break/>tumores in illo excitantur, qui pulsus asserent in duri-<text:line-break/>tiem, quemadmodum lu caeteris visceribus inflammatio-<text:line-break/>nes et fcirrhi, prius enim pereat homo : syncope cor-<text:line-break/>reptrts in illorum tumorum ortu. omnia igitur quae<text:line-break/>cordi accidunt, scuae pulsus mutent, retuli; quamobrem<text:line-break/>hic finire hunc librum tempestivum visum est misti, ac<text:line-break/>progresso ad quartum omnium aliarum corporis par-</text:p>
      <text:p text:style-name="P3">tuum exponere affectus, quicunque intemperiem et tu-<text:line-break/>morem praeter naturam comitantur, ac qui pulsus fingo-<text:line-break/>los consequitur.</text:p>
      <text:h text:style-name="P6" text:outline-level="1"><text:bookmark-start text:name="bookmark7"/><text:span text:style-name="Default_20_Paragraph_20_Font">GALENI DE PRAESAGITIONE Ex<text:line-break/>PULSIBUS LIBER IV</text:span><text:bookmark-end text:name="bookmark7"/></text:h>
      <text:h text:style-name="Heading_20_2" text:outline-level="2">Cap. I. </text:h>
      <text:p text:style-name="P11">Quartus hic liber nobis est de praesit gi-<text:line-break/>tioue ex pulsibus. In primis duobus fingulorum pulsuum<text:line-break/>positorum expendimus auctores assectus, in tertio singulo-<text:line-break/>rutu affectuum p<text:span text:style-name="Default_20_Paragraph_20_Font"><text:span text:style-name="T2">r</text:span></text:span>op<text:span text:style-name="Default_20_Paragraph_20_Font"><text:span text:style-name="T2">r</text:span></text:span>ios pulsus investigavimus ; coepimus<text:line-break/>autem ab iis quae cordi accidunt, in quibus fiunt omnes<text:line-break/>febres, ut in libris, quos de iis scripsimus, probavimus.<text:line-break/>Quod reliquum est adhuc, aliarum omnium partium affectus,<text:line-break/>quibus cor conscntiens commutat pulsus, omnes ordine ex-</text:p>
      <text:p text:style-name="P3">plicemus, contrahamusque in methodum eos, quomodo<text:line-break/>ante fecimus alios. Atque hoc primum de omnibus in com-<text:line-break/>muni est sciendum, totius corporis pulsus prius quam<text:line-break/>consentiat cor parti prius affectae, in omnem alterationem<text:line-break/>fieri non posse ut trahantur; in parte aliqua, licet ossen-<text:line-break/>fionem cor non sentiat, arteriarum motus variare posse.<text:line-break/>Posteaquam jam hujus admonuimus , primo loco instiu-<text:line-break/>mentorum respirationi servientium assectus exponamus, de-<text:line-break/>inde nutritiorum, mox capitis, postea artuum et propatu-<text:line-break/>larunt animantis partium, postremo genitalium.</text:p>
      <text:h text:style-name="Heading_20_2" text:outline-level="2">Cap. II. </text:h>
      <text:p text:style-name="P11">Ac partes animalis respirationi servientes<text:line-break/>duae duntaxat sunt, pulmo et thorax; nutritionis multo<text:line-break/>plura quam duo instrumenta, jecur, ventriculus, iute-<text:line-break/>sima, lien, renes, utraque vesica. Celerrimam cordi et<text:line-break/>om<text:span text:style-name="Default_20_Paragraph_20_Font"><text:span text:style-name="T2">n</text:span></text:span>ium maximam noxam dat pulmo; sedem enim habet<text:line-break/>omnium ei coniunctissimam , ei que vasis quam maxime assi-<text:line-break/>nis est, et confluxum habet permaxima ostia in utrumque</text:p>
      <text:p text:style-name="P3">sinum. Quamobrem si quando evaserit solito calidior, con-<text:line-break/>tinuo et cor calesacit, si frigidior fit, nec hoc prorogatur;<text:line-break/>humiditatis autem et siccitatis intemperiem non perinde<text:line-break/>ac illas, sed citius etiam has tamen quam caetera instru-<text:line-break/>menta cordi impertiti Tum- plethorici in ipso morbi,<text:line-break/>maxime quum erysipelas vel inflammatio invaserit viscus,<text:line-break/>cordis statim sunctiones alteram. Et affectus quoque, quos<text:line-break/>in ipso committit fluxio pituitosa, in. consentionem secum<text:line-break/>cor trahunt. Sed ab intemperie initium exordiendum est,<text:line-break/>quae absit a fluxione; ac primum in manibus sumam eam<text:line-break/>quae^ ob cal<text:span text:style-name="Default_20_Paragraph_20_Font"><text:span text:style-name="T2">o</text:span></text:span>rem siti Ergo si a pulmone excalefacto co<text:span text:style-name="Default_20_Paragraph_20_Font"><text:span text:style-name="T2">r<text:line-break/></text:span></text:span>parvum calorem cont<text:span text:style-name="Default_20_Paragraph_20_Font"><text:span text:style-name="T2">r</text:span></text:span>axerit, pulsus efficit, qui comites esse<text:line-break/>usus pulsuum amplificati solent; qui assectus si diuturnio<text:span text:style-name="Default_20_Paragraph_20_Font"><text:span text:style-name="T2">r<text:line-break/></text:span></text:span>sit, in periculum vocabitur illud, ne in febrem hecticam<text:line-break/>incidat, cujus nos ante iudicia declaravimus, atque perinde<text:line-break/>pulsus alterabuntur, sive solum per se cor intemperatum sit,</text:p>
      <text:p text:style-name="P3">sive consentiat pulmoni. Jam etiam respirationis forma in<text:line-break/>eodem erit statu , sive febrili intemperie cor f<text:span text:style-name="Default_20_Paragraph_20_Font"><text:span text:style-name="T2">o</text:span></text:span>lum affectum<text:line-break/>sit, sive pulmoni consentiat. Majorem tamen in toto sinu<text:line-break/>thoracis aestum percipiet qui ex pulmone lab<text:span text:style-name="Default_20_Paragraph_20_Font"><text:span text:style-name="T2">o</text:span></text:span>rat, atque<text:line-break/>calidum plane expirabit, sitietque etiam altero magis, et<text:line-break/>calidioribus erit faucibus atque lingua, eaque fere sicciore ;<text:line-break/>quodsi malum ingravescat, inficietur lingua atro colore, quam<text:line-break/>omnin<text:span text:style-name="Default_20_Paragraph_20_Font"><text:span text:style-name="T2">o</text:span></text:span> asperam habebit. At si pulmo fit refrigeratus , cor,<text:line-break/>quod ei consentit, pulsus primo in eam adducet alteratio-<text:line-break/>nem , quam ante c<text:span text:style-name="Default_20_Paragraph_20_Font"><text:span text:style-name="T2">o</text:span></text:span>nsequi ostendimus usum, qui exol vitor,<text:line-break/>temporis longitudine, quum frigiditatem hecticam contraxit,<text:line-break/>pulsus excitabit, qu<text:span text:style-name="Default_20_Paragraph_20_Font"><text:span text:style-name="T2">o</text:span></text:span>s huic, fi polleat, attribuimus. Ac<text:line-break/>nimirum caetera conveniunt his quibus solum cor est resti-<text:line-break/>gerulum cum illis quibus pulmo; altarum enim necessario<text:line-break/>alteri c<text:span text:style-name="Default_20_Paragraph_20_Font"><text:span text:style-name="T2">o</text:span></text:span>nsentit; quibus ver<text:span text:style-name="Default_20_Paragraph_20_Font"><text:span text:style-name="T2">o</text:span></text:span> refrigeratus est primus pulm<text:span text:style-name="Default_20_Paragraph_20_Font"><text:span text:style-name="T2">o,<text:line-break/></text:span></text:span>hoc habent extra ordinem, ut sentiant frigidam respiratio-<text:line-break/>nem. Jam fi siccitate intemperatus pulmo fuerit, a primo</text:p>
      <text:p text:style-name="P3">pulsus pene nihil alterabile tandem consentiente issi corde,<text:line-break/>duriores efficiet. His fauces, tametsi nihil sitiant, prompte<text:line-break/>arefcunt. Humida intemperies uvidas reddit fauces , sitim<text:line-break/>extinguit, et tempore ad mollitiem pulsus traducit. Hae<text:line-break/>funt pulmonis simplices intemperies : ex his cognosce com-<text:line-break/>pofitas, nam ad aliud propero genus, quod ex fluxione<text:line-break/>dixi oriri. Communem habet hoc omnium inaequalitatem<text:line-break/>pulsuum; obstruuntur enim facile et constringuntur, at-<text:line-break/>que comprimuntur per eas fluxiones principes arteriae ; nec<text:line-break/>minus ob eam humorum copiam , quae ad facultatem refer-<text:line-break/>fur, quod scilicet tam conjmrctum pulmoni cor sit, e<text:span text:style-name="Default_20_Paragraph_20_Font"><text:span text:style-name="T2">i</text:span></text:span> con-<text:line-break/>fluxunr habeat per magna ostia. Ac inaequalitas quidem<text:line-break/>communis esit omnium flexionum, quae impingunt in pul-<text:line-break/>monetu, eaque nunc maior, nunc minor est pro crassitie<text:line-break/>humoris et abundantia: minor ex subtilibus et paucis; in-<text:line-break/>lignior ex massis et viscidis copiofisque fluxionibus effi-</text:p>
      <text:p text:style-name="P3">citur, quod hae obstruant comprimantque ac gravent ma- .<text:line-break/>gis. At alienationes pulsuum in caeteras differentias, ex<text:line-break/>calidioribus fluxionibus quales a copioso calore , ex frigi-<text:line-break/>dioribus quales excitari ante a defectu docuimus; durio-<text:line-break/>res quam oportuit fiunt per siccam intemperiem et.inflam-<text:line-break/>maturius atque scirrhofos pulmonis tumores ; contra mol-<text:line-break/>hores ob oedematofas assectiones. Jam nec respirationis<text:line-break/>unum genus est per intemperiem et fluxiones. Frigida in-<text:line-break/>temperies parvam , tardam raramque respirationem creat<text:line-break/>non aliter atque pulsus; at fluxiones frigidae pulsus simili-<text:line-break/>ter mutant, respirationem nec parvam nec tardam nec ra-<text:line-break/>ram reddunt. Quiaenim coarctatus pulmo est, paucus spi-<text:line-break/>ritus recipitur, qui quod naturae non satis efficit, fit ut<text:line-break/>altera actio statim celeris efficiatu<text:span text:style-name="Default_20_Paragraph_20_Font"><text:span text:style-name="T2">r</text:span></text:span> et magna. Quae stolae<text:line-break/>dyspnoeae habent, quod declaravimus in libris, quos de iis<text:line-break/>conscripsimus, ut thoracis distentioui quantitas attracti spi-.</text:p>
      <text:p text:style-name="P3">ritus adversetur, maxime enim thorax dilatatur, sed non<text:line-break/>attrahitur spiritus plurimum , uti quum apertus pulmo nec<text:line-break/>obstructus esset. Genus igitur respirandi omnes fluxiones<text:line-break/>idem habent ; at non eadem omnibus suffocatio, sed calidio-<text:line-break/>res comitatur potius, quandoquidem largiorem attrahi fpi-<text:line-break/>ritum natura tum postulat, nam solum intemperiem nullum<text:line-break/>suffocationis periculum excipit. Ac ipsis etiam pulsibus<text:line-break/>praeter superiores dictas alia quaedam inest differentia, ex<text:line-break/>eo quod fluxio nunc in ipsas impingat solas asperas arterias,<text:line-break/>nunc in laeves et venas ; vel inter eas occupet cunctas in-<text:line-break/>tercapedmes. Si arteriae tantum asperae sint oppletae, ni-<text:line-break/>hil pulsus duritie variant; sin laeves, quia totius animantis<text:line-break/>arteriae intenduntur, pulsum efficiunt duriorem. oede-<text:line-break/>mata tantum abest ut indurent eum, ut etiam molliant ditt-<text:line-break/>turnitate arteriarum tunicas humectando, nec quicquam in-<text:line-break/>tendendo; id quod in tumoribus inflammaturus et scirrhosis<text:line-break/>usu veniti : Quare noli jam. nomina expectare peripneumo-</text:p>
      <text:p text:style-name="P3">niarum vel asthmatum vel aliorum pulm<text:span text:style-name="Default_20_Paragraph_20_Font"><text:span text:style-name="T2">o</text:span></text:span>nis m<text:span text:style-name="Default_20_Paragraph_20_Font"><text:span text:style-name="T2">o</text:span></text:span>rb<text:span text:style-name="Default_20_Paragraph_20_Font"><text:span text:style-name="T2">o</text:span></text:span>rum,<text:line-break/>quum affectus teneas pulmonis. Nam institutionem per no-<text:line-break/>mina primam habere significationis contr<text:span text:style-name="Default_20_Paragraph_20_Font"><text:span text:style-name="T2">o</text:span></text:span>versiam, alteram<text:line-break/>numeri m<text:span text:style-name="Default_20_Paragraph_20_Font"><text:span text:style-name="T2">o</text:span></text:span>rb<text:span text:style-name="Default_20_Paragraph_20_Font"><text:span text:style-name="T2">o</text:span></text:span>rum n<text:span text:style-name="Default_20_Paragraph_20_Font"><text:span text:style-name="T2">o</text:span></text:span>titiam, multis saepe locis declara-<text:line-break/>vanus.</text:p>
      <text:h text:style-name="Heading_20_2" text:outline-level="2">C ap. llI. </text:h>
      <text:p text:style-name="P11">Sed ad thoracis morbos eadem via et ra-<text:line-break/>tioue progrediendum nobis esu Intemperies easdem alte-<text:line-break/>rationes inducunt ac paulo ante illae pulmonis; tumores<text:line-break/>pro multitudi<text:span text:style-name="Default_20_Paragraph_20_Font"><text:span text:style-name="T2">n</text:span></text:span>e et genere singulorum humorum , qui effi-<text:line-break/>ciant eos. Variant autem quod citiuscor et magis pulmo-<text:line-break/>ni c<text:span text:style-name="Default_20_Paragraph_20_Font"><text:span text:style-name="T2">o</text:span></text:span>nsentiat, minus atque tardius thoraci. Alia praeterea<text:line-break/>erit varietas, quod interdum affecta pars titoracis fit rnuscu-<text:line-break/>lus, interdum succingens c<text:span text:style-name="Default_20_Paragraph_20_Font"><text:span text:style-name="T2">o</text:span></text:span>stas tunica; major fiquidem<text:line-break/>tensio est, ubi durae partes et spissae intumescant; unde<text:line-break/>etiam pletrritici iemper duriorem pulsum quam peripneu-<text:line-break/>manici habent At aequalis esit maxima ex parte pulsus in</text:p>
      <text:p text:style-name="P3">tumoribus, qui consistunt ad costas, non ut pulmonis tumo-<text:line-break/>ribus, omnifariam inaequalis; neque enim magnis vasis,<text:line-break/>neque vicinitate propinqua cum corde coniunctus est tho-<text:line-break/>rax. De genere dyspnoeae hoc loco nihil necesse habeo di-<text:line-break/>cere, ut ni pulmone oportebat distinguere; nam modo cor<text:line-break/>offenditur primum, modo pulmo. Exposita est enim et fa-.<text:line-break/>cilis ejus affecto thorace cognitio.</text:p>
      <text:h text:style-name="Heading_20_2" text:outline-level="2">Cap. 1U </text:h>
      <text:p text:style-name="P11">Jecinore affecto pulsus ex intemperie va-<text:line-break/>riant ; ut superius docuimus. Si excitati fuit tumores prae-<text:line-break/>ter naturam, conveniunt fere etiam in sus, fed minus ex in-<text:line-break/>stammationibus indurescunt- quam ex thoracis inflamma-<text:line-break/>tiouibus ; et tanto quidem quanto quam ex pulmonis ma-<text:line-break/>gis. Nunquam etiam ex thoracis, vel jecinoris tumore fit<text:line-break/>mollis pulsus, eo quod nec innascitur his instrumentis oede-<text:line-break/>sita pitnitosum. Compactior enim thorax est, quam qui<text:line-break/>eam fluxionem admittat; jecur non compactius modo , sed<text:line-break/>et innata facultate alterat pituitam; at jecinori p<text:span text:style-name="Default_20_Paragraph_20_Font"><text:span text:style-name="T2">r</text:span></text:span>oclivius</text:p>
      <text:p text:style-name="P3">cor; etsi remotius quam tho<text:span text:style-name="Default_20_Paragraph_20_Font"><text:span text:style-name="T2">r</text:span></text:span>ax fit, vinculo cavae venae<text:line-break/>confentit.</text:p>
      <text:h text:style-name="Heading_20_2" text:outline-level="2">Cap. v </text:h>
      <text:p text:style-name="P11">Consentit porro et septo transverso prae<text:line-break/>omnibus aliis tho<text:span text:style-name="Default_20_Paragraph_20_Font"><text:span text:style-name="T2">r</text:span></text:span>acis partibus, quod ex ipsa cava velia in-<text:line-break/>seruntirr; tentionem vero nulla perinde alia pars infert ar-<text:line-break/>terris, praecipue si nervosa ejus pars affecta fit. Ac fi a<text:line-break/>solis excrementis in ipso existentibus cilia febres inteuda-<text:line-break/>tur, dolor et dyspnoea a primo..conloquitur ; postea putres--<text:line-break/>centibus excrementis febricitant. Si ex fluxione, quae in-<text:line-break/>cumbit in ipsum , omnino haec fit vel flavae bilis , vel ca-<text:line-break/>lidi sanguinis et tenuis oportet; nam crassem sanguinem et<text:line-break/>pituitam lentam propter densitatem nunquam recipiat. Hi.<text:line-break/>delirabunt necessario pulsumque habebunt insigniter durum,<text:line-break/>itaque etiam parvum, quia vero ambo haec, et calor esit co-<text:line-break/>piosus, proinde- creberrimum quoque. Pulsus jam affecto<text:line-break/>septo transverso citra febrem durus est et parvus ; non .<text:line-break/>multo tamen crebrior, sed vel admodum parum, vel nulla</text:p>
      <text:p text:style-name="P3">ex parte in eam incidit mutationem. At vero omnia quae<text:line-break/>magnis pleuritidibus accidunt, respondent .symptomatibus<text:line-break/>pa<text:span text:style-name="Default_20_Paragraph_20_Font"><text:span text:style-name="T2">r</text:span></text:span>tis nervosae septi transversi, tum quod succingens costas<text:line-break/>tunica multis nervis praedita sit, tum quod adhaereat septo.<text:line-break/>transversc membranisque thoracem interfepientibus , per<text:line-break/>quas ad cor continuatur. Ac - maximum r sane indicium<text:line-break/>exitialis pleuritidrs est, si pulsus sit magnopere durus,. ita .t<text:line-break/>que parvus etiam et .ob ambo. haec caloremque .er.eberri-<text:line-break/>mus; pleuriticus cum tali pulsu nemo .est servatus ullus..<text:line-break/>Hi minus quam quibus inflammatum est septum transver—<text:line-break/>sum delirant; propius enim principium emittuntur nervi.<text:line-break/>septi transversi. Verum quandoquidem depulfilius. dicere<text:line-break/>institui, non est mihi in caeteris signis immorandum; in<text:line-break/>commentariis enim de locis affectis latius de his diximus.</text:p>
      <text:h text:style-name="Heading_20_2" text:outline-level="2">.Cap. VI. </text:h>
      <text:p text:style-name="P11">Ventriculus affectus. .intemperie . pulsus.<text:line-break/>ita ut superiora immutabit; ob tumorem vero quempiam<text:line-break/>si is sane infundo constiterit, more aliorum; sin ad ejus os.</text:p>
      <text:p text:style-name="P3">is constiterit, pulsus ob nervorum multitudinem erit du-<text:line-break/>rior, non ita durus tamen ut ex septo transversa: mul-<text:line-break/>tum enim concedit huic, tametsi non cedat nervorum magni-<text:line-break/>sudine; sed quia hi nervi insigni sensu sunt praediti; molles<text:line-break/>sunt enim et magni atque ex ipso principio sunt enati.<text:line-break/>Verum quia carnosa est corporis substantia, duritie inferior<text:line-break/>est et succingente et septo transverso; quae corpora con-<text:line-break/>tenta sunt et dura spissaque, unde quum intumescunt, ve-<text:line-break/>hemenlius tenduntur. Praeterea illorum nervi non secus<text:line-break/>atque ipsa instrumenta duri contentique sunt, ventriculi,<text:line-break/>ut diximus, molles. Quare ex septo transver<text:span text:style-name="Default_20_Paragraph_20_Font"><text:span text:style-name="T2">s</text:span></text:span>o et s<text:span text:style-name="Default_20_Paragraph_20_Font"><text:span text:style-name="T2">u</text:span></text:span>ccin-<text:line-break/>gente tunica durissimi, itaque esiam parvi fiunt pulsus, quod<text:line-break/>si calor quispiam cum iisdem, ut in inflammationibus et<text:line-break/>febribus sit conjunctns, simul creberrimi. Ex ore ventri-<text:line-break/>culi nunquam ita durus pulsus sit, quod nec ipsi nervi nec<text:line-break/>pars sit contenta ; verum parvi et subinde crebri, quia pro-<text:line-break/>pter eximium sensum defatigatur quam primum. et dejicitur</text:p>
      <text:p text:style-name="P2">facultas. Exposuimus enim quos pulsus dolor, praesertim- .<text:line-break/>fi facultatem laedat, efficiat. Ac quemadmodum ob dolo-<text:line-break/>res qui afficiunt ventriculus, statim debilitatur facultas, ita;<text:line-break/>nec copiam humorum sustinet ne paulisper quidem, sed<text:line-break/>gravatur et fatiscit pulfusque efficit inaequales. Diximus-<text:line-break/>in superioribus libris facultatem . copia materiae gravatum,<text:line-break/>qui pulsus comitentur, atque etiam qui debilitatam, quae:<text:line-break/>offensiones facultatis quum ventriculi os ambae comitentur,<text:line-break/>jure pulsus reddit interdum la<text:span text:style-name="Default_20_Paragraph_20_Font"><text:span text:style-name="T2">n</text:span></text:span>guidos, parvos crebrosque,<text:line-break/>i<text:span text:style-name="Default_20_Paragraph_20_Font"><text:span text:style-name="T2">n</text:span></text:span>terdum inaequales cum in illis tribus quae memoravi ge-<text:line-break/><text:span text:style-name="Default_20_Paragraph_20_Font"><text:span text:style-name="T2">a</text:span></text:span>eribus, tum vero in celeritate et tarditate.</text:p>
      <text:h text:style-name="Heading_20_2" text:outline-level="2">Cap. VII. </text:h>
      <text:p text:style-name="P11">Porro in nutritionis caeteris instrumentis-<text:line-break/>nihil jam laboris est mutationes pulsuum invenire, si priora<text:line-break/>omnia quae exposuimus quasi. elementa respiciamus, ut<text:line-break/>nihil obiter praetereamus. Quae enim propiora cordi sunt et<text:line-break/>magnis vesta ei copulatu, celerius et magis i<text:span text:style-name="Default_20_Paragraph_20_Font"><text:span text:style-name="T2">n</text:span></text:span> consensionem</text:p>
      <text:p text:style-name="P2">trahent; quae remotiora sunt et parvis vasis affixa, minus<text:line-break/>et tardius. - Eodem modo quae dura et contenta nervisque<text:line-break/>praedita sunt plurimis duris, facile pulsus haec efficiunt<text:line-break/>duros; quae contra, molles; quae sensu vigent utroque<text:line-break/>incommodo facultatem afficiunt. Quere nulla difficultate<text:line-break/>ipse invenias tua sponte quem quaeque pars quibus in asse-<text:line-break/>otibus .pulsum creat; ut exempli causa, vesica et uterus<text:line-break/>loco inter se nihil differunt, sed durior vesica et nervosior<text:line-break/>est, unde -pulsus iusiammata duriores sarit quam uterus;<text:line-break/>uterus celerius eos et magis convertet in magnitudinem par-<text:line-break/>vitatemque atque reliquos differentias, majores enim arte-<text:line-break/>rias habet venasque et multo prius ex magnis dorsi vasis<text:line-break/>expullulant quam quae inseruntur vesicae. Dolores utri-<text:line-break/>que instrumento, quatenus nervo ex aequo praedita sunt,<text:line-break/>pares sunt; quatenus .spissius est et durius velleae corpus,<text:line-break/>majores sunt hujus. Etenim qui obsepta in spissioribus</text:p>
      <text:p text:style-name="P3">corporibus et constipati sunt humores, lu majorenr dolo-<text:line-break/>rem quam qui in rarioribus sunt et mollibus concitant;<text:line-break/>nimirum qui tendant violentius, cujus comes erat doloris<text:line-break/>magnitudo. Hac ratio<text:span text:style-name="Default_20_Paragraph_20_Font"><text:span text:style-name="T2">n</text:span></text:span>e et via omnium partium investi-<text:line-break/>gaudae sunt diffe<text:span text:style-name="Default_20_Paragraph_20_Font"><text:span text:style-name="T2">r</text:span></text:span>entiae.</text:p>
      <text:h text:style-name="Heading_20_2" text:outline-level="2">Cap. VIII. </text:h>
      <text:p text:style-name="P11">Sed exercitandi gratia differentias ego<text:line-break/>explicabo aliarum partium quae sunt extra inguina et<text:line-break/>alas; quoniam et his aliquid quidem a praedictis omnibus<text:line-break/>disserens est, quemadmodum et inter fele mutuo particula-<text:line-break/>tini, aliquid vero tum sibi mutuo tum cum praedictis com-<text:line-break/>mune est. Nam quod distant multum a corde, ambobus est<text:line-break/>commune magisque inferioribus; sed inter su substantiis et<text:line-break/>officiis . disserunt, sicut quiddam habent inter se et cum su-<text:line-break/>perioribus omnibus commune, in omnibus differentiis, quas<text:line-break/>commemoravimus. Etenim sunt in his ipsis quoque quae-<text:line-break/>dam duriores et densiores, aliquae rariores et molliores; -<text:line-break/>atque hae pluribus et maioribus, illae paucioribus minori.<text:line-break/>busque vafismt nervis praeditae sunt , ac pars earum acu-</text:p>
      <text:p text:style-name="P3">tiorem fenfum. habent, pars sucus. Diversitatem vero in<text:line-break/>fractionibus harum partium, ac praecipue earum quae<text:line-break/>supra alas funi, ignorat nemo. Crura enim et manus actio-<text:line-break/>num voluntariarum gratia conditu fiunt genere. inter fe<text:line-break/>similium; oculi, aures, lingua, meuinges, ipfum cerebrum<text:line-break/>omnesque c<text:span text:style-name="Default_20_Paragraph_20_Font"><text:span text:style-name="T2">o</text:span></text:span>lli partes, longe sane dissident functionibus ab<text:line-break/>artuum partibus. Quocirca adjunctam esse par est <text:span text:style-name="Default_20_Paragraph_20_Font"><text:span text:style-name="T2">t</text:span></text:span>uam<text:line-break/>cuique speciem symptomatum, quae non ex aequo pulsus<text:line-break/>niteret; ut sint licet eodem loci cerebrum meningesque ac<text:line-break/>caeterae capilis partes,. si inflammatae illae sint, febricitent<text:line-break/>necesse estet delirent; si aliae, non necessario; nam.muscu-:<text:line-break/>lorum temporalium .inflammationes , febres, deliria, stas-<text:line-break/>mos, lepores frequenter i<text:span text:style-name="Default_20_Paragraph_20_Font"><text:span text:style-name="T2">n</text:span></text:span>ducunt, si magnae sint, non feni-<text:line-break/>per; neque quum parvae sint, illa symptomata concitant.<text:line-break/>Cereb<text:span text:style-name="Default_20_Paragraph_20_Font"><text:span text:style-name="T2">r</text:span></text:span>unr ipfum , ubi incurrerit in morbosam intemperiem,<text:line-break/>symptoma necessarie quod intemperiei familiare est in-</text:p>
      <text:p text:style-name="P3">ducit; in caloribus immodicis, fi quando soli hi per se<text:line-break/>steterint, delirium; Ii conjuncti sint siccitati , unacum vi-<text:line-break/>giliis: quod scilicet est proprium siccitatis symptoma, ut<text:line-break/>humiditatis altus somnus vel coma. Refrigerationis ejus<text:line-break/>symptoma est perpetuum fatuitas quam vocant; si con-<text:line-break/>currat humiditas, iis comes est cataphora; quod si multo<text:line-break/>quam modus naturae fert humidius evaserit et calidius,<text:line-break/>cataphoram inducit conjunctam cum vigiliis et delirio.<text:line-break/>Cujus omnem spectem declaravimus alio in libro, qui est de<text:line-break/>comate quod descripsit Hippocrates. Vehemens autem<text:line-break/>frigiditas cerebri, si accedat siccitas, motu privat universum<text:line-break/>corpus; non tantum hi c<text:span text:style-name="Default_20_Paragraph_20_Font"><text:span text:style-name="T2">o</text:span></text:span>matuli sunt, sed apertis oculis<text:line-break/>intuentur et haud ructantibus. Jam pulsus propter quos<text:line-break/>haec retulimus, Ii abunde sit calidum cerebrum citra sic-<text:line-break/>citatem , in consistentia arteriae sunt moderati et similes<text:line-break/>nativis; magnitudine vero hactenus superant et celeritate<text:line-break/>et crebritate, quatenus morbosus calor nativum excesserit.</text:p>
      <text:p text:style-name="P3">Si verei. non modo sit calidius, sed .et siccius praeter natu-<text:line-break/>ram, statim utique etiam meminx ipsa tenuis, quae tegit<text:line-break/>cerebrum , in eandem venit affectionem ; utraque cum illa<text:line-break/>cuncti nervi et cor atque arteriae pulsum duriaremaan-<text:line-break/>ciscuntm, quod eorum tunica contendatur atque desiccetur ;<text:line-break/>nam .de consensu principiorum elisputavimus alias. Quod<text:line-break/>si ex biliosi humoris assiuentia in calidum et siccum aste-<text:line-break/>ctum cerebrum devenerit, etiam magis tenduntur arteriae.<text:line-break/>Ita quem inducit calidus sanguis et quasi fervidus, siccitas<text:line-break/>minor et major tensio, quum ipsas memingas corripit , tum<text:line-break/>nervos atque arterias. Biliosus vero succus, si pallidus fit,<text:line-break/>cujus hic mentionem .facimus <text:span text:style-name="Default_20_Paragraph_20_Font"><text:span text:style-name="T2">r</text:span></text:span> quia tenuis est et subtilis,<text:line-break/>non proinde in messibus. corporibus inhaerescit.; ita nec in<text:line-break/>tumorem attollit ea. Sanguis calidus sepitur arctius. et ob-<text:line-break/>struitur; quo excitat tumorem majorern al tenfionem vali-<text:line-break/>dioretn. Proinde etiam atque etiam observanda est arteriae<text:line-break/>consistentia per siccitatemne, an per tenfionem videatur</text:p>
      <text:p text:style-name="P3">durior :. si ob siccitatem videatur, alterutrum est exiltiman-<text:line-break/>dum obsidere cerebrum, vel intemperiem calidam et siccam,<text:line-break/>vel copiam bilis ; fi ob tensionem, inflammationem; si pro-<text:line-break/>pter ambo , ipsum etiam affectum puta conflatum esse ex<text:line-break/>sanguineo et biliosis humore, qui perpetuo omnes delirant.<text:line-break/>Disserunt inter se, quod qui intemperie sola affecti sunt,<text:line-break/>modice hoc habeant et infirmas - omnes voluntarias actiones ;<text:line-break/>qui hiliosu humore, non eas habeant infirmas et mirum in<text:line-break/>modum delirent. Qui ex atra bile <text:span text:style-name="Default_20_Paragraph_20_Font"><text:span text:style-name="T2">t</text:span></text:span>errente ob putredinem hoc<text:line-break/>patiuntur, mente facile moventur ; quoruui etiam sunt duri<text:line-break/>pulsus utraque de causa, siccitate et tensione; sirnulque parvi<text:line-break/>ob duritiem, et justo celeriores, quia febricitant; etiam cre-<text:line-break/>bri, quod non satisfiat usu. Humidae intemperies cerebri<text:line-break/>molles pulsus diuturnitate efficiunt ac hominem comatusum ;<text:line-break/>fi ad illas accesserit fabrilis calor, morbus appellatur lethar-<text:line-break/>gus .et pullus est non modo mollis, fed et magnus, Si</text:p>
      <text:p text:style-name="P3">vero putres<text:span text:style-name="Default_20_Paragraph_20_Font"><text:span text:style-name="T2">c</text:span></text:span>ens pituita ita cerebrum afficiat, erit tum: etiam<text:line-break/>morbus lethargus ,- pulfusque arteriae contentae fpeciem<text:line-break/>quandam praebebit, tametsisit nrollis. At magni in mor-<text:line-break/>bis lusce omnibus hactenus erunt, quatenus auctus fit calor;<text:line-break/>celeritas aut omnino: minima. est, aut lus nihil prorsus<text:line-break/>crescit: eodemque crebritas modo. Haec autem una cum<text:line-break/>caloris copia -omnia increscent<text:span text:style-name="Default_20_Paragraph_20_Font"><text:span text:style-name="T2">e</text:span></text:span> Sivero commisceatur ex<text:line-break/>bile et pituita assectus, nec prorsus vigilant, nec in pro-<text:line-break/>fundo sunt comate, sed i<text:span text:style-name="Default_20_Paragraph_20_Font"><text:span text:style-name="T2">n</text:span></text:span> soporem deferuntur desipiuntque,<text:line-break/>nec palpebras valent attollere ; ac brevite<text:span text:style-name="Default_20_Paragraph_20_Font"><text:span text:style-name="T2">r</text:span></text:span> comatuli hi sunt<text:line-break/>et vigilantes, itaque et pulsum- habent ambigentem inter<text:line-break/>complicatos mutuo assectus. Sin frigiditas morbosa: cere-<text:line-break/>brum afficiat , quum illi cor consentiat , minores; tardiores<text:line-break/>atque rariores aequo pulsus erunt; ac fi absque materia<text:line-break/>sula intemperies cerebri fit, citra omnem tensionem; sin<text:line-break/>autem utra cum materia, eaque melancholica, fiet ut arte-</text:p>
      <text:p text:style-name="P3">riae tendantur, itaque pulsus durior rideatur; fi cum pi-<text:line-break/>tortosa, non .simpliciter , sed si crassa atque glutinosa pituita<text:line-break/>fit, intendentur : fcirrhosos enim tumores excitat hic humor:<text:line-break/>si humida et statuosa, a qua generatur potissimum oedema<text:line-break/>quod vocant; fine tensione messis pulsus erit; si confusa<text:line-break/>pituita et mixta ex utroque illarum genere suerit, simul .<text:line-break/>mollis erit et nonnihil intentus. Neque hoc obscurum est;<text:line-break/>quin, si pulsus sit mosti or, erit etiam major quam antea.<text:line-break/>Jam vero quod genus illis aliorum symptomatum accidet,<text:line-break/>poteris per te ipfe ex antedictis colligere. Misti quidem<text:line-break/>non est consilium diutius hic immorari, quum. illa in coni-<text:line-break/>montariis de locis affectis prolixe explicaverim, nam nunc<text:line-break/>quidem non omnia indicia attendere, sed quae ex pulsibus<text:line-break/>duntaxat comparantur proposui; itaque pro cumulo et<text:line-break/>obiter alia quaedam symptomata adjicimus aliena. Quere<text:line-break/>finem hic faciens de his licendi ad aliud me co<text:span text:style-name="Default_20_Paragraph_20_Font"><text:span text:style-name="T2">n</text:span></text:span>vertam<text:line-break/>quod referat ad institutum; de quo tametsi longius egi in</text:p>
      <text:p text:style-name="P3">commentariis de locis affectis, tamen ut hic quoque deda-<text:line-break/>rem res postulati</text:p>
      <text:h text:style-name="Heading_20_2" text:outline-level="2">Cap. IX. </text:h>
      <text:p text:style-name="P11">Tenuis meminx quae cerebrum ample-<text:line-break/>ctitur sola mihi nullum .unquam istorum affectuum subire<text:line-break/>videtur posse nisi. una cum cereb<text:span text:style-name="Default_20_Paragraph_20_Font"><text:span text:style-name="T2">r</text:span></text:span>o; nec etiam cerebrum<text:line-break/>citra meningem ; sed sive citra fluxionem intemperies, sive<text:line-break/>etiam incubuerit fluxio in alterutrum horum, statim irnper-<text:line-break/>tiri mea quidem sententia affectum oportet alteri. At<text:line-break/>dura meninx, quoniam longissime a cerebro dissita est, asse-<text:line-break/>eta esse sula potest. Cujus affectus fi insignis sit, ut cor ad<text:line-break/>consensum trahat et arterias, pulsus in modum cerebri asse-<text:line-break/>ctuum alterab turtur ; calidi enim affectus usum augent; fri-<text:line-break/>gidi quum hunc <text:span text:style-name="Default_20_Paragraph_20_Font"><text:span text:style-name="T2">r</text:span></text:span>emittunt tum arterias pededentim indu-<text:line-break/>rant, praecipue eas quae corde sunt altiores; sicci iuten-<text:line-break/>tum et durum pulsum reddunt; humidi mollem, .attamen<text:line-break/>non ita mollem et d urunt ut cerebrum, sed magis quidem</text:p>
      <text:p text:style-name="P3">durum, mihus vero mollem, siquidem corpora sua sponte<text:line-break/>dura, quae lu affectus indurantes inciderunt, maximam<text:line-break/>contrahunt duritiem ; fle quae natura mollia sunt, fi lu<text:line-break/>humectantes et liquefacientes incurrant, semel exolvuntm<text:line-break/>mollescuntque ; sin dura arripiantur humectantibus affecti-<text:line-break/>bus, aut mollia indurantibus, nequaquam assequuntur ex-.<text:line-break/>tuentum contrarii sibi status. Hac ratione nunquam ob<text:line-break/>menlugum oedema pulsus fiet ita messis ut ob cerebri et<text:line-break/>pulmonis, neque ex cerebro et pulmone inflammatis per-<text:line-break/>lude durus ac ex meningibus. Verum his qui duri per<text:line-break/>meninges sunt, fimitis ille est qui ob septum transversum<text:line-break/>et tunicam succingentem ; qui cerebri et pulmonis gratia<text:line-break/>molles sunt, ita sunt molles ut nullus alius. His prae<text:line-break/>caeteris vicinior est ille qui ex jecinore et. liene oritur,<text:line-break/>oedernate affectis; nam scirrho etiam haec- viscera obsessa<text:line-break/>pulsus satis duros efficiunt; minus, fi inflammata sint, quam<text:line-break/>si laborent scirrho. Cerebrum et pulmo s<text:span text:style-name="Default_20_Paragraph_20_Font"><text:span text:style-name="T2">o</text:span></text:span>rtassis ne adurit-</text:p>
      <text:p text:style-name="P3">tunt quidem scinhum; duris enim corporibus et crassis hic<text:line-break/>assectus, non raris et mollibus familiaris est. lu communi<text:line-break/>autem de omnibus quae commemoravimus , licet non refa-<text:line-break/>ramus sigillatim, sciendum est, assectus si nimium frigidi sint<text:line-break/>et supra omnem modum, duros pulsus facere, alioquin non ;<text:line-break/>praeterea arterias viciniores in mollitiem et duritiem<text:line-break/>transire magis, quae longe disj unctae <text:span text:style-name="Default_20_Paragraph_20_Font"><text:span text:style-name="T2">s</text:span></text:span>unt a locis asseclis,<text:line-break/>aut si interpositum sit cor, minus. Quod si teneas, nihil est<text:line-break/>de caeteris morbis faciei, colli, artuum, quod alia prae-<text:line-break/>cepta requiras. Nam pars affecta si crassa et dura Iit,<text:line-break/>pul<text:span text:style-name="Default_20_Paragraph_20_Font"><text:span text:style-name="T2">s</text:span></text:span>us efficiet duros , sive inflammata , sive fcirrho affecta,<text:line-break/>sive <text:span text:style-name="Default_20_Paragraph_20_Font"><text:span text:style-name="T2">s</text:span></text:span>upra modum refrigerata in consen<text:span text:style-name="Default_20_Paragraph_20_Font"><text:span text:style-name="T2">s</text:span></text:span>um trahat arterias ;<text:line-break/>si carnosior sit, eaque vel inflammata sit, vel fcirrho indu-<text:line-break/>ruerit, duros quidem, fed minus superioribus, sin oedema<text:line-break/>habuerit, molles. Ac con<text:span text:style-name="Default_20_Paragraph_20_Font"><text:span text:style-name="T2">s</text:span></text:span>entient arteIiosis celerius vicinae<text:line-break/>omnes arteriae et cor; venosis fecundum has; tardissime<text:line-break/>autem nervosis ; tempore enim hae et insigniter laesae mo-</text:p>
      <text:p text:style-name="P3">tum arteriarum immutant. Nil mirum ergo est abdominis<text:line-break/>et thoracis inflammatis musculis facile comitari febres;<text:line-break/>quamobrem et pullus fiunt magni, celeres et crebri, <text:span text:style-name="Default_20_Paragraph_20_Font"><text:span text:style-name="T2">s</text:span></text:span>ed du-<text:line-break/>rus illis pulsus vel convulsi vus nunquam sit. Si ulnae<text:line-break/>vel tibiae musculi inflammati sint, maxime qua parte ten-<text:line-break/>dines exoriuntur, facile convulsione corripiuntur, facil-<text:line-break/>lime etiam pul<text:span text:style-name="Default_20_Paragraph_20_Font"><text:span text:style-name="T2">s</text:span></text:span>us tenduntur ac indurescunt; thoracis<text:line-break/>etenim et ventris carnosi musculi <text:span text:style-name="Default_20_Paragraph_20_Font"><text:span text:style-name="T2">s</text:span></text:span>unt, nervosiores manuum<text:line-break/>et pedum. Adeoque si tendo aliquis in summis manibus<text:line-break/>vel pedibus inflammatus sit, prompte illis pul<text:span text:style-name="Default_20_Paragraph_20_Font"><text:span text:style-name="T2">s</text:span></text:span>us durus fit,<text:line-break/>prompte item convelluntur. Jam vero admodum duri<text:line-break/>fiunt pulsus ex Icirrho jecinoris vel lienis; fed iis quibus ad<text:line-break/>eum modum <text:span text:style-name="Default_20_Paragraph_20_Font"><text:span text:style-name="T2">s</text:span></text:span>unt duri, nullum convulsionis periculum est.<text:line-break/>Ac quum insigni lien fcirrlIo affectus esset, frequenter con-<text:line-break/>fpeximus non con<text:span text:style-name="Default_20_Paragraph_20_Font"><text:span text:style-name="T2">s</text:span></text:span>ecutum hydropem ; jecinori vero fucce-<text:line-break/>dit necessario; fitque tum pul<text:span text:style-name="Default_20_Paragraph_20_Font"><text:span text:style-name="T2">s</text:span></text:span>us mirum praeditus signis<text:line-break/>utriusque affectus, tum tunica ipsa arteriarum humidiora</text:p>
      <text:p text:style-name="P3">mollioreque, tum indicante aperte tensionem ex scirrlio,<text:line-break/>atque ita duriore. Ipse sua sponte hydrops. citra viscerum<text:line-break/>inflammationem pulsum non intendit ; ille exoritur pr<text:span text:style-name="Default_20_Paragraph_20_Font"><text:span text:style-name="T2">o</text:span></text:span>pter<text:line-break/>haem<text:span text:style-name="Default_20_Paragraph_20_Font"><text:span text:style-name="T2">o</text:span></text:span>rrhoidum immodicam vacuationern , aut insolitam<text:line-break/>suppressi<text:span text:style-name="Default_20_Paragraph_20_Font"><text:span text:style-name="T2">o</text:span></text:span>nem, itemque menstruorum suppressiones et im-<text:line-break/>modicae vernationes aquam inter cutem gignunt. Uteri<text:line-break/>assectus mulierum declaravimus ante quemadm<text:span text:style-name="Default_20_Paragraph_20_Font"><text:span text:style-name="T2">o</text:span></text:span>dum va-<text:line-break/>rient pulsus , quum vesicae eum c<text:span text:style-name="Default_20_Paragraph_20_Font"><text:span text:style-name="T2">o</text:span></text:span>mpararemus.</text:p>
      <text:h text:style-name="Heading_20_2" text:outline-level="2">Cap. X. </text:h>
      <text:p text:style-name="P11">Unum etiam reliquum est de testibus ut<text:line-break/>dicamus ; nam hae partes etfi extra inguina sunt , statim<text:line-break/>ubi inflammata sunt, febres propter vasorum vicinitatem<text:line-break/>accendunt. Etenim superne a renum regionibus vena et<text:line-break/>arteria descendunt per peritonaei foramina ad testes, vasa<text:line-break/>sane magnitudine insigni; etiam ipsa tunica elytroides ad-<text:line-break/>nata peritonaeo est. Quare merito fi haec sit inflammata,<text:line-break/>pulsus durus fit, ac proinde minor; ex testibus non ita</text:p>
      <text:p text:style-name="P3">durus et magnus, caula febris. Quae enim partes arte-<text:line-break/>riofaeot venofae sunt, febres excitant magis, quae nervo-<text:line-break/>fae, aut nullas omnino aut parvas, at tetanos generant et<text:line-break/>convulsi<text:span text:style-name="Default_20_Paragraph_20_Font"><text:span text:style-name="T2">o</text:span></text:span>nes. omnia jam quae institueramus ab<text:span text:style-name="Default_20_Paragraph_20_Font"><text:span text:style-name="T2">s</text:span></text:span>olvimus;<text:line-break/>nam singularum partium omnibus affectibus recensitis de-<text:line-break/>claravimus quem quaeque mutatio pulsum creat.</text:p>
      <text:h text:style-name="Heading_20_2" text:outline-level="2">Cap. XI. </text:h>
      <text:p text:style-name="P11">Nunc ergo quod in primis operae pre-<text:line-break/>tium, est, compendiose haec in pauca capita reducamus;<text:line-break/>nam praesentium cognitio nihil aliud est ac affectuum in-<text:line-break/>ventio; cognitio praeteritorum nihil etiam aliud atque<text:line-break/>inventio causarum quae affectus inducunt. Quare fi in<text:line-break/>his commentariis omnes assectus explicati sunt, omnes au-<text:line-break/>tem caulis effectrices partim in aliis commentariis exposui-<text:line-break/>mus , partim in superioribus de causis pulsuum , nihil jam<text:line-break/>desideretur ad praescntienda praeterita vel praeientia. Nam<text:line-break/>futurorum fumi praesagia ex praescntibus etsi saepe jam<text:line-break/>ante monstravimus, tamen omnia <text:span text:style-name="Default_20_Paragraph_20_Font"><text:span text:style-name="T2">n</text:span></text:span>unc etiam <text:span text:style-name="Default_20_Paragraph_20_Font"><text:span text:style-name="T2">s</text:span></text:span>ummatim</text:p>
      <text:p text:style-name="P3">necesse est percurramus, hinc inducto exordio de eventis<text:line-break/>quae expectantur dignoscendis. Unum est ac primum qui-<text:line-break/>dem, quo erumpet morbus, ad exitiumne an ad salutem;<text:line-break/>alterum ab hoc, quo potissimum hoc tempore accidet; ter-<text:line-break/>tium jam quinam modus erit mortis et salutis. Haec<text:line-break/>omnia ex affectibus praesagiuntur ; ex ipsis enim, ut osten-<text:line-break/>limus, morbi genus et facultatis imbecillitas vel robur di-<text:line-break/>gnoscitur; haec fi inter fe conferantur, futura praefentiun-<text:line-break/>tur. Morbus enim cognoscitur ex loco affecto ejusque<text:line-break/>affectu ; facultas ex proba temperie , vel intemperie corpo-<text:line-break/>rum <text:span text:style-name="Default_20_Paragraph_20_Font"><text:span text:style-name="T2">s</text:span></text:span>olidorum ; nam si imbecillitates quaedam ob spiritum<text:line-break/>animalem accidant, breves fiunt illae et symptomatum ra-<text:line-break/>tione consequuntur. Haec si luter <text:span text:style-name="Default_20_Paragraph_20_Font"><text:span text:style-name="T2">t</text:span></text:span>e conferantur, si fa-<text:line-break/>lacultas morbi vigorem possit sustinere, ferv<text:span text:style-name="Default_20_Paragraph_20_Font"><text:span text:style-name="T2">o</text:span></text:span>ri hominem<text:line-break/>necesse est, siquidem <text:span text:style-name="Default_20_Paragraph_20_Font"><text:span text:style-name="T2">n</text:span></text:span>ihil erratum fit extrinsecus, sin autem<text:line-break/>fit impar, mo<text:span text:style-name="Default_20_Paragraph_20_Font"><text:span text:style-name="T2">r</text:span></text:span>iatur necesse esu Tempus quo utcunque</text:p>
      <text:p text:style-name="P3">horum accidet .ex his praeficietur. Evadunt qui erunt fu-<text:line-break/>perftites illo tempore quo morbosam affectionem semel<text:line-break/>superatura est natura; morientur tunc temporis quo sa-<text:line-break/>cultatem morbus adeo prosternet ut functio aliqua ad vi-<text:line-break/>tam necessaria pereat. Et vero etiam modus tum mortis<text:line-break/>tum salutis indidem praescietur. Functiones enim quae<text:line-break/>ad ritam requiruntur abolitae partim suffocant, partim<text:line-break/>vitalem facultatem prosternunt, partim proportione et ri-<text:line-break/>talem prosternu<text:span text:style-name="Default_20_Paragraph_20_Font"><text:span text:style-name="T2">n</text:span></text:span>t et suffocant. Vitalem facultatem suffo-<text:line-break/>cant assectus qui ex thorace, pulmone, aspera arteria, gut-<text:line-break/>tere saucibusque procedunt, nonnulli etiam ipsum statim<text:line-break/>cor occupant. Qui prosternunt facultatem, ex stomachicis,<text:line-break/>quos vocant affectibus, unde syncope corripiuntur; lex<text:line-break/>jecinoris etiam diuturnis, propter quo<text:span text:style-name="Default_20_Paragraph_20_Font"><text:span text:style-name="T2">d</text:span></text:span> cibum non sentiunt;<text:line-break/>praeterea ex longis doloribus, vel vehementibus; est haec<text:line-break/>ex omnibus hecticis febribus ; breviter corporis cordis in-</text:p>
      <text:p text:style-name="P3">gens intemperies quoquo modo , sive per se haec inde ab<text:line-break/>initio, sive propter alis viscera constituatur, dejirit vita-<text:line-break/>lem facultatem. Jam vero etiam animalis facultatis imbe-<text:line-break/>cillitates cerebri magnam intemperiem comitantur; ejus-<text:line-break/>dem quasi suffocationes impletionibus ejus ventriculorum<text:line-break/>et obstructionibus meatuum qui in eos penetrant. Proinde<text:line-break/>cui mensura facultatis perspecta ad unguem sit locusque<text:line-break/>affectus et ejus affectus , lue ad futura praefentienda est pe-<text:line-break/>ritissimus. Quemadmodum vero dignoscendae sint partes<text:line-break/>affectae, in estis commentariis explicavimus. Ac quomodo<text:line-break/>etiam illarum affectus cum illis tum maxime in libris de<text:line-break/>judicationibus et etiam in hac lucubratione ; de facultatibus<text:line-break/>etiam saepe diximus multisque locis; atque ex actionibus<text:line-break/>cognoscuntur et- ex agentium intemperie. De caeteris sa-<text:line-break/>cultatibus egimus alio loco: at de illa quae pulsus efficit,<text:line-break/>quam scilicet appellamus vitalem, et in his commentariis<text:line-break/>verba fecimus non pauca et faciemus etiam nunc.</text:p>
      <text:h text:style-name="P8" text:outline-level="2">Cap. XII. </text:h>
      <text:p text:style-name="P11">Quum omnes pulsus per se languidi sunt,<text:line-break/>infirma facultas est; quod per tutum co<text:span text:style-name="Default_20_Paragraph_20_Font"><text:span text:style-name="T2">r</text:span></text:span>pus fiet, qnnm<text:line-break/>ipsum cordis c<text:span text:style-name="Default_20_Paragraph_20_Font"><text:span text:style-name="T2">o</text:span></text:span>rpus intemperatum fit; in una parte, quum<text:line-break/>sola illa pars. Ubi earundem arteriarum nunc languidus<text:line-break/>pulsus fit, nunc vehemens facultas, n<text:span text:style-name="Default_20_Paragraph_20_Font"><text:span text:style-name="T2">o</text:span></text:span>n est per fe quidem<text:line-break/>imbecilla, sed abundantia hum<text:span text:style-name="Default_20_Paragraph_20_Font"><text:span text:style-name="T2">o</text:span></text:span>rum gravatur. Solam au-<text:line-break/>tem nec in toto corp<text:span text:style-name="Default_20_Paragraph_20_Font"><text:span text:style-name="T2">o</text:span></text:span>re hanc inaequalitatem nec una lu<text:line-break/>parte inveni unquam , sed alia simul tria genera immutari<text:line-break/>fierique inaequalia; tria genera inquam, magnitudinis et<text:line-break/>parvitatis, celeritatis et tarditatis, crebritatis et raritatis;<text:line-break/>etenim magni; parui, medii, celeres, tardi, medii, crebri,.<text:line-break/>rari, medii, n<text:span text:style-name="Default_20_Paragraph_20_Font"><text:span text:style-name="T2">o</text:span></text:span>n aliter ac languidi, vehementes, medii<text:line-break/>facultatibus accidunt, quae a copia humorum gravantur.<text:line-break/>Ac si pulsus vehementes et magni numero contrarios vin-<text:line-break/>cant, minus facultas offenditur a c<text:span text:style-name="Default_20_Paragraph_20_Font"><text:span text:style-name="T2">o</text:span></text:span>pia; sin parvi et lan-<text:line-break/>guidi, magis. Et inaequales item in uno ictu, tum quos</text:p>
      <text:p text:style-name="P3">interpellato quiete motu tum quos perpetuo manente di-<text:line-break/>ximus fieri, hi omnes , si fines motuum validiores et cele-<text:line-break/>r loros efficiant, nunciant facultatem esse robustiorem om-<text:line-break/>orbus qui languidiorem et tardiorem efficiant. De diffe-<text:line-break/>rentia decurtatorum fatis etiam est dictum. . Quum ergo in<text:line-break/>tali statu pulsuum altus pulsus videatur, apertum est illum<text:line-break/>permagnum lesse , ut ante diximus; declarabit etiam lupe-<text:line-break/><text:span text:style-name="Default_20_Paragraph_20_Font"><text:span text:style-name="T2">rio</text:span></text:span>rem jam naturam copia esse. Languidus igitur pulsus<text:line-break/>nunquam altus est; caeterum magis et minus vehemens, qu<text:span text:style-name="Default_20_Paragraph_20_Font"><text:span text:style-name="T2">o<text:line-break/></text:span></text:span>altior simul et vehementior evaserit, robur facultatis nun-<text:line-break/>ciabit liberumque motum. Simul autem cum ea mutatione<text:line-break/>mutari prius necesse est inaequalitatem, ac primum magnos<text:line-break/>et altos pulsus contrariis mult<text:span text:style-name="Default_20_Paragraph_20_Font"><text:span text:style-name="T2">o</text:span></text:span> plures ; deinde <text:span text:style-name="Default_20_Paragraph_20_Font"><text:span text:style-name="T2">o</text:span></text:span>mnes ori.<text:line-break/>dine aequales; hi excretionibus necesse esit indicentur.<text:line-break/>Nec altos tantum et vehementes pulsus h<text:span text:style-name="Default_20_Paragraph_20_Font"><text:span text:style-name="T2">o</text:span></text:span>c comitatur, sed</text:p>
      <text:p text:style-name="P2">etiam magn<text:span text:style-name="Default_20_Paragraph_20_Font"><text:span text:style-name="T2">o</text:span></text:span>s pariter et vehementes ; at certius et firmius,<text:line-break/>si alti sint. Hic co<text:span text:style-name="Default_20_Paragraph_20_Font"><text:span text:style-name="T2">n</text:span></text:span>tractio<text:span text:style-name="Default_20_Paragraph_20_Font"><text:span text:style-name="T2">n</text:span></text:span>is motus est attendendus; sum-<text:line-break/>, per enim abjice<text:span text:style-name="Default_20_Paragraph_20_Font"><text:span text:style-name="T2">r</text:span></text:span>e invenies eam priorem celeritatem et<text:line-break/>minus hoc et magis eam facere. Itaque discretio tibi hi<text:span text:style-name="Default_20_Paragraph_20_Font"><text:span text:style-name="T2">n</text:span></text:span>c<text:line-break/>modi judicatiouis suppetit ; melior enim judicatio solet ex-<text:line-break/>pectari contractionis celeritate plus remissa; et si hucalia<text:line-break/>signa accedant concoctionis, quae sum omnia complexus in<text:line-break/>commentariis De judicatiouibus, optimam i<text:span text:style-name="Default_20_Paragraph_20_Font"><text:span text:style-name="T2">n</text:span></text:span>dicationem pro-<text:line-break/>- mittit hic status. Quod si contractionis celeritas parum<text:line-break/>sit remissa , aut morbus haud dum videatur concoctus esse,<text:line-break/>expectanda quidem est judicatio per excretionem , n<text:span text:style-name="Default_20_Paragraph_20_Font"><text:span text:style-name="T2">o</text:span></text:span>n ta-<text:line-break/>meu undequaque probata, sed aliquid habebit malarum ju-<text:line-break/>dicationum, aut unum, aut duo, aut etiam simul omnia. At<text:line-break/>si pulsus sit magnus et vehemens , nec praecedat illa in-<text:line-break/>aequalitas, non semper portendit excretionem. Altus scm-<text:line-break/>per quidem, sed fi non praecesserit inaequalitas, modicas<text:line-break/>excretiones spondet; copiosas, quum multas sequatur suae-</text:p>
      <text:p text:style-name="P3">qualitates, quae declarant facultatem copia. onerari. Mira-<text:line-break/>heris optimis judicationibus altum una et moderatum cele-<text:line-break/>ritate in contractione pulsum, praesertim consequentibus<text:line-break/>excretionibus antecedere, ei non in distentionibus arteria—<text:line-break/>rum, quum in se attrahant, sed in contractionibus quando<text:line-break/>excernunt. Quod mihi ridetur praecipue Aresiigenem ad-<text:line-break/>duxiffe ut puta<text:span text:style-name="Default_20_Paragraph_20_Font"><text:span text:style-name="T2">r</text:span></text:span>et arterias in contractionibus attrahere,<text:line-break/>aliquid in se ipsas, in distentionibus excernere; at fieri<text:line-break/>hoc non posse in libro De usu pulsuum docuimus. Quae<text:line-break/>vero fit causa quamobrem altus simul et celer in contra-<text:line-break/>etione pulsus promittat decretorias excretiones, hoc loco<text:line-break/>explanabimus. Non eadem est facultas vitalis quam vo-<text:line-break/>cant et nutrix naturalisque; illius enim h<text:span text:style-name="Default_20_Paragraph_20_Font"><text:span text:style-name="T2">o</text:span></text:span>c unum opus<text:line-break/>est, generatio pulsus; naturalis id quod familiare est ad<text:line-break/>nutritionem allicere et quod est alienum excernere, prae-<text:line-break/>terea <text:span text:style-name="Default_20_Paragraph_20_Font"><text:span text:style-name="T2">r</text:span></text:span>etinere alterareque familiare alimentum; ad nutrico-</text:p>
      <text:p text:style-name="P3">da enim corp<text:span text:style-name="Default_20_Paragraph_20_Font"><text:span text:style-name="T2">o</text:span></text:span>ra postulat haec omnia, sicut ad natini<text:line-break/>caloris tuendam mediocritatem , distentionem et con-<text:line-break/>traction<text:span text:style-name="Default_20_Paragraph_20_Font"><text:span text:style-name="T2">e</text:span></text:span>m arteriarum atque cordis. Quam facultatem<text:line-break/>nec in stirpibus invenias nec in animalibus frigidis,<text:line-break/>cujus generis sunt ostrea et quae petris vel aliis duris<text:line-break/>corporibus adnascuntur; animalianalida, potissimum san-<text:line-break/>gulae praedita, apertissimam hanc facultatem et vehemen-<text:line-break/>tissimam obtinenti Haec ergo in contractionibus pulsuum<text:line-break/>ejicit solum suliginosum excrementum, quod obstiterit na-:<text:line-break/>furatis caloris mediocritati ; sicut in distentionibus , quod<text:line-break/>se <text:span text:style-name="Default_20_Paragraph_20_Font"><text:span text:style-name="T2">r</text:span></text:span>efrigeret, allicit. Altera facultas nutrix conveniens<text:line-break/>attrahit alimentum et inutile excernit. Distincta igitur<text:line-break/>facultatum principia sunt, ut in commentariis De Hipri<text:line-break/>pec<text:span text:style-name="Default_20_Paragraph_20_Font"><text:span text:style-name="T2">t</text:span></text:span>atis et Platonis placitis ostendi, caeterum in singulis<text:line-break/>instrumentis inter se confunduntur. Nam arteriae qua-<text:line-break/>tenus nutriuntur, facultate nutrice gubernantur, cujus<text:line-break/>excernere alimenti excrementa .<text:span text:style-name="Default_20_Paragraph_20_Font"><text:span text:style-name="T2">n</text:span></text:span>anus est , sicuti alte-</text:p>
      <text:p text:style-name="P3">rius vitalis fumosa excrementa expellere. Quando igi-<text:line-break/>tur haec abundant, arteriae maximam simul et celerem<text:line-break/>contractionem moliuntur. Quod li fieri posset ut digito<text:line-break/>intro in eas immisso pulsus exploraremus, perciperemus<text:line-break/>eas penitissime intro ferri ; sed quoniam hoc non potest,<text:line-break/>celeritas primum potissimumque attendenda est; deinde<text:line-break/>contractionis quantitas , si probe ad eam dignoscendam<text:line-break/>sis exercitatus. Quum vero haec excrementa nulla am-<text:line-break/>plius sint concoctique sint humores .qui antea putresc<text:span text:style-name="Default_20_Paragraph_20_Font"><text:span text:style-name="T2">o-<text:line-break/></text:span></text:span>bant, altera facultate naturali concoctorum excrementa ex-<text:line-break/>cernit. Haec per omnia membra permanavit animantis, per-<text:line-break/>que carnem et nervos et ligamenta ostaque, non per solas<text:line-break/>arterias et venas est distensa. Atque haec est illa facultas<text:line-break/>quae etiam j udi rationes efficit; cujus quatenus participes<text:line-break/>arteriae sunt, excrementum expellunt Altera facultate<text:line-break/>pulfatrice , quam falae hae obtinent, in contractionibus su-</text:p>
      <text:p text:style-name="P3">mulum excrementum excernunt , sicuti in distentionibus<text:line-break/>attrahunt refrigerium. Usus non perpetuo par utriusque<text:line-break/>est, sed praepollentis usus excellit nonnunquam; itaque<text:line-break/>etiam ex se pulsum figurat, siquidem ei facultas respon-<text:line-break/>deas. At vero fi fumosum excrementum praepolleat, plu-<text:line-break/>rimum contrahitur, distenditur autem non plurimum cor<text:line-break/>cum arteriis, sed hactenus duntaxat ut fatis refrigerii ab<text:line-break/>extrema contractione suppetat iis. Sin autem. paucus ad-<text:line-break/>modum fuerit fumosus calor, copiosissimus vero mundus et.<text:line-break/>purus et quasi flammeus, in distentione plurimum attol-<text:line-break/>luntur et contrahuntur eatenus -tantum quatenus fatisfiat<text:line-break/>alteri usui. Quare semper aequa magnitudine distentio est<text:line-break/>atque contractio, nisi quum digitos casu admoverimus, re-<text:line-break/>pentina fiat -mutatio. Interest autem hoc, quod nunc foras<text:line-break/>motus magis feratur, nunc intro ; declaratque, quemadmo-<text:line-break/>dum diximus, si ille qui intro fertur praepolleat, esse in</text:p>
      <text:p text:style-name="P3">arteriis fum<text:span text:style-name="Default_20_Paragraph_20_Font"><text:span text:style-name="T2">o</text:span></text:span>sum quendam cal<text:span text:style-name="Default_20_Paragraph_20_Font"><text:span text:style-name="T2">o</text:span></text:span>rem; igneum et purum, si<text:line-break/>ille qui foras. ob hanc sane causam altus pulsus exere-<text:line-break/>tionem significat, concoctis jam humoribus, qui inducebant<text:line-break/>febrem, comitans. Semper porro omnis excretio naturae<text:line-break/>lege perfecta sequitur concoctionem ; etenim in ventre con-<text:line-break/>spicitur natura excrementum a c<text:span text:style-name="Default_20_Paragraph_20_Font"><text:span text:style-name="T2">o</text:span></text:span>ncoctione excernere. Cae-<text:line-break/>teras omnes excretiones, quae ante quam cibus coctus<text:line-break/>fuerit fiunt, nunc quod Vellicetur ab illis quae continent,<text:line-break/>nunc quia gravetur, ante tempus concoctionis cogitur mo-<text:line-break/>liri. Haud aliter totius corporis facultas, posteaquam<text:line-break/>satis familiarem succum concoxerit singularum partium,<text:line-break/>tum demum excrementum excernit, nisi quid eam, utdi-<text:line-break/>ximus, irritet ante tempus. Copia excrementorum tum ex<text:line-break/>plethoricis signis quae praecesserunt tum ex praesente<text:line-break/>flammeo calore praesentitur; ob quem ipsum calorem<text:line-break/>pulsus magni videntur et alti. Quare sunt pessimae exere-</text:p>
      <text:p text:style-name="P3">tiones- quae pulsum nec magnum obtinent et celeri<text:span text:style-name="Default_20_Paragraph_20_Font"><text:span text:style-name="T2">a-<text:line-break/></text:span></text:span>rem in contractione ostendunt. Porro l autem fi etiam<text:line-break/>se plus intro recipiat, fumosi hic excrementa affluentis<text:line-break/>in primis est nuncius , atque ob id crudi morbi. Si<text:line-break/>praeterea sit pulsus languidus, periculum est fyncopes.<text:line-break/>Si vero pituitofi<text:span text:style-name="Default_20_Paragraph_20_Font"><text:span text:style-name="T2">o</text:span></text:span>r morbus fit, quum ab inaequalibus<text:line-break/>pultibus scrutatio fiat in plures vehementes et magnos, ju-<text:line-break/>dicatio erit per abscessum; maxime si diuturnus sit, magis-<text:line-break/>que etiam quum adhuc bieme et in frigida aetate, natura<text:line-break/>et regione. At in quam potissimum corporis partem erup-<text:line-break/>turus sit abscessus, non est praesagire ex pultibus. Sed<text:line-break/>quod in commentariis De iudicationibus diximus, spectan-<text:line-break/>dae funt inclinationes naturae , quas etiam in lib<text:span text:style-name="Default_20_Paragraph_20_Font"><text:span text:style-name="T2">r</text:span></text:span>is De ju-<text:line-break/>dilationibus a modo motus diximus declarari. Quum enim<text:line-break/>pulsus omnino ad excretionem spectat, si adiuncta habeat<text:line-break/>profluvii sanguinis signa, de naribus fanguis profluet; his</text:p>
      <text:p text:style-name="P3">si careat, ex alia quapiam parte dispicienda est excretio.<text:line-break/>Sed de his omnibus satis in commentariis De judicationi-<text:line-break/>bus disseruimu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fo:background-color="transparent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>Galeni opera omnia / vol. 9</dc:title>
    <dc:subject/>
    <meta:initial-creator>Galien</meta:initial-creator>
    <meta:creation-date>2023-01-12T15:34:00Z</meta:creation-date>
    <dc:date>2023-01-12T16:44:52.035000000</dc:date>
    <meta:editing-cycles>4</meta:editing-cycles>
    <meta:editing-duration>PT11M35S</meta:editing-duration>
    <meta:document-statistic meta:table-count="0" meta:image-count="0" meta:object-count="0" meta:page-count="226" meta:paragraph-count="313" meta:word-count="31361" meta:character-count="212567" meta:non-whitespace-character-count="181477"/>
    <meta:template xlink:type="simple" xlink:actuate="onRequest" xlink:title="" xlink:href="Normal.dotm"/>
  </office:meta>
</office:document-meta>
</file>